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1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6.018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2.491cm"/>
    </style:style>
    <style:style style:name="co6" style:family="table-column">
      <style:table-column-properties fo:break-before="auto" style:column-width="2.099cm"/>
    </style:style>
    <style:style style:name="co7" style:family="table-column">
      <style:table-column-properties fo:break-before="auto" style:column-width="1.792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3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6" table:default-cell-style-name="ce6"/>
        <table:table-column table:style-name="co7" table:number-columns-repeated="1013" table:default-cell-style-name="ce6"/>
        <table:table-row table:style-name="ro1">
          <table:table-cell table:style-name="ce1" office:value-type="string" calcext:value-type="string" table:number-columns-spanned="11" table:number-rows-spanned="1">
            <text:p>C-18 POPULATION BY BILINGUALISM, TRILINGUALISM, AGE AND SEX</text:p>
          </table:table-cell>
          <table:covered-table-cell table:number-columns-repeated="10" table:style-name="ce1"/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District</text:p>
          </table:table-cell>
          <table:table-cell table:style-name="ce7" office:value-type="string" calcext:value-type="string">
            <text:p>Area Name</text:p>
          </table:table-cell>
          <table:table-cell table:style-name="ce2" office:value-type="string" calcext:value-type="string">
            <text:p>Total/</text:p>
          </table:table-cell>
          <table:table-cell table:style-name="ce8" office:value-type="string" calcext:value-type="string">
            <text:p>Age-group</text:p>
          </table:table-cell>
          <table:table-cell table:style-name="ce10" office:value-type="string" calcext:value-type="string" table:number-columns-spanned="3" table:number-rows-spanned="1">
            <text:p>Number speaking second language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Number speaking third language</text:p>
          </table:table-cell>
          <table:covered-table-cell table:number-columns-repeated="2" table:style-name="ce10"/>
          <table:table-cell table:style-name="ce11" table:number-columns-repeated="1013"/>
        </table:table-row>
        <table:table-row table:style-name="ro1">
          <table:table-cell table:number-columns-repeated="2" table:style-name="ce3" office:value-type="string" calcext:value-type="string">
            <text:p>code</text:p>
          </table:table-cell>
          <table:table-cell table:style-name="ce3"/>
          <table:table-cell table:style-name="ce3" office:value-type="string" calcext:value-type="string">
            <text:p>Rural/</text:p>
          </table:table-cell>
          <table:table-cell table:style-name="ce2" table:number-columns-repeated="1020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Urban</text:p>
          </table:table-cell>
          <table:table-cell table:style-name="ce8"/>
          <table:table-cell table:style-name="ce8" office:value-type="string" calcext:value-type="string">
            <text:p>Persons</text:p>
          </table:table-cell>
          <table:table-cell table:style-name="ce8" office:value-type="string" calcext:value-type="string">
            <text:p>Males</text:p>
          </table:table-cell>
          <table:table-cell table:style-name="ce8" office:value-type="string" calcext:value-type="string">
            <text:p>Females</text:p>
          </table:table-cell>
          <table:table-cell table:style-name="ce8" office:value-type="string" calcext:value-type="string">
            <text:p>Persons</text:p>
          </table:table-cell>
          <table:table-cell table:style-name="ce8" office:value-type="string" calcext:value-type="string">
            <text:p>Males</text:p>
          </table:table-cell>
          <table:table-cell table:style-name="ce8" office:value-type="string" calcext:value-type="string">
            <text:p>Females</text:p>
          </table:table-cell>
          <table:table-cell table:style-name="ce8" table:number-columns-repeated="1013"/>
        </table:table-row>
        <table:table-row table:style-name="ro1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11</text:p>
          </table:table-cell>
          <table:table-cell table:style-name="ce7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314988770" calcext:value-type="float">
            <text:p>314988770</text:p>
          </table:table-cell>
          <table:table-cell office:value-type="float" office:value="176696383" calcext:value-type="float">
            <text:p>176696383</text:p>
          </table:table-cell>
          <table:table-cell office:value-type="float" office:value="138292387" calcext:value-type="float">
            <text:p>138292387</text:p>
          </table:table-cell>
          <table:table-cell office:value-type="float" office:value="86009580" calcext:value-type="float">
            <text:p>86009580</text:p>
          </table:table-cell>
          <table:table-cell office:value-type="float" office:value="50536832" calcext:value-type="float">
            <text:p>50536832</text:p>
          </table:table-cell>
          <table:table-cell office:value-type="float" office:value="35472748" calcext:value-type="float">
            <text:p>35472748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-9</text:p>
          </table:table-cell>
          <table:table-cell office:value-type="float" office:value="15649192" calcext:value-type="float">
            <text:p>15649192</text:p>
          </table:table-cell>
          <table:table-cell office:value-type="float" office:value="8166843" calcext:value-type="float">
            <text:p>8166843</text:p>
          </table:table-cell>
          <table:table-cell office:value-type="float" office:value="7482349" calcext:value-type="float">
            <text:p>7482349</text:p>
          </table:table-cell>
          <table:table-cell office:value-type="float" office:value="1844108" calcext:value-type="float">
            <text:p>1844108</text:p>
          </table:table-cell>
          <table:table-cell office:value-type="float" office:value="978151" calcext:value-type="float">
            <text:p>978151</text:p>
          </table:table-cell>
          <table:table-cell office:value-type="float" office:value="865957" calcext:value-type="float">
            <text:p>865957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0-14</text:p>
          </table:table-cell>
          <table:table-cell office:value-type="float" office:value="34488492" calcext:value-type="float">
            <text:p>34488492</text:p>
          </table:table-cell>
          <table:table-cell office:value-type="float" office:value="18133423" calcext:value-type="float">
            <text:p>18133423</text:p>
          </table:table-cell>
          <table:table-cell office:value-type="float" office:value="16355069" calcext:value-type="float">
            <text:p>16355069</text:p>
          </table:table-cell>
          <table:table-cell office:value-type="float" office:value="7254335" calcext:value-type="float">
            <text:p>7254335</text:p>
          </table:table-cell>
          <table:table-cell office:value-type="float" office:value="3831131" calcext:value-type="float">
            <text:p>3831131</text:p>
          </table:table-cell>
          <table:table-cell office:value-type="float" office:value="3423204" calcext:value-type="float">
            <text:p>3423204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42424599" calcext:value-type="float">
            <text:p>42424599</text:p>
          </table:table-cell>
          <table:table-cell office:value-type="float" office:value="22750908" calcext:value-type="float">
            <text:p>22750908</text:p>
          </table:table-cell>
          <table:table-cell office:value-type="float" office:value="19673691" calcext:value-type="float">
            <text:p>19673691</text:p>
          </table:table-cell>
          <table:table-cell office:value-type="float" office:value="12626717" calcext:value-type="float">
            <text:p>12626717</text:p>
          </table:table-cell>
          <table:table-cell office:value-type="float" office:value="6792766" calcext:value-type="float">
            <text:p>6792766</text:p>
          </table:table-cell>
          <table:table-cell office:value-type="float" office:value="5833951" calcext:value-type="float">
            <text:p>5833951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41344406" calcext:value-type="float">
            <text:p>41344406</text:p>
          </table:table-cell>
          <table:table-cell office:value-type="float" office:value="22386694" calcext:value-type="float">
            <text:p>22386694</text:p>
          </table:table-cell>
          <table:table-cell office:value-type="float" office:value="18957712" calcext:value-type="float">
            <text:p>18957712</text:p>
          </table:table-cell>
          <table:table-cell office:value-type="float" office:value="12834334" calcext:value-type="float">
            <text:p>12834334</text:p>
          </table:table-cell>
          <table:table-cell office:value-type="float" office:value="7067614" calcext:value-type="float">
            <text:p>7067614</text:p>
          </table:table-cell>
          <table:table-cell office:value-type="float" office:value="5766720" calcext:value-type="float">
            <text:p>5766720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35924045" calcext:value-type="float">
            <text:p>35924045</text:p>
          </table:table-cell>
          <table:table-cell office:value-type="float" office:value="19695033" calcext:value-type="float">
            <text:p>19695033</text:p>
          </table:table-cell>
          <table:table-cell office:value-type="float" office:value="16229012" calcext:value-type="float">
            <text:p>16229012</text:p>
          </table:table-cell>
          <table:table-cell office:value-type="float" office:value="10857171" calcext:value-type="float">
            <text:p>10857171</text:p>
          </table:table-cell>
          <table:table-cell office:value-type="float" office:value="6144045" calcext:value-type="float">
            <text:p>6144045</text:p>
          </table:table-cell>
          <table:table-cell office:value-type="float" office:value="4713126" calcext:value-type="float">
            <text:p>4713126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96443870" calcext:value-type="float">
            <text:p>96443870</text:p>
          </table:table-cell>
          <table:table-cell office:value-type="float" office:value="55866320" calcext:value-type="float">
            <text:p>55866320</text:p>
          </table:table-cell>
          <table:table-cell office:value-type="float" office:value="40577550" calcext:value-type="float">
            <text:p>40577550</text:p>
          </table:table-cell>
          <table:table-cell office:value-type="float" office:value="27466884" calcext:value-type="float">
            <text:p>27466884</text:p>
          </table:table-cell>
          <table:table-cell office:value-type="float" office:value="16824473" calcext:value-type="float">
            <text:p>16824473</text:p>
          </table:table-cell>
          <table:table-cell office:value-type="float" office:value="10642411" calcext:value-type="float">
            <text:p>10642411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39729782" calcext:value-type="float">
            <text:p>39729782</text:p>
          </table:table-cell>
          <table:table-cell office:value-type="float" office:value="24306735" calcext:value-type="float">
            <text:p>24306735</text:p>
          </table:table-cell>
          <table:table-cell office:value-type="float" office:value="15423047" calcext:value-type="float">
            <text:p>15423047</text:p>
          </table:table-cell>
          <table:table-cell office:value-type="float" office:value="10916361" calcext:value-type="float">
            <text:p>10916361</text:p>
          </table:table-cell>
          <table:table-cell office:value-type="float" office:value="7385967" calcext:value-type="float">
            <text:p>7385967</text:p>
          </table:table-cell>
          <table:table-cell office:value-type="float" office:value="3530394" calcext:value-type="float">
            <text:p>3530394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7962347" calcext:value-type="float">
            <text:p>7962347</text:p>
          </table:table-cell>
          <table:table-cell office:value-type="float" office:value="4813671" calcext:value-type="float">
            <text:p>4813671</text:p>
          </table:table-cell>
          <table:table-cell office:value-type="float" office:value="3148676" calcext:value-type="float">
            <text:p>3148676</text:p>
          </table:table-cell>
          <table:table-cell office:value-type="float" office:value="1954539" calcext:value-type="float">
            <text:p>1954539</text:p>
          </table:table-cell>
          <table:table-cell office:value-type="float" office:value="1362695" calcext:value-type="float">
            <text:p>1362695</text:p>
          </table:table-cell>
          <table:table-cell office:value-type="float" office:value="591844" calcext:value-type="float">
            <text:p>591844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1022037" calcext:value-type="float">
            <text:p>1022037</text:p>
          </table:table-cell>
          <table:table-cell office:value-type="float" office:value="576756" calcext:value-type="float">
            <text:p>576756</text:p>
          </table:table-cell>
          <table:table-cell office:value-type="float" office:value="445281" calcext:value-type="float">
            <text:p>445281</text:p>
          </table:table-cell>
          <table:table-cell office:value-type="float" office:value="255131" calcext:value-type="float">
            <text:p>255131</text:p>
          </table:table-cell>
          <table:table-cell office:value-type="float" office:value="149990" calcext:value-type="float">
            <text:p>149990</text:p>
          </table:table-cell>
          <table:table-cell office:value-type="float" office:value="105141" calcext:value-type="float">
            <text:p>105141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162641485" calcext:value-type="float">
            <text:p>162641485</text:p>
          </table:table-cell>
          <table:table-cell office:value-type="float" office:value="92988052" calcext:value-type="float">
            <text:p>92988052</text:p>
          </table:table-cell>
          <table:table-cell office:value-type="float" office:value="69653433" calcext:value-type="float">
            <text:p>69653433</text:p>
          </table:table-cell>
          <table:table-cell office:value-type="float" office:value="35383989" calcext:value-type="float">
            <text:p>35383989</text:p>
          </table:table-cell>
          <table:table-cell office:value-type="float" office:value="21771062" calcext:value-type="float">
            <text:p>21771062</text:p>
          </table:table-cell>
          <table:table-cell office:value-type="float" office:value="13612927" calcext:value-type="float">
            <text:p>13612927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-9</text:p>
          </table:table-cell>
          <table:table-cell office:value-type="float" office:value="9292251" calcext:value-type="float">
            <text:p>9292251</text:p>
          </table:table-cell>
          <table:table-cell office:value-type="float" office:value="4815380" calcext:value-type="float">
            <text:p>4815380</text:p>
          </table:table-cell>
          <table:table-cell office:value-type="float" office:value="4476871" calcext:value-type="float">
            <text:p>4476871</text:p>
          </table:table-cell>
          <table:table-cell office:value-type="float" office:value="672498" calcext:value-type="float">
            <text:p>672498</text:p>
          </table:table-cell>
          <table:table-cell office:value-type="float" office:value="356376" calcext:value-type="float">
            <text:p>356376</text:p>
          </table:table-cell>
          <table:table-cell office:value-type="float" office:value="316122" calcext:value-type="float">
            <text:p>316122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0-14</text:p>
          </table:table-cell>
          <table:table-cell office:value-type="float" office:value="20960599" calcext:value-type="float">
            <text:p>20960599</text:p>
          </table:table-cell>
          <table:table-cell office:value-type="float" office:value="11005994" calcext:value-type="float">
            <text:p>11005994</text:p>
          </table:table-cell>
          <table:table-cell office:value-type="float" office:value="9954605" calcext:value-type="float">
            <text:p>9954605</text:p>
          </table:table-cell>
          <table:table-cell office:value-type="float" office:value="3638873" calcext:value-type="float">
            <text:p>3638873</text:p>
          </table:table-cell>
          <table:table-cell office:value-type="float" office:value="1929573" calcext:value-type="float">
            <text:p>1929573</text:p>
          </table:table-cell>
          <table:table-cell office:value-type="float" office:value="1709300" calcext:value-type="float">
            <text:p>1709300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24547666" calcext:value-type="float">
            <text:p>24547666</text:p>
          </table:table-cell>
          <table:table-cell office:value-type="float" office:value="13342296" calcext:value-type="float">
            <text:p>13342296</text:p>
          </table:table-cell>
          <table:table-cell office:value-type="float" office:value="11205370" calcext:value-type="float">
            <text:p>11205370</text:p>
          </table:table-cell>
          <table:table-cell office:value-type="float" office:value="6559688" calcext:value-type="float">
            <text:p>6559688</text:p>
          </table:table-cell>
          <table:table-cell office:value-type="float" office:value="3616092" calcext:value-type="float">
            <text:p>3616092</text:p>
          </table:table-cell>
          <table:table-cell office:value-type="float" office:value="2943596" calcext:value-type="float">
            <text:p>2943596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21905564" calcext:value-type="float">
            <text:p>21905564</text:p>
          </table:table-cell>
          <table:table-cell office:value-type="float" office:value="12180144" calcext:value-type="float">
            <text:p>12180144</text:p>
          </table:table-cell>
          <table:table-cell office:value-type="float" office:value="9725420" calcext:value-type="float">
            <text:p>9725420</text:p>
          </table:table-cell>
          <table:table-cell office:value-type="float" office:value="5966021" calcext:value-type="float">
            <text:p>5966021</text:p>
          </table:table-cell>
          <table:table-cell office:value-type="float" office:value="3449951" calcext:value-type="float">
            <text:p>3449951</text:p>
          </table:table-cell>
          <table:table-cell office:value-type="float" office:value="2516070" calcext:value-type="float">
            <text:p>2516070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18052954" calcext:value-type="float">
            <text:p>18052954</text:p>
          </table:table-cell>
          <table:table-cell office:value-type="float" office:value="10261185" calcext:value-type="float">
            <text:p>10261185</text:p>
          </table:table-cell>
          <table:table-cell office:value-type="float" office:value="7791769" calcext:value-type="float">
            <text:p>7791769</text:p>
          </table:table-cell>
          <table:table-cell office:value-type="float" office:value="4569413" calcext:value-type="float">
            <text:p>4569413</text:p>
          </table:table-cell>
          <table:table-cell office:value-type="float" office:value="2768678" calcext:value-type="float">
            <text:p>2768678</text:p>
          </table:table-cell>
          <table:table-cell office:value-type="float" office:value="1800735" calcext:value-type="float">
            <text:p>1800735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45973742" calcext:value-type="float">
            <text:p>45973742</text:p>
          </table:table-cell>
          <table:table-cell office:value-type="float" office:value="27687500" calcext:value-type="float">
            <text:p>27687500</text:p>
          </table:table-cell>
          <table:table-cell office:value-type="float" office:value="18286242" calcext:value-type="float">
            <text:p>18286242</text:p>
          </table:table-cell>
          <table:table-cell office:value-type="float" office:value="10139312" calcext:value-type="float">
            <text:p>10139312</text:p>
          </table:table-cell>
          <table:table-cell office:value-type="float" office:value="6778161" calcext:value-type="float">
            <text:p>6778161</text:p>
          </table:table-cell>
          <table:table-cell office:value-type="float" office:value="3361151" calcext:value-type="float">
            <text:p>3361151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17824491" calcext:value-type="float">
            <text:p>17824491</text:p>
          </table:table-cell>
          <table:table-cell office:value-type="float" office:value="11195472" calcext:value-type="float">
            <text:p>11195472</text:p>
          </table:table-cell>
          <table:table-cell office:value-type="float" office:value="6629019" calcext:value-type="float">
            <text:p>6629019</text:p>
          </table:table-cell>
          <table:table-cell office:value-type="float" office:value="3215504" calcext:value-type="float">
            <text:p>3215504</text:p>
          </table:table-cell>
          <table:table-cell office:value-type="float" office:value="2413157" calcext:value-type="float">
            <text:p>2413157</text:p>
          </table:table-cell>
          <table:table-cell office:value-type="float" office:value="802347" calcext:value-type="float">
            <text:p>802347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3635989" calcext:value-type="float">
            <text:p>3635989</text:p>
          </table:table-cell>
          <table:table-cell office:value-type="float" office:value="2240389" calcext:value-type="float">
            <text:p>2240389</text:p>
          </table:table-cell>
          <table:table-cell office:value-type="float" office:value="1395600" calcext:value-type="float">
            <text:p>1395600</text:p>
          </table:table-cell>
          <table:table-cell office:value-type="float" office:value="534536" calcext:value-type="float">
            <text:p>534536</text:p>
          </table:table-cell>
          <table:table-cell office:value-type="float" office:value="404113" calcext:value-type="float">
            <text:p>404113</text:p>
          </table:table-cell>
          <table:table-cell office:value-type="float" office:value="130423" calcext:value-type="float">
            <text:p>130423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448229" calcext:value-type="float">
            <text:p>448229</text:p>
          </table:table-cell>
          <table:table-cell office:value-type="float" office:value="259692" calcext:value-type="float">
            <text:p>259692</text:p>
          </table:table-cell>
          <table:table-cell office:value-type="float" office:value="188537" calcext:value-type="float">
            <text:p>188537</text:p>
          </table:table-cell>
          <table:table-cell office:value-type="float" office:value="88144" calcext:value-type="float">
            <text:p>88144</text:p>
          </table:table-cell>
          <table:table-cell office:value-type="float" office:value="54961" calcext:value-type="float">
            <text:p>54961</text:p>
          </table:table-cell>
          <table:table-cell office:value-type="float" office:value="33183" calcext:value-type="float">
            <text:p>33183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152347285" calcext:value-type="float">
            <text:p>152347285</text:p>
          </table:table-cell>
          <table:table-cell office:value-type="float" office:value="83708331" calcext:value-type="float">
            <text:p>83708331</text:p>
          </table:table-cell>
          <table:table-cell office:value-type="float" office:value="68638954" calcext:value-type="float">
            <text:p>68638954</text:p>
          </table:table-cell>
          <table:table-cell office:value-type="float" office:value="50625591" calcext:value-type="float">
            <text:p>50625591</text:p>
          </table:table-cell>
          <table:table-cell office:value-type="float" office:value="28765770" calcext:value-type="float">
            <text:p>28765770</text:p>
          </table:table-cell>
          <table:table-cell office:value-type="float" office:value="21859821" calcext:value-type="float">
            <text:p>21859821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-9</text:p>
          </table:table-cell>
          <table:table-cell office:value-type="float" office:value="6356941" calcext:value-type="float">
            <text:p>6356941</text:p>
          </table:table-cell>
          <table:table-cell office:value-type="float" office:value="3351463" calcext:value-type="float">
            <text:p>3351463</text:p>
          </table:table-cell>
          <table:table-cell office:value-type="float" office:value="3005478" calcext:value-type="float">
            <text:p>3005478</text:p>
          </table:table-cell>
          <table:table-cell office:value-type="float" office:value="1171610" calcext:value-type="float">
            <text:p>1171610</text:p>
          </table:table-cell>
          <table:table-cell office:value-type="float" office:value="621775" calcext:value-type="float">
            <text:p>621775</text:p>
          </table:table-cell>
          <table:table-cell office:value-type="float" office:value="549835" calcext:value-type="float">
            <text:p>549835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0-14</text:p>
          </table:table-cell>
          <table:table-cell office:value-type="float" office:value="13527893" calcext:value-type="float">
            <text:p>13527893</text:p>
          </table:table-cell>
          <table:table-cell office:value-type="float" office:value="7127429" calcext:value-type="float">
            <text:p>7127429</text:p>
          </table:table-cell>
          <table:table-cell office:value-type="float" office:value="6400464" calcext:value-type="float">
            <text:p>6400464</text:p>
          </table:table-cell>
          <table:table-cell office:value-type="float" office:value="3615462" calcext:value-type="float">
            <text:p>3615462</text:p>
          </table:table-cell>
          <table:table-cell office:value-type="float" office:value="1901558" calcext:value-type="float">
            <text:p>1901558</text:p>
          </table:table-cell>
          <table:table-cell office:value-type="float" office:value="1713904" calcext:value-type="float">
            <text:p>1713904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17876933" calcext:value-type="float">
            <text:p>17876933</text:p>
          </table:table-cell>
          <table:table-cell office:value-type="float" office:value="9408612" calcext:value-type="float">
            <text:p>9408612</text:p>
          </table:table-cell>
          <table:table-cell office:value-type="float" office:value="8468321" calcext:value-type="float">
            <text:p>8468321</text:p>
          </table:table-cell>
          <table:table-cell office:value-type="float" office:value="6067029" calcext:value-type="float">
            <text:p>6067029</text:p>
          </table:table-cell>
          <table:table-cell office:value-type="float" office:value="3176674" calcext:value-type="float">
            <text:p>3176674</text:p>
          </table:table-cell>
          <table:table-cell office:value-type="float" office:value="2890355" calcext:value-type="float">
            <text:p>2890355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19438842" calcext:value-type="float">
            <text:p>19438842</text:p>
          </table:table-cell>
          <table:table-cell office:value-type="float" office:value="10206550" calcext:value-type="float">
            <text:p>10206550</text:p>
          </table:table-cell>
          <table:table-cell office:value-type="float" office:value="9232292" calcext:value-type="float">
            <text:p>9232292</text:p>
          </table:table-cell>
          <table:table-cell office:value-type="float" office:value="6868313" calcext:value-type="float">
            <text:p>6868313</text:p>
          </table:table-cell>
          <table:table-cell office:value-type="float" office:value="3617663" calcext:value-type="float">
            <text:p>3617663</text:p>
          </table:table-cell>
          <table:table-cell office:value-type="float" office:value="3250650" calcext:value-type="float">
            <text:p>3250650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17871091" calcext:value-type="float">
            <text:p>17871091</text:p>
          </table:table-cell>
          <table:table-cell office:value-type="float" office:value="9433848" calcext:value-type="float">
            <text:p>9433848</text:p>
          </table:table-cell>
          <table:table-cell office:value-type="float" office:value="8437243" calcext:value-type="float">
            <text:p>8437243</text:p>
          </table:table-cell>
          <table:table-cell office:value-type="float" office:value="6287758" calcext:value-type="float">
            <text:p>6287758</text:p>
          </table:table-cell>
          <table:table-cell office:value-type="float" office:value="3375367" calcext:value-type="float">
            <text:p>3375367</text:p>
          </table:table-cell>
          <table:table-cell office:value-type="float" office:value="2912391" calcext:value-type="float">
            <text:p>2912391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50470128" calcext:value-type="float">
            <text:p>50470128</text:p>
          </table:table-cell>
          <table:table-cell office:value-type="float" office:value="28178820" calcext:value-type="float">
            <text:p>28178820</text:p>
          </table:table-cell>
          <table:table-cell office:value-type="float" office:value="22291308" calcext:value-type="float">
            <text:p>22291308</text:p>
          </table:table-cell>
          <table:table-cell office:value-type="float" office:value="17327572" calcext:value-type="float">
            <text:p>17327572</text:p>
          </table:table-cell>
          <table:table-cell office:value-type="float" office:value="10046312" calcext:value-type="float">
            <text:p>10046312</text:p>
          </table:table-cell>
          <table:table-cell office:value-type="float" office:value="7281260" calcext:value-type="float">
            <text:p>7281260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21905291" calcext:value-type="float">
            <text:p>21905291</text:p>
          </table:table-cell>
          <table:table-cell office:value-type="float" office:value="13111263" calcext:value-type="float">
            <text:p>13111263</text:p>
          </table:table-cell>
          <table:table-cell office:value-type="float" office:value="8794028" calcext:value-type="float">
            <text:p>8794028</text:p>
          </table:table-cell>
          <table:table-cell office:value-type="float" office:value="7700857" calcext:value-type="float">
            <text:p>7700857</text:p>
          </table:table-cell>
          <table:table-cell office:value-type="float" office:value="4972810" calcext:value-type="float">
            <text:p>4972810</text:p>
          </table:table-cell>
          <table:table-cell office:value-type="float" office:value="2728047" calcext:value-type="float">
            <text:p>2728047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4326358" calcext:value-type="float">
            <text:p>4326358</text:p>
          </table:table-cell>
          <table:table-cell office:value-type="float" office:value="2573282" calcext:value-type="float">
            <text:p>2573282</text:p>
          </table:table-cell>
          <table:table-cell office:value-type="float" office:value="1753076" calcext:value-type="float">
            <text:p>1753076</text:p>
          </table:table-cell>
          <table:table-cell office:value-type="float" office:value="1420003" calcext:value-type="float">
            <text:p>1420003</text:p>
          </table:table-cell>
          <table:table-cell office:value-type="float" office:value="958582" calcext:value-type="float">
            <text:p>958582</text:p>
          </table:table-cell>
          <table:table-cell office:value-type="float" office:value="461421" calcext:value-type="float">
            <text:p>461421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573808" calcext:value-type="float">
            <text:p>573808</text:p>
          </table:table-cell>
          <table:table-cell office:value-type="float" office:value="317064" calcext:value-type="float">
            <text:p>317064</text:p>
          </table:table-cell>
          <table:table-cell office:value-type="float" office:value="256744" calcext:value-type="float">
            <text:p>256744</text:p>
          </table:table-cell>
          <table:table-cell office:value-type="float" office:value="166987" calcext:value-type="float">
            <text:p>166987</text:p>
          </table:table-cell>
          <table:table-cell office:value-type="float" office:value="95029" calcext:value-type="float">
            <text:p>95029</text:p>
          </table:table-cell>
          <table:table-cell office:value-type="float" office:value="71958" calcext:value-type="float">
            <text:p>719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6183190" calcext:value-type="float">
            <text:p>6183190</text:p>
          </table:table-cell>
          <table:table-cell office:value-type="float" office:value="3634819" calcext:value-type="float">
            <text:p>3634819</text:p>
          </table:table-cell>
          <table:table-cell office:value-type="float" office:value="2548371" calcext:value-type="float">
            <text:p>2548371</text:p>
          </table:table-cell>
          <table:table-cell office:value-type="float" office:value="2096220" calcext:value-type="float">
            <text:p>2096220</text:p>
          </table:table-cell>
          <table:table-cell office:value-type="float" office:value="1258756" calcext:value-type="float">
            <text:p>1258756</text:p>
          </table:table-cell>
          <table:table-cell office:value-type="float" office:value="837464" calcext:value-type="float">
            <text:p>8374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436543" calcext:value-type="float">
            <text:p>436543</text:p>
          </table:table-cell>
          <table:table-cell office:value-type="float" office:value="234697" calcext:value-type="float">
            <text:p>234697</text:p>
          </table:table-cell>
          <table:table-cell office:value-type="float" office:value="201846" calcext:value-type="float">
            <text:p>201846</text:p>
          </table:table-cell>
          <table:table-cell office:value-type="float" office:value="73589" calcext:value-type="float">
            <text:p>73589</text:p>
          </table:table-cell>
          <table:table-cell office:value-type="float" office:value="39782" calcext:value-type="float">
            <text:p>39782</text:p>
          </table:table-cell>
          <table:table-cell office:value-type="float" office:value="33807" calcext:value-type="float">
            <text:p>338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905370" calcext:value-type="float">
            <text:p>905370</text:p>
          </table:table-cell>
          <table:table-cell office:value-type="float" office:value="487358" calcext:value-type="float">
            <text:p>487358</text:p>
          </table:table-cell>
          <table:table-cell office:value-type="float" office:value="418012" calcext:value-type="float">
            <text:p>418012</text:p>
          </table:table-cell>
          <table:table-cell office:value-type="float" office:value="222586" calcext:value-type="float">
            <text:p>222586</text:p>
          </table:table-cell>
          <table:table-cell office:value-type="float" office:value="121618" calcext:value-type="float">
            <text:p>121618</text:p>
          </table:table-cell>
          <table:table-cell office:value-type="float" office:value="100968" calcext:value-type="float">
            <text:p>1009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902124" calcext:value-type="float">
            <text:p>902124</text:p>
          </table:table-cell>
          <table:table-cell office:value-type="float" office:value="488112" calcext:value-type="float">
            <text:p>488112</text:p>
          </table:table-cell>
          <table:table-cell office:value-type="float" office:value="414012" calcext:value-type="float">
            <text:p>414012</text:p>
          </table:table-cell>
          <table:table-cell office:value-type="float" office:value="339152" calcext:value-type="float">
            <text:p>339152</text:p>
          </table:table-cell>
          <table:table-cell office:value-type="float" office:value="187145" calcext:value-type="float">
            <text:p>187145</text:p>
          </table:table-cell>
          <table:table-cell office:value-type="float" office:value="152007" calcext:value-type="float">
            <text:p>1520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806741" calcext:value-type="float">
            <text:p>806741</text:p>
          </table:table-cell>
          <table:table-cell office:value-type="float" office:value="449407" calcext:value-type="float">
            <text:p>449407</text:p>
          </table:table-cell>
          <table:table-cell office:value-type="float" office:value="357334" calcext:value-type="float">
            <text:p>357334</text:p>
          </table:table-cell>
          <table:table-cell office:value-type="float" office:value="343400" calcext:value-type="float">
            <text:p>343400</text:p>
          </table:table-cell>
          <table:table-cell office:value-type="float" office:value="191644" calcext:value-type="float">
            <text:p>191644</text:p>
          </table:table-cell>
          <table:table-cell office:value-type="float" office:value="151756" calcext:value-type="float">
            <text:p>1517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699600" calcext:value-type="float">
            <text:p>699600</text:p>
          </table:table-cell>
          <table:table-cell office:value-type="float" office:value="412076" calcext:value-type="float">
            <text:p>412076</text:p>
          </table:table-cell>
          <table:table-cell office:value-type="float" office:value="287524" calcext:value-type="float">
            <text:p>287524</text:p>
          </table:table-cell>
          <table:table-cell office:value-type="float" office:value="271949" calcext:value-type="float">
            <text:p>271949</text:p>
          </table:table-cell>
          <table:table-cell office:value-type="float" office:value="157424" calcext:value-type="float">
            <text:p>157424</text:p>
          </table:table-cell>
          <table:table-cell office:value-type="float" office:value="114525" calcext:value-type="float">
            <text:p>1145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1716078" calcext:value-type="float">
            <text:p>1716078</text:p>
          </table:table-cell>
          <table:table-cell office:value-type="float" office:value="1079000" calcext:value-type="float">
            <text:p>1079000</text:p>
          </table:table-cell>
          <table:table-cell office:value-type="float" office:value="637078" calcext:value-type="float">
            <text:p>637078</text:p>
          </table:table-cell>
          <table:table-cell office:value-type="float" office:value="607745" calcext:value-type="float">
            <text:p>607745</text:p>
          </table:table-cell>
          <table:table-cell office:value-type="float" office:value="387660" calcext:value-type="float">
            <text:p>387660</text:p>
          </table:table-cell>
          <table:table-cell office:value-type="float" office:value="220085" calcext:value-type="float">
            <text:p>2200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587421" calcext:value-type="float">
            <text:p>587421</text:p>
          </table:table-cell>
          <table:table-cell office:value-type="float" office:value="398116" calcext:value-type="float">
            <text:p>398116</text:p>
          </table:table-cell>
          <table:table-cell office:value-type="float" office:value="189305" calcext:value-type="float">
            <text:p>189305</text:p>
          </table:table-cell>
          <table:table-cell office:value-type="float" office:value="202306" calcext:value-type="float">
            <text:p>202306</text:p>
          </table:table-cell>
          <table:table-cell office:value-type="float" office:value="147122" calcext:value-type="float">
            <text:p>147122</text:p>
          </table:table-cell>
          <table:table-cell office:value-type="float" office:value="55184" calcext:value-type="float">
            <text:p>551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124212" calcext:value-type="float">
            <text:p>124212</text:p>
          </table:table-cell>
          <table:table-cell office:value-type="float" office:value="82839" calcext:value-type="float">
            <text:p>82839</text:p>
          </table:table-cell>
          <table:table-cell office:value-type="float" office:value="41373" calcext:value-type="float">
            <text:p>41373</text:p>
          </table:table-cell>
          <table:table-cell office:value-type="float" office:value="33910" calcext:value-type="float">
            <text:p>33910</text:p>
          </table:table-cell>
          <table:table-cell office:value-type="float" office:value="25382" calcext:value-type="float">
            <text:p>25382</text:p>
          </table:table-cell>
          <table:table-cell office:value-type="float" office:value="8528" calcext:value-type="float">
            <text:p>85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5101" calcext:value-type="float">
            <text:p>5101</text:p>
          </table:table-cell>
          <table:table-cell office:value-type="float" office:value="3214" calcext:value-type="float">
            <text:p>3214</text:p>
          </table:table-cell>
          <table:table-cell office:value-type="float" office:value="1887" calcext:value-type="float">
            <text:p>1887</text:p>
          </table:table-cell>
          <table:table-cell office:value-type="float" office:value="1583" calcext:value-type="float">
            <text:p>1583</text:p>
          </table:table-cell>
          <table:table-cell office:value-type="float" office:value="979" calcext:value-type="float">
            <text:p>979</text:p>
          </table:table-cell>
          <table:table-cell office:value-type="float" office:value="604" calcext:value-type="float">
            <text:p>6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4167238" calcext:value-type="float">
            <text:p>4167238</text:p>
          </table:table-cell>
          <table:table-cell office:value-type="float" office:value="2470363" calcext:value-type="float">
            <text:p>2470363</text:p>
          </table:table-cell>
          <table:table-cell office:value-type="float" office:value="1696875" calcext:value-type="float">
            <text:p>1696875</text:p>
          </table:table-cell>
          <table:table-cell office:value-type="float" office:value="1258724" calcext:value-type="float">
            <text:p>1258724</text:p>
          </table:table-cell>
          <table:table-cell office:value-type="float" office:value="778704" calcext:value-type="float">
            <text:p>778704</text:p>
          </table:table-cell>
          <table:table-cell office:value-type="float" office:value="480020" calcext:value-type="float">
            <text:p>4800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321318" calcext:value-type="float">
            <text:p>321318</text:p>
          </table:table-cell>
          <table:table-cell office:value-type="float" office:value="172729" calcext:value-type="float">
            <text:p>172729</text:p>
          </table:table-cell>
          <table:table-cell office:value-type="float" office:value="148589" calcext:value-type="float">
            <text:p>148589</text:p>
          </table:table-cell>
          <table:table-cell office:value-type="float" office:value="52954" calcext:value-type="float">
            <text:p>52954</text:p>
          </table:table-cell>
          <table:table-cell office:value-type="float" office:value="28627" calcext:value-type="float">
            <text:p>28627</text:p>
          </table:table-cell>
          <table:table-cell office:value-type="float" office:value="24327" calcext:value-type="float">
            <text:p>243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685252" calcext:value-type="float">
            <text:p>685252</text:p>
          </table:table-cell>
          <table:table-cell office:value-type="float" office:value="369310" calcext:value-type="float">
            <text:p>369310</text:p>
          </table:table-cell>
          <table:table-cell office:value-type="float" office:value="315942" calcext:value-type="float">
            <text:p>315942</text:p>
          </table:table-cell>
          <table:table-cell office:value-type="float" office:value="162463" calcext:value-type="float">
            <text:p>162463</text:p>
          </table:table-cell>
          <table:table-cell office:value-type="float" office:value="89191" calcext:value-type="float">
            <text:p>89191</text:p>
          </table:table-cell>
          <table:table-cell office:value-type="float" office:value="73272" calcext:value-type="float">
            <text:p>732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659476" calcext:value-type="float">
            <text:p>659476</text:p>
          </table:table-cell>
          <table:table-cell office:value-type="float" office:value="359506" calcext:value-type="float">
            <text:p>359506</text:p>
          </table:table-cell>
          <table:table-cell office:value-type="float" office:value="299970" calcext:value-type="float">
            <text:p>299970</text:p>
          </table:table-cell>
          <table:table-cell office:value-type="float" office:value="230865" calcext:value-type="float">
            <text:p>230865</text:p>
          </table:table-cell>
          <table:table-cell office:value-type="float" office:value="130000" calcext:value-type="float">
            <text:p>130000</text:p>
          </table:table-cell>
          <table:table-cell office:value-type="float" office:value="100865" calcext:value-type="float">
            <text:p>1008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553103" calcext:value-type="float">
            <text:p>553103</text:p>
          </table:table-cell>
          <table:table-cell office:value-type="float" office:value="310502" calcext:value-type="float">
            <text:p>310502</text:p>
          </table:table-cell>
          <table:table-cell office:value-type="float" office:value="242601" calcext:value-type="float">
            <text:p>242601</text:p>
          </table:table-cell>
          <table:table-cell office:value-type="float" office:value="215100" calcext:value-type="float">
            <text:p>215100</text:p>
          </table:table-cell>
          <table:table-cell office:value-type="float" office:value="124592" calcext:value-type="float">
            <text:p>124592</text:p>
          </table:table-cell>
          <table:table-cell office:value-type="float" office:value="90508" calcext:value-type="float">
            <text:p>905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450347" calcext:value-type="float">
            <text:p>450347</text:p>
          </table:table-cell>
          <table:table-cell office:value-type="float" office:value="266157" calcext:value-type="float">
            <text:p>266157</text:p>
          </table:table-cell>
          <table:table-cell office:value-type="float" office:value="184190" calcext:value-type="float">
            <text:p>184190</text:p>
          </table:table-cell>
          <table:table-cell office:value-type="float" office:value="156318" calcext:value-type="float">
            <text:p>156318</text:p>
          </table:table-cell>
          <table:table-cell office:value-type="float" office:value="94469" calcext:value-type="float">
            <text:p>94469</text:p>
          </table:table-cell>
          <table:table-cell office:value-type="float" office:value="61849" calcext:value-type="float">
            <text:p>618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1071778" calcext:value-type="float">
            <text:p>1071778</text:p>
          </table:table-cell>
          <table:table-cell office:value-type="float" office:value="691411" calcext:value-type="float">
            <text:p>691411</text:p>
          </table:table-cell>
          <table:table-cell office:value-type="float" office:value="380367" calcext:value-type="float">
            <text:p>380367</text:p>
          </table:table-cell>
          <table:table-cell office:value-type="float" office:value="329557" calcext:value-type="float">
            <text:p>329557</text:p>
          </table:table-cell>
          <table:table-cell office:value-type="float" office:value="224256" calcext:value-type="float">
            <text:p>224256</text:p>
          </table:table-cell>
          <table:table-cell office:value-type="float" office:value="105301" calcext:value-type="float">
            <text:p>1053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346003" calcext:value-type="float">
            <text:p>346003</text:p>
          </table:table-cell>
          <table:table-cell office:value-type="float" office:value="246213" calcext:value-type="float">
            <text:p>246213</text:p>
          </table:table-cell>
          <table:table-cell office:value-type="float" office:value="99790" calcext:value-type="float">
            <text:p>99790</text:p>
          </table:table-cell>
          <table:table-cell office:value-type="float" office:value="94087" calcext:value-type="float">
            <text:p>94087</text:p>
          </table:table-cell>
          <table:table-cell office:value-type="float" office:value="74449" calcext:value-type="float">
            <text:p>74449</text:p>
          </table:table-cell>
          <table:table-cell office:value-type="float" office:value="19638" calcext:value-type="float">
            <text:p>196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76464" calcext:value-type="float">
            <text:p>76464</text:p>
          </table:table-cell>
          <table:table-cell office:value-type="float" office:value="52373" calcext:value-type="float">
            <text:p>52373</text:p>
          </table:table-cell>
          <table:table-cell office:value-type="float" office:value="24091" calcext:value-type="float">
            <text:p>24091</text:p>
          </table:table-cell>
          <table:table-cell office:value-type="float" office:value="16289" calcext:value-type="float">
            <text:p>16289</text:p>
          </table:table-cell>
          <table:table-cell office:value-type="float" office:value="12406" calcext:value-type="float">
            <text:p>12406</text:p>
          </table:table-cell>
          <table:table-cell office:value-type="float" office:value="3883" calcext:value-type="float">
            <text:p>38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3497" calcext:value-type="float">
            <text:p>3497</text:p>
          </table:table-cell>
          <table:table-cell office:value-type="float" office:value="2162" calcext:value-type="float">
            <text:p>2162</text:p>
          </table:table-cell>
          <table:table-cell office:value-type="float" office:value="1335" calcext:value-type="float">
            <text:p>1335</text:p>
          </table:table-cell>
          <table:table-cell office:value-type="float" office:value="1091" calcext:value-type="float">
            <text:p>1091</text:p>
          </table:table-cell>
          <table:table-cell office:value-type="float" office:value="714" calcext:value-type="float">
            <text:p>714</text:p>
          </table:table-cell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2015952" calcext:value-type="float">
            <text:p>2015952</text:p>
          </table:table-cell>
          <table:table-cell office:value-type="float" office:value="1164456" calcext:value-type="float">
            <text:p>1164456</text:p>
          </table:table-cell>
          <table:table-cell office:value-type="float" office:value="851496" calcext:value-type="float">
            <text:p>851496</text:p>
          </table:table-cell>
          <table:table-cell office:value-type="float" office:value="837496" calcext:value-type="float">
            <text:p>837496</text:p>
          </table:table-cell>
          <table:table-cell office:value-type="float" office:value="480052" calcext:value-type="float">
            <text:p>480052</text:p>
          </table:table-cell>
          <table:table-cell office:value-type="float" office:value="357444" calcext:value-type="float">
            <text:p>3574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115225" calcext:value-type="float">
            <text:p>115225</text:p>
          </table:table-cell>
          <table:table-cell office:value-type="float" office:value="61968" calcext:value-type="float">
            <text:p>61968</text:p>
          </table:table-cell>
          <table:table-cell office:value-type="float" office:value="53257" calcext:value-type="float">
            <text:p>53257</text:p>
          </table:table-cell>
          <table:table-cell office:value-type="float" office:value="20635" calcext:value-type="float">
            <text:p>20635</text:p>
          </table:table-cell>
          <table:table-cell office:value-type="float" office:value="11155" calcext:value-type="float">
            <text:p>11155</text:p>
          </table:table-cell>
          <table:table-cell office:value-type="float" office:value="9480" calcext:value-type="float">
            <text:p>94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220118" calcext:value-type="float">
            <text:p>220118</text:p>
          </table:table-cell>
          <table:table-cell office:value-type="float" office:value="118048" calcext:value-type="float">
            <text:p>118048</text:p>
          </table:table-cell>
          <table:table-cell office:value-type="float" office:value="102070" calcext:value-type="float">
            <text:p>102070</text:p>
          </table:table-cell>
          <table:table-cell office:value-type="float" office:value="60123" calcext:value-type="float">
            <text:p>60123</text:p>
          </table:table-cell>
          <table:table-cell office:value-type="float" office:value="32427" calcext:value-type="float">
            <text:p>32427</text:p>
          </table:table-cell>
          <table:table-cell office:value-type="float" office:value="27696" calcext:value-type="float">
            <text:p>276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242648" calcext:value-type="float">
            <text:p>242648</text:p>
          </table:table-cell>
          <table:table-cell office:value-type="float" office:value="128606" calcext:value-type="float">
            <text:p>128606</text:p>
          </table:table-cell>
          <table:table-cell office:value-type="float" office:value="114042" calcext:value-type="float">
            <text:p>114042</text:p>
          </table:table-cell>
          <table:table-cell office:value-type="float" office:value="108287" calcext:value-type="float">
            <text:p>108287</text:p>
          </table:table-cell>
          <table:table-cell office:value-type="float" office:value="57145" calcext:value-type="float">
            <text:p>57145</text:p>
          </table:table-cell>
          <table:table-cell office:value-type="float" office:value="51142" calcext:value-type="float">
            <text:p>511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253638" calcext:value-type="float">
            <text:p>253638</text:p>
          </table:table-cell>
          <table:table-cell office:value-type="float" office:value="138905" calcext:value-type="float">
            <text:p>138905</text:p>
          </table:table-cell>
          <table:table-cell office:value-type="float" office:value="114733" calcext:value-type="float">
            <text:p>114733</text:p>
          </table:table-cell>
          <table:table-cell office:value-type="float" office:value="128300" calcext:value-type="float">
            <text:p>128300</text:p>
          </table:table-cell>
          <table:table-cell office:value-type="float" office:value="67052" calcext:value-type="float">
            <text:p>67052</text:p>
          </table:table-cell>
          <table:table-cell office:value-type="float" office:value="61248" calcext:value-type="float">
            <text:p>612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249253" calcext:value-type="float">
            <text:p>249253</text:p>
          </table:table-cell>
          <table:table-cell office:value-type="float" office:value="145919" calcext:value-type="float">
            <text:p>145919</text:p>
          </table:table-cell>
          <table:table-cell office:value-type="float" office:value="103334" calcext:value-type="float">
            <text:p>103334</text:p>
          </table:table-cell>
          <table:table-cell office:value-type="float" office:value="115631" calcext:value-type="float">
            <text:p>115631</text:p>
          </table:table-cell>
          <table:table-cell office:value-type="float" office:value="62955" calcext:value-type="float">
            <text:p>62955</text:p>
          </table:table-cell>
          <table:table-cell office:value-type="float" office:value="52676" calcext:value-type="float">
            <text:p>526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644300" calcext:value-type="float">
            <text:p>644300</text:p>
          </table:table-cell>
          <table:table-cell office:value-type="float" office:value="387589" calcext:value-type="float">
            <text:p>387589</text:p>
          </table:table-cell>
          <table:table-cell office:value-type="float" office:value="256711" calcext:value-type="float">
            <text:p>256711</text:p>
          </table:table-cell>
          <table:table-cell office:value-type="float" office:value="278188" calcext:value-type="float">
            <text:p>278188</text:p>
          </table:table-cell>
          <table:table-cell office:value-type="float" office:value="163404" calcext:value-type="float">
            <text:p>163404</text:p>
          </table:table-cell>
          <table:table-cell office:value-type="float" office:value="114784" calcext:value-type="float">
            <text:p>1147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241418" calcext:value-type="float">
            <text:p>241418</text:p>
          </table:table-cell>
          <table:table-cell office:value-type="float" office:value="151903" calcext:value-type="float">
            <text:p>151903</text:p>
          </table:table-cell>
          <table:table-cell office:value-type="float" office:value="89515" calcext:value-type="float">
            <text:p>89515</text:p>
          </table:table-cell>
          <table:table-cell office:value-type="float" office:value="108219" calcext:value-type="float">
            <text:p>108219</text:p>
          </table:table-cell>
          <table:table-cell office:value-type="float" office:value="72673" calcext:value-type="float">
            <text:p>72673</text:p>
          </table:table-cell>
          <table:table-cell office:value-type="float" office:value="35546" calcext:value-type="float">
            <text:p>355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47748" calcext:value-type="float">
            <text:p>47748</text:p>
          </table:table-cell>
          <table:table-cell office:value-type="float" office:value="30466" calcext:value-type="float">
            <text:p>30466</text:p>
          </table:table-cell>
          <table:table-cell office:value-type="float" office:value="17282" calcext:value-type="float">
            <text:p>17282</text:p>
          </table:table-cell>
          <table:table-cell office:value-type="float" office:value="17621" calcext:value-type="float">
            <text:p>17621</text:p>
          </table:table-cell>
          <table:table-cell office:value-type="float" office:value="12976" calcext:value-type="float">
            <text:p>12976</text:p>
          </table:table-cell>
          <table:table-cell office:value-type="float" office:value="4645" calcext:value-type="float">
            <text:p>46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1604" calcext:value-type="float">
            <text:p>1604</text:p>
          </table:table-cell>
          <table:table-cell office:value-type="float" office:value="1052" calcext:value-type="float">
            <text:p>1052</text:p>
          </table:table-cell>
          <table:table-cell office:value-type="float" office:value="552" calcext:value-type="float">
            <text:p>552</text:p>
          </table:table-cell>
          <table:table-cell office:value-type="float" office:value="492" calcext:value-type="float">
            <text:p>492</text:p>
          </table:table-cell>
          <table:table-cell office:value-type="float" office:value="265" calcext:value-type="float">
            <text:p>265</text:p>
          </table:table-cell>
          <table:table-cell office:value-type="float" office:value="227" calcext:value-type="float">
            <text:p>2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1242705" calcext:value-type="float">
            <text:p>1242705</text:p>
          </table:table-cell>
          <table:table-cell office:value-type="float" office:value="683966" calcext:value-type="float">
            <text:p>683966</text:p>
          </table:table-cell>
          <table:table-cell office:value-type="float" office:value="558739" calcext:value-type="float">
            <text:p>558739</text:p>
          </table:table-cell>
          <table:table-cell office:value-type="float" office:value="347286" calcext:value-type="float">
            <text:p>347286</text:p>
          </table:table-cell>
          <table:table-cell office:value-type="float" office:value="200478" calcext:value-type="float">
            <text:p>200478</text:p>
          </table:table-cell>
          <table:table-cell office:value-type="float" office:value="146808" calcext:value-type="float">
            <text:p>1468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66049" calcext:value-type="float">
            <text:p>66049</text:p>
          </table:table-cell>
          <table:table-cell office:value-type="float" office:value="35154" calcext:value-type="float">
            <text:p>35154</text:p>
          </table:table-cell>
          <table:table-cell office:value-type="float" office:value="30895" calcext:value-type="float">
            <text:p>30895</text:p>
          </table:table-cell>
          <table:table-cell office:value-type="float" office:value="6545" calcext:value-type="float">
            <text:p>6545</text:p>
          </table:table-cell>
          <table:table-cell office:value-type="float" office:value="3640" calcext:value-type="float">
            <text:p>3640</text:p>
          </table:table-cell>
          <table:table-cell office:value-type="float" office:value="2905" calcext:value-type="float">
            <text:p>29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28097" calcext:value-type="float">
            <text:p>128097</text:p>
          </table:table-cell>
          <table:table-cell office:value-type="float" office:value="68993" calcext:value-type="float">
            <text:p>68993</text:p>
          </table:table-cell>
          <table:table-cell office:value-type="float" office:value="59104" calcext:value-type="float">
            <text:p>59104</text:p>
          </table:table-cell>
          <table:table-cell office:value-type="float" office:value="29483" calcext:value-type="float">
            <text:p>29483</text:p>
          </table:table-cell>
          <table:table-cell office:value-type="float" office:value="15935" calcext:value-type="float">
            <text:p>15935</text:p>
          </table:table-cell>
          <table:table-cell office:value-type="float" office:value="13548" calcext:value-type="float">
            <text:p>135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149568" calcext:value-type="float">
            <text:p>149568</text:p>
          </table:table-cell>
          <table:table-cell office:value-type="float" office:value="79647" calcext:value-type="float">
            <text:p>79647</text:p>
          </table:table-cell>
          <table:table-cell office:value-type="float" office:value="69921" calcext:value-type="float">
            <text:p>69921</text:p>
          </table:table-cell>
          <table:table-cell office:value-type="float" office:value="51298" calcext:value-type="float">
            <text:p>51298</text:p>
          </table:table-cell>
          <table:table-cell office:value-type="float" office:value="26777" calcext:value-type="float">
            <text:p>26777</text:p>
          </table:table-cell>
          <table:table-cell office:value-type="float" office:value="24521" calcext:value-type="float">
            <text:p>245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156207" calcext:value-type="float">
            <text:p>156207</text:p>
          </table:table-cell>
          <table:table-cell office:value-type="float" office:value="81346" calcext:value-type="float">
            <text:p>81346</text:p>
          </table:table-cell>
          <table:table-cell office:value-type="float" office:value="74861" calcext:value-type="float">
            <text:p>74861</text:p>
          </table:table-cell>
          <table:table-cell office:value-type="float" office:value="52839" calcext:value-type="float">
            <text:p>52839</text:p>
          </table:table-cell>
          <table:table-cell office:value-type="float" office:value="27019" calcext:value-type="float">
            <text:p>27019</text:p>
          </table:table-cell>
          <table:table-cell office:value-type="float" office:value="25820" calcext:value-type="float">
            <text:p>258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140198" calcext:value-type="float">
            <text:p>140198</text:p>
          </table:table-cell>
          <table:table-cell office:value-type="float" office:value="72598" calcext:value-type="float">
            <text:p>72598</text:p>
          </table:table-cell>
          <table:table-cell office:value-type="float" office:value="67600" calcext:value-type="float">
            <text:p>67600</text:p>
          </table:table-cell>
          <table:table-cell office:value-type="float" office:value="45565" calcext:value-type="float">
            <text:p>45565</text:p>
          </table:table-cell>
          <table:table-cell office:value-type="float" office:value="23722" calcext:value-type="float">
            <text:p>23722</text:p>
          </table:table-cell>
          <table:table-cell office:value-type="float" office:value="21843" calcext:value-type="float">
            <text:p>218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402317" calcext:value-type="float">
            <text:p>402317</text:p>
          </table:table-cell>
          <table:table-cell office:value-type="float" office:value="221249" calcext:value-type="float">
            <text:p>221249</text:p>
          </table:table-cell>
          <table:table-cell office:value-type="float" office:value="181068" calcext:value-type="float">
            <text:p>181068</text:p>
          </table:table-cell>
          <table:table-cell office:value-type="float" office:value="112797" calcext:value-type="float">
            <text:p>112797</text:p>
          </table:table-cell>
          <table:table-cell office:value-type="float" office:value="66731" calcext:value-type="float">
            <text:p>66731</text:p>
          </table:table-cell>
          <table:table-cell office:value-type="float" office:value="46066" calcext:value-type="float">
            <text:p>460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162339" calcext:value-type="float">
            <text:p>162339</text:p>
          </table:table-cell>
          <table:table-cell office:value-type="float" office:value="100542" calcext:value-type="float">
            <text:p>100542</text:p>
          </table:table-cell>
          <table:table-cell office:value-type="float" office:value="61797" calcext:value-type="float">
            <text:p>61797</text:p>
          </table:table-cell>
          <table:table-cell office:value-type="float" office:value="40987" calcext:value-type="float">
            <text:p>40987</text:p>
          </table:table-cell>
          <table:table-cell office:value-type="float" office:value="30350" calcext:value-type="float">
            <text:p>30350</text:p>
          </table:table-cell>
          <table:table-cell office:value-type="float" office:value="10637" calcext:value-type="float">
            <text:p>106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36536" calcext:value-type="float">
            <text:p>36536</text:p>
          </table:table-cell>
          <table:table-cell office:value-type="float" office:value="23637" calcext:value-type="float">
            <text:p>23637</text:p>
          </table:table-cell>
          <table:table-cell office:value-type="float" office:value="12899" calcext:value-type="float">
            <text:p>12899</text:p>
          </table:table-cell>
          <table:table-cell office:value-type="float" office:value="7396" calcext:value-type="float">
            <text:p>7396</text:p>
          </table:table-cell>
          <table:table-cell office:value-type="float" office:value="6089" calcext:value-type="float">
            <text:p>6089</text:p>
          </table:table-cell>
          <table:table-cell office:value-type="float" office:value="1307" calcext:value-type="float">
            <text:p>13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1394" calcext:value-type="float">
            <text:p>1394</text:p>
          </table:table-cell>
          <table:table-cell office:value-type="float" office:value="800" calcext:value-type="float">
            <text:p>800</text:p>
          </table:table-cell>
          <table:table-cell office:value-type="float" office:value="594" calcext:value-type="float">
            <text:p>594</text:p>
          </table:table-cell>
          <table:table-cell office:value-type="float" office:value="376" calcext:value-type="float">
            <text:p>376</text:p>
          </table:table-cell>
          <table:table-cell office:value-type="float" office:value="215" calcext:value-type="float">
            <text:p>215</text:p>
          </table:table-cell>
          <table:table-cell office:value-type="float" office:value="161" calcext:value-type="float">
            <text:p>1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981518" calcext:value-type="float">
            <text:p>981518</text:p>
          </table:table-cell>
          <table:table-cell office:value-type="float" office:value="538801" calcext:value-type="float">
            <text:p>538801</text:p>
          </table:table-cell>
          <table:table-cell office:value-type="float" office:value="442717" calcext:value-type="float">
            <text:p>442717</text:p>
          </table:table-cell>
          <table:table-cell office:value-type="float" office:value="280817" calcext:value-type="float">
            <text:p>280817</text:p>
          </table:table-cell>
          <table:table-cell office:value-type="float" office:value="163039" calcext:value-type="float">
            <text:p>163039</text:p>
          </table:table-cell>
          <table:table-cell office:value-type="float" office:value="117778" calcext:value-type="float">
            <text:p>1177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54665" calcext:value-type="float">
            <text:p>54665</text:p>
          </table:table-cell>
          <table:table-cell office:value-type="float" office:value="28986" calcext:value-type="float">
            <text:p>28986</text:p>
          </table:table-cell>
          <table:table-cell office:value-type="float" office:value="25679" calcext:value-type="float">
            <text:p>25679</text:p>
          </table:table-cell>
          <table:table-cell office:value-type="float" office:value="5197" calcext:value-type="float">
            <text:p>5197</text:p>
          </table:table-cell>
          <table:table-cell office:value-type="float" office:value="2871" calcext:value-type="float">
            <text:p>2871</text:p>
          </table:table-cell>
          <table:table-cell office:value-type="float" office:value="2326" calcext:value-type="float">
            <text:p>23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04609" calcext:value-type="float">
            <text:p>104609</text:p>
          </table:table-cell>
          <table:table-cell office:value-type="float" office:value="55817" calcext:value-type="float">
            <text:p>55817</text:p>
          </table:table-cell>
          <table:table-cell office:value-type="float" office:value="48792" calcext:value-type="float">
            <text:p>48792</text:p>
          </table:table-cell>
          <table:table-cell office:value-type="float" office:value="24871" calcext:value-type="float">
            <text:p>24871</text:p>
          </table:table-cell>
          <table:table-cell office:value-type="float" office:value="13369" calcext:value-type="float">
            <text:p>13369</text:p>
          </table:table-cell>
          <table:table-cell office:value-type="float" office:value="11502" calcext:value-type="float">
            <text:p>115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120883" calcext:value-type="float">
            <text:p>120883</text:p>
          </table:table-cell>
          <table:table-cell office:value-type="float" office:value="63911" calcext:value-type="float">
            <text:p>63911</text:p>
          </table:table-cell>
          <table:table-cell office:value-type="float" office:value="56972" calcext:value-type="float">
            <text:p>56972</text:p>
          </table:table-cell>
          <table:table-cell office:value-type="float" office:value="44018" calcext:value-type="float">
            <text:p>44018</text:p>
          </table:table-cell>
          <table:table-cell office:value-type="float" office:value="22842" calcext:value-type="float">
            <text:p>22842</text:p>
          </table:table-cell>
          <table:table-cell office:value-type="float" office:value="21176" calcext:value-type="float">
            <text:p>211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124900" calcext:value-type="float">
            <text:p>124900</text:p>
          </table:table-cell>
          <table:table-cell office:value-type="float" office:value="64349" calcext:value-type="float">
            <text:p>64349</text:p>
          </table:table-cell>
          <table:table-cell office:value-type="float" office:value="60551" calcext:value-type="float">
            <text:p>60551</text:p>
          </table:table-cell>
          <table:table-cell office:value-type="float" office:value="44980" calcext:value-type="float">
            <text:p>44980</text:p>
          </table:table-cell>
          <table:table-cell office:value-type="float" office:value="22873" calcext:value-type="float">
            <text:p>22873</text:p>
          </table:table-cell>
          <table:table-cell office:value-type="float" office:value="22107" calcext:value-type="float">
            <text:p>221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110781" calcext:value-type="float">
            <text:p>110781</text:p>
          </table:table-cell>
          <table:table-cell office:value-type="float" office:value="56663" calcext:value-type="float">
            <text:p>56663</text:p>
          </table:table-cell>
          <table:table-cell office:value-type="float" office:value="54118" calcext:value-type="float">
            <text:p>54118</text:p>
          </table:table-cell>
          <table:table-cell office:value-type="float" office:value="37965" calcext:value-type="float">
            <text:p>37965</text:p>
          </table:table-cell>
          <table:table-cell office:value-type="float" office:value="19738" calcext:value-type="float">
            <text:p>19738</text:p>
          </table:table-cell>
          <table:table-cell office:value-type="float" office:value="18227" calcext:value-type="float">
            <text:p>182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311727" calcext:value-type="float">
            <text:p>311727</text:p>
          </table:table-cell>
          <table:table-cell office:value-type="float" office:value="171675" calcext:value-type="float">
            <text:p>171675</text:p>
          </table:table-cell>
          <table:table-cell office:value-type="float" office:value="140052" calcext:value-type="float">
            <text:p>140052</text:p>
          </table:table-cell>
          <table:table-cell office:value-type="float" office:value="89215" calcext:value-type="float">
            <text:p>89215</text:p>
          </table:table-cell>
          <table:table-cell office:value-type="float" office:value="53849" calcext:value-type="float">
            <text:p>53849</text:p>
          </table:table-cell>
          <table:table-cell office:value-type="float" office:value="35366" calcext:value-type="float">
            <text:p>353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124081" calcext:value-type="float">
            <text:p>124081</text:p>
          </table:table-cell>
          <table:table-cell office:value-type="float" office:value="77926" calcext:value-type="float">
            <text:p>77926</text:p>
          </table:table-cell>
          <table:table-cell office:value-type="float" office:value="46155" calcext:value-type="float">
            <text:p>46155</text:p>
          </table:table-cell>
          <table:table-cell office:value-type="float" office:value="29264" calcext:value-type="float">
            <text:p>29264</text:p>
          </table:table-cell>
          <table:table-cell office:value-type="float" office:value="23010" calcext:value-type="float">
            <text:p>23010</text:p>
          </table:table-cell>
          <table:table-cell office:value-type="float" office:value="6254" calcext:value-type="float">
            <text:p>62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28720" calcext:value-type="float">
            <text:p>28720</text:p>
          </table:table-cell>
          <table:table-cell office:value-type="float" office:value="18814" calcext:value-type="float">
            <text:p>18814</text:p>
          </table:table-cell>
          <table:table-cell office:value-type="float" office:value="9906" calcext:value-type="float">
            <text:p>9906</text:p>
          </table:table-cell>
          <table:table-cell office:value-type="float" office:value="4985" calcext:value-type="float">
            <text:p>4985</text:p>
          </table:table-cell>
          <table:table-cell office:value-type="float" office:value="4304" calcext:value-type="float">
            <text:p>4304</text:p>
          </table:table-cell>
          <table:table-cell office:value-type="float" office:value="681" calcext:value-type="float">
            <text:p>6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1152" calcext:value-type="float">
            <text:p>1152</text:p>
          </table:table-cell>
          <table:table-cell office:value-type="float" office:value="660" calcext:value-type="float">
            <text:p>660</text:p>
          </table:table-cell>
          <table:table-cell office:value-type="float" office:value="492" calcext:value-type="float">
            <text:p>492</text:p>
          </table:table-cell>
          <table:table-cell office:value-type="float" office:value="322" calcext:value-type="float">
            <text:p>322</text:p>
          </table:table-cell>
          <table:table-cell office:value-type="float" office:value="183" calcext:value-type="float">
            <text:p>183</text:p>
          </table:table-cell>
          <table:table-cell office:value-type="float" office:value="139" calcext:value-type="float">
            <text:p>1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261187" calcext:value-type="float">
            <text:p>261187</text:p>
          </table:table-cell>
          <table:table-cell office:value-type="float" office:value="145165" calcext:value-type="float">
            <text:p>145165</text:p>
          </table:table-cell>
          <table:table-cell office:value-type="float" office:value="116022" calcext:value-type="float">
            <text:p>116022</text:p>
          </table:table-cell>
          <table:table-cell office:value-type="float" office:value="66469" calcext:value-type="float">
            <text:p>66469</text:p>
          </table:table-cell>
          <table:table-cell office:value-type="float" office:value="37439" calcext:value-type="float">
            <text:p>37439</text:p>
          </table:table-cell>
          <table:table-cell office:value-type="float" office:value="29030" calcext:value-type="float">
            <text:p>290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11384" calcext:value-type="float">
            <text:p>11384</text:p>
          </table:table-cell>
          <table:table-cell office:value-type="float" office:value="6168" calcext:value-type="float">
            <text:p>6168</text:p>
          </table:table-cell>
          <table:table-cell office:value-type="float" office:value="5216" calcext:value-type="float">
            <text:p>5216</text:p>
          </table:table-cell>
          <table:table-cell office:value-type="float" office:value="1348" calcext:value-type="float">
            <text:p>1348</text:p>
          </table:table-cell>
          <table:table-cell office:value-type="float" office:value="769" calcext:value-type="float">
            <text:p>769</text:p>
          </table:table-cell>
          <table:table-cell office:value-type="float" office:value="579" calcext:value-type="float">
            <text:p>5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23488" calcext:value-type="float">
            <text:p>23488</text:p>
          </table:table-cell>
          <table:table-cell office:value-type="float" office:value="13176" calcext:value-type="float">
            <text:p>13176</text:p>
          </table:table-cell>
          <table:table-cell office:value-type="float" office:value="10312" calcext:value-type="float">
            <text:p>10312</text:p>
          </table:table-cell>
          <table:table-cell office:value-type="float" office:value="4612" calcext:value-type="float">
            <text:p>4612</text:p>
          </table:table-cell>
          <table:table-cell office:value-type="float" office:value="2566" calcext:value-type="float">
            <text:p>2566</text:p>
          </table:table-cell>
          <table:table-cell office:value-type="float" office:value="2046" calcext:value-type="float">
            <text:p>20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28685" calcext:value-type="float">
            <text:p>28685</text:p>
          </table:table-cell>
          <table:table-cell office:value-type="float" office:value="15736" calcext:value-type="float">
            <text:p>15736</text:p>
          </table:table-cell>
          <table:table-cell office:value-type="float" office:value="12949" calcext:value-type="float">
            <text:p>12949</text:p>
          </table:table-cell>
          <table:table-cell office:value-type="float" office:value="7280" calcext:value-type="float">
            <text:p>7280</text:p>
          </table:table-cell>
          <table:table-cell office:value-type="float" office:value="3935" calcext:value-type="float">
            <text:p>3935</text:p>
          </table:table-cell>
          <table:table-cell office:value-type="float" office:value="3345" calcext:value-type="float">
            <text:p>33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31307" calcext:value-type="float">
            <text:p>31307</text:p>
          </table:table-cell>
          <table:table-cell office:value-type="float" office:value="16997" calcext:value-type="float">
            <text:p>16997</text:p>
          </table:table-cell>
          <table:table-cell office:value-type="float" office:value="14310" calcext:value-type="float">
            <text:p>14310</text:p>
          </table:table-cell>
          <table:table-cell office:value-type="float" office:value="7859" calcext:value-type="float">
            <text:p>7859</text:p>
          </table:table-cell>
          <table:table-cell office:value-type="float" office:value="4146" calcext:value-type="float">
            <text:p>4146</text:p>
          </table:table-cell>
          <table:table-cell office:value-type="float" office:value="3713" calcext:value-type="float">
            <text:p>37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29417" calcext:value-type="float">
            <text:p>29417</text:p>
          </table:table-cell>
          <table:table-cell office:value-type="float" office:value="15935" calcext:value-type="float">
            <text:p>15935</text:p>
          </table:table-cell>
          <table:table-cell office:value-type="float" office:value="13482" calcext:value-type="float">
            <text:p>13482</text:p>
          </table:table-cell>
          <table:table-cell office:value-type="float" office:value="7600" calcext:value-type="float">
            <text:p>7600</text:p>
          </table:table-cell>
          <table:table-cell office:value-type="float" office:value="3984" calcext:value-type="float">
            <text:p>3984</text:p>
          </table:table-cell>
          <table:table-cell office:value-type="float" office:value="3616" calcext:value-type="float">
            <text:p>36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90590" calcext:value-type="float">
            <text:p>90590</text:p>
          </table:table-cell>
          <table:table-cell office:value-type="float" office:value="49574" calcext:value-type="float">
            <text:p>49574</text:p>
          </table:table-cell>
          <table:table-cell office:value-type="float" office:value="41016" calcext:value-type="float">
            <text:p>41016</text:p>
          </table:table-cell>
          <table:table-cell office:value-type="float" office:value="23582" calcext:value-type="float">
            <text:p>23582</text:p>
          </table:table-cell>
          <table:table-cell office:value-type="float" office:value="12882" calcext:value-type="float">
            <text:p>12882</text:p>
          </table:table-cell>
          <table:table-cell office:value-type="float" office:value="10700" calcext:value-type="float">
            <text:p>107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38258" calcext:value-type="float">
            <text:p>38258</text:p>
          </table:table-cell>
          <table:table-cell office:value-type="float" office:value="22616" calcext:value-type="float">
            <text:p>22616</text:p>
          </table:table-cell>
          <table:table-cell office:value-type="float" office:value="15642" calcext:value-type="float">
            <text:p>15642</text:p>
          </table:table-cell>
          <table:table-cell office:value-type="float" office:value="11723" calcext:value-type="float">
            <text:p>11723</text:p>
          </table:table-cell>
          <table:table-cell office:value-type="float" office:value="7340" calcext:value-type="float">
            <text:p>7340</text:p>
          </table:table-cell>
          <table:table-cell office:value-type="float" office:value="4383" calcext:value-type="float">
            <text:p>43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7816" calcext:value-type="float">
            <text:p>7816</text:p>
          </table:table-cell>
          <table:table-cell office:value-type="float" office:value="4823" calcext:value-type="float">
            <text:p>4823</text:p>
          </table:table-cell>
          <table:table-cell office:value-type="float" office:value="2993" calcext:value-type="float">
            <text:p>2993</text:p>
          </table:table-cell>
          <table:table-cell office:value-type="float" office:value="2411" calcext:value-type="float">
            <text:p>2411</text:p>
          </table:table-cell>
          <table:table-cell office:value-type="float" office:value="1785" calcext:value-type="float">
            <text:p>1785</text:p>
          </table:table-cell>
          <table:table-cell office:value-type="float" office:value="626" calcext:value-type="float">
            <text:p>6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242" calcext:value-type="float">
            <text:p>242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13035224" calcext:value-type="float">
            <text:p>13035224</text:p>
          </table:table-cell>
          <table:table-cell office:value-type="float" office:value="7284183" calcext:value-type="float">
            <text:p>7284183</text:p>
          </table:table-cell>
          <table:table-cell office:value-type="float" office:value="5751041" calcext:value-type="float">
            <text:p>5751041</text:p>
          </table:table-cell>
          <table:table-cell office:value-type="float" office:value="7829913" calcext:value-type="float">
            <text:p>7829913</text:p>
          </table:table-cell>
          <table:table-cell office:value-type="float" office:value="4383841" calcext:value-type="float">
            <text:p>4383841</text:p>
          </table:table-cell>
          <table:table-cell office:value-type="float" office:value="3446072" calcext:value-type="float">
            <text:p>34460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469117" calcext:value-type="float">
            <text:p>469117</text:p>
          </table:table-cell>
          <table:table-cell office:value-type="float" office:value="258821" calcext:value-type="float">
            <text:p>258821</text:p>
          </table:table-cell>
          <table:table-cell office:value-type="float" office:value="210296" calcext:value-type="float">
            <text:p>210296</text:p>
          </table:table-cell>
          <table:table-cell office:value-type="float" office:value="182720" calcext:value-type="float">
            <text:p>182720</text:p>
          </table:table-cell>
          <table:table-cell office:value-type="float" office:value="101811" calcext:value-type="float">
            <text:p>101811</text:p>
          </table:table-cell>
          <table:table-cell office:value-type="float" office:value="80909" calcext:value-type="float">
            <text:p>809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422222" calcext:value-type="float">
            <text:p>1422222</text:p>
          </table:table-cell>
          <table:table-cell office:value-type="float" office:value="791025" calcext:value-type="float">
            <text:p>791025</text:p>
          </table:table-cell>
          <table:table-cell office:value-type="float" office:value="631197" calcext:value-type="float">
            <text:p>631197</text:p>
          </table:table-cell>
          <table:table-cell office:value-type="float" office:value="737273" calcext:value-type="float">
            <text:p>737273</text:p>
          </table:table-cell>
          <table:table-cell office:value-type="float" office:value="408297" calcext:value-type="float">
            <text:p>408297</text:p>
          </table:table-cell>
          <table:table-cell office:value-type="float" office:value="328976" calcext:value-type="float">
            <text:p>3289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1939641" calcext:value-type="float">
            <text:p>1939641</text:p>
          </table:table-cell>
          <table:table-cell office:value-type="float" office:value="1069343" calcext:value-type="float">
            <text:p>1069343</text:p>
          </table:table-cell>
          <table:table-cell office:value-type="float" office:value="870298" calcext:value-type="float">
            <text:p>870298</text:p>
          </table:table-cell>
          <table:table-cell office:value-type="float" office:value="1289483" calcext:value-type="float">
            <text:p>1289483</text:p>
          </table:table-cell>
          <table:table-cell office:value-type="float" office:value="700576" calcext:value-type="float">
            <text:p>700576</text:p>
          </table:table-cell>
          <table:table-cell office:value-type="float" office:value="588907" calcext:value-type="float">
            <text:p>5889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1866086" calcext:value-type="float">
            <text:p>1866086</text:p>
          </table:table-cell>
          <table:table-cell office:value-type="float" office:value="982349" calcext:value-type="float">
            <text:p>982349</text:p>
          </table:table-cell>
          <table:table-cell office:value-type="float" office:value="883737" calcext:value-type="float">
            <text:p>883737</text:p>
          </table:table-cell>
          <table:table-cell office:value-type="float" office:value="1267339" calcext:value-type="float">
            <text:p>1267339</text:p>
          </table:table-cell>
          <table:table-cell office:value-type="float" office:value="653430" calcext:value-type="float">
            <text:p>653430</text:p>
          </table:table-cell>
          <table:table-cell office:value-type="float" office:value="613909" calcext:value-type="float">
            <text:p>6139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1552503" calcext:value-type="float">
            <text:p>1552503</text:p>
          </table:table-cell>
          <table:table-cell office:value-type="float" office:value="816854" calcext:value-type="float">
            <text:p>816854</text:p>
          </table:table-cell>
          <table:table-cell office:value-type="float" office:value="735649" calcext:value-type="float">
            <text:p>735649</text:p>
          </table:table-cell>
          <table:table-cell office:value-type="float" office:value="1002556" calcext:value-type="float">
            <text:p>1002556</text:p>
          </table:table-cell>
          <table:table-cell office:value-type="float" office:value="517566" calcext:value-type="float">
            <text:p>517566</text:p>
          </table:table-cell>
          <table:table-cell office:value-type="float" office:value="484990" calcext:value-type="float">
            <text:p>4849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3929497" calcext:value-type="float">
            <text:p>3929497</text:p>
          </table:table-cell>
          <table:table-cell office:value-type="float" office:value="2186501" calcext:value-type="float">
            <text:p>2186501</text:p>
          </table:table-cell>
          <table:table-cell office:value-type="float" office:value="1742996" calcext:value-type="float">
            <text:p>1742996</text:p>
          </table:table-cell>
          <table:table-cell office:value-type="float" office:value="2322915" calcext:value-type="float">
            <text:p>2322915</text:p>
          </table:table-cell>
          <table:table-cell office:value-type="float" office:value="1306172" calcext:value-type="float">
            <text:p>1306172</text:p>
          </table:table-cell>
          <table:table-cell office:value-type="float" office:value="1016743" calcext:value-type="float">
            <text:p>10167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1566940" calcext:value-type="float">
            <text:p>1566940</text:p>
          </table:table-cell>
          <table:table-cell office:value-type="float" office:value="982119" calcext:value-type="float">
            <text:p>982119</text:p>
          </table:table-cell>
          <table:table-cell office:value-type="float" office:value="584821" calcext:value-type="float">
            <text:p>584821</text:p>
          </table:table-cell>
          <table:table-cell office:value-type="float" office:value="881384" calcext:value-type="float">
            <text:p>881384</text:p>
          </table:table-cell>
          <table:table-cell office:value-type="float" office:value="586330" calcext:value-type="float">
            <text:p>586330</text:p>
          </table:table-cell>
          <table:table-cell office:value-type="float" office:value="295054" calcext:value-type="float">
            <text:p>2950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274136" calcext:value-type="float">
            <text:p>274136</text:p>
          </table:table-cell>
          <table:table-cell office:value-type="float" office:value="188970" calcext:value-type="float">
            <text:p>188970</text:p>
          </table:table-cell>
          <table:table-cell office:value-type="float" office:value="85166" calcext:value-type="float">
            <text:p>85166</text:p>
          </table:table-cell>
          <table:table-cell office:value-type="float" office:value="137067" calcext:value-type="float">
            <text:p>137067</text:p>
          </table:table-cell>
          <table:table-cell office:value-type="float" office:value="104602" calcext:value-type="float">
            <text:p>104602</text:p>
          </table:table-cell>
          <table:table-cell office:value-type="float" office:value="32465" calcext:value-type="float">
            <text:p>324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15082" calcext:value-type="float">
            <text:p>15082</text:p>
          </table:table-cell>
          <table:table-cell office:value-type="float" office:value="8201" calcext:value-type="float">
            <text:p>8201</text:p>
          </table:table-cell>
          <table:table-cell office:value-type="float" office:value="6881" calcext:value-type="float">
            <text:p>6881</text:p>
          </table:table-cell>
          <table:table-cell office:value-type="float" office:value="9176" calcext:value-type="float">
            <text:p>9176</text:p>
          </table:table-cell>
          <table:table-cell office:value-type="float" office:value="5057" calcext:value-type="float">
            <text:p>5057</text:p>
          </table:table-cell>
          <table:table-cell office:value-type="float" office:value="4119" calcext:value-type="float">
            <text:p>41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7083180" calcext:value-type="float">
            <text:p>7083180</text:p>
          </table:table-cell>
          <table:table-cell office:value-type="float" office:value="3998260" calcext:value-type="float">
            <text:p>3998260</text:p>
          </table:table-cell>
          <table:table-cell office:value-type="float" office:value="3084920" calcext:value-type="float">
            <text:p>3084920</text:p>
          </table:table-cell>
          <table:table-cell office:value-type="float" office:value="4230870" calcext:value-type="float">
            <text:p>4230870</text:p>
          </table:table-cell>
          <table:table-cell office:value-type="float" office:value="2404467" calcext:value-type="float">
            <text:p>2404467</text:p>
          </table:table-cell>
          <table:table-cell office:value-type="float" office:value="1826403" calcext:value-type="float">
            <text:p>18264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218735" calcext:value-type="float">
            <text:p>218735</text:p>
          </table:table-cell>
          <table:table-cell office:value-type="float" office:value="119765" calcext:value-type="float">
            <text:p>119765</text:p>
          </table:table-cell>
          <table:table-cell office:value-type="float" office:value="98970" calcext:value-type="float">
            <text:p>98970</text:p>
          </table:table-cell>
          <table:table-cell office:value-type="float" office:value="85168" calcext:value-type="float">
            <text:p>85168</text:p>
          </table:table-cell>
          <table:table-cell office:value-type="float" office:value="47132" calcext:value-type="float">
            <text:p>47132</text:p>
          </table:table-cell>
          <table:table-cell office:value-type="float" office:value="38036" calcext:value-type="float">
            <text:p>380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858482" calcext:value-type="float">
            <text:p>858482</text:p>
          </table:table-cell>
          <table:table-cell office:value-type="float" office:value="474042" calcext:value-type="float">
            <text:p>474042</text:p>
          </table:table-cell>
          <table:table-cell office:value-type="float" office:value="384440" calcext:value-type="float">
            <text:p>384440</text:p>
          </table:table-cell>
          <table:table-cell office:value-type="float" office:value="441821" calcext:value-type="float">
            <text:p>441821</text:p>
          </table:table-cell>
          <table:table-cell office:value-type="float" office:value="241904" calcext:value-type="float">
            <text:p>241904</text:p>
          </table:table-cell>
          <table:table-cell office:value-type="float" office:value="199917" calcext:value-type="float">
            <text:p>1999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1221923" calcext:value-type="float">
            <text:p>1221923</text:p>
          </table:table-cell>
          <table:table-cell office:value-type="float" office:value="670139" calcext:value-type="float">
            <text:p>670139</text:p>
          </table:table-cell>
          <table:table-cell office:value-type="float" office:value="551784" calcext:value-type="float">
            <text:p>551784</text:p>
          </table:table-cell>
          <table:table-cell office:value-type="float" office:value="814423" calcext:value-type="float">
            <text:p>814423</text:p>
          </table:table-cell>
          <table:table-cell office:value-type="float" office:value="440271" calcext:value-type="float">
            <text:p>440271</text:p>
          </table:table-cell>
          <table:table-cell office:value-type="float" office:value="374152" calcext:value-type="float">
            <text:p>3741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1105218" calcext:value-type="float">
            <text:p>1105218</text:p>
          </table:table-cell>
          <table:table-cell office:value-type="float" office:value="574901" calcext:value-type="float">
            <text:p>574901</text:p>
          </table:table-cell>
          <table:table-cell office:value-type="float" office:value="530317" calcext:value-type="float">
            <text:p>530317</text:p>
          </table:table-cell>
          <table:table-cell office:value-type="float" office:value="752594" calcext:value-type="float">
            <text:p>752594</text:p>
          </table:table-cell>
          <table:table-cell office:value-type="float" office:value="384833" calcext:value-type="float">
            <text:p>384833</text:p>
          </table:table-cell>
          <table:table-cell office:value-type="float" office:value="367761" calcext:value-type="float">
            <text:p>3677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856668" calcext:value-type="float">
            <text:p>856668</text:p>
          </table:table-cell>
          <table:table-cell office:value-type="float" office:value="447252" calcext:value-type="float">
            <text:p>447252</text:p>
          </table:table-cell>
          <table:table-cell office:value-type="float" office:value="409416" calcext:value-type="float">
            <text:p>409416</text:p>
          </table:table-cell>
          <table:table-cell office:value-type="float" office:value="553822" calcext:value-type="float">
            <text:p>553822</text:p>
          </table:table-cell>
          <table:table-cell office:value-type="float" office:value="286558" calcext:value-type="float">
            <text:p>286558</text:p>
          </table:table-cell>
          <table:table-cell office:value-type="float" office:value="267264" calcext:value-type="float">
            <text:p>2672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2019252" calcext:value-type="float">
            <text:p>2019252</text:p>
          </table:table-cell>
          <table:table-cell office:value-type="float" office:value="1152336" calcext:value-type="float">
            <text:p>1152336</text:p>
          </table:table-cell>
          <table:table-cell office:value-type="float" office:value="866916" calcext:value-type="float">
            <text:p>866916</text:p>
          </table:table-cell>
          <table:table-cell office:value-type="float" office:value="1169080" calcext:value-type="float">
            <text:p>1169080</text:p>
          </table:table-cell>
          <table:table-cell office:value-type="float" office:value="688702" calcext:value-type="float">
            <text:p>688702</text:p>
          </table:table-cell>
          <table:table-cell office:value-type="float" office:value="480378" calcext:value-type="float">
            <text:p>4803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675066" calcext:value-type="float">
            <text:p>675066</text:p>
          </table:table-cell>
          <table:table-cell office:value-type="float" office:value="463921" calcext:value-type="float">
            <text:p>463921</text:p>
          </table:table-cell>
          <table:table-cell office:value-type="float" office:value="211145" calcext:value-type="float">
            <text:p>211145</text:p>
          </table:table-cell>
          <table:table-cell office:value-type="float" office:value="351988" calcext:value-type="float">
            <text:p>351988</text:p>
          </table:table-cell>
          <table:table-cell office:value-type="float" office:value="264840" calcext:value-type="float">
            <text:p>264840</text:p>
          </table:table-cell>
          <table:table-cell office:value-type="float" office:value="87148" calcext:value-type="float">
            <text:p>871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118180" calcext:value-type="float">
            <text:p>118180</text:p>
          </table:table-cell>
          <table:table-cell office:value-type="float" office:value="90600" calcext:value-type="float">
            <text:p>90600</text:p>
          </table:table-cell>
          <table:table-cell office:value-type="float" office:value="27580" calcext:value-type="float">
            <text:p>27580</text:p>
          </table:table-cell>
          <table:table-cell office:value-type="float" office:value="55969" calcext:value-type="float">
            <text:p>55969</text:p>
          </table:table-cell>
          <table:table-cell office:value-type="float" office:value="46863" calcext:value-type="float">
            <text:p>46863</text:p>
          </table:table-cell>
          <table:table-cell office:value-type="float" office:value="9106" calcext:value-type="float">
            <text:p>91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9656" calcext:value-type="float">
            <text:p>9656</text:p>
          </table:table-cell>
          <table:table-cell office:value-type="float" office:value="5304" calcext:value-type="float">
            <text:p>5304</text:p>
          </table:table-cell>
          <table:table-cell office:value-type="float" office:value="4352" calcext:value-type="float">
            <text:p>4352</text:p>
          </table:table-cell>
          <table:table-cell office:value-type="float" office:value="6005" calcext:value-type="float">
            <text:p>6005</text:p>
          </table:table-cell>
          <table:table-cell office:value-type="float" office:value="3364" calcext:value-type="float">
            <text:p>3364</text:p>
          </table:table-cell>
          <table:table-cell office:value-type="float" office:value="2641" calcext:value-type="float">
            <text:p>26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5952044" calcext:value-type="float">
            <text:p>5952044</text:p>
          </table:table-cell>
          <table:table-cell office:value-type="float" office:value="3285923" calcext:value-type="float">
            <text:p>3285923</text:p>
          </table:table-cell>
          <table:table-cell office:value-type="float" office:value="2666121" calcext:value-type="float">
            <text:p>2666121</text:p>
          </table:table-cell>
          <table:table-cell office:value-type="float" office:value="3599043" calcext:value-type="float">
            <text:p>3599043</text:p>
          </table:table-cell>
          <table:table-cell office:value-type="float" office:value="1979374" calcext:value-type="float">
            <text:p>1979374</text:p>
          </table:table-cell>
          <table:table-cell office:value-type="float" office:value="1619669" calcext:value-type="float">
            <text:p>16196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250382" calcext:value-type="float">
            <text:p>250382</text:p>
          </table:table-cell>
          <table:table-cell office:value-type="float" office:value="139056" calcext:value-type="float">
            <text:p>139056</text:p>
          </table:table-cell>
          <table:table-cell office:value-type="float" office:value="111326" calcext:value-type="float">
            <text:p>111326</text:p>
          </table:table-cell>
          <table:table-cell office:value-type="float" office:value="97552" calcext:value-type="float">
            <text:p>97552</text:p>
          </table:table-cell>
          <table:table-cell office:value-type="float" office:value="54679" calcext:value-type="float">
            <text:p>54679</text:p>
          </table:table-cell>
          <table:table-cell office:value-type="float" office:value="42873" calcext:value-type="float">
            <text:p>428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563740" calcext:value-type="float">
            <text:p>563740</text:p>
          </table:table-cell>
          <table:table-cell office:value-type="float" office:value="316983" calcext:value-type="float">
            <text:p>316983</text:p>
          </table:table-cell>
          <table:table-cell office:value-type="float" office:value="246757" calcext:value-type="float">
            <text:p>246757</text:p>
          </table:table-cell>
          <table:table-cell office:value-type="float" office:value="295452" calcext:value-type="float">
            <text:p>295452</text:p>
          </table:table-cell>
          <table:table-cell office:value-type="float" office:value="166393" calcext:value-type="float">
            <text:p>166393</text:p>
          </table:table-cell>
          <table:table-cell office:value-type="float" office:value="129059" calcext:value-type="float">
            <text:p>1290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717718" calcext:value-type="float">
            <text:p>717718</text:p>
          </table:table-cell>
          <table:table-cell office:value-type="float" office:value="399204" calcext:value-type="float">
            <text:p>399204</text:p>
          </table:table-cell>
          <table:table-cell office:value-type="float" office:value="318514" calcext:value-type="float">
            <text:p>318514</text:p>
          </table:table-cell>
          <table:table-cell office:value-type="float" office:value="475060" calcext:value-type="float">
            <text:p>475060</text:p>
          </table:table-cell>
          <table:table-cell office:value-type="float" office:value="260305" calcext:value-type="float">
            <text:p>260305</text:p>
          </table:table-cell>
          <table:table-cell office:value-type="float" office:value="214755" calcext:value-type="float">
            <text:p>2147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760868" calcext:value-type="float">
            <text:p>760868</text:p>
          </table:table-cell>
          <table:table-cell office:value-type="float" office:value="407448" calcext:value-type="float">
            <text:p>407448</text:p>
          </table:table-cell>
          <table:table-cell office:value-type="float" office:value="353420" calcext:value-type="float">
            <text:p>353420</text:p>
          </table:table-cell>
          <table:table-cell office:value-type="float" office:value="514745" calcext:value-type="float">
            <text:p>514745</text:p>
          </table:table-cell>
          <table:table-cell office:value-type="float" office:value="268597" calcext:value-type="float">
            <text:p>268597</text:p>
          </table:table-cell>
          <table:table-cell office:value-type="float" office:value="246148" calcext:value-type="float">
            <text:p>2461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695835" calcext:value-type="float">
            <text:p>695835</text:p>
          </table:table-cell>
          <table:table-cell office:value-type="float" office:value="369602" calcext:value-type="float">
            <text:p>369602</text:p>
          </table:table-cell>
          <table:table-cell office:value-type="float" office:value="326233" calcext:value-type="float">
            <text:p>326233</text:p>
          </table:table-cell>
          <table:table-cell office:value-type="float" office:value="448734" calcext:value-type="float">
            <text:p>448734</text:p>
          </table:table-cell>
          <table:table-cell office:value-type="float" office:value="231008" calcext:value-type="float">
            <text:p>231008</text:p>
          </table:table-cell>
          <table:table-cell office:value-type="float" office:value="217726" calcext:value-type="float">
            <text:p>2177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1910245" calcext:value-type="float">
            <text:p>1910245</text:p>
          </table:table-cell>
          <table:table-cell office:value-type="float" office:value="1034165" calcext:value-type="float">
            <text:p>1034165</text:p>
          </table:table-cell>
          <table:table-cell office:value-type="float" office:value="876080" calcext:value-type="float">
            <text:p>876080</text:p>
          </table:table-cell>
          <table:table-cell office:value-type="float" office:value="1153835" calcext:value-type="float">
            <text:p>1153835</text:p>
          </table:table-cell>
          <table:table-cell office:value-type="float" office:value="617470" calcext:value-type="float">
            <text:p>617470</text:p>
          </table:table-cell>
          <table:table-cell office:value-type="float" office:value="536365" calcext:value-type="float">
            <text:p>5363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891874" calcext:value-type="float">
            <text:p>891874</text:p>
          </table:table-cell>
          <table:table-cell office:value-type="float" office:value="518198" calcext:value-type="float">
            <text:p>518198</text:p>
          </table:table-cell>
          <table:table-cell office:value-type="float" office:value="373676" calcext:value-type="float">
            <text:p>373676</text:p>
          </table:table-cell>
          <table:table-cell office:value-type="float" office:value="529396" calcext:value-type="float">
            <text:p>529396</text:p>
          </table:table-cell>
          <table:table-cell office:value-type="float" office:value="321490" calcext:value-type="float">
            <text:p>321490</text:p>
          </table:table-cell>
          <table:table-cell office:value-type="float" office:value="207906" calcext:value-type="float">
            <text:p>2079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155956" calcext:value-type="float">
            <text:p>155956</text:p>
          </table:table-cell>
          <table:table-cell office:value-type="float" office:value="98370" calcext:value-type="float">
            <text:p>98370</text:p>
          </table:table-cell>
          <table:table-cell office:value-type="float" office:value="57586" calcext:value-type="float">
            <text:p>57586</text:p>
          </table:table-cell>
          <table:table-cell office:value-type="float" office:value="81098" calcext:value-type="float">
            <text:p>81098</text:p>
          </table:table-cell>
          <table:table-cell office:value-type="float" office:value="57739" calcext:value-type="float">
            <text:p>57739</text:p>
          </table:table-cell>
          <table:table-cell office:value-type="float" office:value="23359" calcext:value-type="float">
            <text:p>233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5426" calcext:value-type="float">
            <text:p>5426</text:p>
          </table:table-cell>
          <table:table-cell office:value-type="float" office:value="2897" calcext:value-type="float">
            <text:p>2897</text:p>
          </table:table-cell>
          <table:table-cell office:value-type="float" office:value="2529" calcext:value-type="float">
            <text:p>2529</text:p>
          </table:table-cell>
          <table:table-cell office:value-type="float" office:value="3171" calcext:value-type="float">
            <text:p>3171</text:p>
          </table:table-cell>
          <table:table-cell office:value-type="float" office:value="1693" calcext:value-type="float">
            <text:p>1693</text:p>
          </table:table-cell>
          <table:table-cell office:value-type="float" office:value="1478" calcext:value-type="float">
            <text:p>14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579920" calcext:value-type="float">
            <text:p>579920</text:p>
          </table:table-cell>
          <table:table-cell office:value-type="float" office:value="322898" calcext:value-type="float">
            <text:p>322898</text:p>
          </table:table-cell>
          <table:table-cell office:value-type="float" office:value="257022" calcext:value-type="float">
            <text:p>257022</text:p>
          </table:table-cell>
          <table:table-cell office:value-type="float" office:value="321979" calcext:value-type="float">
            <text:p>321979</text:p>
          </table:table-cell>
          <table:table-cell office:value-type="float" office:value="178557" calcext:value-type="float">
            <text:p>178557</text:p>
          </table:table-cell>
          <table:table-cell office:value-type="float" office:value="143422" calcext:value-type="float">
            <text:p>1434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25605" calcext:value-type="float">
            <text:p>25605</text:p>
          </table:table-cell>
          <table:table-cell office:value-type="float" office:value="14090" calcext:value-type="float">
            <text:p>14090</text:p>
          </table:table-cell>
          <table:table-cell office:value-type="float" office:value="11515" calcext:value-type="float">
            <text:p>11515</text:p>
          </table:table-cell>
          <table:table-cell office:value-type="float" office:value="8546" calcext:value-type="float">
            <text:p>8546</text:p>
          </table:table-cell>
          <table:table-cell office:value-type="float" office:value="4769" calcext:value-type="float">
            <text:p>4769</text:p>
          </table:table-cell>
          <table:table-cell office:value-type="float" office:value="3777" calcext:value-type="float">
            <text:p>37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51841" calcext:value-type="float">
            <text:p>51841</text:p>
          </table:table-cell>
          <table:table-cell office:value-type="float" office:value="29263" calcext:value-type="float">
            <text:p>29263</text:p>
          </table:table-cell>
          <table:table-cell office:value-type="float" office:value="22578" calcext:value-type="float">
            <text:p>22578</text:p>
          </table:table-cell>
          <table:table-cell office:value-type="float" office:value="27428" calcext:value-type="float">
            <text:p>27428</text:p>
          </table:table-cell>
          <table:table-cell office:value-type="float" office:value="15536" calcext:value-type="float">
            <text:p>15536</text:p>
          </table:table-cell>
          <table:table-cell office:value-type="float" office:value="11892" calcext:value-type="float">
            <text:p>118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68806" calcext:value-type="float">
            <text:p>68806</text:p>
          </table:table-cell>
          <table:table-cell office:value-type="float" office:value="38530" calcext:value-type="float">
            <text:p>38530</text:p>
          </table:table-cell>
          <table:table-cell office:value-type="float" office:value="30276" calcext:value-type="float">
            <text:p>30276</text:p>
          </table:table-cell>
          <table:table-cell office:value-type="float" office:value="41223" calcext:value-type="float">
            <text:p>41223</text:p>
          </table:table-cell>
          <table:table-cell office:value-type="float" office:value="22603" calcext:value-type="float">
            <text:p>22603</text:p>
          </table:table-cell>
          <table:table-cell office:value-type="float" office:value="18620" calcext:value-type="float">
            <text:p>186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79255" calcext:value-type="float">
            <text:p>79255</text:p>
          </table:table-cell>
          <table:table-cell office:value-type="float" office:value="43623" calcext:value-type="float">
            <text:p>43623</text:p>
          </table:table-cell>
          <table:table-cell office:value-type="float" office:value="35632" calcext:value-type="float">
            <text:p>35632</text:p>
          </table:table-cell>
          <table:table-cell office:value-type="float" office:value="46022" calcext:value-type="float">
            <text:p>46022</text:p>
          </table:table-cell>
          <table:table-cell office:value-type="float" office:value="24462" calcext:value-type="float">
            <text:p>24462</text:p>
          </table:table-cell>
          <table:table-cell office:value-type="float" office:value="21560" calcext:value-type="float">
            <text:p>215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67799" calcext:value-type="float">
            <text:p>67799</text:p>
          </table:table-cell>
          <table:table-cell office:value-type="float" office:value="37172" calcext:value-type="float">
            <text:p>37172</text:p>
          </table:table-cell>
          <table:table-cell office:value-type="float" office:value="30627" calcext:value-type="float">
            <text:p>30627</text:p>
          </table:table-cell>
          <table:table-cell office:value-type="float" office:value="37130" calcext:value-type="float">
            <text:p>37130</text:p>
          </table:table-cell>
          <table:table-cell office:value-type="float" office:value="19888" calcext:value-type="float">
            <text:p>19888</text:p>
          </table:table-cell>
          <table:table-cell office:value-type="float" office:value="17242" calcext:value-type="float">
            <text:p>172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183014" calcext:value-type="float">
            <text:p>183014</text:p>
          </table:table-cell>
          <table:table-cell office:value-type="float" office:value="100968" calcext:value-type="float">
            <text:p>100968</text:p>
          </table:table-cell>
          <table:table-cell office:value-type="float" office:value="82046" calcext:value-type="float">
            <text:p>82046</text:p>
          </table:table-cell>
          <table:table-cell office:value-type="float" office:value="97908" calcext:value-type="float">
            <text:p>97908</text:p>
          </table:table-cell>
          <table:table-cell office:value-type="float" office:value="53148" calcext:value-type="float">
            <text:p>53148</text:p>
          </table:table-cell>
          <table:table-cell office:value-type="float" office:value="44760" calcext:value-type="float">
            <text:p>447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85686" calcext:value-type="float">
            <text:p>85686</text:p>
          </table:table-cell>
          <table:table-cell office:value-type="float" office:value="48973" calcext:value-type="float">
            <text:p>48973</text:p>
          </table:table-cell>
          <table:table-cell office:value-type="float" office:value="36713" calcext:value-type="float">
            <text:p>36713</text:p>
          </table:table-cell>
          <table:table-cell office:value-type="float" office:value="52830" calcext:value-type="float">
            <text:p>52830</text:p>
          </table:table-cell>
          <table:table-cell office:value-type="float" office:value="31082" calcext:value-type="float">
            <text:p>31082</text:p>
          </table:table-cell>
          <table:table-cell office:value-type="float" office:value="21748" calcext:value-type="float">
            <text:p>217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17785" calcext:value-type="float">
            <text:p>17785</text:p>
          </table:table-cell>
          <table:table-cell office:value-type="float" office:value="10210" calcext:value-type="float">
            <text:p>10210</text:p>
          </table:table-cell>
          <table:table-cell office:value-type="float" office:value="7575" calcext:value-type="float">
            <text:p>7575</text:p>
          </table:table-cell>
          <table:table-cell office:value-type="float" office:value="10827" calcext:value-type="float">
            <text:p>10827</text:p>
          </table:table-cell>
          <table:table-cell office:value-type="float" office:value="7034" calcext:value-type="float">
            <text:p>7034</text:p>
          </table:table-cell>
          <table:table-cell office:value-type="float" office:value="3793" calcext:value-type="float">
            <text:p>37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11723" calcext:value-type="float">
            <text:p>11723</text:p>
          </table:table-cell>
          <table:table-cell office:value-type="float" office:value="7069" calcext:value-type="float">
            <text:p>7069</text:p>
          </table:table-cell>
          <table:table-cell office:value-type="float" office:value="4654" calcext:value-type="float">
            <text:p>4654</text:p>
          </table:table-cell>
          <table:table-cell office:value-type="float" office:value="4353" calcext:value-type="float">
            <text:p>4353</text:p>
          </table:table-cell>
          <table:table-cell office:value-type="float" office:value="2647" calcext:value-type="float">
            <text:p>2647</text:p>
          </table:table-cell>
          <table:table-cell office:value-type="float" office:value="1706" calcext:value-type="float">
            <text:p>17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601" calcext:value-type="float">
            <text:p>601</text:p>
          </table:table-cell>
          <table:table-cell office:value-type="float" office:value="305" calcext:value-type="float">
            <text:p>305</text:p>
          </table:table-cell>
          <table:table-cell office:value-type="float" office:value="296" calcext:value-type="float">
            <text:p>296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138" calcext:value-type="float">
            <text:p>1138</text:p>
          </table:table-cell>
          <table:table-cell office:value-type="float" office:value="646" calcext:value-type="float">
            <text:p>646</text:p>
          </table:table-cell>
          <table:table-cell office:value-type="float" office:value="492" calcext:value-type="float">
            <text:p>492</text:p>
          </table:table-cell>
          <table:table-cell office:value-type="float" office:value="426" calcext:value-type="float">
            <text:p>426</text:p>
          </table:table-cell>
          <table:table-cell office:value-type="float" office:value="238" calcext:value-type="float">
            <text:p>238</text:p>
          </table:table-cell>
          <table:table-cell office:value-type="float" office:value="188" calcext:value-type="float">
            <text:p>1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1422" calcext:value-type="float">
            <text:p>1422</text:p>
          </table:table-cell>
          <table:table-cell office:value-type="float" office:value="866" calcext:value-type="float">
            <text:p>866</text:p>
          </table:table-cell>
          <table:table-cell office:value-type="float" office:value="556" calcext:value-type="float">
            <text:p>556</text:p>
          </table:table-cell>
          <table:table-cell office:value-type="float" office:value="690" calcext:value-type="float">
            <text:p>690</text:p>
          </table:table-cell>
          <table:table-cell office:value-type="float" office:value="391" calcext:value-type="float">
            <text:p>391</text:p>
          </table:table-cell>
          <table:table-cell office:value-type="float" office:value="299" calcext:value-type="float">
            <text:p>2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1682" calcext:value-type="float">
            <text:p>1682</text:p>
          </table:table-cell>
          <table:table-cell office:value-type="float" office:value="1026" calcext:value-type="float">
            <text:p>1026</text:p>
          </table:table-cell>
          <table:table-cell office:value-type="float" office:value="656" calcext:value-type="float">
            <text:p>656</text:p>
          </table:table-cell>
          <table:table-cell office:value-type="float" office:value="713" calcext:value-type="float">
            <text:p>713</text:p>
          </table:table-cell>
          <table:table-cell office:value-type="float" office:value="413" calcext:value-type="float">
            <text:p>413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1790" calcext:value-type="float">
            <text:p>1790</text:p>
          </table:table-cell>
          <table:table-cell office:value-type="float" office:value="1040" calcext:value-type="float">
            <text:p>1040</text:p>
          </table:table-cell>
          <table:table-cell office:value-type="float" office:value="750" calcext:value-type="float">
            <text:p>750</text:p>
          </table:table-cell>
          <table:table-cell office:value-type="float" office:value="661" calcext:value-type="float">
            <text:p>661</text:p>
          </table:table-cell>
          <table:table-cell office:value-type="float" office:value="388" calcext:value-type="float">
            <text:p>388</text:p>
          </table:table-cell>
          <table:table-cell office:value-type="float" office:value="273" calcext:value-type="float">
            <text:p>2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3923" calcext:value-type="float">
            <text:p>3923</text:p>
          </table:table-cell>
          <table:table-cell office:value-type="float" office:value="2460" calcext:value-type="float">
            <text:p>2460</text:p>
          </table:table-cell>
          <table:table-cell office:value-type="float" office:value="1463" calcext:value-type="float">
            <text:p>1463</text:p>
          </table:table-cell>
          <table:table-cell office:value-type="float" office:value="1375" calcext:value-type="float">
            <text:p>1375</text:p>
          </table:table-cell>
          <table:table-cell office:value-type="float" office:value="872" calcext:value-type="float">
            <text:p>872</text:p>
          </table:table-cell>
          <table:table-cell office:value-type="float" office:value="503" calcext:value-type="float">
            <text:p>5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1012" calcext:value-type="float">
            <text:p>1012</text:p>
          </table:table-cell>
          <table:table-cell office:value-type="float" office:value="626" calcext:value-type="float">
            <text:p>626</text:p>
          </table:table-cell>
          <table:table-cell office:value-type="float" office:value="386" calcext:value-type="float">
            <text:p>386</text:p>
          </table:table-cell>
          <table:table-cell office:value-type="float" office:value="323" calcext:value-type="float">
            <text:p>323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152" calcext:value-type="float">
            <text:p>152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568197" calcext:value-type="float">
            <text:p>568197</text:p>
          </table:table-cell>
          <table:table-cell office:value-type="float" office:value="315829" calcext:value-type="float">
            <text:p>315829</text:p>
          </table:table-cell>
          <table:table-cell office:value-type="float" office:value="252368" calcext:value-type="float">
            <text:p>252368</text:p>
          </table:table-cell>
          <table:table-cell office:value-type="float" office:value="317626" calcext:value-type="float">
            <text:p>317626</text:p>
          </table:table-cell>
          <table:table-cell office:value-type="float" office:value="175910" calcext:value-type="float">
            <text:p>175910</text:p>
          </table:table-cell>
          <table:table-cell office:value-type="float" office:value="141716" calcext:value-type="float">
            <text:p>1417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25004" calcext:value-type="float">
            <text:p>25004</text:p>
          </table:table-cell>
          <table:table-cell office:value-type="float" office:value="13785" calcext:value-type="float">
            <text:p>13785</text:p>
          </table:table-cell>
          <table:table-cell office:value-type="float" office:value="11219" calcext:value-type="float">
            <text:p>11219</text:p>
          </table:table-cell>
          <table:table-cell office:value-type="float" office:value="8429" calcext:value-type="float">
            <text:p>8429</text:p>
          </table:table-cell>
          <table:table-cell office:value-type="float" office:value="4706" calcext:value-type="float">
            <text:p>4706</text:p>
          </table:table-cell>
          <table:table-cell office:value-type="float" office:value="3723" calcext:value-type="float">
            <text:p>37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50703" calcext:value-type="float">
            <text:p>50703</text:p>
          </table:table-cell>
          <table:table-cell office:value-type="float" office:value="28617" calcext:value-type="float">
            <text:p>28617</text:p>
          </table:table-cell>
          <table:table-cell office:value-type="float" office:value="22086" calcext:value-type="float">
            <text:p>22086</text:p>
          </table:table-cell>
          <table:table-cell office:value-type="float" office:value="27002" calcext:value-type="float">
            <text:p>27002</text:p>
          </table:table-cell>
          <table:table-cell office:value-type="float" office:value="15298" calcext:value-type="float">
            <text:p>15298</text:p>
          </table:table-cell>
          <table:table-cell office:value-type="float" office:value="11704" calcext:value-type="float">
            <text:p>117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67384" calcext:value-type="float">
            <text:p>67384</text:p>
          </table:table-cell>
          <table:table-cell office:value-type="float" office:value="37664" calcext:value-type="float">
            <text:p>37664</text:p>
          </table:table-cell>
          <table:table-cell office:value-type="float" office:value="29720" calcext:value-type="float">
            <text:p>29720</text:p>
          </table:table-cell>
          <table:table-cell office:value-type="float" office:value="40533" calcext:value-type="float">
            <text:p>40533</text:p>
          </table:table-cell>
          <table:table-cell office:value-type="float" office:value="22212" calcext:value-type="float">
            <text:p>22212</text:p>
          </table:table-cell>
          <table:table-cell office:value-type="float" office:value="18321" calcext:value-type="float">
            <text:p>183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77573" calcext:value-type="float">
            <text:p>77573</text:p>
          </table:table-cell>
          <table:table-cell office:value-type="float" office:value="42597" calcext:value-type="float">
            <text:p>42597</text:p>
          </table:table-cell>
          <table:table-cell office:value-type="float" office:value="34976" calcext:value-type="float">
            <text:p>34976</text:p>
          </table:table-cell>
          <table:table-cell office:value-type="float" office:value="45309" calcext:value-type="float">
            <text:p>45309</text:p>
          </table:table-cell>
          <table:table-cell office:value-type="float" office:value="24049" calcext:value-type="float">
            <text:p>24049</text:p>
          </table:table-cell>
          <table:table-cell office:value-type="float" office:value="21260" calcext:value-type="float">
            <text:p>212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66009" calcext:value-type="float">
            <text:p>66009</text:p>
          </table:table-cell>
          <table:table-cell office:value-type="float" office:value="36132" calcext:value-type="float">
            <text:p>36132</text:p>
          </table:table-cell>
          <table:table-cell office:value-type="float" office:value="29877" calcext:value-type="float">
            <text:p>29877</text:p>
          </table:table-cell>
          <table:table-cell office:value-type="float" office:value="36469" calcext:value-type="float">
            <text:p>36469</text:p>
          </table:table-cell>
          <table:table-cell office:value-type="float" office:value="19500" calcext:value-type="float">
            <text:p>19500</text:p>
          </table:table-cell>
          <table:table-cell office:value-type="float" office:value="16969" calcext:value-type="float">
            <text:p>169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179091" calcext:value-type="float">
            <text:p>179091</text:p>
          </table:table-cell>
          <table:table-cell office:value-type="float" office:value="98508" calcext:value-type="float">
            <text:p>98508</text:p>
          </table:table-cell>
          <table:table-cell office:value-type="float" office:value="80583" calcext:value-type="float">
            <text:p>80583</text:p>
          </table:table-cell>
          <table:table-cell office:value-type="float" office:value="96533" calcext:value-type="float">
            <text:p>96533</text:p>
          </table:table-cell>
          <table:table-cell office:value-type="float" office:value="52276" calcext:value-type="float">
            <text:p>52276</text:p>
          </table:table-cell>
          <table:table-cell office:value-type="float" office:value="44257" calcext:value-type="float">
            <text:p>442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84674" calcext:value-type="float">
            <text:p>84674</text:p>
          </table:table-cell>
          <table:table-cell office:value-type="float" office:value="48347" calcext:value-type="float">
            <text:p>48347</text:p>
          </table:table-cell>
          <table:table-cell office:value-type="float" office:value="36327" calcext:value-type="float">
            <text:p>36327</text:p>
          </table:table-cell>
          <table:table-cell office:value-type="float" office:value="52507" calcext:value-type="float">
            <text:p>52507</text:p>
          </table:table-cell>
          <table:table-cell office:value-type="float" office:value="30841" calcext:value-type="float">
            <text:p>30841</text:p>
          </table:table-cell>
          <table:table-cell office:value-type="float" office:value="21666" calcext:value-type="float">
            <text:p>216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17633" calcext:value-type="float">
            <text:p>17633</text:p>
          </table:table-cell>
          <table:table-cell office:value-type="float" office:value="10112" calcext:value-type="float">
            <text:p>10112</text:p>
          </table:table-cell>
          <table:table-cell office:value-type="float" office:value="7521" calcext:value-type="float">
            <text:p>7521</text:p>
          </table:table-cell>
          <table:table-cell office:value-type="float" office:value="10782" calcext:value-type="float">
            <text:p>10782</text:p>
          </table:table-cell>
          <table:table-cell office:value-type="float" office:value="6995" calcext:value-type="float">
            <text:p>6995</text:p>
          </table:table-cell>
          <table:table-cell office:value-type="float" office:value="3787" calcext:value-type="float">
            <text:p>37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126" calcext:value-type="float">
            <text:p>126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1757756" calcext:value-type="float">
            <text:p>1757756</text:p>
          </table:table-cell>
          <table:table-cell office:value-type="float" office:value="982762" calcext:value-type="float">
            <text:p>982762</text:p>
          </table:table-cell>
          <table:table-cell office:value-type="float" office:value="774994" calcext:value-type="float">
            <text:p>774994</text:p>
          </table:table-cell>
          <table:table-cell office:value-type="float" office:value="187822" calcext:value-type="float">
            <text:p>187822</text:p>
          </table:table-cell>
          <table:table-cell office:value-type="float" office:value="109529" calcext:value-type="float">
            <text:p>109529</text:p>
          </table:table-cell>
          <table:table-cell office:value-type="float" office:value="78293" calcext:value-type="float">
            <text:p>782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102038" calcext:value-type="float">
            <text:p>102038</text:p>
          </table:table-cell>
          <table:table-cell office:value-type="float" office:value="53954" calcext:value-type="float">
            <text:p>53954</text:p>
          </table:table-cell>
          <table:table-cell office:value-type="float" office:value="48084" calcext:value-type="float">
            <text:p>48084</text:p>
          </table:table-cell>
          <table:table-cell office:value-type="float" office:value="4215" calcext:value-type="float">
            <text:p>4215</text:p>
          </table:table-cell>
          <table:table-cell office:value-type="float" office:value="2203" calcext:value-type="float">
            <text:p>2203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97841" calcext:value-type="float">
            <text:p>197841</text:p>
          </table:table-cell>
          <table:table-cell office:value-type="float" office:value="105926" calcext:value-type="float">
            <text:p>105926</text:p>
          </table:table-cell>
          <table:table-cell office:value-type="float" office:value="91915" calcext:value-type="float">
            <text:p>91915</text:p>
          </table:table-cell>
          <table:table-cell office:value-type="float" office:value="15904" calcext:value-type="float">
            <text:p>15904</text:p>
          </table:table-cell>
          <table:table-cell office:value-type="float" office:value="8455" calcext:value-type="float">
            <text:p>8455</text:p>
          </table:table-cell>
          <table:table-cell office:value-type="float" office:value="7449" calcext:value-type="float">
            <text:p>74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257667" calcext:value-type="float">
            <text:p>257667</text:p>
          </table:table-cell>
          <table:table-cell office:value-type="float" office:value="138282" calcext:value-type="float">
            <text:p>138282</text:p>
          </table:table-cell>
          <table:table-cell office:value-type="float" office:value="119385" calcext:value-type="float">
            <text:p>119385</text:p>
          </table:table-cell>
          <table:table-cell office:value-type="float" office:value="29527" calcext:value-type="float">
            <text:p>29527</text:p>
          </table:table-cell>
          <table:table-cell office:value-type="float" office:value="15281" calcext:value-type="float">
            <text:p>15281</text:p>
          </table:table-cell>
          <table:table-cell office:value-type="float" office:value="14246" calcext:value-type="float">
            <text:p>142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246349" calcext:value-type="float">
            <text:p>246349</text:p>
          </table:table-cell>
          <table:table-cell office:value-type="float" office:value="134185" calcext:value-type="float">
            <text:p>134185</text:p>
          </table:table-cell>
          <table:table-cell office:value-type="float" office:value="112164" calcext:value-type="float">
            <text:p>112164</text:p>
          </table:table-cell>
          <table:table-cell office:value-type="float" office:value="30022" calcext:value-type="float">
            <text:p>30022</text:p>
          </table:table-cell>
          <table:table-cell office:value-type="float" office:value="16609" calcext:value-type="float">
            <text:p>16609</text:p>
          </table:table-cell>
          <table:table-cell office:value-type="float" office:value="13413" calcext:value-type="float">
            <text:p>134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193562" calcext:value-type="float">
            <text:p>193562</text:p>
          </table:table-cell>
          <table:table-cell office:value-type="float" office:value="105612" calcext:value-type="float">
            <text:p>105612</text:p>
          </table:table-cell>
          <table:table-cell office:value-type="float" office:value="87950" calcext:value-type="float">
            <text:p>87950</text:p>
          </table:table-cell>
          <table:table-cell office:value-type="float" office:value="22692" calcext:value-type="float">
            <text:p>22692</text:p>
          </table:table-cell>
          <table:table-cell office:value-type="float" office:value="12905" calcext:value-type="float">
            <text:p>12905</text:p>
          </table:table-cell>
          <table:table-cell office:value-type="float" office:value="9787" calcext:value-type="float">
            <text:p>97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499640" calcext:value-type="float">
            <text:p>499640</text:p>
          </table:table-cell>
          <table:table-cell office:value-type="float" office:value="286633" calcext:value-type="float">
            <text:p>286633</text:p>
          </table:table-cell>
          <table:table-cell office:value-type="float" office:value="213007" calcext:value-type="float">
            <text:p>213007</text:p>
          </table:table-cell>
          <table:table-cell office:value-type="float" office:value="55013" calcext:value-type="float">
            <text:p>55013</text:p>
          </table:table-cell>
          <table:table-cell office:value-type="float" office:value="33589" calcext:value-type="float">
            <text:p>33589</text:p>
          </table:table-cell>
          <table:table-cell office:value-type="float" office:value="21424" calcext:value-type="float">
            <text:p>214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210390" calcext:value-type="float">
            <text:p>210390</text:p>
          </table:table-cell>
          <table:table-cell office:value-type="float" office:value="127371" calcext:value-type="float">
            <text:p>127371</text:p>
          </table:table-cell>
          <table:table-cell office:value-type="float" office:value="83019" calcext:value-type="float">
            <text:p>83019</text:p>
          </table:table-cell>
          <table:table-cell office:value-type="float" office:value="24489" calcext:value-type="float">
            <text:p>24489</text:p>
          </table:table-cell>
          <table:table-cell office:value-type="float" office:value="16063" calcext:value-type="float">
            <text:p>16063</text:p>
          </table:table-cell>
          <table:table-cell office:value-type="float" office:value="8426" calcext:value-type="float">
            <text:p>84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47308" calcext:value-type="float">
            <text:p>47308</text:p>
          </table:table-cell>
          <table:table-cell office:value-type="float" office:value="29066" calcext:value-type="float">
            <text:p>29066</text:p>
          </table:table-cell>
          <table:table-cell office:value-type="float" office:value="18242" calcext:value-type="float">
            <text:p>18242</text:p>
          </table:table-cell>
          <table:table-cell office:value-type="float" office:value="5732" calcext:value-type="float">
            <text:p>5732</text:p>
          </table:table-cell>
          <table:table-cell office:value-type="float" office:value="4297" calcext:value-type="float">
            <text:p>4297</text:p>
          </table:table-cell>
          <table:table-cell office:value-type="float" office:value="1435" calcext:value-type="float">
            <text:p>14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2961" calcext:value-type="float">
            <text:p>2961</text:p>
          </table:table-cell>
          <table:table-cell office:value-type="float" office:value="1733" calcext:value-type="float">
            <text:p>1733</text:p>
          </table:table-cell>
          <table:table-cell office:value-type="float" office:value="1228" calcext:value-type="float">
            <text:p>1228</text:p>
          </table:table-cell>
          <table:table-cell office:value-type="float" office:value="228" calcext:value-type="float">
            <text:p>228</text:p>
          </table:table-cell>
          <table:table-cell office:value-type="float" office:value="127" calcext:value-type="float">
            <text:p>127</text:p>
          </table:table-cell>
          <table:table-cell office:value-type="float" office:value="101" calcext:value-type="float">
            <text:p>1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835231" calcext:value-type="float">
            <text:p>835231</text:p>
          </table:table-cell>
          <table:table-cell office:value-type="float" office:value="467968" calcext:value-type="float">
            <text:p>467968</text:p>
          </table:table-cell>
          <table:table-cell office:value-type="float" office:value="367263" calcext:value-type="float">
            <text:p>367263</text:p>
          </table:table-cell>
          <table:table-cell office:value-type="float" office:value="70611" calcext:value-type="float">
            <text:p>70611</text:p>
          </table:table-cell>
          <table:table-cell office:value-type="float" office:value="42893" calcext:value-type="float">
            <text:p>42893</text:p>
          </table:table-cell>
          <table:table-cell office:value-type="float" office:value="27718" calcext:value-type="float">
            <text:p>277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57627" calcext:value-type="float">
            <text:p>57627</text:p>
          </table:table-cell>
          <table:table-cell office:value-type="float" office:value="30381" calcext:value-type="float">
            <text:p>30381</text:p>
          </table:table-cell>
          <table:table-cell office:value-type="float" office:value="27246" calcext:value-type="float">
            <text:p>27246</text:p>
          </table:table-cell>
          <table:table-cell office:value-type="float" office:value="1803" calcext:value-type="float">
            <text:p>1803</text:p>
          </table:table-cell>
          <table:table-cell office:value-type="float" office:value="938" calcext:value-type="float">
            <text:p>938</text:p>
          </table:table-cell>
          <table:table-cell office:value-type="float" office:value="865" calcext:value-type="float">
            <text:p>8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07974" calcext:value-type="float">
            <text:p>107974</text:p>
          </table:table-cell>
          <table:table-cell office:value-type="float" office:value="57095" calcext:value-type="float">
            <text:p>57095</text:p>
          </table:table-cell>
          <table:table-cell office:value-type="float" office:value="50879" calcext:value-type="float">
            <text:p>50879</text:p>
          </table:table-cell>
          <table:table-cell office:value-type="float" office:value="7482" calcext:value-type="float">
            <text:p>7482</text:p>
          </table:table-cell>
          <table:table-cell office:value-type="float" office:value="3936" calcext:value-type="float">
            <text:p>3936</text:p>
          </table:table-cell>
          <table:table-cell office:value-type="float" office:value="3546" calcext:value-type="float">
            <text:p>35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133771" calcext:value-type="float">
            <text:p>133771</text:p>
          </table:table-cell>
          <table:table-cell office:value-type="float" office:value="71401" calcext:value-type="float">
            <text:p>71401</text:p>
          </table:table-cell>
          <table:table-cell office:value-type="float" office:value="62370" calcext:value-type="float">
            <text:p>62370</text:p>
          </table:table-cell>
          <table:table-cell office:value-type="float" office:value="14319" calcext:value-type="float">
            <text:p>14319</text:p>
          </table:table-cell>
          <table:table-cell office:value-type="float" office:value="7686" calcext:value-type="float">
            <text:p>7686</text:p>
          </table:table-cell>
          <table:table-cell office:value-type="float" office:value="6633" calcext:value-type="float">
            <text:p>66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116326" calcext:value-type="float">
            <text:p>116326</text:p>
          </table:table-cell>
          <table:table-cell office:value-type="float" office:value="63329" calcext:value-type="float">
            <text:p>63329</text:p>
          </table:table-cell>
          <table:table-cell office:value-type="float" office:value="52997" calcext:value-type="float">
            <text:p>52997</text:p>
          </table:table-cell>
          <table:table-cell office:value-type="float" office:value="12656" calcext:value-type="float">
            <text:p>12656</text:p>
          </table:table-cell>
          <table:table-cell office:value-type="float" office:value="7192" calcext:value-type="float">
            <text:p>7192</text:p>
          </table:table-cell>
          <table:table-cell office:value-type="float" office:value="5464" calcext:value-type="float">
            <text:p>54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86512" calcext:value-type="float">
            <text:p>86512</text:p>
          </table:table-cell>
          <table:table-cell office:value-type="float" office:value="48421" calcext:value-type="float">
            <text:p>48421</text:p>
          </table:table-cell>
          <table:table-cell office:value-type="float" office:value="38091" calcext:value-type="float">
            <text:p>38091</text:p>
          </table:table-cell>
          <table:table-cell office:value-type="float" office:value="8638" calcext:value-type="float">
            <text:p>8638</text:p>
          </table:table-cell>
          <table:table-cell office:value-type="float" office:value="5248" calcext:value-type="float">
            <text:p>5248</text:p>
          </table:table-cell>
          <table:table-cell office:value-type="float" office:value="3390" calcext:value-type="float">
            <text:p>33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221450" calcext:value-type="float">
            <text:p>221450</text:p>
          </table:table-cell>
          <table:table-cell office:value-type="float" office:value="129825" calcext:value-type="float">
            <text:p>129825</text:p>
          </table:table-cell>
          <table:table-cell office:value-type="float" office:value="91625" calcext:value-type="float">
            <text:p>91625</text:p>
          </table:table-cell>
          <table:table-cell office:value-type="float" office:value="18177" calcext:value-type="float">
            <text:p>18177</text:p>
          </table:table-cell>
          <table:table-cell office:value-type="float" office:value="12304" calcext:value-type="float">
            <text:p>12304</text:p>
          </table:table-cell>
          <table:table-cell office:value-type="float" office:value="5873" calcext:value-type="float">
            <text:p>58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89110" calcext:value-type="float">
            <text:p>89110</text:p>
          </table:table-cell>
          <table:table-cell office:value-type="float" office:value="54017" calcext:value-type="float">
            <text:p>54017</text:p>
          </table:table-cell>
          <table:table-cell office:value-type="float" office:value="35093" calcext:value-type="float">
            <text:p>35093</text:p>
          </table:table-cell>
          <table:table-cell office:value-type="float" office:value="6182" calcext:value-type="float">
            <text:p>6182</text:p>
          </table:table-cell>
          <table:table-cell office:value-type="float" office:value="4552" calcext:value-type="float">
            <text:p>4552</text:p>
          </table:table-cell>
          <table:table-cell office:value-type="float" office:value="1630" calcext:value-type="float">
            <text:p>16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21325" calcext:value-type="float">
            <text:p>21325</text:p>
          </table:table-cell>
          <table:table-cell office:value-type="float" office:value="12863" calcext:value-type="float">
            <text:p>12863</text:p>
          </table:table-cell>
          <table:table-cell office:value-type="float" office:value="8462" calcext:value-type="float">
            <text:p>8462</text:p>
          </table:table-cell>
          <table:table-cell office:value-type="float" office:value="1292" calcext:value-type="float">
            <text:p>1292</text:p>
          </table:table-cell>
          <table:table-cell office:value-type="float" office:value="1010" calcext:value-type="float">
            <text:p>1010</text:p>
          </table:table-cell>
          <table:table-cell office:value-type="float" office:value="282" calcext:value-type="float">
            <text:p>2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1136" calcext:value-type="float">
            <text:p>1136</text:p>
          </table:table-cell>
          <table:table-cell office:value-type="float" office:value="636" calcext:value-type="float">
            <text:p>636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922525" calcext:value-type="float">
            <text:p>922525</text:p>
          </table:table-cell>
          <table:table-cell office:value-type="float" office:value="514794" calcext:value-type="float">
            <text:p>514794</text:p>
          </table:table-cell>
          <table:table-cell office:value-type="float" office:value="407731" calcext:value-type="float">
            <text:p>407731</text:p>
          </table:table-cell>
          <table:table-cell office:value-type="float" office:value="117211" calcext:value-type="float">
            <text:p>117211</text:p>
          </table:table-cell>
          <table:table-cell office:value-type="float" office:value="66636" calcext:value-type="float">
            <text:p>66636</text:p>
          </table:table-cell>
          <table:table-cell office:value-type="float" office:value="50575" calcext:value-type="float">
            <text:p>505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44411" calcext:value-type="float">
            <text:p>44411</text:p>
          </table:table-cell>
          <table:table-cell office:value-type="float" office:value="23573" calcext:value-type="float">
            <text:p>23573</text:p>
          </table:table-cell>
          <table:table-cell office:value-type="float" office:value="20838" calcext:value-type="float">
            <text:p>20838</text:p>
          </table:table-cell>
          <table:table-cell office:value-type="float" office:value="2412" calcext:value-type="float">
            <text:p>2412</text:p>
          </table:table-cell>
          <table:table-cell office:value-type="float" office:value="1265" calcext:value-type="float">
            <text:p>1265</text:p>
          </table:table-cell>
          <table:table-cell office:value-type="float" office:value="1147" calcext:value-type="float">
            <text:p>11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89867" calcext:value-type="float">
            <text:p>89867</text:p>
          </table:table-cell>
          <table:table-cell office:value-type="float" office:value="48831" calcext:value-type="float">
            <text:p>48831</text:p>
          </table:table-cell>
          <table:table-cell office:value-type="float" office:value="41036" calcext:value-type="float">
            <text:p>41036</text:p>
          </table:table-cell>
          <table:table-cell office:value-type="float" office:value="8422" calcext:value-type="float">
            <text:p>8422</text:p>
          </table:table-cell>
          <table:table-cell office:value-type="float" office:value="4519" calcext:value-type="float">
            <text:p>4519</text:p>
          </table:table-cell>
          <table:table-cell office:value-type="float" office:value="3903" calcext:value-type="float">
            <text:p>39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123896" calcext:value-type="float">
            <text:p>123896</text:p>
          </table:table-cell>
          <table:table-cell office:value-type="float" office:value="66881" calcext:value-type="float">
            <text:p>66881</text:p>
          </table:table-cell>
          <table:table-cell office:value-type="float" office:value="57015" calcext:value-type="float">
            <text:p>57015</text:p>
          </table:table-cell>
          <table:table-cell office:value-type="float" office:value="15208" calcext:value-type="float">
            <text:p>15208</text:p>
          </table:table-cell>
          <table:table-cell office:value-type="float" office:value="7595" calcext:value-type="float">
            <text:p>7595</text:p>
          </table:table-cell>
          <table:table-cell office:value-type="float" office:value="7613" calcext:value-type="float">
            <text:p>76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130023" calcext:value-type="float">
            <text:p>130023</text:p>
          </table:table-cell>
          <table:table-cell office:value-type="float" office:value="70856" calcext:value-type="float">
            <text:p>70856</text:p>
          </table:table-cell>
          <table:table-cell office:value-type="float" office:value="59167" calcext:value-type="float">
            <text:p>59167</text:p>
          </table:table-cell>
          <table:table-cell office:value-type="float" office:value="17366" calcext:value-type="float">
            <text:p>17366</text:p>
          </table:table-cell>
          <table:table-cell office:value-type="float" office:value="9417" calcext:value-type="float">
            <text:p>9417</text:p>
          </table:table-cell>
          <table:table-cell office:value-type="float" office:value="7949" calcext:value-type="float">
            <text:p>79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107050" calcext:value-type="float">
            <text:p>107050</text:p>
          </table:table-cell>
          <table:table-cell office:value-type="float" office:value="57191" calcext:value-type="float">
            <text:p>57191</text:p>
          </table:table-cell>
          <table:table-cell office:value-type="float" office:value="49859" calcext:value-type="float">
            <text:p>49859</text:p>
          </table:table-cell>
          <table:table-cell office:value-type="float" office:value="14054" calcext:value-type="float">
            <text:p>14054</text:p>
          </table:table-cell>
          <table:table-cell office:value-type="float" office:value="7657" calcext:value-type="float">
            <text:p>7657</text:p>
          </table:table-cell>
          <table:table-cell office:value-type="float" office:value="6397" calcext:value-type="float">
            <text:p>63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278190" calcext:value-type="float">
            <text:p>278190</text:p>
          </table:table-cell>
          <table:table-cell office:value-type="float" office:value="156808" calcext:value-type="float">
            <text:p>156808</text:p>
          </table:table-cell>
          <table:table-cell office:value-type="float" office:value="121382" calcext:value-type="float">
            <text:p>121382</text:p>
          </table:table-cell>
          <table:table-cell office:value-type="float" office:value="36836" calcext:value-type="float">
            <text:p>36836</text:p>
          </table:table-cell>
          <table:table-cell office:value-type="float" office:value="21285" calcext:value-type="float">
            <text:p>21285</text:p>
          </table:table-cell>
          <table:table-cell office:value-type="float" office:value="15551" calcext:value-type="float">
            <text:p>155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121280" calcext:value-type="float">
            <text:p>121280</text:p>
          </table:table-cell>
          <table:table-cell office:value-type="float" office:value="73354" calcext:value-type="float">
            <text:p>73354</text:p>
          </table:table-cell>
          <table:table-cell office:value-type="float" office:value="47926" calcext:value-type="float">
            <text:p>47926</text:p>
          </table:table-cell>
          <table:table-cell office:value-type="float" office:value="18307" calcext:value-type="float">
            <text:p>18307</text:p>
          </table:table-cell>
          <table:table-cell office:value-type="float" office:value="11511" calcext:value-type="float">
            <text:p>11511</text:p>
          </table:table-cell>
          <table:table-cell office:value-type="float" office:value="6796" calcext:value-type="float">
            <text:p>67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25983" calcext:value-type="float">
            <text:p>25983</text:p>
          </table:table-cell>
          <table:table-cell office:value-type="float" office:value="16203" calcext:value-type="float">
            <text:p>16203</text:p>
          </table:table-cell>
          <table:table-cell office:value-type="float" office:value="9780" calcext:value-type="float">
            <text:p>9780</text:p>
          </table:table-cell>
          <table:table-cell office:value-type="float" office:value="4440" calcext:value-type="float">
            <text:p>4440</text:p>
          </table:table-cell>
          <table:table-cell office:value-type="float" office:value="3287" calcext:value-type="float">
            <text:p>3287</text:p>
          </table:table-cell>
          <table:table-cell office:value-type="float" office:value="1153" calcext:value-type="float">
            <text:p>11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1825" calcext:value-type="float">
            <text:p>1825</text:p>
          </table:table-cell>
          <table:table-cell office:value-type="float" office:value="1097" calcext:value-type="float">
            <text:p>1097</text:p>
          </table:table-cell>
          <table:table-cell office:value-type="float" office:value="728" calcext:value-type="float">
            <text:p>728</text:p>
          </table:table-cell>
          <table:table-cell office:value-type="float" office:value="166" calcext:value-type="float">
            <text:p>166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5627361" calcext:value-type="float">
            <text:p>5627361</text:p>
          </table:table-cell>
          <table:table-cell office:value-type="float" office:value="3257645" calcext:value-type="float">
            <text:p>3257645</text:p>
          </table:table-cell>
          <table:table-cell office:value-type="float" office:value="2369716" calcext:value-type="float">
            <text:p>2369716</text:p>
          </table:table-cell>
          <table:table-cell office:value-type="float" office:value="1170571" calcext:value-type="float">
            <text:p>1170571</text:p>
          </table:table-cell>
          <table:table-cell office:value-type="float" office:value="681228" calcext:value-type="float">
            <text:p>681228</text:p>
          </table:table-cell>
          <table:table-cell office:value-type="float" office:value="489343" calcext:value-type="float">
            <text:p>4893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232580" calcext:value-type="float">
            <text:p>232580</text:p>
          </table:table-cell>
          <table:table-cell office:value-type="float" office:value="128807" calcext:value-type="float">
            <text:p>128807</text:p>
          </table:table-cell>
          <table:table-cell office:value-type="float" office:value="103773" calcext:value-type="float">
            <text:p>103773</text:p>
          </table:table-cell>
          <table:table-cell office:value-type="float" office:value="17696" calcext:value-type="float">
            <text:p>17696</text:p>
          </table:table-cell>
          <table:table-cell office:value-type="float" office:value="9971" calcext:value-type="float">
            <text:p>9971</text:p>
          </table:table-cell>
          <table:table-cell office:value-type="float" office:value="7725" calcext:value-type="float">
            <text:p>77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573540" calcext:value-type="float">
            <text:p>573540</text:p>
          </table:table-cell>
          <table:table-cell office:value-type="float" office:value="321082" calcext:value-type="float">
            <text:p>321082</text:p>
          </table:table-cell>
          <table:table-cell office:value-type="float" office:value="252458" calcext:value-type="float">
            <text:p>252458</text:p>
          </table:table-cell>
          <table:table-cell office:value-type="float" office:value="97509" calcext:value-type="float">
            <text:p>97509</text:p>
          </table:table-cell>
          <table:table-cell office:value-type="float" office:value="54690" calcext:value-type="float">
            <text:p>54690</text:p>
          </table:table-cell>
          <table:table-cell office:value-type="float" office:value="42819" calcext:value-type="float">
            <text:p>428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843906" calcext:value-type="float">
            <text:p>843906</text:p>
          </table:table-cell>
          <table:table-cell office:value-type="float" office:value="473191" calcext:value-type="float">
            <text:p>473191</text:p>
          </table:table-cell>
          <table:table-cell office:value-type="float" office:value="370715" calcext:value-type="float">
            <text:p>370715</text:p>
          </table:table-cell>
          <table:table-cell office:value-type="float" office:value="195948" calcext:value-type="float">
            <text:p>195948</text:p>
          </table:table-cell>
          <table:table-cell office:value-type="float" office:value="107958" calcext:value-type="float">
            <text:p>107958</text:p>
          </table:table-cell>
          <table:table-cell office:value-type="float" office:value="87990" calcext:value-type="float">
            <text:p>879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835396" calcext:value-type="float">
            <text:p>835396</text:p>
          </table:table-cell>
          <table:table-cell office:value-type="float" office:value="457872" calcext:value-type="float">
            <text:p>457872</text:p>
          </table:table-cell>
          <table:table-cell office:value-type="float" office:value="377524" calcext:value-type="float">
            <text:p>377524</text:p>
          </table:table-cell>
          <table:table-cell office:value-type="float" office:value="187590" calcext:value-type="float">
            <text:p>187590</text:p>
          </table:table-cell>
          <table:table-cell office:value-type="float" office:value="101018" calcext:value-type="float">
            <text:p>101018</text:p>
          </table:table-cell>
          <table:table-cell office:value-type="float" office:value="86572" calcext:value-type="float">
            <text:p>865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689360" calcext:value-type="float">
            <text:p>689360</text:p>
          </table:table-cell>
          <table:table-cell office:value-type="float" office:value="383152" calcext:value-type="float">
            <text:p>383152</text:p>
          </table:table-cell>
          <table:table-cell office:value-type="float" office:value="306208" calcext:value-type="float">
            <text:p>306208</text:p>
          </table:table-cell>
          <table:table-cell office:value-type="float" office:value="148462" calcext:value-type="float">
            <text:p>148462</text:p>
          </table:table-cell>
          <table:table-cell office:value-type="float" office:value="81924" calcext:value-type="float">
            <text:p>81924</text:p>
          </table:table-cell>
          <table:table-cell office:value-type="float" office:value="66538" calcext:value-type="float">
            <text:p>665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1653253" calcext:value-type="float">
            <text:p>1653253</text:p>
          </table:table-cell>
          <table:table-cell office:value-type="float" office:value="983243" calcext:value-type="float">
            <text:p>983243</text:p>
          </table:table-cell>
          <table:table-cell office:value-type="float" office:value="670010" calcext:value-type="float">
            <text:p>670010</text:p>
          </table:table-cell>
          <table:table-cell office:value-type="float" office:value="340304" calcext:value-type="float">
            <text:p>340304</text:p>
          </table:table-cell>
          <table:table-cell office:value-type="float" office:value="202216" calcext:value-type="float">
            <text:p>202216</text:p>
          </table:table-cell>
          <table:table-cell office:value-type="float" office:value="138088" calcext:value-type="float">
            <text:p>1380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661002" calcext:value-type="float">
            <text:p>661002</text:p>
          </table:table-cell>
          <table:table-cell office:value-type="float" office:value="421351" calcext:value-type="float">
            <text:p>421351</text:p>
          </table:table-cell>
          <table:table-cell office:value-type="float" office:value="239651" calcext:value-type="float">
            <text:p>239651</text:p>
          </table:table-cell>
          <table:table-cell office:value-type="float" office:value="152180" calcext:value-type="float">
            <text:p>152180</text:p>
          </table:table-cell>
          <table:table-cell office:value-type="float" office:value="100145" calcext:value-type="float">
            <text:p>100145</text:p>
          </table:table-cell>
          <table:table-cell office:value-type="float" office:value="52035" calcext:value-type="float">
            <text:p>520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131886" calcext:value-type="float">
            <text:p>131886</text:p>
          </table:table-cell>
          <table:table-cell office:value-type="float" office:value="85378" calcext:value-type="float">
            <text:p>85378</text:p>
          </table:table-cell>
          <table:table-cell office:value-type="float" office:value="46508" calcext:value-type="float">
            <text:p>46508</text:p>
          </table:table-cell>
          <table:table-cell office:value-type="float" office:value="29431" calcext:value-type="float">
            <text:p>29431</text:p>
          </table:table-cell>
          <table:table-cell office:value-type="float" office:value="22475" calcext:value-type="float">
            <text:p>22475</text:p>
          </table:table-cell>
          <table:table-cell office:value-type="float" office:value="6956" calcext:value-type="float">
            <text:p>69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6438" calcext:value-type="float">
            <text:p>6438</text:p>
          </table:table-cell>
          <table:table-cell office:value-type="float" office:value="3569" calcext:value-type="float">
            <text:p>3569</text:p>
          </table:table-cell>
          <table:table-cell office:value-type="float" office:value="2869" calcext:value-type="float">
            <text:p>2869</text:p>
          </table:table-cell>
          <table:table-cell office:value-type="float" office:value="1451" calcext:value-type="float">
            <text:p>1451</text:p>
          </table:table-cell>
          <table:table-cell office:value-type="float" office:value="831" calcext:value-type="float">
            <text:p>831</text:p>
          </table:table-cell>
          <table:table-cell office:value-type="float" office:value="620" calcext:value-type="float">
            <text:p>6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2757542" calcext:value-type="float">
            <text:p>2757542</text:p>
          </table:table-cell>
          <table:table-cell office:value-type="float" office:value="1651753" calcext:value-type="float">
            <text:p>1651753</text:p>
          </table:table-cell>
          <table:table-cell office:value-type="float" office:value="1105789" calcext:value-type="float">
            <text:p>1105789</text:p>
          </table:table-cell>
          <table:table-cell office:value-type="float" office:value="562967" calcext:value-type="float">
            <text:p>562967</text:p>
          </table:table-cell>
          <table:table-cell office:value-type="float" office:value="344293" calcext:value-type="float">
            <text:p>344293</text:p>
          </table:table-cell>
          <table:table-cell office:value-type="float" office:value="218674" calcext:value-type="float">
            <text:p>2186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132897" calcext:value-type="float">
            <text:p>132897</text:p>
          </table:table-cell>
          <table:table-cell office:value-type="float" office:value="73068" calcext:value-type="float">
            <text:p>73068</text:p>
          </table:table-cell>
          <table:table-cell office:value-type="float" office:value="59829" calcext:value-type="float">
            <text:p>59829</text:p>
          </table:table-cell>
          <table:table-cell office:value-type="float" office:value="7186" calcext:value-type="float">
            <text:p>7186</text:p>
          </table:table-cell>
          <table:table-cell office:value-type="float" office:value="4100" calcext:value-type="float">
            <text:p>4100</text:p>
          </table:table-cell>
          <table:table-cell office:value-type="float" office:value="3086" calcext:value-type="float">
            <text:p>30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344734" calcext:value-type="float">
            <text:p>344734</text:p>
          </table:table-cell>
          <table:table-cell office:value-type="float" office:value="192287" calcext:value-type="float">
            <text:p>192287</text:p>
          </table:table-cell>
          <table:table-cell office:value-type="float" office:value="152447" calcext:value-type="float">
            <text:p>152447</text:p>
          </table:table-cell>
          <table:table-cell office:value-type="float" office:value="60140" calcext:value-type="float">
            <text:p>60140</text:p>
          </table:table-cell>
          <table:table-cell office:value-type="float" office:value="33646" calcext:value-type="float">
            <text:p>33646</text:p>
          </table:table-cell>
          <table:table-cell office:value-type="float" office:value="26494" calcext:value-type="float">
            <text:p>264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498438" calcext:value-type="float">
            <text:p>498438</text:p>
          </table:table-cell>
          <table:table-cell office:value-type="float" office:value="280067" calcext:value-type="float">
            <text:p>280067</text:p>
          </table:table-cell>
          <table:table-cell office:value-type="float" office:value="218371" calcext:value-type="float">
            <text:p>218371</text:p>
          </table:table-cell>
          <table:table-cell office:value-type="float" office:value="130066" calcext:value-type="float">
            <text:p>130066</text:p>
          </table:table-cell>
          <table:table-cell office:value-type="float" office:value="72121" calcext:value-type="float">
            <text:p>72121</text:p>
          </table:table-cell>
          <table:table-cell office:value-type="float" office:value="57945" calcext:value-type="float">
            <text:p>579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449875" calcext:value-type="float">
            <text:p>449875</text:p>
          </table:table-cell>
          <table:table-cell office:value-type="float" office:value="252150" calcext:value-type="float">
            <text:p>252150</text:p>
          </table:table-cell>
          <table:table-cell office:value-type="float" office:value="197725" calcext:value-type="float">
            <text:p>197725</text:p>
          </table:table-cell>
          <table:table-cell office:value-type="float" office:value="111679" calcext:value-type="float">
            <text:p>111679</text:p>
          </table:table-cell>
          <table:table-cell office:value-type="float" office:value="61721" calcext:value-type="float">
            <text:p>61721</text:p>
          </table:table-cell>
          <table:table-cell office:value-type="float" office:value="49958" calcext:value-type="float">
            <text:p>499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332886" calcext:value-type="float">
            <text:p>332886</text:p>
          </table:table-cell>
          <table:table-cell office:value-type="float" office:value="194716" calcext:value-type="float">
            <text:p>194716</text:p>
          </table:table-cell>
          <table:table-cell office:value-type="float" office:value="138170" calcext:value-type="float">
            <text:p>138170</text:p>
          </table:table-cell>
          <table:table-cell office:value-type="float" office:value="74716" calcext:value-type="float">
            <text:p>74716</text:p>
          </table:table-cell>
          <table:table-cell office:value-type="float" office:value="44119" calcext:value-type="float">
            <text:p>44119</text:p>
          </table:table-cell>
          <table:table-cell office:value-type="float" office:value="30597" calcext:value-type="float">
            <text:p>305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708979" calcext:value-type="float">
            <text:p>708979</text:p>
          </table:table-cell>
          <table:table-cell office:value-type="float" office:value="456123" calcext:value-type="float">
            <text:p>456123</text:p>
          </table:table-cell>
          <table:table-cell office:value-type="float" office:value="252856" calcext:value-type="float">
            <text:p>252856</text:p>
          </table:table-cell>
          <table:table-cell office:value-type="float" office:value="132932" calcext:value-type="float">
            <text:p>132932</text:p>
          </table:table-cell>
          <table:table-cell office:value-type="float" office:value="90459" calcext:value-type="float">
            <text:p>90459</text:p>
          </table:table-cell>
          <table:table-cell office:value-type="float" office:value="42473" calcext:value-type="float">
            <text:p>424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237189" calcext:value-type="float">
            <text:p>237189</text:p>
          </table:table-cell>
          <table:table-cell office:value-type="float" office:value="167562" calcext:value-type="float">
            <text:p>167562</text:p>
          </table:table-cell>
          <table:table-cell office:value-type="float" office:value="69627" calcext:value-type="float">
            <text:p>69627</text:p>
          </table:table-cell>
          <table:table-cell office:value-type="float" office:value="38681" calcext:value-type="float">
            <text:p>38681</text:p>
          </table:table-cell>
          <table:table-cell office:value-type="float" office:value="31754" calcext:value-type="float">
            <text:p>31754</text:p>
          </table:table-cell>
          <table:table-cell office:value-type="float" office:value="6927" calcext:value-type="float">
            <text:p>69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49155" calcext:value-type="float">
            <text:p>49155</text:p>
          </table:table-cell>
          <table:table-cell office:value-type="float" office:value="33877" calcext:value-type="float">
            <text:p>33877</text:p>
          </table:table-cell>
          <table:table-cell office:value-type="float" office:value="15278" calcext:value-type="float">
            <text:p>15278</text:p>
          </table:table-cell>
          <table:table-cell office:value-type="float" office:value="6806" calcext:value-type="float">
            <text:p>6806</text:p>
          </table:table-cell>
          <table:table-cell office:value-type="float" office:value="5926" calcext:value-type="float">
            <text:p>5926</text:p>
          </table:table-cell>
          <table:table-cell office:value-type="float" office:value="880" calcext:value-type="float">
            <text:p>8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3389" calcext:value-type="float">
            <text:p>3389</text:p>
          </table:table-cell>
          <table:table-cell office:value-type="float" office:value="1903" calcext:value-type="float">
            <text:p>1903</text:p>
          </table:table-cell>
          <table:table-cell office:value-type="float" office:value="1486" calcext:value-type="float">
            <text:p>1486</text:p>
          </table:table-cell>
          <table:table-cell office:value-type="float" office:value="761" calcext:value-type="float">
            <text:p>761</text:p>
          </table:table-cell>
          <table:table-cell office:value-type="float" office:value="447" calcext:value-type="float">
            <text:p>447</text:p>
          </table:table-cell>
          <table:table-cell office:value-type="float" office:value="314" calcext:value-type="float">
            <text:p>3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2869819" calcext:value-type="float">
            <text:p>2869819</text:p>
          </table:table-cell>
          <table:table-cell office:value-type="float" office:value="1605892" calcext:value-type="float">
            <text:p>1605892</text:p>
          </table:table-cell>
          <table:table-cell office:value-type="float" office:value="1263927" calcext:value-type="float">
            <text:p>1263927</text:p>
          </table:table-cell>
          <table:table-cell office:value-type="float" office:value="607604" calcext:value-type="float">
            <text:p>607604</text:p>
          </table:table-cell>
          <table:table-cell office:value-type="float" office:value="336935" calcext:value-type="float">
            <text:p>336935</text:p>
          </table:table-cell>
          <table:table-cell office:value-type="float" office:value="270669" calcext:value-type="float">
            <text:p>2706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99683" calcext:value-type="float">
            <text:p>99683</text:p>
          </table:table-cell>
          <table:table-cell office:value-type="float" office:value="55739" calcext:value-type="float">
            <text:p>55739</text:p>
          </table:table-cell>
          <table:table-cell office:value-type="float" office:value="43944" calcext:value-type="float">
            <text:p>43944</text:p>
          </table:table-cell>
          <table:table-cell office:value-type="float" office:value="10510" calcext:value-type="float">
            <text:p>10510</text:p>
          </table:table-cell>
          <table:table-cell office:value-type="float" office:value="5871" calcext:value-type="float">
            <text:p>5871</text:p>
          </table:table-cell>
          <table:table-cell office:value-type="float" office:value="4639" calcext:value-type="float">
            <text:p>46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228806" calcext:value-type="float">
            <text:p>228806</text:p>
          </table:table-cell>
          <table:table-cell office:value-type="float" office:value="128795" calcext:value-type="float">
            <text:p>128795</text:p>
          </table:table-cell>
          <table:table-cell office:value-type="float" office:value="100011" calcext:value-type="float">
            <text:p>100011</text:p>
          </table:table-cell>
          <table:table-cell office:value-type="float" office:value="37369" calcext:value-type="float">
            <text:p>37369</text:p>
          </table:table-cell>
          <table:table-cell office:value-type="float" office:value="21044" calcext:value-type="float">
            <text:p>21044</text:p>
          </table:table-cell>
          <table:table-cell office:value-type="float" office:value="16325" calcext:value-type="float">
            <text:p>163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345468" calcext:value-type="float">
            <text:p>345468</text:p>
          </table:table-cell>
          <table:table-cell office:value-type="float" office:value="193124" calcext:value-type="float">
            <text:p>193124</text:p>
          </table:table-cell>
          <table:table-cell office:value-type="float" office:value="152344" calcext:value-type="float">
            <text:p>152344</text:p>
          </table:table-cell>
          <table:table-cell office:value-type="float" office:value="65882" calcext:value-type="float">
            <text:p>65882</text:p>
          </table:table-cell>
          <table:table-cell office:value-type="float" office:value="35837" calcext:value-type="float">
            <text:p>35837</text:p>
          </table:table-cell>
          <table:table-cell office:value-type="float" office:value="30045" calcext:value-type="float">
            <text:p>300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385521" calcext:value-type="float">
            <text:p>385521</text:p>
          </table:table-cell>
          <table:table-cell office:value-type="float" office:value="205722" calcext:value-type="float">
            <text:p>205722</text:p>
          </table:table-cell>
          <table:table-cell office:value-type="float" office:value="179799" calcext:value-type="float">
            <text:p>179799</text:p>
          </table:table-cell>
          <table:table-cell office:value-type="float" office:value="75911" calcext:value-type="float">
            <text:p>75911</text:p>
          </table:table-cell>
          <table:table-cell office:value-type="float" office:value="39297" calcext:value-type="float">
            <text:p>39297</text:p>
          </table:table-cell>
          <table:table-cell office:value-type="float" office:value="36614" calcext:value-type="float">
            <text:p>366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356474" calcext:value-type="float">
            <text:p>356474</text:p>
          </table:table-cell>
          <table:table-cell office:value-type="float" office:value="188436" calcext:value-type="float">
            <text:p>188436</text:p>
          </table:table-cell>
          <table:table-cell office:value-type="float" office:value="168038" calcext:value-type="float">
            <text:p>168038</text:p>
          </table:table-cell>
          <table:table-cell office:value-type="float" office:value="73746" calcext:value-type="float">
            <text:p>73746</text:p>
          </table:table-cell>
          <table:table-cell office:value-type="float" office:value="37805" calcext:value-type="float">
            <text:p>37805</text:p>
          </table:table-cell>
          <table:table-cell office:value-type="float" office:value="35941" calcext:value-type="float">
            <text:p>359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944274" calcext:value-type="float">
            <text:p>944274</text:p>
          </table:table-cell>
          <table:table-cell office:value-type="float" office:value="527120" calcext:value-type="float">
            <text:p>527120</text:p>
          </table:table-cell>
          <table:table-cell office:value-type="float" office:value="417154" calcext:value-type="float">
            <text:p>417154</text:p>
          </table:table-cell>
          <table:table-cell office:value-type="float" office:value="207372" calcext:value-type="float">
            <text:p>207372</text:p>
          </table:table-cell>
          <table:table-cell office:value-type="float" office:value="111757" calcext:value-type="float">
            <text:p>111757</text:p>
          </table:table-cell>
          <table:table-cell office:value-type="float" office:value="95615" calcext:value-type="float">
            <text:p>956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423813" calcext:value-type="float">
            <text:p>423813</text:p>
          </table:table-cell>
          <table:table-cell office:value-type="float" office:value="253789" calcext:value-type="float">
            <text:p>253789</text:p>
          </table:table-cell>
          <table:table-cell office:value-type="float" office:value="170024" calcext:value-type="float">
            <text:p>170024</text:p>
          </table:table-cell>
          <table:table-cell office:value-type="float" office:value="113499" calcext:value-type="float">
            <text:p>113499</text:p>
          </table:table-cell>
          <table:table-cell office:value-type="float" office:value="68391" calcext:value-type="float">
            <text:p>68391</text:p>
          </table:table-cell>
          <table:table-cell office:value-type="float" office:value="45108" calcext:value-type="float">
            <text:p>451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82731" calcext:value-type="float">
            <text:p>82731</text:p>
          </table:table-cell>
          <table:table-cell office:value-type="float" office:value="51501" calcext:value-type="float">
            <text:p>51501</text:p>
          </table:table-cell>
          <table:table-cell office:value-type="float" office:value="31230" calcext:value-type="float">
            <text:p>31230</text:p>
          </table:table-cell>
          <table:table-cell office:value-type="float" office:value="22625" calcext:value-type="float">
            <text:p>22625</text:p>
          </table:table-cell>
          <table:table-cell office:value-type="float" office:value="16549" calcext:value-type="float">
            <text:p>16549</text:p>
          </table:table-cell>
          <table:table-cell office:value-type="float" office:value="6076" calcext:value-type="float">
            <text:p>60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3049" calcext:value-type="float">
            <text:p>3049</text:p>
          </table:table-cell>
          <table:table-cell office:value-type="float" office:value="1666" calcext:value-type="float">
            <text:p>1666</text:p>
          </table:table-cell>
          <table:table-cell office:value-type="float" office:value="1383" calcext:value-type="float">
            <text:p>1383</text:p>
          </table:table-cell>
          <table:table-cell office:value-type="float" office:value="690" calcext:value-type="float">
            <text:p>690</text:p>
          </table:table-cell>
          <table:table-cell office:value-type="float" office:value="384" calcext:value-type="float">
            <text:p>384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6817214" calcext:value-type="float">
            <text:p>6817214</text:p>
          </table:table-cell>
          <table:table-cell office:value-type="float" office:value="3792458" calcext:value-type="float">
            <text:p>3792458</text:p>
          </table:table-cell>
          <table:table-cell office:value-type="float" office:value="3024756" calcext:value-type="float">
            <text:p>3024756</text:p>
          </table:table-cell>
          <table:table-cell office:value-type="float" office:value="1358233" calcext:value-type="float">
            <text:p>1358233</text:p>
          </table:table-cell>
          <table:table-cell office:value-type="float" office:value="741513" calcext:value-type="float">
            <text:p>741513</text:p>
          </table:table-cell>
          <table:table-cell office:value-type="float" office:value="616720" calcext:value-type="float">
            <text:p>6167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238766" calcext:value-type="float">
            <text:p>238766</text:p>
          </table:table-cell>
          <table:table-cell office:value-type="float" office:value="128912" calcext:value-type="float">
            <text:p>128912</text:p>
          </table:table-cell>
          <table:table-cell office:value-type="float" office:value="109854" calcext:value-type="float">
            <text:p>109854</text:p>
          </table:table-cell>
          <table:table-cell office:value-type="float" office:value="28514" calcext:value-type="float">
            <text:p>28514</text:p>
          </table:table-cell>
          <table:table-cell office:value-type="float" office:value="15191" calcext:value-type="float">
            <text:p>15191</text:p>
          </table:table-cell>
          <table:table-cell office:value-type="float" office:value="13323" calcext:value-type="float">
            <text:p>133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555125" calcext:value-type="float">
            <text:p>555125</text:p>
          </table:table-cell>
          <table:table-cell office:value-type="float" office:value="301894" calcext:value-type="float">
            <text:p>301894</text:p>
          </table:table-cell>
          <table:table-cell office:value-type="float" office:value="253231" calcext:value-type="float">
            <text:p>253231</text:p>
          </table:table-cell>
          <table:table-cell office:value-type="float" office:value="86373" calcext:value-type="float">
            <text:p>86373</text:p>
          </table:table-cell>
          <table:table-cell office:value-type="float" office:value="46106" calcext:value-type="float">
            <text:p>46106</text:p>
          </table:table-cell>
          <table:table-cell office:value-type="float" office:value="40267" calcext:value-type="float">
            <text:p>402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823151" calcext:value-type="float">
            <text:p>823151</text:p>
          </table:table-cell>
          <table:table-cell office:value-type="float" office:value="446795" calcext:value-type="float">
            <text:p>446795</text:p>
          </table:table-cell>
          <table:table-cell office:value-type="float" office:value="376356" calcext:value-type="float">
            <text:p>376356</text:p>
          </table:table-cell>
          <table:table-cell office:value-type="float" office:value="136451" calcext:value-type="float">
            <text:p>136451</text:p>
          </table:table-cell>
          <table:table-cell office:value-type="float" office:value="71782" calcext:value-type="float">
            <text:p>71782</text:p>
          </table:table-cell>
          <table:table-cell office:value-type="float" office:value="64669" calcext:value-type="float">
            <text:p>646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924887" calcext:value-type="float">
            <text:p>924887</text:p>
          </table:table-cell>
          <table:table-cell office:value-type="float" office:value="496583" calcext:value-type="float">
            <text:p>496583</text:p>
          </table:table-cell>
          <table:table-cell office:value-type="float" office:value="428304" calcext:value-type="float">
            <text:p>428304</text:p>
          </table:table-cell>
          <table:table-cell office:value-type="float" office:value="159909" calcext:value-type="float">
            <text:p>159909</text:p>
          </table:table-cell>
          <table:table-cell office:value-type="float" office:value="83191" calcext:value-type="float">
            <text:p>83191</text:p>
          </table:table-cell>
          <table:table-cell office:value-type="float" office:value="76718" calcext:value-type="float">
            <text:p>767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849278" calcext:value-type="float">
            <text:p>849278</text:p>
          </table:table-cell>
          <table:table-cell office:value-type="float" office:value="453395" calcext:value-type="float">
            <text:p>453395</text:p>
          </table:table-cell>
          <table:table-cell office:value-type="float" office:value="395883" calcext:value-type="float">
            <text:p>395883</text:p>
          </table:table-cell>
          <table:table-cell office:value-type="float" office:value="156480" calcext:value-type="float">
            <text:p>156480</text:p>
          </table:table-cell>
          <table:table-cell office:value-type="float" office:value="80505" calcext:value-type="float">
            <text:p>80505</text:p>
          </table:table-cell>
          <table:table-cell office:value-type="float" office:value="75975" calcext:value-type="float">
            <text:p>759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2265837" calcext:value-type="float">
            <text:p>2265837</text:p>
          </table:table-cell>
          <table:table-cell office:value-type="float" office:value="1280296" calcext:value-type="float">
            <text:p>1280296</text:p>
          </table:table-cell>
          <table:table-cell office:value-type="float" office:value="985541" calcext:value-type="float">
            <text:p>985541</text:p>
          </table:table-cell>
          <table:table-cell office:value-type="float" office:value="469504" calcext:value-type="float">
            <text:p>469504</text:p>
          </table:table-cell>
          <table:table-cell office:value-type="float" office:value="254280" calcext:value-type="float">
            <text:p>254280</text:p>
          </table:table-cell>
          <table:table-cell office:value-type="float" office:value="215224" calcext:value-type="float">
            <text:p>2152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957360" calcext:value-type="float">
            <text:p>957360</text:p>
          </table:table-cell>
          <table:table-cell office:value-type="float" office:value="564671" calcext:value-type="float">
            <text:p>564671</text:p>
          </table:table-cell>
          <table:table-cell office:value-type="float" office:value="392689" calcext:value-type="float">
            <text:p>392689</text:p>
          </table:table-cell>
          <table:table-cell office:value-type="float" office:value="259634" calcext:value-type="float">
            <text:p>259634</text:p>
          </table:table-cell>
          <table:table-cell office:value-type="float" office:value="149394" calcext:value-type="float">
            <text:p>149394</text:p>
          </table:table-cell>
          <table:table-cell office:value-type="float" office:value="110240" calcext:value-type="float">
            <text:p>1102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197065" calcext:value-type="float">
            <text:p>197065</text:p>
          </table:table-cell>
          <table:table-cell office:value-type="float" office:value="116713" calcext:value-type="float">
            <text:p>116713</text:p>
          </table:table-cell>
          <table:table-cell office:value-type="float" office:value="80352" calcext:value-type="float">
            <text:p>80352</text:p>
          </table:table-cell>
          <table:table-cell office:value-type="float" office:value="60443" calcext:value-type="float">
            <text:p>60443</text:p>
          </table:table-cell>
          <table:table-cell office:value-type="float" office:value="40565" calcext:value-type="float">
            <text:p>40565</text:p>
          </table:table-cell>
          <table:table-cell office:value-type="float" office:value="19878" calcext:value-type="float">
            <text:p>198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5745" calcext:value-type="float">
            <text:p>5745</text:p>
          </table:table-cell>
          <table:table-cell office:value-type="float" office:value="3199" calcext:value-type="float">
            <text:p>3199</text:p>
          </table:table-cell>
          <table:table-cell office:value-type="float" office:value="2546" calcext:value-type="float">
            <text:p>2546</text:p>
          </table:table-cell>
          <table:table-cell office:value-type="float" office:value="925" calcext:value-type="float">
            <text:p>925</text:p>
          </table:table-cell>
          <table:table-cell office:value-type="float" office:value="499" calcext:value-type="float">
            <text:p>499</text:p>
          </table:table-cell>
          <table:table-cell office:value-type="float" office:value="426" calcext:value-type="float">
            <text:p>4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98713" calcext:value-type="float">
            <text:p>98713</text:p>
          </table:table-cell>
          <table:table-cell office:value-type="float" office:value="59504" calcext:value-type="float">
            <text:p>59504</text:p>
          </table:table-cell>
          <table:table-cell office:value-type="float" office:value="39209" calcext:value-type="float">
            <text:p>39209</text:p>
          </table:table-cell>
          <table:table-cell office:value-type="float" office:value="5474" calcext:value-type="float">
            <text:p>5474</text:p>
          </table:table-cell>
          <table:table-cell office:value-type="float" office:value="3336" calcext:value-type="float">
            <text:p>3336</text:p>
          </table:table-cell>
          <table:table-cell office:value-type="float" office:value="2138" calcext:value-type="float">
            <text:p>21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2446" calcext:value-type="float">
            <text:p>2446</text:p>
          </table:table-cell>
          <table:table-cell office:value-type="float" office:value="1380" calcext:value-type="float">
            <text:p>1380</text:p>
          </table:table-cell>
          <table:table-cell office:value-type="float" office:value="1066" calcext:value-type="float">
            <text:p>106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8168" calcext:value-type="float">
            <text:p>8168</text:p>
          </table:table-cell>
          <table:table-cell office:value-type="float" office:value="4571" calcext:value-type="float">
            <text:p>4571</text:p>
          </table:table-cell>
          <table:table-cell office:value-type="float" office:value="3597" calcext:value-type="float">
            <text:p>3597</text:p>
          </table:table-cell>
          <table:table-cell office:value-type="float" office:value="339" calcext:value-type="float">
            <text:p>339</text:p>
          </table:table-cell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15734" calcext:value-type="float">
            <text:p>15734</text:p>
          </table:table-cell>
          <table:table-cell office:value-type="float" office:value="8723" calcext:value-type="float">
            <text:p>8723</text:p>
          </table:table-cell>
          <table:table-cell office:value-type="float" office:value="7011" calcext:value-type="float">
            <text:p>7011</text:p>
          </table:table-cell>
          <table:table-cell office:value-type="float" office:value="839" calcext:value-type="float">
            <text:p>839</text:p>
          </table:table-cell>
          <table:table-cell office:value-type="float" office:value="453" calcext:value-type="float">
            <text:p>453</text:p>
          </table:table-cell>
          <table:table-cell office:value-type="float" office:value="386" calcext:value-type="float">
            <text:p>3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17028" calcext:value-type="float">
            <text:p>17028</text:p>
          </table:table-cell>
          <table:table-cell office:value-type="float" office:value="9354" calcext:value-type="float">
            <text:p>9354</text:p>
          </table:table-cell>
          <table:table-cell office:value-type="float" office:value="7674" calcext:value-type="float">
            <text:p>7674</text:p>
          </table:table-cell>
          <table:table-cell office:value-type="float" office:value="801" calcext:value-type="float">
            <text:p>801</text:p>
          </table:table-cell>
          <table:table-cell office:value-type="float" office:value="457" calcext:value-type="float">
            <text:p>457</text:p>
          </table:table-cell>
          <table:table-cell office:value-type="float" office:value="344" calcext:value-type="float">
            <text:p>3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13829" calcext:value-type="float">
            <text:p>13829</text:p>
          </table:table-cell>
          <table:table-cell office:value-type="float" office:value="7738" calcext:value-type="float">
            <text:p>7738</text:p>
          </table:table-cell>
          <table:table-cell office:value-type="float" office:value="6091" calcext:value-type="float">
            <text:p>6091</text:p>
          </table:table-cell>
          <table:table-cell office:value-type="float" office:value="726" calcext:value-type="float">
            <text:p>726</text:p>
          </table:table-cell>
          <table:table-cell office:value-type="float" office:value="406" calcext:value-type="float">
            <text:p>406</text:p>
          </table:table-cell>
          <table:table-cell office:value-type="float" office:value="320" calcext:value-type="float">
            <text:p>3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30923" calcext:value-type="float">
            <text:p>30923</text:p>
          </table:table-cell>
          <table:table-cell office:value-type="float" office:value="19859" calcext:value-type="float">
            <text:p>19859</text:p>
          </table:table-cell>
          <table:table-cell office:value-type="float" office:value="11064" calcext:value-type="float">
            <text:p>11064</text:p>
          </table:table-cell>
          <table:table-cell office:value-type="float" office:value="1856" calcext:value-type="float">
            <text:p>1856</text:p>
          </table:table-cell>
          <table:table-cell office:value-type="float" office:value="1165" calcext:value-type="float">
            <text:p>1165</text:p>
          </table:table-cell>
          <table:table-cell office:value-type="float" office:value="691" calcext:value-type="float">
            <text:p>6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9112" calcext:value-type="float">
            <text:p>9112</text:p>
          </table:table-cell>
          <table:table-cell office:value-type="float" office:value="6786" calcext:value-type="float">
            <text:p>6786</text:p>
          </table:table-cell>
          <table:table-cell office:value-type="float" office:value="2326" calcext:value-type="float">
            <text:p>2326</text:p>
          </table:table-cell>
          <table:table-cell office:value-type="float" office:value="684" calcext:value-type="float">
            <text:p>684</text:p>
          </table:table-cell>
          <table:table-cell office:value-type="float" office:value="484" calcext:value-type="float">
            <text:p>484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1364" calcext:value-type="float">
            <text:p>1364</text:p>
          </table:table-cell>
          <table:table-cell office:value-type="float" office:value="1035" calcext:value-type="float">
            <text:p>1035</text:p>
          </table:table-cell>
          <table:table-cell office:value-type="float" office:value="329" calcext:value-type="float">
            <text:p>329</text:p>
          </table:table-cell>
          <table:table-cell office:value-type="float" office:value="171" calcext:value-type="float">
            <text:p>171</text:p>
          </table:table-cell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6718501" calcext:value-type="float">
            <text:p>6718501</text:p>
          </table:table-cell>
          <table:table-cell office:value-type="float" office:value="3732954" calcext:value-type="float">
            <text:p>3732954</text:p>
          </table:table-cell>
          <table:table-cell office:value-type="float" office:value="2985547" calcext:value-type="float">
            <text:p>2985547</text:p>
          </table:table-cell>
          <table:table-cell office:value-type="float" office:value="1352759" calcext:value-type="float">
            <text:p>1352759</text:p>
          </table:table-cell>
          <table:table-cell office:value-type="float" office:value="738177" calcext:value-type="float">
            <text:p>738177</text:p>
          </table:table-cell>
          <table:table-cell office:value-type="float" office:value="614582" calcext:value-type="float">
            <text:p>6145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236320" calcext:value-type="float">
            <text:p>236320</text:p>
          </table:table-cell>
          <table:table-cell office:value-type="float" office:value="127532" calcext:value-type="float">
            <text:p>127532</text:p>
          </table:table-cell>
          <table:table-cell office:value-type="float" office:value="108788" calcext:value-type="float">
            <text:p>108788</text:p>
          </table:table-cell>
          <table:table-cell office:value-type="float" office:value="28460" calcext:value-type="float">
            <text:p>28460</text:p>
          </table:table-cell>
          <table:table-cell office:value-type="float" office:value="15165" calcext:value-type="float">
            <text:p>15165</text:p>
          </table:table-cell>
          <table:table-cell office:value-type="float" office:value="13295" calcext:value-type="float">
            <text:p>132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546957" calcext:value-type="float">
            <text:p>546957</text:p>
          </table:table-cell>
          <table:table-cell office:value-type="float" office:value="297323" calcext:value-type="float">
            <text:p>297323</text:p>
          </table:table-cell>
          <table:table-cell office:value-type="float" office:value="249634" calcext:value-type="float">
            <text:p>249634</text:p>
          </table:table-cell>
          <table:table-cell office:value-type="float" office:value="86034" calcext:value-type="float">
            <text:p>86034</text:p>
          </table:table-cell>
          <table:table-cell office:value-type="float" office:value="45911" calcext:value-type="float">
            <text:p>45911</text:p>
          </table:table-cell>
          <table:table-cell office:value-type="float" office:value="40123" calcext:value-type="float">
            <text:p>401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807417" calcext:value-type="float">
            <text:p>807417</text:p>
          </table:table-cell>
          <table:table-cell office:value-type="float" office:value="438072" calcext:value-type="float">
            <text:p>438072</text:p>
          </table:table-cell>
          <table:table-cell office:value-type="float" office:value="369345" calcext:value-type="float">
            <text:p>369345</text:p>
          </table:table-cell>
          <table:table-cell office:value-type="float" office:value="135612" calcext:value-type="float">
            <text:p>135612</text:p>
          </table:table-cell>
          <table:table-cell office:value-type="float" office:value="71329" calcext:value-type="float">
            <text:p>71329</text:p>
          </table:table-cell>
          <table:table-cell office:value-type="float" office:value="64283" calcext:value-type="float">
            <text:p>642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907859" calcext:value-type="float">
            <text:p>907859</text:p>
          </table:table-cell>
          <table:table-cell office:value-type="float" office:value="487229" calcext:value-type="float">
            <text:p>487229</text:p>
          </table:table-cell>
          <table:table-cell office:value-type="float" office:value="420630" calcext:value-type="float">
            <text:p>420630</text:p>
          </table:table-cell>
          <table:table-cell office:value-type="float" office:value="159108" calcext:value-type="float">
            <text:p>159108</text:p>
          </table:table-cell>
          <table:table-cell office:value-type="float" office:value="82734" calcext:value-type="float">
            <text:p>82734</text:p>
          </table:table-cell>
          <table:table-cell office:value-type="float" office:value="76374" calcext:value-type="float">
            <text:p>763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835449" calcext:value-type="float">
            <text:p>835449</text:p>
          </table:table-cell>
          <table:table-cell office:value-type="float" office:value="445657" calcext:value-type="float">
            <text:p>445657</text:p>
          </table:table-cell>
          <table:table-cell office:value-type="float" office:value="389792" calcext:value-type="float">
            <text:p>389792</text:p>
          </table:table-cell>
          <table:table-cell office:value-type="float" office:value="155754" calcext:value-type="float">
            <text:p>155754</text:p>
          </table:table-cell>
          <table:table-cell office:value-type="float" office:value="80099" calcext:value-type="float">
            <text:p>80099</text:p>
          </table:table-cell>
          <table:table-cell office:value-type="float" office:value="75655" calcext:value-type="float">
            <text:p>756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2234914" calcext:value-type="float">
            <text:p>2234914</text:p>
          </table:table-cell>
          <table:table-cell office:value-type="float" office:value="1260437" calcext:value-type="float">
            <text:p>1260437</text:p>
          </table:table-cell>
          <table:table-cell office:value-type="float" office:value="974477" calcext:value-type="float">
            <text:p>974477</text:p>
          </table:table-cell>
          <table:table-cell office:value-type="float" office:value="467648" calcext:value-type="float">
            <text:p>467648</text:p>
          </table:table-cell>
          <table:table-cell office:value-type="float" office:value="253115" calcext:value-type="float">
            <text:p>253115</text:p>
          </table:table-cell>
          <table:table-cell office:value-type="float" office:value="214533" calcext:value-type="float">
            <text:p>2145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948248" calcext:value-type="float">
            <text:p>948248</text:p>
          </table:table-cell>
          <table:table-cell office:value-type="float" office:value="557885" calcext:value-type="float">
            <text:p>557885</text:p>
          </table:table-cell>
          <table:table-cell office:value-type="float" office:value="390363" calcext:value-type="float">
            <text:p>390363</text:p>
          </table:table-cell>
          <table:table-cell office:value-type="float" office:value="258950" calcext:value-type="float">
            <text:p>258950</text:p>
          </table:table-cell>
          <table:table-cell office:value-type="float" office:value="148910" calcext:value-type="float">
            <text:p>148910</text:p>
          </table:table-cell>
          <table:table-cell office:value-type="float" office:value="110040" calcext:value-type="float">
            <text:p>1100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195701" calcext:value-type="float">
            <text:p>195701</text:p>
          </table:table-cell>
          <table:table-cell office:value-type="float" office:value="115678" calcext:value-type="float">
            <text:p>115678</text:p>
          </table:table-cell>
          <table:table-cell office:value-type="float" office:value="80023" calcext:value-type="float">
            <text:p>80023</text:p>
          </table:table-cell>
          <table:table-cell office:value-type="float" office:value="60272" calcext:value-type="float">
            <text:p>60272</text:p>
          </table:table-cell>
          <table:table-cell office:value-type="float" office:value="40417" calcext:value-type="float">
            <text:p>40417</text:p>
          </table:table-cell>
          <table:table-cell office:value-type="float" office:value="19855" calcext:value-type="float">
            <text:p>198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CT OF DELH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5636" calcext:value-type="float">
            <text:p>5636</text:p>
          </table:table-cell>
          <table:table-cell office:value-type="float" office:value="3141" calcext:value-type="float">
            <text:p>3141</text:p>
          </table:table-cell>
          <table:table-cell office:value-type="float" office:value="2495" calcext:value-type="float">
            <text:p>2495</text:p>
          </table:table-cell>
          <table:table-cell office:value-type="float" office:value="921" calcext:value-type="float">
            <text:p>921</text:p>
          </table:table-cell>
          <table:table-cell office:value-type="float" office:value="497" calcext:value-type="float">
            <text:p>497</text:p>
          </table:table-cell>
          <table:table-cell office:value-type="float" office:value="424" calcext:value-type="float">
            <text:p>4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7473186" calcext:value-type="float">
            <text:p>7473186</text:p>
          </table:table-cell>
          <table:table-cell office:value-type="float" office:value="4389920" calcext:value-type="float">
            <text:p>4389920</text:p>
          </table:table-cell>
          <table:table-cell office:value-type="float" office:value="3083266" calcext:value-type="float">
            <text:p>3083266</text:p>
          </table:table-cell>
          <table:table-cell office:value-type="float" office:value="1006751" calcext:value-type="float">
            <text:p>1006751</text:p>
          </table:table-cell>
          <table:table-cell office:value-type="float" office:value="642842" calcext:value-type="float">
            <text:p>642842</text:p>
          </table:table-cell>
          <table:table-cell office:value-type="float" office:value="363909" calcext:value-type="float">
            <text:p>3639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479152" calcext:value-type="float">
            <text:p>479152</text:p>
          </table:table-cell>
          <table:table-cell office:value-type="float" office:value="255935" calcext:value-type="float">
            <text:p>255935</text:p>
          </table:table-cell>
          <table:table-cell office:value-type="float" office:value="223217" calcext:value-type="float">
            <text:p>223217</text:p>
          </table:table-cell>
          <table:table-cell office:value-type="float" office:value="15735" calcext:value-type="float">
            <text:p>15735</text:p>
          </table:table-cell>
          <table:table-cell office:value-type="float" office:value="8683" calcext:value-type="float">
            <text:p>8683</text:p>
          </table:table-cell>
          <table:table-cell office:value-type="float" office:value="7052" calcext:value-type="float">
            <text:p>70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990049" calcext:value-type="float">
            <text:p>990049</text:p>
          </table:table-cell>
          <table:table-cell office:value-type="float" office:value="538578" calcext:value-type="float">
            <text:p>538578</text:p>
          </table:table-cell>
          <table:table-cell office:value-type="float" office:value="451471" calcext:value-type="float">
            <text:p>451471</text:p>
          </table:table-cell>
          <table:table-cell office:value-type="float" office:value="103809" calcext:value-type="float">
            <text:p>103809</text:p>
          </table:table-cell>
          <table:table-cell office:value-type="float" office:value="58369" calcext:value-type="float">
            <text:p>58369</text:p>
          </table:table-cell>
          <table:table-cell office:value-type="float" office:value="45440" calcext:value-type="float">
            <text:p>454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1152513" calcext:value-type="float">
            <text:p>1152513</text:p>
          </table:table-cell>
          <table:table-cell office:value-type="float" office:value="649652" calcext:value-type="float">
            <text:p>649652</text:p>
          </table:table-cell>
          <table:table-cell office:value-type="float" office:value="502861" calcext:value-type="float">
            <text:p>502861</text:p>
          </table:table-cell>
          <table:table-cell office:value-type="float" office:value="210941" calcext:value-type="float">
            <text:p>210941</text:p>
          </table:table-cell>
          <table:table-cell office:value-type="float" office:value="123366" calcext:value-type="float">
            <text:p>123366</text:p>
          </table:table-cell>
          <table:table-cell office:value-type="float" office:value="87575" calcext:value-type="float">
            <text:p>875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1019958" calcext:value-type="float">
            <text:p>1019958</text:p>
          </table:table-cell>
          <table:table-cell office:value-type="float" office:value="595941" calcext:value-type="float">
            <text:p>595941</text:p>
          </table:table-cell>
          <table:table-cell office:value-type="float" office:value="424017" calcext:value-type="float">
            <text:p>424017</text:p>
          </table:table-cell>
          <table:table-cell office:value-type="float" office:value="176163" calcext:value-type="float">
            <text:p>176163</text:p>
          </table:table-cell>
          <table:table-cell office:value-type="float" office:value="108655" calcext:value-type="float">
            <text:p>108655</text:p>
          </table:table-cell>
          <table:table-cell office:value-type="float" office:value="67508" calcext:value-type="float">
            <text:p>675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797895" calcext:value-type="float">
            <text:p>797895</text:p>
          </table:table-cell>
          <table:table-cell office:value-type="float" office:value="475412" calcext:value-type="float">
            <text:p>475412</text:p>
          </table:table-cell>
          <table:table-cell office:value-type="float" office:value="322483" calcext:value-type="float">
            <text:p>322483</text:p>
          </table:table-cell>
          <table:table-cell office:value-type="float" office:value="121262" calcext:value-type="float">
            <text:p>121262</text:p>
          </table:table-cell>
          <table:table-cell office:value-type="float" office:value="78232" calcext:value-type="float">
            <text:p>78232</text:p>
          </table:table-cell>
          <table:table-cell office:value-type="float" office:value="43030" calcext:value-type="float">
            <text:p>430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2056211" calcext:value-type="float">
            <text:p>2056211</text:p>
          </table:table-cell>
          <table:table-cell office:value-type="float" office:value="1263798" calcext:value-type="float">
            <text:p>1263798</text:p>
          </table:table-cell>
          <table:table-cell office:value-type="float" office:value="792413" calcext:value-type="float">
            <text:p>792413</text:p>
          </table:table-cell>
          <table:table-cell office:value-type="float" office:value="270694" calcext:value-type="float">
            <text:p>270694</text:p>
          </table:table-cell>
          <table:table-cell office:value-type="float" office:value="186443" calcext:value-type="float">
            <text:p>186443</text:p>
          </table:table-cell>
          <table:table-cell office:value-type="float" office:value="84251" calcext:value-type="float">
            <text:p>842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775108" calcext:value-type="float">
            <text:p>775108</text:p>
          </table:table-cell>
          <table:table-cell office:value-type="float" office:value="489902" calcext:value-type="float">
            <text:p>489902</text:p>
          </table:table-cell>
          <table:table-cell office:value-type="float" office:value="285206" calcext:value-type="float">
            <text:p>285206</text:p>
          </table:table-cell>
          <table:table-cell office:value-type="float" office:value="87696" calcext:value-type="float">
            <text:p>87696</text:p>
          </table:table-cell>
          <table:table-cell office:value-type="float" office:value="64186" calcext:value-type="float">
            <text:p>64186</text:p>
          </table:table-cell>
          <table:table-cell office:value-type="float" office:value="23510" calcext:value-type="float">
            <text:p>235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164615" calcext:value-type="float">
            <text:p>164615</text:p>
          </table:table-cell>
          <table:table-cell office:value-type="float" office:value="98868" calcext:value-type="float">
            <text:p>98868</text:p>
          </table:table-cell>
          <table:table-cell office:value-type="float" office:value="65747" calcext:value-type="float">
            <text:p>65747</text:p>
          </table:table-cell>
          <table:table-cell office:value-type="float" office:value="15322" calcext:value-type="float">
            <text:p>15322</text:p>
          </table:table-cell>
          <table:table-cell office:value-type="float" office:value="11678" calcext:value-type="float">
            <text:p>11678</text:p>
          </table:table-cell>
          <table:table-cell office:value-type="float" office:value="3644" calcext:value-type="float">
            <text:p>36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37685" calcext:value-type="float">
            <text:p>37685</text:p>
          </table:table-cell>
          <table:table-cell office:value-type="float" office:value="21834" calcext:value-type="float">
            <text:p>21834</text:p>
          </table:table-cell>
          <table:table-cell office:value-type="float" office:value="15851" calcext:value-type="float">
            <text:p>15851</text:p>
          </table:table-cell>
          <table:table-cell office:value-type="float" office:value="5129" calcext:value-type="float">
            <text:p>5129</text:p>
          </table:table-cell>
          <table:table-cell office:value-type="float" office:value="3230" calcext:value-type="float">
            <text:p>3230</text:p>
          </table:table-cell>
          <table:table-cell office:value-type="float" office:value="1899" calcext:value-type="float">
            <text:p>18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4247026" calcext:value-type="float">
            <text:p>4247026</text:p>
          </table:table-cell>
          <table:table-cell office:value-type="float" office:value="2593810" calcext:value-type="float">
            <text:p>2593810</text:p>
          </table:table-cell>
          <table:table-cell office:value-type="float" office:value="1653216" calcext:value-type="float">
            <text:p>1653216</text:p>
          </table:table-cell>
          <table:table-cell office:value-type="float" office:value="609507" calcext:value-type="float">
            <text:p>609507</text:p>
          </table:table-cell>
          <table:table-cell office:value-type="float" office:value="414618" calcext:value-type="float">
            <text:p>414618</text:p>
          </table:table-cell>
          <table:table-cell office:value-type="float" office:value="194889" calcext:value-type="float">
            <text:p>1948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329094" calcext:value-type="float">
            <text:p>329094</text:p>
          </table:table-cell>
          <table:table-cell office:value-type="float" office:value="175601" calcext:value-type="float">
            <text:p>175601</text:p>
          </table:table-cell>
          <table:table-cell office:value-type="float" office:value="153493" calcext:value-type="float">
            <text:p>153493</text:p>
          </table:table-cell>
          <table:table-cell office:value-type="float" office:value="8525" calcext:value-type="float">
            <text:p>8525</text:p>
          </table:table-cell>
          <table:table-cell office:value-type="float" office:value="4726" calcext:value-type="float">
            <text:p>4726</text:p>
          </table:table-cell>
          <table:table-cell office:value-type="float" office:value="3799" calcext:value-type="float">
            <text:p>37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698265" calcext:value-type="float">
            <text:p>698265</text:p>
          </table:table-cell>
          <table:table-cell office:value-type="float" office:value="381809" calcext:value-type="float">
            <text:p>381809</text:p>
          </table:table-cell>
          <table:table-cell office:value-type="float" office:value="316456" calcext:value-type="float">
            <text:p>316456</text:p>
          </table:table-cell>
          <table:table-cell office:value-type="float" office:value="76554" calcext:value-type="float">
            <text:p>76554</text:p>
          </table:table-cell>
          <table:table-cell office:value-type="float" office:value="43641" calcext:value-type="float">
            <text:p>43641</text:p>
          </table:table-cell>
          <table:table-cell office:value-type="float" office:value="32913" calcext:value-type="float">
            <text:p>329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742080" calcext:value-type="float">
            <text:p>742080</text:p>
          </table:table-cell>
          <table:table-cell office:value-type="float" office:value="429111" calcext:value-type="float">
            <text:p>429111</text:p>
          </table:table-cell>
          <table:table-cell office:value-type="float" office:value="312969" calcext:value-type="float">
            <text:p>312969</text:p>
          </table:table-cell>
          <table:table-cell office:value-type="float" office:value="156426" calcext:value-type="float">
            <text:p>156426</text:p>
          </table:table-cell>
          <table:table-cell office:value-type="float" office:value="94328" calcext:value-type="float">
            <text:p>94328</text:p>
          </table:table-cell>
          <table:table-cell office:value-type="float" office:value="62098" calcext:value-type="float">
            <text:p>620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584061" calcext:value-type="float">
            <text:p>584061</text:p>
          </table:table-cell>
          <table:table-cell office:value-type="float" office:value="364476" calcext:value-type="float">
            <text:p>364476</text:p>
          </table:table-cell>
          <table:table-cell office:value-type="float" office:value="219585" calcext:value-type="float">
            <text:p>219585</text:p>
          </table:table-cell>
          <table:table-cell office:value-type="float" office:value="116000" calcext:value-type="float">
            <text:p>116000</text:p>
          </table:table-cell>
          <table:table-cell office:value-type="float" office:value="77047" calcext:value-type="float">
            <text:p>77047</text:p>
          </table:table-cell>
          <table:table-cell office:value-type="float" office:value="38953" calcext:value-type="float">
            <text:p>389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421369" calcext:value-type="float">
            <text:p>421369</text:p>
          </table:table-cell>
          <table:table-cell office:value-type="float" office:value="271819" calcext:value-type="float">
            <text:p>271819</text:p>
          </table:table-cell>
          <table:table-cell office:value-type="float" office:value="149550" calcext:value-type="float">
            <text:p>149550</text:p>
          </table:table-cell>
          <table:table-cell office:value-type="float" office:value="71287" calcext:value-type="float">
            <text:p>71287</text:p>
          </table:table-cell>
          <table:table-cell office:value-type="float" office:value="51087" calcext:value-type="float">
            <text:p>51087</text:p>
          </table:table-cell>
          <table:table-cell office:value-type="float" office:value="20200" calcext:value-type="float">
            <text:p>202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1027728" calcext:value-type="float">
            <text:p>1027728</text:p>
          </table:table-cell>
          <table:table-cell office:value-type="float" office:value="683719" calcext:value-type="float">
            <text:p>683719</text:p>
          </table:table-cell>
          <table:table-cell office:value-type="float" office:value="344009" calcext:value-type="float">
            <text:p>344009</text:p>
          </table:table-cell>
          <table:table-cell office:value-type="float" office:value="139446" calcext:value-type="float">
            <text:p>139446</text:p>
          </table:table-cell>
          <table:table-cell office:value-type="float" office:value="109890" calcext:value-type="float">
            <text:p>109890</text:p>
          </table:table-cell>
          <table:table-cell office:value-type="float" office:value="29556" calcext:value-type="float">
            <text:p>295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341692" calcext:value-type="float">
            <text:p>341692</text:p>
          </table:table-cell>
          <table:table-cell office:value-type="float" office:value="226240" calcext:value-type="float">
            <text:p>226240</text:p>
          </table:table-cell>
          <table:table-cell office:value-type="float" office:value="115452" calcext:value-type="float">
            <text:p>115452</text:p>
          </table:table-cell>
          <table:table-cell office:value-type="float" office:value="32456" calcext:value-type="float">
            <text:p>32456</text:p>
          </table:table-cell>
          <table:table-cell office:value-type="float" office:value="27362" calcext:value-type="float">
            <text:p>27362</text:p>
          </table:table-cell>
          <table:table-cell office:value-type="float" office:value="5094" calcext:value-type="float">
            <text:p>50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75250" calcext:value-type="float">
            <text:p>75250</text:p>
          </table:table-cell>
          <table:table-cell office:value-type="float" office:value="44904" calcext:value-type="float">
            <text:p>44904</text:p>
          </table:table-cell>
          <table:table-cell office:value-type="float" office:value="30346" calcext:value-type="float">
            <text:p>30346</text:p>
          </table:table-cell>
          <table:table-cell office:value-type="float" office:value="5151" calcext:value-type="float">
            <text:p>5151</text:p>
          </table:table-cell>
          <table:table-cell office:value-type="float" office:value="4146" calcext:value-type="float">
            <text:p>4146</text:p>
          </table:table-cell>
          <table:table-cell office:value-type="float" office:value="1005" calcext:value-type="float">
            <text:p>10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27487" calcext:value-type="float">
            <text:p>27487</text:p>
          </table:table-cell>
          <table:table-cell office:value-type="float" office:value="16131" calcext:value-type="float">
            <text:p>16131</text:p>
          </table:table-cell>
          <table:table-cell office:value-type="float" office:value="11356" calcext:value-type="float">
            <text:p>11356</text:p>
          </table:table-cell>
          <table:table-cell office:value-type="float" office:value="3662" calcext:value-type="float">
            <text:p>3662</text:p>
          </table:table-cell>
          <table:table-cell office:value-type="float" office:value="2391" calcext:value-type="float">
            <text:p>2391</text:p>
          </table:table-cell>
          <table:table-cell office:value-type="float" office:value="1271" calcext:value-type="float">
            <text:p>12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3226160" calcext:value-type="float">
            <text:p>3226160</text:p>
          </table:table-cell>
          <table:table-cell office:value-type="float" office:value="1796110" calcext:value-type="float">
            <text:p>1796110</text:p>
          </table:table-cell>
          <table:table-cell office:value-type="float" office:value="1430050" calcext:value-type="float">
            <text:p>1430050</text:p>
          </table:table-cell>
          <table:table-cell office:value-type="float" office:value="397244" calcext:value-type="float">
            <text:p>397244</text:p>
          </table:table-cell>
          <table:table-cell office:value-type="float" office:value="228224" calcext:value-type="float">
            <text:p>228224</text:p>
          </table:table-cell>
          <table:table-cell office:value-type="float" office:value="169020" calcext:value-type="float">
            <text:p>1690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150058" calcext:value-type="float">
            <text:p>150058</text:p>
          </table:table-cell>
          <table:table-cell office:value-type="float" office:value="80334" calcext:value-type="float">
            <text:p>80334</text:p>
          </table:table-cell>
          <table:table-cell office:value-type="float" office:value="69724" calcext:value-type="float">
            <text:p>69724</text:p>
          </table:table-cell>
          <table:table-cell office:value-type="float" office:value="7210" calcext:value-type="float">
            <text:p>7210</text:p>
          </table:table-cell>
          <table:table-cell office:value-type="float" office:value="3957" calcext:value-type="float">
            <text:p>3957</text:p>
          </table:table-cell>
          <table:table-cell office:value-type="float" office:value="3253" calcext:value-type="float">
            <text:p>32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291784" calcext:value-type="float">
            <text:p>291784</text:p>
          </table:table-cell>
          <table:table-cell office:value-type="float" office:value="156769" calcext:value-type="float">
            <text:p>156769</text:p>
          </table:table-cell>
          <table:table-cell office:value-type="float" office:value="135015" calcext:value-type="float">
            <text:p>135015</text:p>
          </table:table-cell>
          <table:table-cell office:value-type="float" office:value="27255" calcext:value-type="float">
            <text:p>27255</text:p>
          </table:table-cell>
          <table:table-cell office:value-type="float" office:value="14728" calcext:value-type="float">
            <text:p>14728</text:p>
          </table:table-cell>
          <table:table-cell office:value-type="float" office:value="12527" calcext:value-type="float">
            <text:p>125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410433" calcext:value-type="float">
            <text:p>410433</text:p>
          </table:table-cell>
          <table:table-cell office:value-type="float" office:value="220541" calcext:value-type="float">
            <text:p>220541</text:p>
          </table:table-cell>
          <table:table-cell office:value-type="float" office:value="189892" calcext:value-type="float">
            <text:p>189892</text:p>
          </table:table-cell>
          <table:table-cell office:value-type="float" office:value="54515" calcext:value-type="float">
            <text:p>54515</text:p>
          </table:table-cell>
          <table:table-cell office:value-type="float" office:value="29038" calcext:value-type="float">
            <text:p>29038</text:p>
          </table:table-cell>
          <table:table-cell office:value-type="float" office:value="25477" calcext:value-type="float">
            <text:p>254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435897" calcext:value-type="float">
            <text:p>435897</text:p>
          </table:table-cell>
          <table:table-cell office:value-type="float" office:value="231465" calcext:value-type="float">
            <text:p>231465</text:p>
          </table:table-cell>
          <table:table-cell office:value-type="float" office:value="204432" calcext:value-type="float">
            <text:p>204432</text:p>
          </table:table-cell>
          <table:table-cell office:value-type="float" office:value="60163" calcext:value-type="float">
            <text:p>60163</text:p>
          </table:table-cell>
          <table:table-cell office:value-type="float" office:value="31608" calcext:value-type="float">
            <text:p>31608</text:p>
          </table:table-cell>
          <table:table-cell office:value-type="float" office:value="28555" calcext:value-type="float">
            <text:p>285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376526" calcext:value-type="float">
            <text:p>376526</text:p>
          </table:table-cell>
          <table:table-cell office:value-type="float" office:value="203593" calcext:value-type="float">
            <text:p>203593</text:p>
          </table:table-cell>
          <table:table-cell office:value-type="float" office:value="172933" calcext:value-type="float">
            <text:p>172933</text:p>
          </table:table-cell>
          <table:table-cell office:value-type="float" office:value="49975" calcext:value-type="float">
            <text:p>49975</text:p>
          </table:table-cell>
          <table:table-cell office:value-type="float" office:value="27145" calcext:value-type="float">
            <text:p>27145</text:p>
          </table:table-cell>
          <table:table-cell office:value-type="float" office:value="22830" calcext:value-type="float">
            <text:p>228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1028483" calcext:value-type="float">
            <text:p>1028483</text:p>
          </table:table-cell>
          <table:table-cell office:value-type="float" office:value="580079" calcext:value-type="float">
            <text:p>580079</text:p>
          </table:table-cell>
          <table:table-cell office:value-type="float" office:value="448404" calcext:value-type="float">
            <text:p>448404</text:p>
          </table:table-cell>
          <table:table-cell office:value-type="float" office:value="131248" calcext:value-type="float">
            <text:p>131248</text:p>
          </table:table-cell>
          <table:table-cell office:value-type="float" office:value="76553" calcext:value-type="float">
            <text:p>76553</text:p>
          </table:table-cell>
          <table:table-cell office:value-type="float" office:value="54695" calcext:value-type="float">
            <text:p>546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433416" calcext:value-type="float">
            <text:p>433416</text:p>
          </table:table-cell>
          <table:table-cell office:value-type="float" office:value="263662" calcext:value-type="float">
            <text:p>263662</text:p>
          </table:table-cell>
          <table:table-cell office:value-type="float" office:value="169754" calcext:value-type="float">
            <text:p>169754</text:p>
          </table:table-cell>
          <table:table-cell office:value-type="float" office:value="55240" calcext:value-type="float">
            <text:p>55240</text:p>
          </table:table-cell>
          <table:table-cell office:value-type="float" office:value="36824" calcext:value-type="float">
            <text:p>36824</text:p>
          </table:table-cell>
          <table:table-cell office:value-type="float" office:value="18416" calcext:value-type="float">
            <text:p>184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89365" calcext:value-type="float">
            <text:p>89365</text:p>
          </table:table-cell>
          <table:table-cell office:value-type="float" office:value="53964" calcext:value-type="float">
            <text:p>53964</text:p>
          </table:table-cell>
          <table:table-cell office:value-type="float" office:value="35401" calcext:value-type="float">
            <text:p>35401</text:p>
          </table:table-cell>
          <table:table-cell office:value-type="float" office:value="10171" calcext:value-type="float">
            <text:p>10171</text:p>
          </table:table-cell>
          <table:table-cell office:value-type="float" office:value="7532" calcext:value-type="float">
            <text:p>7532</text:p>
          </table:table-cell>
          <table:table-cell office:value-type="float" office:value="2639" calcext:value-type="float">
            <text:p>26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10198" calcext:value-type="float">
            <text:p>10198</text:p>
          </table:table-cell>
          <table:table-cell office:value-type="float" office:value="5703" calcext:value-type="float">
            <text:p>5703</text:p>
          </table:table-cell>
          <table:table-cell office:value-type="float" office:value="4495" calcext:value-type="float">
            <text:p>4495</text:p>
          </table:table-cell>
          <table:table-cell office:value-type="float" office:value="1467" calcext:value-type="float">
            <text:p>1467</text:p>
          </table:table-cell>
          <table:table-cell office:value-type="float" office:value="839" calcext:value-type="float">
            <text:p>839</text:p>
          </table:table-cell>
          <table:table-cell office:value-type="float" office:value="628" calcext:value-type="float">
            <text:p>6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22873609" calcext:value-type="float">
            <text:p>22873609</text:p>
          </table:table-cell>
          <table:table-cell office:value-type="float" office:value="13309909" calcext:value-type="float">
            <text:p>13309909</text:p>
          </table:table-cell>
          <table:table-cell office:value-type="float" office:value="9563700" calcext:value-type="float">
            <text:p>9563700</text:p>
          </table:table-cell>
          <table:table-cell office:value-type="float" office:value="2585664" calcext:value-type="float">
            <text:p>2585664</text:p>
          </table:table-cell>
          <table:table-cell office:value-type="float" office:value="1546993" calcext:value-type="float">
            <text:p>1546993</text:p>
          </table:table-cell>
          <table:table-cell office:value-type="float" office:value="1038671" calcext:value-type="float">
            <text:p>10386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1162649" calcext:value-type="float">
            <text:p>1162649</text:p>
          </table:table-cell>
          <table:table-cell office:value-type="float" office:value="609337" calcext:value-type="float">
            <text:p>609337</text:p>
          </table:table-cell>
          <table:table-cell office:value-type="float" office:value="553312" calcext:value-type="float">
            <text:p>553312</text:p>
          </table:table-cell>
          <table:table-cell office:value-type="float" office:value="60460" calcext:value-type="float">
            <text:p>60460</text:p>
          </table:table-cell>
          <table:table-cell office:value-type="float" office:value="31151" calcext:value-type="float">
            <text:p>31151</text:p>
          </table:table-cell>
          <table:table-cell office:value-type="float" office:value="29309" calcext:value-type="float">
            <text:p>293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2660707" calcext:value-type="float">
            <text:p>2660707</text:p>
          </table:table-cell>
          <table:table-cell office:value-type="float" office:value="1399022" calcext:value-type="float">
            <text:p>1399022</text:p>
          </table:table-cell>
          <table:table-cell office:value-type="float" office:value="1261685" calcext:value-type="float">
            <text:p>1261685</text:p>
          </table:table-cell>
          <table:table-cell office:value-type="float" office:value="269061" calcext:value-type="float">
            <text:p>269061</text:p>
          </table:table-cell>
          <table:table-cell office:value-type="float" office:value="138833" calcext:value-type="float">
            <text:p>138833</text:p>
          </table:table-cell>
          <table:table-cell office:value-type="float" office:value="130228" calcext:value-type="float">
            <text:p>1302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3892396" calcext:value-type="float">
            <text:p>3892396</text:p>
          </table:table-cell>
          <table:table-cell office:value-type="float" office:value="2072687" calcext:value-type="float">
            <text:p>2072687</text:p>
          </table:table-cell>
          <table:table-cell office:value-type="float" office:value="1819709" calcext:value-type="float">
            <text:p>1819709</text:p>
          </table:table-cell>
          <table:table-cell office:value-type="float" office:value="506007" calcext:value-type="float">
            <text:p>506007</text:p>
          </table:table-cell>
          <table:table-cell office:value-type="float" office:value="263405" calcext:value-type="float">
            <text:p>263405</text:p>
          </table:table-cell>
          <table:table-cell office:value-type="float" office:value="242602" calcext:value-type="float">
            <text:p>2426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3370804" calcext:value-type="float">
            <text:p>3370804</text:p>
          </table:table-cell>
          <table:table-cell office:value-type="float" office:value="1917920" calcext:value-type="float">
            <text:p>1917920</text:p>
          </table:table-cell>
          <table:table-cell office:value-type="float" office:value="1452884" calcext:value-type="float">
            <text:p>1452884</text:p>
          </table:table-cell>
          <table:table-cell office:value-type="float" office:value="429516" calcext:value-type="float">
            <text:p>429516</text:p>
          </table:table-cell>
          <table:table-cell office:value-type="float" office:value="243722" calcext:value-type="float">
            <text:p>243722</text:p>
          </table:table-cell>
          <table:table-cell office:value-type="float" office:value="185794" calcext:value-type="float">
            <text:p>1857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2409303" calcext:value-type="float">
            <text:p>2409303</text:p>
          </table:table-cell>
          <table:table-cell office:value-type="float" office:value="1383214" calcext:value-type="float">
            <text:p>1383214</text:p>
          </table:table-cell>
          <table:table-cell office:value-type="float" office:value="1026089" calcext:value-type="float">
            <text:p>1026089</text:p>
          </table:table-cell>
          <table:table-cell office:value-type="float" office:value="287802" calcext:value-type="float">
            <text:p>287802</text:p>
          </table:table-cell>
          <table:table-cell office:value-type="float" office:value="169276" calcext:value-type="float">
            <text:p>169276</text:p>
          </table:table-cell>
          <table:table-cell office:value-type="float" office:value="118526" calcext:value-type="float">
            <text:p>1185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6156770" calcext:value-type="float">
            <text:p>6156770</text:p>
          </table:table-cell>
          <table:table-cell office:value-type="float" office:value="3779258" calcext:value-type="float">
            <text:p>3779258</text:p>
          </table:table-cell>
          <table:table-cell office:value-type="float" office:value="2377512" calcext:value-type="float">
            <text:p>2377512</text:p>
          </table:table-cell>
          <table:table-cell office:value-type="float" office:value="678745" calcext:value-type="float">
            <text:p>678745</text:p>
          </table:table-cell>
          <table:table-cell office:value-type="float" office:value="441130" calcext:value-type="float">
            <text:p>441130</text:p>
          </table:table-cell>
          <table:table-cell office:value-type="float" office:value="237615" calcext:value-type="float">
            <text:p>2376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2500847" calcext:value-type="float">
            <text:p>2500847</text:p>
          </table:table-cell>
          <table:table-cell office:value-type="float" office:value="1681971" calcext:value-type="float">
            <text:p>1681971</text:p>
          </table:table-cell>
          <table:table-cell office:value-type="float" office:value="818876" calcext:value-type="float">
            <text:p>818876</text:p>
          </table:table-cell>
          <table:table-cell office:value-type="float" office:value="277046" calcext:value-type="float">
            <text:p>277046</text:p>
          </table:table-cell>
          <table:table-cell office:value-type="float" office:value="203414" calcext:value-type="float">
            <text:p>203414</text:p>
          </table:table-cell>
          <table:table-cell office:value-type="float" office:value="73632" calcext:value-type="float">
            <text:p>736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520027" calcext:value-type="float">
            <text:p>520027</text:p>
          </table:table-cell>
          <table:table-cell office:value-type="float" office:value="351679" calcext:value-type="float">
            <text:p>351679</text:p>
          </table:table-cell>
          <table:table-cell office:value-type="float" office:value="168348" calcext:value-type="float">
            <text:p>168348</text:p>
          </table:table-cell>
          <table:table-cell office:value-type="float" office:value="57610" calcext:value-type="float">
            <text:p>57610</text:p>
          </table:table-cell>
          <table:table-cell office:value-type="float" office:value="44471" calcext:value-type="float">
            <text:p>44471</text:p>
          </table:table-cell>
          <table:table-cell office:value-type="float" office:value="13139" calcext:value-type="float">
            <text:p>131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200106" calcext:value-type="float">
            <text:p>200106</text:p>
          </table:table-cell>
          <table:table-cell office:value-type="float" office:value="114821" calcext:value-type="float">
            <text:p>114821</text:p>
          </table:table-cell>
          <table:table-cell office:value-type="float" office:value="85285" calcext:value-type="float">
            <text:p>85285</text:p>
          </table:table-cell>
          <table:table-cell office:value-type="float" office:value="19417" calcext:value-type="float">
            <text:p>19417</text:p>
          </table:table-cell>
          <table:table-cell office:value-type="float" office:value="11591" calcext:value-type="float">
            <text:p>11591</text:p>
          </table:table-cell>
          <table:table-cell office:value-type="float" office:value="7826" calcext:value-type="float">
            <text:p>78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10917897" calcext:value-type="float">
            <text:p>10917897</text:p>
          </table:table-cell>
          <table:table-cell office:value-type="float" office:value="6641168" calcext:value-type="float">
            <text:p>6641168</text:p>
          </table:table-cell>
          <table:table-cell office:value-type="float" office:value="4276729" calcext:value-type="float">
            <text:p>4276729</text:p>
          </table:table-cell>
          <table:table-cell office:value-type="float" office:value="1267848" calcext:value-type="float">
            <text:p>1267848</text:p>
          </table:table-cell>
          <table:table-cell office:value-type="float" office:value="814164" calcext:value-type="float">
            <text:p>814164</text:p>
          </table:table-cell>
          <table:table-cell office:value-type="float" office:value="453684" calcext:value-type="float">
            <text:p>4536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584448" calcext:value-type="float">
            <text:p>584448</text:p>
          </table:table-cell>
          <table:table-cell office:value-type="float" office:value="305934" calcext:value-type="float">
            <text:p>305934</text:p>
          </table:table-cell>
          <table:table-cell office:value-type="float" office:value="278514" calcext:value-type="float">
            <text:p>278514</text:p>
          </table:table-cell>
          <table:table-cell office:value-type="float" office:value="26852" calcext:value-type="float">
            <text:p>26852</text:p>
          </table:table-cell>
          <table:table-cell office:value-type="float" office:value="14020" calcext:value-type="float">
            <text:p>14020</text:p>
          </table:table-cell>
          <table:table-cell office:value-type="float" office:value="12832" calcext:value-type="float">
            <text:p>128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465761" calcext:value-type="float">
            <text:p>1465761</text:p>
          </table:table-cell>
          <table:table-cell office:value-type="float" office:value="773290" calcext:value-type="float">
            <text:p>773290</text:p>
          </table:table-cell>
          <table:table-cell office:value-type="float" office:value="692471" calcext:value-type="float">
            <text:p>692471</text:p>
          </table:table-cell>
          <table:table-cell office:value-type="float" office:value="159168" calcext:value-type="float">
            <text:p>159168</text:p>
          </table:table-cell>
          <table:table-cell office:value-type="float" office:value="83682" calcext:value-type="float">
            <text:p>83682</text:p>
          </table:table-cell>
          <table:table-cell office:value-type="float" office:value="75486" calcext:value-type="float">
            <text:p>754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2165225" calcext:value-type="float">
            <text:p>2165225</text:p>
          </table:table-cell>
          <table:table-cell office:value-type="float" office:value="1176809" calcext:value-type="float">
            <text:p>1176809</text:p>
          </table:table-cell>
          <table:table-cell office:value-type="float" office:value="988416" calcext:value-type="float">
            <text:p>988416</text:p>
          </table:table-cell>
          <table:table-cell office:value-type="float" office:value="294526" calcext:value-type="float">
            <text:p>294526</text:p>
          </table:table-cell>
          <table:table-cell office:value-type="float" office:value="159596" calcext:value-type="float">
            <text:p>159596</text:p>
          </table:table-cell>
          <table:table-cell office:value-type="float" office:value="134930" calcext:value-type="float">
            <text:p>1349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1660585" calcext:value-type="float">
            <text:p>1660585</text:p>
          </table:table-cell>
          <table:table-cell office:value-type="float" office:value="999825" calcext:value-type="float">
            <text:p>999825</text:p>
          </table:table-cell>
          <table:table-cell office:value-type="float" office:value="660760" calcext:value-type="float">
            <text:p>660760</text:p>
          </table:table-cell>
          <table:table-cell office:value-type="float" office:value="217320" calcext:value-type="float">
            <text:p>217320</text:p>
          </table:table-cell>
          <table:table-cell office:value-type="float" office:value="133254" calcext:value-type="float">
            <text:p>133254</text:p>
          </table:table-cell>
          <table:table-cell office:value-type="float" office:value="84066" calcext:value-type="float">
            <text:p>840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1086433" calcext:value-type="float">
            <text:p>1086433</text:p>
          </table:table-cell>
          <table:table-cell office:value-type="float" office:value="674005" calcext:value-type="float">
            <text:p>674005</text:p>
          </table:table-cell>
          <table:table-cell office:value-type="float" office:value="412428" calcext:value-type="float">
            <text:p>412428</text:p>
          </table:table-cell>
          <table:table-cell office:value-type="float" office:value="133506" calcext:value-type="float">
            <text:p>133506</text:p>
          </table:table-cell>
          <table:table-cell office:value-type="float" office:value="87529" calcext:value-type="float">
            <text:p>87529</text:p>
          </table:table-cell>
          <table:table-cell office:value-type="float" office:value="45977" calcext:value-type="float">
            <text:p>459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2649332" calcext:value-type="float">
            <text:p>2649332</text:p>
          </table:table-cell>
          <table:table-cell office:value-type="float" office:value="1772242" calcext:value-type="float">
            <text:p>1772242</text:p>
          </table:table-cell>
          <table:table-cell office:value-type="float" office:value="877090" calcext:value-type="float">
            <text:p>877090</text:p>
          </table:table-cell>
          <table:table-cell office:value-type="float" office:value="298146" calcext:value-type="float">
            <text:p>298146</text:p>
          </table:table-cell>
          <table:table-cell office:value-type="float" office:value="220876" calcext:value-type="float">
            <text:p>220876</text:p>
          </table:table-cell>
          <table:table-cell office:value-type="float" office:value="77270" calcext:value-type="float">
            <text:p>772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1006581" calcext:value-type="float">
            <text:p>1006581</text:p>
          </table:table-cell>
          <table:table-cell office:value-type="float" office:value="733761" calcext:value-type="float">
            <text:p>733761</text:p>
          </table:table-cell>
          <table:table-cell office:value-type="float" office:value="272820" calcext:value-type="float">
            <text:p>272820</text:p>
          </table:table-cell>
          <table:table-cell office:value-type="float" office:value="108175" calcext:value-type="float">
            <text:p>108175</text:p>
          </table:table-cell>
          <table:table-cell office:value-type="float" office:value="91502" calcext:value-type="float">
            <text:p>91502</text:p>
          </table:table-cell>
          <table:table-cell office:value-type="float" office:value="16673" calcext:value-type="float">
            <text:p>166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221561" calcext:value-type="float">
            <text:p>221561</text:p>
          </table:table-cell>
          <table:table-cell office:value-type="float" office:value="157806" calcext:value-type="float">
            <text:p>157806</text:p>
          </table:table-cell>
          <table:table-cell office:value-type="float" office:value="63755" calcext:value-type="float">
            <text:p>63755</text:p>
          </table:table-cell>
          <table:table-cell office:value-type="float" office:value="21679" calcext:value-type="float">
            <text:p>21679</text:p>
          </table:table-cell>
          <table:table-cell office:value-type="float" office:value="18233" calcext:value-type="float">
            <text:p>18233</text:p>
          </table:table-cell>
          <table:table-cell office:value-type="float" office:value="3446" calcext:value-type="float">
            <text:p>34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77971" calcext:value-type="float">
            <text:p>77971</text:p>
          </table:table-cell>
          <table:table-cell office:value-type="float" office:value="47496" calcext:value-type="float">
            <text:p>47496</text:p>
          </table:table-cell>
          <table:table-cell office:value-type="float" office:value="30475" calcext:value-type="float">
            <text:p>30475</text:p>
          </table:table-cell>
          <table:table-cell office:value-type="float" office:value="8476" calcext:value-type="float">
            <text:p>8476</text:p>
          </table:table-cell>
          <table:table-cell office:value-type="float" office:value="5472" calcext:value-type="float">
            <text:p>5472</text:p>
          </table:table-cell>
          <table:table-cell office:value-type="float" office:value="3004" calcext:value-type="float">
            <text:p>30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11955712" calcext:value-type="float">
            <text:p>11955712</text:p>
          </table:table-cell>
          <table:table-cell office:value-type="float" office:value="6668741" calcext:value-type="float">
            <text:p>6668741</text:p>
          </table:table-cell>
          <table:table-cell office:value-type="float" office:value="5286971" calcext:value-type="float">
            <text:p>5286971</text:p>
          </table:table-cell>
          <table:table-cell office:value-type="float" office:value="1317816" calcext:value-type="float">
            <text:p>1317816</text:p>
          </table:table-cell>
          <table:table-cell office:value-type="float" office:value="732829" calcext:value-type="float">
            <text:p>732829</text:p>
          </table:table-cell>
          <table:table-cell office:value-type="float" office:value="584987" calcext:value-type="float">
            <text:p>5849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578201" calcext:value-type="float">
            <text:p>578201</text:p>
          </table:table-cell>
          <table:table-cell office:value-type="float" office:value="303403" calcext:value-type="float">
            <text:p>303403</text:p>
          </table:table-cell>
          <table:table-cell office:value-type="float" office:value="274798" calcext:value-type="float">
            <text:p>274798</text:p>
          </table:table-cell>
          <table:table-cell office:value-type="float" office:value="33608" calcext:value-type="float">
            <text:p>33608</text:p>
          </table:table-cell>
          <table:table-cell office:value-type="float" office:value="17131" calcext:value-type="float">
            <text:p>17131</text:p>
          </table:table-cell>
          <table:table-cell office:value-type="float" office:value="16477" calcext:value-type="float">
            <text:p>164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194946" calcext:value-type="float">
            <text:p>1194946</text:p>
          </table:table-cell>
          <table:table-cell office:value-type="float" office:value="625732" calcext:value-type="float">
            <text:p>625732</text:p>
          </table:table-cell>
          <table:table-cell office:value-type="float" office:value="569214" calcext:value-type="float">
            <text:p>569214</text:p>
          </table:table-cell>
          <table:table-cell office:value-type="float" office:value="109893" calcext:value-type="float">
            <text:p>109893</text:p>
          </table:table-cell>
          <table:table-cell office:value-type="float" office:value="55151" calcext:value-type="float">
            <text:p>55151</text:p>
          </table:table-cell>
          <table:table-cell office:value-type="float" office:value="54742" calcext:value-type="float">
            <text:p>547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1727171" calcext:value-type="float">
            <text:p>1727171</text:p>
          </table:table-cell>
          <table:table-cell office:value-type="float" office:value="895878" calcext:value-type="float">
            <text:p>895878</text:p>
          </table:table-cell>
          <table:table-cell office:value-type="float" office:value="831293" calcext:value-type="float">
            <text:p>831293</text:p>
          </table:table-cell>
          <table:table-cell office:value-type="float" office:value="211481" calcext:value-type="float">
            <text:p>211481</text:p>
          </table:table-cell>
          <table:table-cell office:value-type="float" office:value="103809" calcext:value-type="float">
            <text:p>103809</text:p>
          </table:table-cell>
          <table:table-cell office:value-type="float" office:value="107672" calcext:value-type="float">
            <text:p>1076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1710219" calcext:value-type="float">
            <text:p>1710219</text:p>
          </table:table-cell>
          <table:table-cell office:value-type="float" office:value="918095" calcext:value-type="float">
            <text:p>918095</text:p>
          </table:table-cell>
          <table:table-cell office:value-type="float" office:value="792124" calcext:value-type="float">
            <text:p>792124</text:p>
          </table:table-cell>
          <table:table-cell office:value-type="float" office:value="212196" calcext:value-type="float">
            <text:p>212196</text:p>
          </table:table-cell>
          <table:table-cell office:value-type="float" office:value="110468" calcext:value-type="float">
            <text:p>110468</text:p>
          </table:table-cell>
          <table:table-cell office:value-type="float" office:value="101728" calcext:value-type="float">
            <text:p>1017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1322870" calcext:value-type="float">
            <text:p>1322870</text:p>
          </table:table-cell>
          <table:table-cell office:value-type="float" office:value="709209" calcext:value-type="float">
            <text:p>709209</text:p>
          </table:table-cell>
          <table:table-cell office:value-type="float" office:value="613661" calcext:value-type="float">
            <text:p>613661</text:p>
          </table:table-cell>
          <table:table-cell office:value-type="float" office:value="154296" calcext:value-type="float">
            <text:p>154296</text:p>
          </table:table-cell>
          <table:table-cell office:value-type="float" office:value="81747" calcext:value-type="float">
            <text:p>81747</text:p>
          </table:table-cell>
          <table:table-cell office:value-type="float" office:value="72549" calcext:value-type="float">
            <text:p>725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3507438" calcext:value-type="float">
            <text:p>3507438</text:p>
          </table:table-cell>
          <table:table-cell office:value-type="float" office:value="2007016" calcext:value-type="float">
            <text:p>2007016</text:p>
          </table:table-cell>
          <table:table-cell office:value-type="float" office:value="1500422" calcext:value-type="float">
            <text:p>1500422</text:p>
          </table:table-cell>
          <table:table-cell office:value-type="float" office:value="380599" calcext:value-type="float">
            <text:p>380599</text:p>
          </table:table-cell>
          <table:table-cell office:value-type="float" office:value="220254" calcext:value-type="float">
            <text:p>220254</text:p>
          </table:table-cell>
          <table:table-cell office:value-type="float" office:value="160345" calcext:value-type="float">
            <text:p>1603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1494266" calcext:value-type="float">
            <text:p>1494266</text:p>
          </table:table-cell>
          <table:table-cell office:value-type="float" office:value="948210" calcext:value-type="float">
            <text:p>948210</text:p>
          </table:table-cell>
          <table:table-cell office:value-type="float" office:value="546056" calcext:value-type="float">
            <text:p>546056</text:p>
          </table:table-cell>
          <table:table-cell office:value-type="float" office:value="168871" calcext:value-type="float">
            <text:p>168871</text:p>
          </table:table-cell>
          <table:table-cell office:value-type="float" office:value="111912" calcext:value-type="float">
            <text:p>111912</text:p>
          </table:table-cell>
          <table:table-cell office:value-type="float" office:value="56959" calcext:value-type="float">
            <text:p>569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298466" calcext:value-type="float">
            <text:p>298466</text:p>
          </table:table-cell>
          <table:table-cell office:value-type="float" office:value="193873" calcext:value-type="float">
            <text:p>193873</text:p>
          </table:table-cell>
          <table:table-cell office:value-type="float" office:value="104593" calcext:value-type="float">
            <text:p>104593</text:p>
          </table:table-cell>
          <table:table-cell office:value-type="float" office:value="35931" calcext:value-type="float">
            <text:p>35931</text:p>
          </table:table-cell>
          <table:table-cell office:value-type="float" office:value="26238" calcext:value-type="float">
            <text:p>26238</text:p>
          </table:table-cell>
          <table:table-cell office:value-type="float" office:value="9693" calcext:value-type="float">
            <text:p>96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122135" calcext:value-type="float">
            <text:p>122135</text:p>
          </table:table-cell>
          <table:table-cell office:value-type="float" office:value="67325" calcext:value-type="float">
            <text:p>67325</text:p>
          </table:table-cell>
          <table:table-cell office:value-type="float" office:value="54810" calcext:value-type="float">
            <text:p>54810</text:p>
          </table:table-cell>
          <table:table-cell office:value-type="float" office:value="10941" calcext:value-type="float">
            <text:p>10941</text:p>
          </table:table-cell>
          <table:table-cell office:value-type="float" office:value="6119" calcext:value-type="float">
            <text:p>6119</text:p>
          </table:table-cell>
          <table:table-cell office:value-type="float" office:value="4822" calcext:value-type="float">
            <text:p>48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16761785" calcext:value-type="float">
            <text:p>16761785</text:p>
          </table:table-cell>
          <table:table-cell office:value-type="float" office:value="9443495" calcext:value-type="float">
            <text:p>9443495</text:p>
          </table:table-cell>
          <table:table-cell office:value-type="float" office:value="7318290" calcext:value-type="float">
            <text:p>7318290</text:p>
          </table:table-cell>
          <table:table-cell office:value-type="float" office:value="1682572" calcext:value-type="float">
            <text:p>1682572</text:p>
          </table:table-cell>
          <table:table-cell office:value-type="float" office:value="1028475" calcext:value-type="float">
            <text:p>1028475</text:p>
          </table:table-cell>
          <table:table-cell office:value-type="float" office:value="654097" calcext:value-type="float">
            <text:p>6540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1804831" calcext:value-type="float">
            <text:p>1804831</text:p>
          </table:table-cell>
          <table:table-cell office:value-type="float" office:value="936995" calcext:value-type="float">
            <text:p>936995</text:p>
          </table:table-cell>
          <table:table-cell office:value-type="float" office:value="867836" calcext:value-type="float">
            <text:p>867836</text:p>
          </table:table-cell>
          <table:table-cell office:value-type="float" office:value="93094" calcext:value-type="float">
            <text:p>93094</text:p>
          </table:table-cell>
          <table:table-cell office:value-type="float" office:value="48296" calcext:value-type="float">
            <text:p>48296</text:p>
          </table:table-cell>
          <table:table-cell office:value-type="float" office:value="44798" calcext:value-type="float">
            <text:p>447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2849005" calcext:value-type="float">
            <text:p>2849005</text:p>
          </table:table-cell>
          <table:table-cell office:value-type="float" office:value="1509745" calcext:value-type="float">
            <text:p>1509745</text:p>
          </table:table-cell>
          <table:table-cell office:value-type="float" office:value="1339260" calcext:value-type="float">
            <text:p>1339260</text:p>
          </table:table-cell>
          <table:table-cell office:value-type="float" office:value="261823" calcext:value-type="float">
            <text:p>261823</text:p>
          </table:table-cell>
          <table:table-cell office:value-type="float" office:value="137806" calcext:value-type="float">
            <text:p>137806</text:p>
          </table:table-cell>
          <table:table-cell office:value-type="float" office:value="124017" calcext:value-type="float">
            <text:p>1240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2110349" calcext:value-type="float">
            <text:p>2110349</text:p>
          </table:table-cell>
          <table:table-cell office:value-type="float" office:value="1202181" calcext:value-type="float">
            <text:p>1202181</text:p>
          </table:table-cell>
          <table:table-cell office:value-type="float" office:value="908168" calcext:value-type="float">
            <text:p>908168</text:p>
          </table:table-cell>
          <table:table-cell office:value-type="float" office:value="276454" calcext:value-type="float">
            <text:p>276454</text:p>
          </table:table-cell>
          <table:table-cell office:value-type="float" office:value="156516" calcext:value-type="float">
            <text:p>156516</text:p>
          </table:table-cell>
          <table:table-cell office:value-type="float" office:value="119938" calcext:value-type="float">
            <text:p>1199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1729816" calcext:value-type="float">
            <text:p>1729816</text:p>
          </table:table-cell>
          <table:table-cell office:value-type="float" office:value="979405" calcext:value-type="float">
            <text:p>979405</text:p>
          </table:table-cell>
          <table:table-cell office:value-type="float" office:value="750411" calcext:value-type="float">
            <text:p>750411</text:p>
          </table:table-cell>
          <table:table-cell office:value-type="float" office:value="219430" calcext:value-type="float">
            <text:p>219430</text:p>
          </table:table-cell>
          <table:table-cell office:value-type="float" office:value="132395" calcext:value-type="float">
            <text:p>132395</text:p>
          </table:table-cell>
          <table:table-cell office:value-type="float" office:value="87035" calcext:value-type="float">
            <text:p>870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1541171" calcext:value-type="float">
            <text:p>1541171</text:p>
          </table:table-cell>
          <table:table-cell office:value-type="float" office:value="857828" calcext:value-type="float">
            <text:p>857828</text:p>
          </table:table-cell>
          <table:table-cell office:value-type="float" office:value="683343" calcext:value-type="float">
            <text:p>683343</text:p>
          </table:table-cell>
          <table:table-cell office:value-type="float" office:value="173385" calcext:value-type="float">
            <text:p>173385</text:p>
          </table:table-cell>
          <table:table-cell office:value-type="float" office:value="105971" calcext:value-type="float">
            <text:p>105971</text:p>
          </table:table-cell>
          <table:table-cell office:value-type="float" office:value="67414" calcext:value-type="float">
            <text:p>674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4397916" calcext:value-type="float">
            <text:p>4397916</text:p>
          </table:table-cell>
          <table:table-cell office:value-type="float" office:value="2543179" calcext:value-type="float">
            <text:p>2543179</text:p>
          </table:table-cell>
          <table:table-cell office:value-type="float" office:value="1854737" calcext:value-type="float">
            <text:p>1854737</text:p>
          </table:table-cell>
          <table:table-cell office:value-type="float" office:value="451722" calcext:value-type="float">
            <text:p>451722</text:p>
          </table:table-cell>
          <table:table-cell office:value-type="float" office:value="296247" calcext:value-type="float">
            <text:p>296247</text:p>
          </table:table-cell>
          <table:table-cell office:value-type="float" office:value="155475" calcext:value-type="float">
            <text:p>1554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1896752" calcext:value-type="float">
            <text:p>1896752</text:p>
          </table:table-cell>
          <table:table-cell office:value-type="float" office:value="1145324" calcext:value-type="float">
            <text:p>1145324</text:p>
          </table:table-cell>
          <table:table-cell office:value-type="float" office:value="751428" calcext:value-type="float">
            <text:p>751428</text:p>
          </table:table-cell>
          <table:table-cell office:value-type="float" office:value="171077" calcext:value-type="float">
            <text:p>171077</text:p>
          </table:table-cell>
          <table:table-cell office:value-type="float" office:value="124939" calcext:value-type="float">
            <text:p>124939</text:p>
          </table:table-cell>
          <table:table-cell office:value-type="float" office:value="46138" calcext:value-type="float">
            <text:p>461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378285" calcext:value-type="float">
            <text:p>378285</text:p>
          </table:table-cell>
          <table:table-cell office:value-type="float" office:value="238229" calcext:value-type="float">
            <text:p>238229</text:p>
          </table:table-cell>
          <table:table-cell office:value-type="float" office:value="140056" calcext:value-type="float">
            <text:p>140056</text:p>
          </table:table-cell>
          <table:table-cell office:value-type="float" office:value="30580" calcext:value-type="float">
            <text:p>30580</text:p>
          </table:table-cell>
          <table:table-cell office:value-type="float" office:value="23246" calcext:value-type="float">
            <text:p>23246</text:p>
          </table:table-cell>
          <table:table-cell office:value-type="float" office:value="7334" calcext:value-type="float">
            <text:p>73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53660" calcext:value-type="float">
            <text:p>53660</text:p>
          </table:table-cell>
          <table:table-cell office:value-type="float" office:value="30609" calcext:value-type="float">
            <text:p>30609</text:p>
          </table:table-cell>
          <table:table-cell office:value-type="float" office:value="23051" calcext:value-type="float">
            <text:p>23051</text:p>
          </table:table-cell>
          <table:table-cell office:value-type="float" office:value="5007" calcext:value-type="float">
            <text:p>5007</text:p>
          </table:table-cell>
          <table:table-cell office:value-type="float" office:value="3059" calcext:value-type="float">
            <text:p>3059</text:p>
          </table:table-cell>
          <table:table-cell office:value-type="float" office:value="1948" calcext:value-type="float">
            <text:p>19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13930257" calcext:value-type="float">
            <text:p>13930257</text:p>
          </table:table-cell>
          <table:table-cell office:value-type="float" office:value="7865893" calcext:value-type="float">
            <text:p>7865893</text:p>
          </table:table-cell>
          <table:table-cell office:value-type="float" office:value="6064364" calcext:value-type="float">
            <text:p>6064364</text:p>
          </table:table-cell>
          <table:table-cell office:value-type="float" office:value="1262676" calcext:value-type="float">
            <text:p>1262676</text:p>
          </table:table-cell>
          <table:table-cell office:value-type="float" office:value="785074" calcext:value-type="float">
            <text:p>785074</text:p>
          </table:table-cell>
          <table:table-cell office:value-type="float" office:value="477602" calcext:value-type="float">
            <text:p>4776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1594585" calcext:value-type="float">
            <text:p>1594585</text:p>
          </table:table-cell>
          <table:table-cell office:value-type="float" office:value="827417" calcext:value-type="float">
            <text:p>827417</text:p>
          </table:table-cell>
          <table:table-cell office:value-type="float" office:value="767168" calcext:value-type="float">
            <text:p>767168</text:p>
          </table:table-cell>
          <table:table-cell office:value-type="float" office:value="75186" calcext:value-type="float">
            <text:p>75186</text:p>
          </table:table-cell>
          <table:table-cell office:value-type="float" office:value="39114" calcext:value-type="float">
            <text:p>39114</text:p>
          </table:table-cell>
          <table:table-cell office:value-type="float" office:value="36072" calcext:value-type="float">
            <text:p>360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2484014" calcext:value-type="float">
            <text:p>2484014</text:p>
          </table:table-cell>
          <table:table-cell office:value-type="float" office:value="1319835" calcext:value-type="float">
            <text:p>1319835</text:p>
          </table:table-cell>
          <table:table-cell office:value-type="float" office:value="1164179" calcext:value-type="float">
            <text:p>1164179</text:p>
          </table:table-cell>
          <table:table-cell office:value-type="float" office:value="213171" calcext:value-type="float">
            <text:p>213171</text:p>
          </table:table-cell>
          <table:table-cell office:value-type="float" office:value="113165" calcext:value-type="float">
            <text:p>113165</text:p>
          </table:table-cell>
          <table:table-cell office:value-type="float" office:value="100006" calcext:value-type="float">
            <text:p>1000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1731520" calcext:value-type="float">
            <text:p>1731520</text:p>
          </table:table-cell>
          <table:table-cell office:value-type="float" office:value="1000204" calcext:value-type="float">
            <text:p>1000204</text:p>
          </table:table-cell>
          <table:table-cell office:value-type="float" office:value="731316" calcext:value-type="float">
            <text:p>731316</text:p>
          </table:table-cell>
          <table:table-cell office:value-type="float" office:value="211907" calcext:value-type="float">
            <text:p>211907</text:p>
          </table:table-cell>
          <table:table-cell office:value-type="float" office:value="123240" calcext:value-type="float">
            <text:p>123240</text:p>
          </table:table-cell>
          <table:table-cell office:value-type="float" office:value="88667" calcext:value-type="float">
            <text:p>886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1394420" calcext:value-type="float">
            <text:p>1394420</text:p>
          </table:table-cell>
          <table:table-cell office:value-type="float" office:value="795121" calcext:value-type="float">
            <text:p>795121</text:p>
          </table:table-cell>
          <table:table-cell office:value-type="float" office:value="599299" calcext:value-type="float">
            <text:p>599299</text:p>
          </table:table-cell>
          <table:table-cell office:value-type="float" office:value="161918" calcext:value-type="float">
            <text:p>161918</text:p>
          </table:table-cell>
          <table:table-cell office:value-type="float" office:value="100689" calcext:value-type="float">
            <text:p>100689</text:p>
          </table:table-cell>
          <table:table-cell office:value-type="float" office:value="61229" calcext:value-type="float">
            <text:p>612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1256179" calcext:value-type="float">
            <text:p>1256179</text:p>
          </table:table-cell>
          <table:table-cell office:value-type="float" office:value="702818" calcext:value-type="float">
            <text:p>702818</text:p>
          </table:table-cell>
          <table:table-cell office:value-type="float" office:value="553361" calcext:value-type="float">
            <text:p>553361</text:p>
          </table:table-cell>
          <table:table-cell office:value-type="float" office:value="127446" calcext:value-type="float">
            <text:p>127446</text:p>
          </table:table-cell>
          <table:table-cell office:value-type="float" office:value="80188" calcext:value-type="float">
            <text:p>80188</text:p>
          </table:table-cell>
          <table:table-cell office:value-type="float" office:value="47258" calcext:value-type="float">
            <text:p>472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3577548" calcext:value-type="float">
            <text:p>3577548</text:p>
          </table:table-cell>
          <table:table-cell office:value-type="float" office:value="2077637" calcext:value-type="float">
            <text:p>2077637</text:p>
          </table:table-cell>
          <table:table-cell office:value-type="float" office:value="1499911" calcext:value-type="float">
            <text:p>1499911</text:p>
          </table:table-cell>
          <table:table-cell office:value-type="float" office:value="328222" calcext:value-type="float">
            <text:p>328222</text:p>
          </table:table-cell>
          <table:table-cell office:value-type="float" office:value="220926" calcext:value-type="float">
            <text:p>220926</text:p>
          </table:table-cell>
          <table:table-cell office:value-type="float" office:value="107296" calcext:value-type="float">
            <text:p>1072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1540918" calcext:value-type="float">
            <text:p>1540918</text:p>
          </table:table-cell>
          <table:table-cell office:value-type="float" office:value="924949" calcext:value-type="float">
            <text:p>924949</text:p>
          </table:table-cell>
          <table:table-cell office:value-type="float" office:value="615969" calcext:value-type="float">
            <text:p>615969</text:p>
          </table:table-cell>
          <table:table-cell office:value-type="float" office:value="119665" calcext:value-type="float">
            <text:p>119665</text:p>
          </table:table-cell>
          <table:table-cell office:value-type="float" office:value="88939" calcext:value-type="float">
            <text:p>88939</text:p>
          </table:table-cell>
          <table:table-cell office:value-type="float" office:value="30726" calcext:value-type="float">
            <text:p>307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310213" calcext:value-type="float">
            <text:p>310213</text:p>
          </table:table-cell>
          <table:table-cell office:value-type="float" office:value="194592" calcext:value-type="float">
            <text:p>194592</text:p>
          </table:table-cell>
          <table:table-cell office:value-type="float" office:value="115621" calcext:value-type="float">
            <text:p>115621</text:p>
          </table:table-cell>
          <table:table-cell office:value-type="float" office:value="21787" calcext:value-type="float">
            <text:p>21787</text:p>
          </table:table-cell>
          <table:table-cell office:value-type="float" office:value="16699" calcext:value-type="float">
            <text:p>16699</text:p>
          </table:table-cell>
          <table:table-cell office:value-type="float" office:value="5088" calcext:value-type="float">
            <text:p>50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40860" calcext:value-type="float">
            <text:p>40860</text:p>
          </table:table-cell>
          <table:table-cell office:value-type="float" office:value="23320" calcext:value-type="float">
            <text:p>23320</text:p>
          </table:table-cell>
          <table:table-cell office:value-type="float" office:value="17540" calcext:value-type="float">
            <text:p>17540</text:p>
          </table:table-cell>
          <table:table-cell office:value-type="float" office:value="3374" calcext:value-type="float">
            <text:p>3374</text:p>
          </table:table-cell>
          <table:table-cell office:value-type="float" office:value="2114" calcext:value-type="float">
            <text:p>2114</text:p>
          </table:table-cell>
          <table:table-cell office:value-type="float" office:value="1260" calcext:value-type="float">
            <text:p>12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2831528" calcext:value-type="float">
            <text:p>2831528</text:p>
          </table:table-cell>
          <table:table-cell office:value-type="float" office:value="1577602" calcext:value-type="float">
            <text:p>1577602</text:p>
          </table:table-cell>
          <table:table-cell office:value-type="float" office:value="1253926" calcext:value-type="float">
            <text:p>1253926</text:p>
          </table:table-cell>
          <table:table-cell office:value-type="float" office:value="419896" calcext:value-type="float">
            <text:p>419896</text:p>
          </table:table-cell>
          <table:table-cell office:value-type="float" office:value="243401" calcext:value-type="float">
            <text:p>243401</text:p>
          </table:table-cell>
          <table:table-cell office:value-type="float" office:value="176495" calcext:value-type="float">
            <text:p>1764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210246" calcext:value-type="float">
            <text:p>210246</text:p>
          </table:table-cell>
          <table:table-cell office:value-type="float" office:value="109578" calcext:value-type="float">
            <text:p>109578</text:p>
          </table:table-cell>
          <table:table-cell office:value-type="float" office:value="100668" calcext:value-type="float">
            <text:p>100668</text:p>
          </table:table-cell>
          <table:table-cell office:value-type="float" office:value="17908" calcext:value-type="float">
            <text:p>17908</text:p>
          </table:table-cell>
          <table:table-cell office:value-type="float" office:value="9182" calcext:value-type="float">
            <text:p>9182</text:p>
          </table:table-cell>
          <table:table-cell office:value-type="float" office:value="8726" calcext:value-type="float">
            <text:p>87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364991" calcext:value-type="float">
            <text:p>364991</text:p>
          </table:table-cell>
          <table:table-cell office:value-type="float" office:value="189910" calcext:value-type="float">
            <text:p>189910</text:p>
          </table:table-cell>
          <table:table-cell office:value-type="float" office:value="175081" calcext:value-type="float">
            <text:p>175081</text:p>
          </table:table-cell>
          <table:table-cell office:value-type="float" office:value="48652" calcext:value-type="float">
            <text:p>48652</text:p>
          </table:table-cell>
          <table:table-cell office:value-type="float" office:value="24641" calcext:value-type="float">
            <text:p>24641</text:p>
          </table:table-cell>
          <table:table-cell office:value-type="float" office:value="24011" calcext:value-type="float">
            <text:p>240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378829" calcext:value-type="float">
            <text:p>378829</text:p>
          </table:table-cell>
          <table:table-cell office:value-type="float" office:value="201977" calcext:value-type="float">
            <text:p>201977</text:p>
          </table:table-cell>
          <table:table-cell office:value-type="float" office:value="176852" calcext:value-type="float">
            <text:p>176852</text:p>
          </table:table-cell>
          <table:table-cell office:value-type="float" office:value="64547" calcext:value-type="float">
            <text:p>64547</text:p>
          </table:table-cell>
          <table:table-cell office:value-type="float" office:value="33276" calcext:value-type="float">
            <text:p>33276</text:p>
          </table:table-cell>
          <table:table-cell office:value-type="float" office:value="31271" calcext:value-type="float">
            <text:p>312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335396" calcext:value-type="float">
            <text:p>335396</text:p>
          </table:table-cell>
          <table:table-cell office:value-type="float" office:value="184284" calcext:value-type="float">
            <text:p>184284</text:p>
          </table:table-cell>
          <table:table-cell office:value-type="float" office:value="151112" calcext:value-type="float">
            <text:p>151112</text:p>
          </table:table-cell>
          <table:table-cell office:value-type="float" office:value="57512" calcext:value-type="float">
            <text:p>57512</text:p>
          </table:table-cell>
          <table:table-cell office:value-type="float" office:value="31706" calcext:value-type="float">
            <text:p>31706</text:p>
          </table:table-cell>
          <table:table-cell office:value-type="float" office:value="25806" calcext:value-type="float">
            <text:p>258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284992" calcext:value-type="float">
            <text:p>284992</text:p>
          </table:table-cell>
          <table:table-cell office:value-type="float" office:value="155010" calcext:value-type="float">
            <text:p>155010</text:p>
          </table:table-cell>
          <table:table-cell office:value-type="float" office:value="129982" calcext:value-type="float">
            <text:p>129982</text:p>
          </table:table-cell>
          <table:table-cell office:value-type="float" office:value="45939" calcext:value-type="float">
            <text:p>45939</text:p>
          </table:table-cell>
          <table:table-cell office:value-type="float" office:value="25783" calcext:value-type="float">
            <text:p>25783</text:p>
          </table:table-cell>
          <table:table-cell office:value-type="float" office:value="20156" calcext:value-type="float">
            <text:p>201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820368" calcext:value-type="float">
            <text:p>820368</text:p>
          </table:table-cell>
          <table:table-cell office:value-type="float" office:value="465542" calcext:value-type="float">
            <text:p>465542</text:p>
          </table:table-cell>
          <table:table-cell office:value-type="float" office:value="354826" calcext:value-type="float">
            <text:p>354826</text:p>
          </table:table-cell>
          <table:table-cell office:value-type="float" office:value="123500" calcext:value-type="float">
            <text:p>123500</text:p>
          </table:table-cell>
          <table:table-cell office:value-type="float" office:value="75321" calcext:value-type="float">
            <text:p>75321</text:p>
          </table:table-cell>
          <table:table-cell office:value-type="float" office:value="48179" calcext:value-type="float">
            <text:p>481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355834" calcext:value-type="float">
            <text:p>355834</text:p>
          </table:table-cell>
          <table:table-cell office:value-type="float" office:value="220375" calcext:value-type="float">
            <text:p>220375</text:p>
          </table:table-cell>
          <table:table-cell office:value-type="float" office:value="135459" calcext:value-type="float">
            <text:p>135459</text:p>
          </table:table-cell>
          <table:table-cell office:value-type="float" office:value="51412" calcext:value-type="float">
            <text:p>51412</text:p>
          </table:table-cell>
          <table:table-cell office:value-type="float" office:value="36000" calcext:value-type="float">
            <text:p>36000</text:p>
          </table:table-cell>
          <table:table-cell office:value-type="float" office:value="15412" calcext:value-type="float">
            <text:p>154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68072" calcext:value-type="float">
            <text:p>68072</text:p>
          </table:table-cell>
          <table:table-cell office:value-type="float" office:value="43637" calcext:value-type="float">
            <text:p>43637</text:p>
          </table:table-cell>
          <table:table-cell office:value-type="float" office:value="24435" calcext:value-type="float">
            <text:p>24435</text:p>
          </table:table-cell>
          <table:table-cell office:value-type="float" office:value="8793" calcext:value-type="float">
            <text:p>8793</text:p>
          </table:table-cell>
          <table:table-cell office:value-type="float" office:value="6547" calcext:value-type="float">
            <text:p>6547</text:p>
          </table:table-cell>
          <table:table-cell office:value-type="float" office:value="2246" calcext:value-type="float">
            <text:p>22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12800" calcext:value-type="float">
            <text:p>12800</text:p>
          </table:table-cell>
          <table:table-cell office:value-type="float" office:value="7289" calcext:value-type="float">
            <text:p>7289</text:p>
          </table:table-cell>
          <table:table-cell office:value-type="float" office:value="5511" calcext:value-type="float">
            <text:p>5511</text:p>
          </table:table-cell>
          <table:table-cell office:value-type="float" office:value="1633" calcext:value-type="float">
            <text:p>1633</text:p>
          </table:table-cell>
          <table:table-cell office:value-type="float" office:value="945" calcext:value-type="float">
            <text:p>945</text:p>
          </table:table-cell>
          <table:table-cell office:value-type="float" office:value="688" calcext:value-type="float">
            <text:p>6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388999" calcext:value-type="float">
            <text:p>388999</text:p>
          </table:table-cell>
          <table:table-cell office:value-type="float" office:value="213340" calcext:value-type="float">
            <text:p>213340</text:p>
          </table:table-cell>
          <table:table-cell office:value-type="float" office:value="175659" calcext:value-type="float">
            <text:p>175659</text:p>
          </table:table-cell>
          <table:table-cell office:value-type="float" office:value="181402" calcext:value-type="float">
            <text:p>181402</text:p>
          </table:table-cell>
          <table:table-cell office:value-type="float" office:value="99427" calcext:value-type="float">
            <text:p>99427</text:p>
          </table:table-cell>
          <table:table-cell office:value-type="float" office:value="81975" calcext:value-type="float">
            <text:p>819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21390" calcext:value-type="float">
            <text:p>21390</text:p>
          </table:table-cell>
          <table:table-cell office:value-type="float" office:value="10734" calcext:value-type="float">
            <text:p>10734</text:p>
          </table:table-cell>
          <table:table-cell office:value-type="float" office:value="10656" calcext:value-type="float">
            <text:p>10656</text:p>
          </table:table-cell>
          <table:table-cell office:value-type="float" office:value="5788" calcext:value-type="float">
            <text:p>5788</text:p>
          </table:table-cell>
          <table:table-cell office:value-type="float" office:value="2873" calcext:value-type="float">
            <text:p>2873</text:p>
          </table:table-cell>
          <table:table-cell office:value-type="float" office:value="2915" calcext:value-type="float">
            <text:p>29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46352" calcext:value-type="float">
            <text:p>46352</text:p>
          </table:table-cell>
          <table:table-cell office:value-type="float" office:value="23122" calcext:value-type="float">
            <text:p>23122</text:p>
          </table:table-cell>
          <table:table-cell office:value-type="float" office:value="23230" calcext:value-type="float">
            <text:p>23230</text:p>
          </table:table-cell>
          <table:table-cell office:value-type="float" office:value="21665" calcext:value-type="float">
            <text:p>21665</text:p>
          </table:table-cell>
          <table:table-cell office:value-type="float" office:value="10613" calcext:value-type="float">
            <text:p>10613</text:p>
          </table:table-cell>
          <table:table-cell office:value-type="float" office:value="11052" calcext:value-type="float">
            <text:p>110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53332" calcext:value-type="float">
            <text:p>53332</text:p>
          </table:table-cell>
          <table:table-cell office:value-type="float" office:value="26689" calcext:value-type="float">
            <text:p>26689</text:p>
          </table:table-cell>
          <table:table-cell office:value-type="float" office:value="26643" calcext:value-type="float">
            <text:p>26643</text:p>
          </table:table-cell>
          <table:table-cell office:value-type="float" office:value="30656" calcext:value-type="float">
            <text:p>30656</text:p>
          </table:table-cell>
          <table:table-cell office:value-type="float" office:value="14858" calcext:value-type="float">
            <text:p>14858</text:p>
          </table:table-cell>
          <table:table-cell office:value-type="float" office:value="15798" calcext:value-type="float">
            <text:p>157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53073" calcext:value-type="float">
            <text:p>53073</text:p>
          </table:table-cell>
          <table:table-cell office:value-type="float" office:value="27753" calcext:value-type="float">
            <text:p>27753</text:p>
          </table:table-cell>
          <table:table-cell office:value-type="float" office:value="25320" calcext:value-type="float">
            <text:p>25320</text:p>
          </table:table-cell>
          <table:table-cell office:value-type="float" office:value="28271" calcext:value-type="float">
            <text:p>28271</text:p>
          </table:table-cell>
          <table:table-cell office:value-type="float" office:value="14295" calcext:value-type="float">
            <text:p>14295</text:p>
          </table:table-cell>
          <table:table-cell office:value-type="float" office:value="13976" calcext:value-type="float">
            <text:p>139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50044" calcext:value-type="float">
            <text:p>50044</text:p>
          </table:table-cell>
          <table:table-cell office:value-type="float" office:value="27282" calcext:value-type="float">
            <text:p>27282</text:p>
          </table:table-cell>
          <table:table-cell office:value-type="float" office:value="22762" calcext:value-type="float">
            <text:p>22762</text:p>
          </table:table-cell>
          <table:table-cell office:value-type="float" office:value="25399" calcext:value-type="float">
            <text:p>25399</text:p>
          </table:table-cell>
          <table:table-cell office:value-type="float" office:value="13451" calcext:value-type="float">
            <text:p>13451</text:p>
          </table:table-cell>
          <table:table-cell office:value-type="float" office:value="11948" calcext:value-type="float">
            <text:p>119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117079" calcext:value-type="float">
            <text:p>117079</text:p>
          </table:table-cell>
          <table:table-cell office:value-type="float" office:value="68014" calcext:value-type="float">
            <text:p>68014</text:p>
          </table:table-cell>
          <table:table-cell office:value-type="float" office:value="49065" calcext:value-type="float">
            <text:p>49065</text:p>
          </table:table-cell>
          <table:table-cell office:value-type="float" office:value="53862" calcext:value-type="float">
            <text:p>53862</text:p>
          </table:table-cell>
          <table:table-cell office:value-type="float" office:value="32317" calcext:value-type="float">
            <text:p>32317</text:p>
          </table:table-cell>
          <table:table-cell office:value-type="float" office:value="21545" calcext:value-type="float">
            <text:p>215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38855" calcext:value-type="float">
            <text:p>38855</text:p>
          </table:table-cell>
          <table:table-cell office:value-type="float" office:value="24236" calcext:value-type="float">
            <text:p>24236</text:p>
          </table:table-cell>
          <table:table-cell office:value-type="float" office:value="14619" calcext:value-type="float">
            <text:p>14619</text:p>
          </table:table-cell>
          <table:table-cell office:value-type="float" office:value="13550" calcext:value-type="float">
            <text:p>13550</text:p>
          </table:table-cell>
          <table:table-cell office:value-type="float" office:value="9489" calcext:value-type="float">
            <text:p>9489</text:p>
          </table:table-cell>
          <table:table-cell office:value-type="float" office:value="4061" calcext:value-type="float">
            <text:p>40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8159" calcext:value-type="float">
            <text:p>8159</text:p>
          </table:table-cell>
          <table:table-cell office:value-type="float" office:value="5119" calcext:value-type="float">
            <text:p>5119</text:p>
          </table:table-cell>
          <table:table-cell office:value-type="float" office:value="3040" calcext:value-type="float">
            <text:p>3040</text:p>
          </table:table-cell>
          <table:table-cell office:value-type="float" office:value="1933" calcext:value-type="float">
            <text:p>1933</text:p>
          </table:table-cell>
          <table:table-cell office:value-type="float" office:value="1373" calcext:value-type="float">
            <text:p>1373</text:p>
          </table:table-cell>
          <table:table-cell office:value-type="float" office:value="560" calcext:value-type="float">
            <text:p>5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715" calcext:value-type="float">
            <text:p>715</text:p>
          </table:table-cell>
          <table:table-cell office:value-type="float" office:value="391" calcext:value-type="float">
            <text:p>391</text:p>
          </table:table-cell>
          <table:table-cell office:value-type="float" office:value="324" calcext:value-type="float">
            <text:p>324</text:p>
          </table:table-cell>
          <table:table-cell office:value-type="float" office:value="278" calcext:value-type="float">
            <text:p>278</text:p>
          </table:table-cell>
          <table:table-cell office:value-type="float" office:value="158" calcext:value-type="float">
            <text:p>158</text:p>
          </table:table-cell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274230" calcext:value-type="float">
            <text:p>274230</text:p>
          </table:table-cell>
          <table:table-cell office:value-type="float" office:value="152062" calcext:value-type="float">
            <text:p>152062</text:p>
          </table:table-cell>
          <table:table-cell office:value-type="float" office:value="122168" calcext:value-type="float">
            <text:p>122168</text:p>
          </table:table-cell>
          <table:table-cell office:value-type="float" office:value="118176" calcext:value-type="float">
            <text:p>118176</text:p>
          </table:table-cell>
          <table:table-cell office:value-type="float" office:value="65545" calcext:value-type="float">
            <text:p>65545</text:p>
          </table:table-cell>
          <table:table-cell office:value-type="float" office:value="52631" calcext:value-type="float">
            <text:p>526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15385" calcext:value-type="float">
            <text:p>15385</text:p>
          </table:table-cell>
          <table:table-cell office:value-type="float" office:value="7662" calcext:value-type="float">
            <text:p>7662</text:p>
          </table:table-cell>
          <table:table-cell office:value-type="float" office:value="7723" calcext:value-type="float">
            <text:p>7723</text:p>
          </table:table-cell>
          <table:table-cell office:value-type="float" office:value="3536" calcext:value-type="float">
            <text:p>3536</text:p>
          </table:table-cell>
          <table:table-cell office:value-type="float" office:value="1716" calcext:value-type="float">
            <text:p>1716</text:p>
          </table:table-cell>
          <table:table-cell office:value-type="float" office:value="1820" calcext:value-type="float">
            <text:p>18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34757" calcext:value-type="float">
            <text:p>34757</text:p>
          </table:table-cell>
          <table:table-cell office:value-type="float" office:value="17355" calcext:value-type="float">
            <text:p>17355</text:p>
          </table:table-cell>
          <table:table-cell office:value-type="float" office:value="17402" calcext:value-type="float">
            <text:p>17402</text:p>
          </table:table-cell>
          <table:table-cell office:value-type="float" office:value="15422" calcext:value-type="float">
            <text:p>15422</text:p>
          </table:table-cell>
          <table:table-cell office:value-type="float" office:value="7527" calcext:value-type="float">
            <text:p>7527</text:p>
          </table:table-cell>
          <table:table-cell office:value-type="float" office:value="7895" calcext:value-type="float">
            <text:p>78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39574" calcext:value-type="float">
            <text:p>39574</text:p>
          </table:table-cell>
          <table:table-cell office:value-type="float" office:value="19902" calcext:value-type="float">
            <text:p>19902</text:p>
          </table:table-cell>
          <table:table-cell office:value-type="float" office:value="19672" calcext:value-type="float">
            <text:p>19672</text:p>
          </table:table-cell>
          <table:table-cell office:value-type="float" office:value="22145" calcext:value-type="float">
            <text:p>22145</text:p>
          </table:table-cell>
          <table:table-cell office:value-type="float" office:value="10722" calcext:value-type="float">
            <text:p>10722</text:p>
          </table:table-cell>
          <table:table-cell office:value-type="float" office:value="11423" calcext:value-type="float">
            <text:p>114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38129" calcext:value-type="float">
            <text:p>38129</text:p>
          </table:table-cell>
          <table:table-cell office:value-type="float" office:value="20220" calcext:value-type="float">
            <text:p>20220</text:p>
          </table:table-cell>
          <table:table-cell office:value-type="float" office:value="17909" calcext:value-type="float">
            <text:p>17909</text:p>
          </table:table-cell>
          <table:table-cell office:value-type="float" office:value="19388" calcext:value-type="float">
            <text:p>19388</text:p>
          </table:table-cell>
          <table:table-cell office:value-type="float" office:value="9994" calcext:value-type="float">
            <text:p>9994</text:p>
          </table:table-cell>
          <table:table-cell office:value-type="float" office:value="9394" calcext:value-type="float">
            <text:p>93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34774" calcext:value-type="float">
            <text:p>34774</text:p>
          </table:table-cell>
          <table:table-cell office:value-type="float" office:value="19344" calcext:value-type="float">
            <text:p>19344</text:p>
          </table:table-cell>
          <table:table-cell office:value-type="float" office:value="15430" calcext:value-type="float">
            <text:p>15430</text:p>
          </table:table-cell>
          <table:table-cell office:value-type="float" office:value="16540" calcext:value-type="float">
            <text:p>16540</text:p>
          </table:table-cell>
          <table:table-cell office:value-type="float" office:value="8915" calcext:value-type="float">
            <text:p>8915</text:p>
          </table:table-cell>
          <table:table-cell office:value-type="float" office:value="7625" calcext:value-type="float">
            <text:p>76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78046" calcext:value-type="float">
            <text:p>78046</text:p>
          </table:table-cell>
          <table:table-cell office:value-type="float" office:value="46309" calcext:value-type="float">
            <text:p>46309</text:p>
          </table:table-cell>
          <table:table-cell office:value-type="float" office:value="31737" calcext:value-type="float">
            <text:p>31737</text:p>
          </table:table-cell>
          <table:table-cell office:value-type="float" office:value="32330" calcext:value-type="float">
            <text:p>32330</text:p>
          </table:table-cell>
          <table:table-cell office:value-type="float" office:value="20126" calcext:value-type="float">
            <text:p>20126</text:p>
          </table:table-cell>
          <table:table-cell office:value-type="float" office:value="12204" calcext:value-type="float">
            <text:p>122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26795" calcext:value-type="float">
            <text:p>26795</text:p>
          </table:table-cell>
          <table:table-cell office:value-type="float" office:value="16961" calcext:value-type="float">
            <text:p>16961</text:p>
          </table:table-cell>
          <table:table-cell office:value-type="float" office:value="9834" calcext:value-type="float">
            <text:p>9834</text:p>
          </table:table-cell>
          <table:table-cell office:value-type="float" office:value="7438" calcext:value-type="float">
            <text:p>7438</text:p>
          </table:table-cell>
          <table:table-cell office:value-type="float" office:value="5550" calcext:value-type="float">
            <text:p>5550</text:p>
          </table:table-cell>
          <table:table-cell office:value-type="float" office:value="1888" calcext:value-type="float">
            <text:p>18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6182" calcext:value-type="float">
            <text:p>6182</text:p>
          </table:table-cell>
          <table:table-cell office:value-type="float" office:value="3989" calcext:value-type="float">
            <text:p>3989</text:p>
          </table:table-cell>
          <table:table-cell office:value-type="float" office:value="2193" calcext:value-type="float">
            <text:p>2193</text:p>
          </table:table-cell>
          <table:table-cell office:value-type="float" office:value="1175" calcext:value-type="float">
            <text:p>1175</text:p>
          </table:table-cell>
          <table:table-cell office:value-type="float" office:value="882" calcext:value-type="float">
            <text:p>882</text:p>
          </table:table-cell>
          <table:table-cell office:value-type="float" office:value="293" calcext:value-type="float">
            <text:p>2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588" calcext:value-type="float">
            <text:p>588</text:p>
          </table:table-cell>
          <table:table-cell office:value-type="float" office:value="320" calcext:value-type="float">
            <text:p>320</text:p>
          </table:table-cell>
          <table:table-cell office:value-type="float" office:value="268" calcext:value-type="float">
            <text:p>268</text:p>
          </table:table-cell>
          <table:table-cell office:value-type="float" office:value="202" calcext:value-type="float">
            <text:p>202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114769" calcext:value-type="float">
            <text:p>114769</text:p>
          </table:table-cell>
          <table:table-cell office:value-type="float" office:value="61278" calcext:value-type="float">
            <text:p>61278</text:p>
          </table:table-cell>
          <table:table-cell office:value-type="float" office:value="53491" calcext:value-type="float">
            <text:p>53491</text:p>
          </table:table-cell>
          <table:table-cell office:value-type="float" office:value="63226" calcext:value-type="float">
            <text:p>63226</text:p>
          </table:table-cell>
          <table:table-cell office:value-type="float" office:value="33882" calcext:value-type="float">
            <text:p>33882</text:p>
          </table:table-cell>
          <table:table-cell office:value-type="float" office:value="29344" calcext:value-type="float">
            <text:p>293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6005" calcext:value-type="float">
            <text:p>6005</text:p>
          </table:table-cell>
          <table:table-cell office:value-type="float" office:value="3072" calcext:value-type="float">
            <text:p>3072</text:p>
          </table:table-cell>
          <table:table-cell office:value-type="float" office:value="2933" calcext:value-type="float">
            <text:p>2933</text:p>
          </table:table-cell>
          <table:table-cell office:value-type="float" office:value="2252" calcext:value-type="float">
            <text:p>2252</text:p>
          </table:table-cell>
          <table:table-cell office:value-type="float" office:value="1157" calcext:value-type="float">
            <text:p>1157</text:p>
          </table:table-cell>
          <table:table-cell office:value-type="float" office:value="1095" calcext:value-type="float">
            <text:p>10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1595" calcext:value-type="float">
            <text:p>11595</text:p>
          </table:table-cell>
          <table:table-cell office:value-type="float" office:value="5767" calcext:value-type="float">
            <text:p>5767</text:p>
          </table:table-cell>
          <table:table-cell office:value-type="float" office:value="5828" calcext:value-type="float">
            <text:p>5828</text:p>
          </table:table-cell>
          <table:table-cell office:value-type="float" office:value="6243" calcext:value-type="float">
            <text:p>6243</text:p>
          </table:table-cell>
          <table:table-cell office:value-type="float" office:value="3086" calcext:value-type="float">
            <text:p>3086</text:p>
          </table:table-cell>
          <table:table-cell office:value-type="float" office:value="3157" calcext:value-type="float">
            <text:p>31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13758" calcext:value-type="float">
            <text:p>13758</text:p>
          </table:table-cell>
          <table:table-cell office:value-type="float" office:value="6787" calcext:value-type="float">
            <text:p>6787</text:p>
          </table:table-cell>
          <table:table-cell office:value-type="float" office:value="6971" calcext:value-type="float">
            <text:p>6971</text:p>
          </table:table-cell>
          <table:table-cell office:value-type="float" office:value="8511" calcext:value-type="float">
            <text:p>8511</text:p>
          </table:table-cell>
          <table:table-cell office:value-type="float" office:value="4136" calcext:value-type="float">
            <text:p>4136</text:p>
          </table:table-cell>
          <table:table-cell office:value-type="float" office:value="4375" calcext:value-type="float">
            <text:p>43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14944" calcext:value-type="float">
            <text:p>14944</text:p>
          </table:table-cell>
          <table:table-cell office:value-type="float" office:value="7533" calcext:value-type="float">
            <text:p>7533</text:p>
          </table:table-cell>
          <table:table-cell office:value-type="float" office:value="7411" calcext:value-type="float">
            <text:p>7411</text:p>
          </table:table-cell>
          <table:table-cell office:value-type="float" office:value="8883" calcext:value-type="float">
            <text:p>8883</text:p>
          </table:table-cell>
          <table:table-cell office:value-type="float" office:value="4301" calcext:value-type="float">
            <text:p>4301</text:p>
          </table:table-cell>
          <table:table-cell office:value-type="float" office:value="4582" calcext:value-type="float">
            <text:p>45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15270" calcext:value-type="float">
            <text:p>15270</text:p>
          </table:table-cell>
          <table:table-cell office:value-type="float" office:value="7938" calcext:value-type="float">
            <text:p>7938</text:p>
          </table:table-cell>
          <table:table-cell office:value-type="float" office:value="7332" calcext:value-type="float">
            <text:p>7332</text:p>
          </table:table-cell>
          <table:table-cell office:value-type="float" office:value="8859" calcext:value-type="float">
            <text:p>8859</text:p>
          </table:table-cell>
          <table:table-cell office:value-type="float" office:value="4536" calcext:value-type="float">
            <text:p>4536</text:p>
          </table:table-cell>
          <table:table-cell office:value-type="float" office:value="4323" calcext:value-type="float">
            <text:p>43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39033" calcext:value-type="float">
            <text:p>39033</text:p>
          </table:table-cell>
          <table:table-cell office:value-type="float" office:value="21705" calcext:value-type="float">
            <text:p>21705</text:p>
          </table:table-cell>
          <table:table-cell office:value-type="float" office:value="17328" calcext:value-type="float">
            <text:p>17328</text:p>
          </table:table-cell>
          <table:table-cell office:value-type="float" office:value="21532" calcext:value-type="float">
            <text:p>21532</text:p>
          </table:table-cell>
          <table:table-cell office:value-type="float" office:value="12191" calcext:value-type="float">
            <text:p>12191</text:p>
          </table:table-cell>
          <table:table-cell office:value-type="float" office:value="9341" calcext:value-type="float">
            <text:p>93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12060" calcext:value-type="float">
            <text:p>12060</text:p>
          </table:table-cell>
          <table:table-cell office:value-type="float" office:value="7275" calcext:value-type="float">
            <text:p>7275</text:p>
          </table:table-cell>
          <table:table-cell office:value-type="float" office:value="4785" calcext:value-type="float">
            <text:p>4785</text:p>
          </table:table-cell>
          <table:table-cell office:value-type="float" office:value="6112" calcext:value-type="float">
            <text:p>6112</text:p>
          </table:table-cell>
          <table:table-cell office:value-type="float" office:value="3939" calcext:value-type="float">
            <text:p>3939</text:p>
          </table:table-cell>
          <table:table-cell office:value-type="float" office:value="2173" calcext:value-type="float">
            <text:p>21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1977" calcext:value-type="float">
            <text:p>1977</text:p>
          </table:table-cell>
          <table:table-cell office:value-type="float" office:value="1130" calcext:value-type="float">
            <text:p>1130</text:p>
          </table:table-cell>
          <table:table-cell office:value-type="float" office:value="847" calcext:value-type="float">
            <text:p>847</text:p>
          </table:table-cell>
          <table:table-cell office:value-type="float" office:value="758" calcext:value-type="float">
            <text:p>758</text:p>
          </table:table-cell>
          <table:table-cell office:value-type="float" office:value="491" calcext:value-type="float">
            <text:p>491</text:p>
          </table:table-cell>
          <table:table-cell office:value-type="float" office:value="267" calcext:value-type="float">
            <text:p>2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885945" calcext:value-type="float">
            <text:p>885945</text:p>
          </table:table-cell>
          <table:table-cell office:value-type="float" office:value="478413" calcext:value-type="float">
            <text:p>478413</text:p>
          </table:table-cell>
          <table:table-cell office:value-type="float" office:value="407532" calcext:value-type="float">
            <text:p>407532</text:p>
          </table:table-cell>
          <table:table-cell office:value-type="float" office:value="418551" calcext:value-type="float">
            <text:p>418551</text:p>
          </table:table-cell>
          <table:table-cell office:value-type="float" office:value="236666" calcext:value-type="float">
            <text:p>236666</text:p>
          </table:table-cell>
          <table:table-cell office:value-type="float" office:value="181885" calcext:value-type="float">
            <text:p>1818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79172" calcext:value-type="float">
            <text:p>79172</text:p>
          </table:table-cell>
          <table:table-cell office:value-type="float" office:value="40256" calcext:value-type="float">
            <text:p>40256</text:p>
          </table:table-cell>
          <table:table-cell office:value-type="float" office:value="38916" calcext:value-type="float">
            <text:p>38916</text:p>
          </table:table-cell>
          <table:table-cell office:value-type="float" office:value="22366" calcext:value-type="float">
            <text:p>22366</text:p>
          </table:table-cell>
          <table:table-cell office:value-type="float" office:value="11463" calcext:value-type="float">
            <text:p>11463</text:p>
          </table:table-cell>
          <table:table-cell office:value-type="float" office:value="10903" calcext:value-type="float">
            <text:p>109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39785" calcext:value-type="float">
            <text:p>139785</text:p>
          </table:table-cell>
          <table:table-cell office:value-type="float" office:value="70697" calcext:value-type="float">
            <text:p>70697</text:p>
          </table:table-cell>
          <table:table-cell office:value-type="float" office:value="69088" calcext:value-type="float">
            <text:p>69088</text:p>
          </table:table-cell>
          <table:table-cell office:value-type="float" office:value="64679" calcext:value-type="float">
            <text:p>64679</text:p>
          </table:table-cell>
          <table:table-cell office:value-type="float" office:value="32966" calcext:value-type="float">
            <text:p>32966</text:p>
          </table:table-cell>
          <table:table-cell office:value-type="float" office:value="31713" calcext:value-type="float">
            <text:p>317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130096" calcext:value-type="float">
            <text:p>130096</text:p>
          </table:table-cell>
          <table:table-cell office:value-type="float" office:value="65847" calcext:value-type="float">
            <text:p>65847</text:p>
          </table:table-cell>
          <table:table-cell office:value-type="float" office:value="64249" calcext:value-type="float">
            <text:p>64249</text:p>
          </table:table-cell>
          <table:table-cell office:value-type="float" office:value="74224" calcext:value-type="float">
            <text:p>74224</text:p>
          </table:table-cell>
          <table:table-cell office:value-type="float" office:value="37805" calcext:value-type="float">
            <text:p>37805</text:p>
          </table:table-cell>
          <table:table-cell office:value-type="float" office:value="36419" calcext:value-type="float">
            <text:p>364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107857" calcext:value-type="float">
            <text:p>107857</text:p>
          </table:table-cell>
          <table:table-cell office:value-type="float" office:value="54808" calcext:value-type="float">
            <text:p>54808</text:p>
          </table:table-cell>
          <table:table-cell office:value-type="float" office:value="53049" calcext:value-type="float">
            <text:p>53049</text:p>
          </table:table-cell>
          <table:table-cell office:value-type="float" office:value="58807" calcext:value-type="float">
            <text:p>58807</text:p>
          </table:table-cell>
          <table:table-cell office:value-type="float" office:value="30484" calcext:value-type="float">
            <text:p>30484</text:p>
          </table:table-cell>
          <table:table-cell office:value-type="float" office:value="28323" calcext:value-type="float">
            <text:p>283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99297" calcext:value-type="float">
            <text:p>99297</text:p>
          </table:table-cell>
          <table:table-cell office:value-type="float" office:value="52429" calcext:value-type="float">
            <text:p>52429</text:p>
          </table:table-cell>
          <table:table-cell office:value-type="float" office:value="46868" calcext:value-type="float">
            <text:p>46868</text:p>
          </table:table-cell>
          <table:table-cell office:value-type="float" office:value="51105" calcext:value-type="float">
            <text:p>51105</text:p>
          </table:table-cell>
          <table:table-cell office:value-type="float" office:value="28120" calcext:value-type="float">
            <text:p>28120</text:p>
          </table:table-cell>
          <table:table-cell office:value-type="float" office:value="22985" calcext:value-type="float">
            <text:p>229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251228" calcext:value-type="float">
            <text:p>251228</text:p>
          </table:table-cell>
          <table:table-cell office:value-type="float" office:value="143572" calcext:value-type="float">
            <text:p>143572</text:p>
          </table:table-cell>
          <table:table-cell office:value-type="float" office:value="107656" calcext:value-type="float">
            <text:p>107656</text:p>
          </table:table-cell>
          <table:table-cell office:value-type="float" office:value="118602" calcext:value-type="float">
            <text:p>118602</text:p>
          </table:table-cell>
          <table:table-cell office:value-type="float" office:value="74319" calcext:value-type="float">
            <text:p>74319</text:p>
          </table:table-cell>
          <table:table-cell office:value-type="float" office:value="44283" calcext:value-type="float">
            <text:p>442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66871" calcext:value-type="float">
            <text:p>66871</text:p>
          </table:table-cell>
          <table:table-cell office:value-type="float" office:value="43702" calcext:value-type="float">
            <text:p>43702</text:p>
          </table:table-cell>
          <table:table-cell office:value-type="float" office:value="23169" calcext:value-type="float">
            <text:p>23169</text:p>
          </table:table-cell>
          <table:table-cell office:value-type="float" office:value="25303" calcext:value-type="float">
            <text:p>25303</text:p>
          </table:table-cell>
          <table:table-cell office:value-type="float" office:value="19155" calcext:value-type="float">
            <text:p>19155</text:p>
          </table:table-cell>
          <table:table-cell office:value-type="float" office:value="6148" calcext:value-type="float">
            <text:p>61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10766" calcext:value-type="float">
            <text:p>10766</text:p>
          </table:table-cell>
          <table:table-cell office:value-type="float" office:value="6584" calcext:value-type="float">
            <text:p>6584</text:p>
          </table:table-cell>
          <table:table-cell office:value-type="float" office:value="4182" calcext:value-type="float">
            <text:p>4182</text:p>
          </table:table-cell>
          <table:table-cell office:value-type="float" office:value="3059" calcext:value-type="float">
            <text:p>3059</text:p>
          </table:table-cell>
          <table:table-cell office:value-type="float" office:value="2096" calcext:value-type="float">
            <text:p>2096</text:p>
          </table:table-cell>
          <table:table-cell office:value-type="float" office:value="963" calcext:value-type="float">
            <text:p>9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873" calcext:value-type="float">
            <text:p>873</text:p>
          </table:table-cell>
          <table:table-cell office:value-type="float" office:value="518" calcext:value-type="float">
            <text:p>518</text:p>
          </table:table-cell>
          <table:table-cell office:value-type="float" office:value="355" calcext:value-type="float">
            <text:p>355</text:p>
          </table:table-cell>
          <table:table-cell office:value-type="float" office:value="406" calcext:value-type="float">
            <text:p>406</text:p>
          </table:table-cell>
          <table:table-cell office:value-type="float" office:value="258" calcext:value-type="float">
            <text:p>258</text:p>
          </table:table-cell>
          <table:table-cell office:value-type="float" office:value="148" calcext:value-type="float">
            <text:p>1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658664" calcext:value-type="float">
            <text:p>658664</text:p>
          </table:table-cell>
          <table:table-cell office:value-type="float" office:value="356907" calcext:value-type="float">
            <text:p>356907</text:p>
          </table:table-cell>
          <table:table-cell office:value-type="float" office:value="301757" calcext:value-type="float">
            <text:p>301757</text:p>
          </table:table-cell>
          <table:table-cell office:value-type="float" office:value="292514" calcext:value-type="float">
            <text:p>292514</text:p>
          </table:table-cell>
          <table:table-cell office:value-type="float" office:value="168050" calcext:value-type="float">
            <text:p>168050</text:p>
          </table:table-cell>
          <table:table-cell office:value-type="float" office:value="124464" calcext:value-type="float">
            <text:p>1244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60934" calcext:value-type="float">
            <text:p>60934</text:p>
          </table:table-cell>
          <table:table-cell office:value-type="float" office:value="31213" calcext:value-type="float">
            <text:p>31213</text:p>
          </table:table-cell>
          <table:table-cell office:value-type="float" office:value="29721" calcext:value-type="float">
            <text:p>29721</text:p>
          </table:table-cell>
          <table:table-cell office:value-type="float" office:value="16869" calcext:value-type="float">
            <text:p>16869</text:p>
          </table:table-cell>
          <table:table-cell office:value-type="float" office:value="8656" calcext:value-type="float">
            <text:p>8656</text:p>
          </table:table-cell>
          <table:table-cell office:value-type="float" office:value="8213" calcext:value-type="float">
            <text:p>82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08202" calcext:value-type="float">
            <text:p>108202</text:p>
          </table:table-cell>
          <table:table-cell office:value-type="float" office:value="55071" calcext:value-type="float">
            <text:p>55071</text:p>
          </table:table-cell>
          <table:table-cell office:value-type="float" office:value="53131" calcext:value-type="float">
            <text:p>53131</text:p>
          </table:table-cell>
          <table:table-cell office:value-type="float" office:value="48341" calcext:value-type="float">
            <text:p>48341</text:p>
          </table:table-cell>
          <table:table-cell office:value-type="float" office:value="24832" calcext:value-type="float">
            <text:p>24832</text:p>
          </table:table-cell>
          <table:table-cell office:value-type="float" office:value="23509" calcext:value-type="float">
            <text:p>235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96571" calcext:value-type="float">
            <text:p>96571</text:p>
          </table:table-cell>
          <table:table-cell office:value-type="float" office:value="49444" calcext:value-type="float">
            <text:p>49444</text:p>
          </table:table-cell>
          <table:table-cell office:value-type="float" office:value="47127" calcext:value-type="float">
            <text:p>47127</text:p>
          </table:table-cell>
          <table:table-cell office:value-type="float" office:value="52775" calcext:value-type="float">
            <text:p>52775</text:p>
          </table:table-cell>
          <table:table-cell office:value-type="float" office:value="27283" calcext:value-type="float">
            <text:p>27283</text:p>
          </table:table-cell>
          <table:table-cell office:value-type="float" office:value="25492" calcext:value-type="float">
            <text:p>254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79874" calcext:value-type="float">
            <text:p>79874</text:p>
          </table:table-cell>
          <table:table-cell office:value-type="float" office:value="41006" calcext:value-type="float">
            <text:p>41006</text:p>
          </table:table-cell>
          <table:table-cell office:value-type="float" office:value="38868" calcext:value-type="float">
            <text:p>38868</text:p>
          </table:table-cell>
          <table:table-cell office:value-type="float" office:value="41512" calcext:value-type="float">
            <text:p>41512</text:p>
          </table:table-cell>
          <table:table-cell office:value-type="float" office:value="22060" calcext:value-type="float">
            <text:p>22060</text:p>
          </table:table-cell>
          <table:table-cell office:value-type="float" office:value="19452" calcext:value-type="float">
            <text:p>194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72435" calcext:value-type="float">
            <text:p>72435</text:p>
          </table:table-cell>
          <table:table-cell office:value-type="float" office:value="38401" calcext:value-type="float">
            <text:p>38401</text:p>
          </table:table-cell>
          <table:table-cell office:value-type="float" office:value="34034" calcext:value-type="float">
            <text:p>34034</text:p>
          </table:table-cell>
          <table:table-cell office:value-type="float" office:value="35442" calcext:value-type="float">
            <text:p>35442</text:p>
          </table:table-cell>
          <table:table-cell office:value-type="float" office:value="20055" calcext:value-type="float">
            <text:p>20055</text:p>
          </table:table-cell>
          <table:table-cell office:value-type="float" office:value="15387" calcext:value-type="float">
            <text:p>153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179150" calcext:value-type="float">
            <text:p>179150</text:p>
          </table:table-cell>
          <table:table-cell office:value-type="float" office:value="102431" calcext:value-type="float">
            <text:p>102431</text:p>
          </table:table-cell>
          <table:table-cell office:value-type="float" office:value="76719" calcext:value-type="float">
            <text:p>76719</text:p>
          </table:table-cell>
          <table:table-cell office:value-type="float" office:value="77680" calcext:value-type="float">
            <text:p>77680</text:p>
          </table:table-cell>
          <table:table-cell office:value-type="float" office:value="50186" calcext:value-type="float">
            <text:p>50186</text:p>
          </table:table-cell>
          <table:table-cell office:value-type="float" office:value="27494" calcext:value-type="float">
            <text:p>274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51729" calcext:value-type="float">
            <text:p>51729</text:p>
          </table:table-cell>
          <table:table-cell office:value-type="float" office:value="33296" calcext:value-type="float">
            <text:p>33296</text:p>
          </table:table-cell>
          <table:table-cell office:value-type="float" office:value="18433" calcext:value-type="float">
            <text:p>18433</text:p>
          </table:table-cell>
          <table:table-cell office:value-type="float" office:value="17224" calcext:value-type="float">
            <text:p>17224</text:p>
          </table:table-cell>
          <table:table-cell office:value-type="float" office:value="13123" calcext:value-type="float">
            <text:p>13123</text:p>
          </table:table-cell>
          <table:table-cell office:value-type="float" office:value="4101" calcext:value-type="float">
            <text:p>41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9076" calcext:value-type="float">
            <text:p>9076</text:p>
          </table:table-cell>
          <table:table-cell office:value-type="float" office:value="5644" calcext:value-type="float">
            <text:p>5644</text:p>
          </table:table-cell>
          <table:table-cell office:value-type="float" office:value="3432" calcext:value-type="float">
            <text:p>3432</text:p>
          </table:table-cell>
          <table:table-cell office:value-type="float" office:value="2339" calcext:value-type="float">
            <text:p>2339</text:p>
          </table:table-cell>
          <table:table-cell office:value-type="float" office:value="1644" calcext:value-type="float">
            <text:p>1644</text:p>
          </table:table-cell>
          <table:table-cell office:value-type="float" office:value="695" calcext:value-type="float">
            <text:p>6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693" calcext:value-type="float">
            <text:p>693</text:p>
          </table:table-cell>
          <table:table-cell office:value-type="float" office:value="401" calcext:value-type="float">
            <text:p>401</text:p>
          </table:table-cell>
          <table:table-cell office:value-type="float" office:value="292" calcext:value-type="float">
            <text:p>292</text:p>
          </table:table-cell>
          <table:table-cell office:value-type="float" office:value="332" calcext:value-type="float">
            <text:p>332</text:p>
          </table:table-cell>
          <table:table-cell office:value-type="float" office:value="211" calcext:value-type="float">
            <text:p>211</text:p>
          </table:table-cell>
          <table:table-cell office:value-type="float" office:value="121" calcext:value-type="float">
            <text:p>1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227281" calcext:value-type="float">
            <text:p>227281</text:p>
          </table:table-cell>
          <table:table-cell office:value-type="float" office:value="121506" calcext:value-type="float">
            <text:p>121506</text:p>
          </table:table-cell>
          <table:table-cell office:value-type="float" office:value="105775" calcext:value-type="float">
            <text:p>105775</text:p>
          </table:table-cell>
          <table:table-cell office:value-type="float" office:value="126037" calcext:value-type="float">
            <text:p>126037</text:p>
          </table:table-cell>
          <table:table-cell office:value-type="float" office:value="68616" calcext:value-type="float">
            <text:p>68616</text:p>
          </table:table-cell>
          <table:table-cell office:value-type="float" office:value="57421" calcext:value-type="float">
            <text:p>574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18238" calcext:value-type="float">
            <text:p>18238</text:p>
          </table:table-cell>
          <table:table-cell office:value-type="float" office:value="9043" calcext:value-type="float">
            <text:p>9043</text:p>
          </table:table-cell>
          <table:table-cell office:value-type="float" office:value="9195" calcext:value-type="float">
            <text:p>9195</text:p>
          </table:table-cell>
          <table:table-cell office:value-type="float" office:value="5497" calcext:value-type="float">
            <text:p>5497</text:p>
          </table:table-cell>
          <table:table-cell office:value-type="float" office:value="2807" calcext:value-type="float">
            <text:p>2807</text:p>
          </table:table-cell>
          <table:table-cell office:value-type="float" office:value="2690" calcext:value-type="float">
            <text:p>26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31583" calcext:value-type="float">
            <text:p>31583</text:p>
          </table:table-cell>
          <table:table-cell office:value-type="float" office:value="15626" calcext:value-type="float">
            <text:p>15626</text:p>
          </table:table-cell>
          <table:table-cell office:value-type="float" office:value="15957" calcext:value-type="float">
            <text:p>15957</text:p>
          </table:table-cell>
          <table:table-cell office:value-type="float" office:value="16338" calcext:value-type="float">
            <text:p>16338</text:p>
          </table:table-cell>
          <table:table-cell office:value-type="float" office:value="8134" calcext:value-type="float">
            <text:p>8134</text:p>
          </table:table-cell>
          <table:table-cell office:value-type="float" office:value="8204" calcext:value-type="float">
            <text:p>82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33525" calcext:value-type="float">
            <text:p>33525</text:p>
          </table:table-cell>
          <table:table-cell office:value-type="float" office:value="16403" calcext:value-type="float">
            <text:p>16403</text:p>
          </table:table-cell>
          <table:table-cell office:value-type="float" office:value="17122" calcext:value-type="float">
            <text:p>17122</text:p>
          </table:table-cell>
          <table:table-cell office:value-type="float" office:value="21449" calcext:value-type="float">
            <text:p>21449</text:p>
          </table:table-cell>
          <table:table-cell office:value-type="float" office:value="10522" calcext:value-type="float">
            <text:p>10522</text:p>
          </table:table-cell>
          <table:table-cell office:value-type="float" office:value="10927" calcext:value-type="float">
            <text:p>109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27983" calcext:value-type="float">
            <text:p>27983</text:p>
          </table:table-cell>
          <table:table-cell office:value-type="float" office:value="13802" calcext:value-type="float">
            <text:p>13802</text:p>
          </table:table-cell>
          <table:table-cell office:value-type="float" office:value="14181" calcext:value-type="float">
            <text:p>14181</text:p>
          </table:table-cell>
          <table:table-cell office:value-type="float" office:value="17295" calcext:value-type="float">
            <text:p>17295</text:p>
          </table:table-cell>
          <table:table-cell office:value-type="float" office:value="8424" calcext:value-type="float">
            <text:p>8424</text:p>
          </table:table-cell>
          <table:table-cell office:value-type="float" office:value="8871" calcext:value-type="float">
            <text:p>88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26862" calcext:value-type="float">
            <text:p>26862</text:p>
          </table:table-cell>
          <table:table-cell office:value-type="float" office:value="14028" calcext:value-type="float">
            <text:p>14028</text:p>
          </table:table-cell>
          <table:table-cell office:value-type="float" office:value="12834" calcext:value-type="float">
            <text:p>12834</text:p>
          </table:table-cell>
          <table:table-cell office:value-type="float" office:value="15663" calcext:value-type="float">
            <text:p>15663</text:p>
          </table:table-cell>
          <table:table-cell office:value-type="float" office:value="8065" calcext:value-type="float">
            <text:p>8065</text:p>
          </table:table-cell>
          <table:table-cell office:value-type="float" office:value="7598" calcext:value-type="float">
            <text:p>75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72078" calcext:value-type="float">
            <text:p>72078</text:p>
          </table:table-cell>
          <table:table-cell office:value-type="float" office:value="41141" calcext:value-type="float">
            <text:p>41141</text:p>
          </table:table-cell>
          <table:table-cell office:value-type="float" office:value="30937" calcext:value-type="float">
            <text:p>30937</text:p>
          </table:table-cell>
          <table:table-cell office:value-type="float" office:value="40922" calcext:value-type="float">
            <text:p>40922</text:p>
          </table:table-cell>
          <table:table-cell office:value-type="float" office:value="24133" calcext:value-type="float">
            <text:p>24133</text:p>
          </table:table-cell>
          <table:table-cell office:value-type="float" office:value="16789" calcext:value-type="float">
            <text:p>167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15142" calcext:value-type="float">
            <text:p>15142</text:p>
          </table:table-cell>
          <table:table-cell office:value-type="float" office:value="10406" calcext:value-type="float">
            <text:p>10406</text:p>
          </table:table-cell>
          <table:table-cell office:value-type="float" office:value="4736" calcext:value-type="float">
            <text:p>4736</text:p>
          </table:table-cell>
          <table:table-cell office:value-type="float" office:value="8079" calcext:value-type="float">
            <text:p>8079</text:p>
          </table:table-cell>
          <table:table-cell office:value-type="float" office:value="6032" calcext:value-type="float">
            <text:p>6032</text:p>
          </table:table-cell>
          <table:table-cell office:value-type="float" office:value="2047" calcext:value-type="float">
            <text:p>20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1690" calcext:value-type="float">
            <text:p>1690</text:p>
          </table:table-cell>
          <table:table-cell office:value-type="float" office:value="940" calcext:value-type="float">
            <text:p>940</text:p>
          </table:table-cell>
          <table:table-cell office:value-type="float" office:value="750" calcext:value-type="float">
            <text:p>750</text:p>
          </table:table-cell>
          <table:table-cell office:value-type="float" office:value="720" calcext:value-type="float">
            <text:p>720</text:p>
          </table:table-cell>
          <table:table-cell office:value-type="float" office:value="452" calcext:value-type="float">
            <text:p>452</text:p>
          </table:table-cell>
          <table:table-cell office:value-type="float" office:value="268" calcext:value-type="float">
            <text:p>2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180" calcext:value-type="float">
            <text:p>180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1229723" calcext:value-type="float">
            <text:p>1229723</text:p>
          </table:table-cell>
          <table:table-cell office:value-type="float" office:value="661899" calcext:value-type="float">
            <text:p>661899</text:p>
          </table:table-cell>
          <table:table-cell office:value-type="float" office:value="567824" calcext:value-type="float">
            <text:p>567824</text:p>
          </table:table-cell>
          <table:table-cell office:value-type="float" office:value="537481" calcext:value-type="float">
            <text:p>537481</text:p>
          </table:table-cell>
          <table:table-cell office:value-type="float" office:value="306593" calcext:value-type="float">
            <text:p>306593</text:p>
          </table:table-cell>
          <table:table-cell office:value-type="float" office:value="230888" calcext:value-type="float">
            <text:p>2308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76558" calcext:value-type="float">
            <text:p>76558</text:p>
          </table:table-cell>
          <table:table-cell office:value-type="float" office:value="39454" calcext:value-type="float">
            <text:p>39454</text:p>
          </table:table-cell>
          <table:table-cell office:value-type="float" office:value="37104" calcext:value-type="float">
            <text:p>37104</text:p>
          </table:table-cell>
          <table:table-cell office:value-type="float" office:value="20184" calcext:value-type="float">
            <text:p>20184</text:p>
          </table:table-cell>
          <table:table-cell office:value-type="float" office:value="10355" calcext:value-type="float">
            <text:p>10355</text:p>
          </table:table-cell>
          <table:table-cell office:value-type="float" office:value="9829" calcext:value-type="float">
            <text:p>98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67282" calcext:value-type="float">
            <text:p>167282</text:p>
          </table:table-cell>
          <table:table-cell office:value-type="float" office:value="86761" calcext:value-type="float">
            <text:p>86761</text:p>
          </table:table-cell>
          <table:table-cell office:value-type="float" office:value="80521" calcext:value-type="float">
            <text:p>80521</text:p>
          </table:table-cell>
          <table:table-cell office:value-type="float" office:value="65276" calcext:value-type="float">
            <text:p>65276</text:p>
          </table:table-cell>
          <table:table-cell office:value-type="float" office:value="33711" calcext:value-type="float">
            <text:p>33711</text:p>
          </table:table-cell>
          <table:table-cell office:value-type="float" office:value="31565" calcext:value-type="float">
            <text:p>315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183998" calcext:value-type="float">
            <text:p>183998</text:p>
          </table:table-cell>
          <table:table-cell office:value-type="float" office:value="94641" calcext:value-type="float">
            <text:p>94641</text:p>
          </table:table-cell>
          <table:table-cell office:value-type="float" office:value="89357" calcext:value-type="float">
            <text:p>89357</text:p>
          </table:table-cell>
          <table:table-cell office:value-type="float" office:value="88924" calcext:value-type="float">
            <text:p>88924</text:p>
          </table:table-cell>
          <table:table-cell office:value-type="float" office:value="46015" calcext:value-type="float">
            <text:p>46015</text:p>
          </table:table-cell>
          <table:table-cell office:value-type="float" office:value="42909" calcext:value-type="float">
            <text:p>429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166321" calcext:value-type="float">
            <text:p>166321</text:p>
          </table:table-cell>
          <table:table-cell office:value-type="float" office:value="85061" calcext:value-type="float">
            <text:p>85061</text:p>
          </table:table-cell>
          <table:table-cell office:value-type="float" office:value="81260" calcext:value-type="float">
            <text:p>81260</text:p>
          </table:table-cell>
          <table:table-cell office:value-type="float" office:value="82440" calcext:value-type="float">
            <text:p>82440</text:p>
          </table:table-cell>
          <table:table-cell office:value-type="float" office:value="43183" calcext:value-type="float">
            <text:p>43183</text:p>
          </table:table-cell>
          <table:table-cell office:value-type="float" office:value="39257" calcext:value-type="float">
            <text:p>392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143158" calcext:value-type="float">
            <text:p>143158</text:p>
          </table:table-cell>
          <table:table-cell office:value-type="float" office:value="74043" calcext:value-type="float">
            <text:p>74043</text:p>
          </table:table-cell>
          <table:table-cell office:value-type="float" office:value="69115" calcext:value-type="float">
            <text:p>69115</text:p>
          </table:table-cell>
          <table:table-cell office:value-type="float" office:value="69024" calcext:value-type="float">
            <text:p>69024</text:p>
          </table:table-cell>
          <table:table-cell office:value-type="float" office:value="37805" calcext:value-type="float">
            <text:p>37805</text:p>
          </table:table-cell>
          <table:table-cell office:value-type="float" office:value="31219" calcext:value-type="float">
            <text:p>312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364258" calcext:value-type="float">
            <text:p>364258</text:p>
          </table:table-cell>
          <table:table-cell office:value-type="float" office:value="200129" calcext:value-type="float">
            <text:p>200129</text:p>
          </table:table-cell>
          <table:table-cell office:value-type="float" office:value="164129" calcext:value-type="float">
            <text:p>164129</text:p>
          </table:table-cell>
          <table:table-cell office:value-type="float" office:value="161767" calcext:value-type="float">
            <text:p>161767</text:p>
          </table:table-cell>
          <table:table-cell office:value-type="float" office:value="98784" calcext:value-type="float">
            <text:p>98784</text:p>
          </table:table-cell>
          <table:table-cell office:value-type="float" office:value="62983" calcext:value-type="float">
            <text:p>629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108575" calcext:value-type="float">
            <text:p>108575</text:p>
          </table:table-cell>
          <table:table-cell office:value-type="float" office:value="68531" calcext:value-type="float">
            <text:p>68531</text:p>
          </table:table-cell>
          <table:table-cell office:value-type="float" office:value="40044" calcext:value-type="float">
            <text:p>40044</text:p>
          </table:table-cell>
          <table:table-cell office:value-type="float" office:value="43182" calcext:value-type="float">
            <text:p>43182</text:p>
          </table:table-cell>
          <table:table-cell office:value-type="float" office:value="31552" calcext:value-type="float">
            <text:p>31552</text:p>
          </table:table-cell>
          <table:table-cell office:value-type="float" office:value="11630" calcext:value-type="float">
            <text:p>116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18917" calcext:value-type="float">
            <text:p>18917</text:p>
          </table:table-cell>
          <table:table-cell office:value-type="float" office:value="12888" calcext:value-type="float">
            <text:p>12888</text:p>
          </table:table-cell>
          <table:table-cell office:value-type="float" office:value="6029" calcext:value-type="float">
            <text:p>6029</text:p>
          </table:table-cell>
          <table:table-cell office:value-type="float" office:value="6433" calcext:value-type="float">
            <text:p>6433</text:p>
          </table:table-cell>
          <table:table-cell office:value-type="float" office:value="5020" calcext:value-type="float">
            <text:p>5020</text:p>
          </table:table-cell>
          <table:table-cell office:value-type="float" office:value="1413" calcext:value-type="float">
            <text:p>14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656" calcext:value-type="float">
            <text:p>656</text:p>
          </table:table-cell>
          <table:table-cell office:value-type="float" office:value="391" calcext:value-type="float">
            <text:p>391</text:p>
          </table:table-cell>
          <table:table-cell office:value-type="float" office:value="265" calcext:value-type="float">
            <text:p>265</text:p>
          </table:table-cell>
          <table:table-cell office:value-type="float" office:value="251" calcext:value-type="float">
            <text:p>251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805544" calcext:value-type="float">
            <text:p>805544</text:p>
          </table:table-cell>
          <table:table-cell office:value-type="float" office:value="437247" calcext:value-type="float">
            <text:p>437247</text:p>
          </table:table-cell>
          <table:table-cell office:value-type="float" office:value="368297" calcext:value-type="float">
            <text:p>368297</text:p>
          </table:table-cell>
          <table:table-cell office:value-type="float" office:value="306186" calcext:value-type="float">
            <text:p>306186</text:p>
          </table:table-cell>
          <table:table-cell office:value-type="float" office:value="179418" calcext:value-type="float">
            <text:p>179418</text:p>
          </table:table-cell>
          <table:table-cell office:value-type="float" office:value="126768" calcext:value-type="float">
            <text:p>1267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46513" calcext:value-type="float">
            <text:p>46513</text:p>
          </table:table-cell>
          <table:table-cell office:value-type="float" office:value="24063" calcext:value-type="float">
            <text:p>24063</text:p>
          </table:table-cell>
          <table:table-cell office:value-type="float" office:value="22450" calcext:value-type="float">
            <text:p>22450</text:p>
          </table:table-cell>
          <table:table-cell office:value-type="float" office:value="9810" calcext:value-type="float">
            <text:p>9810</text:p>
          </table:table-cell>
          <table:table-cell office:value-type="float" office:value="5059" calcext:value-type="float">
            <text:p>5059</text:p>
          </table:table-cell>
          <table:table-cell office:value-type="float" office:value="4751" calcext:value-type="float">
            <text:p>47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11488" calcext:value-type="float">
            <text:p>111488</text:p>
          </table:table-cell>
          <table:table-cell office:value-type="float" office:value="58297" calcext:value-type="float">
            <text:p>58297</text:p>
          </table:table-cell>
          <table:table-cell office:value-type="float" office:value="53191" calcext:value-type="float">
            <text:p>53191</text:p>
          </table:table-cell>
          <table:table-cell office:value-type="float" office:value="37196" calcext:value-type="float">
            <text:p>37196</text:p>
          </table:table-cell>
          <table:table-cell office:value-type="float" office:value="19489" calcext:value-type="float">
            <text:p>19489</text:p>
          </table:table-cell>
          <table:table-cell office:value-type="float" office:value="17707" calcext:value-type="float">
            <text:p>177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123882" calcext:value-type="float">
            <text:p>123882</text:p>
          </table:table-cell>
          <table:table-cell office:value-type="float" office:value="63991" calcext:value-type="float">
            <text:p>63991</text:p>
          </table:table-cell>
          <table:table-cell office:value-type="float" office:value="59891" calcext:value-type="float">
            <text:p>59891</text:p>
          </table:table-cell>
          <table:table-cell office:value-type="float" office:value="53524" calcext:value-type="float">
            <text:p>53524</text:p>
          </table:table-cell>
          <table:table-cell office:value-type="float" office:value="27846" calcext:value-type="float">
            <text:p>27846</text:p>
          </table:table-cell>
          <table:table-cell office:value-type="float" office:value="25678" calcext:value-type="float">
            <text:p>256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109069" calcext:value-type="float">
            <text:p>109069</text:p>
          </table:table-cell>
          <table:table-cell office:value-type="float" office:value="56217" calcext:value-type="float">
            <text:p>56217</text:p>
          </table:table-cell>
          <table:table-cell office:value-type="float" office:value="52852" calcext:value-type="float">
            <text:p>52852</text:p>
          </table:table-cell>
          <table:table-cell office:value-type="float" office:value="48396" calcext:value-type="float">
            <text:p>48396</text:p>
          </table:table-cell>
          <table:table-cell office:value-type="float" office:value="25998" calcext:value-type="float">
            <text:p>25998</text:p>
          </table:table-cell>
          <table:table-cell office:value-type="float" office:value="22398" calcext:value-type="float">
            <text:p>223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91201" calcext:value-type="float">
            <text:p>91201</text:p>
          </table:table-cell>
          <table:table-cell office:value-type="float" office:value="47135" calcext:value-type="float">
            <text:p>47135</text:p>
          </table:table-cell>
          <table:table-cell office:value-type="float" office:value="44066" calcext:value-type="float">
            <text:p>44066</text:p>
          </table:table-cell>
          <table:table-cell office:value-type="float" office:value="38687" calcext:value-type="float">
            <text:p>38687</text:p>
          </table:table-cell>
          <table:table-cell office:value-type="float" office:value="21735" calcext:value-type="float">
            <text:p>21735</text:p>
          </table:table-cell>
          <table:table-cell office:value-type="float" office:value="16952" calcext:value-type="float">
            <text:p>169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236727" calcext:value-type="float">
            <text:p>236727</text:p>
          </table:table-cell>
          <table:table-cell office:value-type="float" office:value="130940" calcext:value-type="float">
            <text:p>130940</text:p>
          </table:table-cell>
          <table:table-cell office:value-type="float" office:value="105787" calcext:value-type="float">
            <text:p>105787</text:p>
          </table:table-cell>
          <table:table-cell office:value-type="float" office:value="89941" calcext:value-type="float">
            <text:p>89941</text:p>
          </table:table-cell>
          <table:table-cell office:value-type="float" office:value="57196" calcext:value-type="float">
            <text:p>57196</text:p>
          </table:table-cell>
          <table:table-cell office:value-type="float" office:value="32745" calcext:value-type="float">
            <text:p>327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72657" calcext:value-type="float">
            <text:p>72657</text:p>
          </table:table-cell>
          <table:table-cell office:value-type="float" office:value="46682" calcext:value-type="float">
            <text:p>46682</text:p>
          </table:table-cell>
          <table:table-cell office:value-type="float" office:value="25975" calcext:value-type="float">
            <text:p>25975</text:p>
          </table:table-cell>
          <table:table-cell office:value-type="float" office:value="24462" calcext:value-type="float">
            <text:p>24462</text:p>
          </table:table-cell>
          <table:table-cell office:value-type="float" office:value="18697" calcext:value-type="float">
            <text:p>18697</text:p>
          </table:table-cell>
          <table:table-cell office:value-type="float" office:value="5765" calcext:value-type="float">
            <text:p>57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13457" calcext:value-type="float">
            <text:p>13457</text:p>
          </table:table-cell>
          <table:table-cell office:value-type="float" office:value="9600" calcext:value-type="float">
            <text:p>9600</text:p>
          </table:table-cell>
          <table:table-cell office:value-type="float" office:value="3857" calcext:value-type="float">
            <text:p>3857</text:p>
          </table:table-cell>
          <table:table-cell office:value-type="float" office:value="3977" calcext:value-type="float">
            <text:p>3977</text:p>
          </table:table-cell>
          <table:table-cell office:value-type="float" office:value="3273" calcext:value-type="float">
            <text:p>3273</text:p>
          </table:table-cell>
          <table:table-cell office:value-type="float" office:value="704" calcext:value-type="float">
            <text:p>7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550" calcext:value-type="float">
            <text:p>550</text:p>
          </table:table-cell>
          <table:table-cell office:value-type="float" office:value="322" calcext:value-type="float">
            <text:p>322</text:p>
          </table:table-cell>
          <table:table-cell office:value-type="float" office:value="228" calcext:value-type="float">
            <text:p>228</text:p>
          </table:table-cell>
          <table:table-cell office:value-type="float" office:value="193" calcext:value-type="float">
            <text:p>193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424179" calcext:value-type="float">
            <text:p>424179</text:p>
          </table:table-cell>
          <table:table-cell office:value-type="float" office:value="224652" calcext:value-type="float">
            <text:p>224652</text:p>
          </table:table-cell>
          <table:table-cell office:value-type="float" office:value="199527" calcext:value-type="float">
            <text:p>199527</text:p>
          </table:table-cell>
          <table:table-cell office:value-type="float" office:value="231295" calcext:value-type="float">
            <text:p>231295</text:p>
          </table:table-cell>
          <table:table-cell office:value-type="float" office:value="127175" calcext:value-type="float">
            <text:p>127175</text:p>
          </table:table-cell>
          <table:table-cell office:value-type="float" office:value="104120" calcext:value-type="float">
            <text:p>1041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30045" calcext:value-type="float">
            <text:p>30045</text:p>
          </table:table-cell>
          <table:table-cell office:value-type="float" office:value="15391" calcext:value-type="float">
            <text:p>15391</text:p>
          </table:table-cell>
          <table:table-cell office:value-type="float" office:value="14654" calcext:value-type="float">
            <text:p>14654</text:p>
          </table:table-cell>
          <table:table-cell office:value-type="float" office:value="10374" calcext:value-type="float">
            <text:p>10374</text:p>
          </table:table-cell>
          <table:table-cell office:value-type="float" office:value="5296" calcext:value-type="float">
            <text:p>5296</text:p>
          </table:table-cell>
          <table:table-cell office:value-type="float" office:value="5078" calcext:value-type="float">
            <text:p>50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55794" calcext:value-type="float">
            <text:p>55794</text:p>
          </table:table-cell>
          <table:table-cell office:value-type="float" office:value="28464" calcext:value-type="float">
            <text:p>28464</text:p>
          </table:table-cell>
          <table:table-cell office:value-type="float" office:value="27330" calcext:value-type="float">
            <text:p>27330</text:p>
          </table:table-cell>
          <table:table-cell office:value-type="float" office:value="28080" calcext:value-type="float">
            <text:p>28080</text:p>
          </table:table-cell>
          <table:table-cell office:value-type="float" office:value="14222" calcext:value-type="float">
            <text:p>14222</text:p>
          </table:table-cell>
          <table:table-cell office:value-type="float" office:value="13858" calcext:value-type="float">
            <text:p>138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60116" calcext:value-type="float">
            <text:p>60116</text:p>
          </table:table-cell>
          <table:table-cell office:value-type="float" office:value="30650" calcext:value-type="float">
            <text:p>30650</text:p>
          </table:table-cell>
          <table:table-cell office:value-type="float" office:value="29466" calcext:value-type="float">
            <text:p>29466</text:p>
          </table:table-cell>
          <table:table-cell office:value-type="float" office:value="35400" calcext:value-type="float">
            <text:p>35400</text:p>
          </table:table-cell>
          <table:table-cell office:value-type="float" office:value="18169" calcext:value-type="float">
            <text:p>18169</text:p>
          </table:table-cell>
          <table:table-cell office:value-type="float" office:value="17231" calcext:value-type="float">
            <text:p>172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57252" calcext:value-type="float">
            <text:p>57252</text:p>
          </table:table-cell>
          <table:table-cell office:value-type="float" office:value="28844" calcext:value-type="float">
            <text:p>28844</text:p>
          </table:table-cell>
          <table:table-cell office:value-type="float" office:value="28408" calcext:value-type="float">
            <text:p>28408</text:p>
          </table:table-cell>
          <table:table-cell office:value-type="float" office:value="34044" calcext:value-type="float">
            <text:p>34044</text:p>
          </table:table-cell>
          <table:table-cell office:value-type="float" office:value="17185" calcext:value-type="float">
            <text:p>17185</text:p>
          </table:table-cell>
          <table:table-cell office:value-type="float" office:value="16859" calcext:value-type="float">
            <text:p>168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51957" calcext:value-type="float">
            <text:p>51957</text:p>
          </table:table-cell>
          <table:table-cell office:value-type="float" office:value="26908" calcext:value-type="float">
            <text:p>26908</text:p>
          </table:table-cell>
          <table:table-cell office:value-type="float" office:value="25049" calcext:value-type="float">
            <text:p>25049</text:p>
          </table:table-cell>
          <table:table-cell office:value-type="float" office:value="30337" calcext:value-type="float">
            <text:p>30337</text:p>
          </table:table-cell>
          <table:table-cell office:value-type="float" office:value="16070" calcext:value-type="float">
            <text:p>16070</text:p>
          </table:table-cell>
          <table:table-cell office:value-type="float" office:value="14267" calcext:value-type="float">
            <text:p>142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127531" calcext:value-type="float">
            <text:p>127531</text:p>
          </table:table-cell>
          <table:table-cell office:value-type="float" office:value="69189" calcext:value-type="float">
            <text:p>69189</text:p>
          </table:table-cell>
          <table:table-cell office:value-type="float" office:value="58342" calcext:value-type="float">
            <text:p>58342</text:p>
          </table:table-cell>
          <table:table-cell office:value-type="float" office:value="71826" calcext:value-type="float">
            <text:p>71826</text:p>
          </table:table-cell>
          <table:table-cell office:value-type="float" office:value="41588" calcext:value-type="float">
            <text:p>41588</text:p>
          </table:table-cell>
          <table:table-cell office:value-type="float" office:value="30238" calcext:value-type="float">
            <text:p>302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35918" calcext:value-type="float">
            <text:p>35918</text:p>
          </table:table-cell>
          <table:table-cell office:value-type="float" office:value="21849" calcext:value-type="float">
            <text:p>21849</text:p>
          </table:table-cell>
          <table:table-cell office:value-type="float" office:value="14069" calcext:value-type="float">
            <text:p>14069</text:p>
          </table:table-cell>
          <table:table-cell office:value-type="float" office:value="18720" calcext:value-type="float">
            <text:p>18720</text:p>
          </table:table-cell>
          <table:table-cell office:value-type="float" office:value="12855" calcext:value-type="float">
            <text:p>12855</text:p>
          </table:table-cell>
          <table:table-cell office:value-type="float" office:value="5865" calcext:value-type="float">
            <text:p>58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5460" calcext:value-type="float">
            <text:p>5460</text:p>
          </table:table-cell>
          <table:table-cell office:value-type="float" office:value="3288" calcext:value-type="float">
            <text:p>3288</text:p>
          </table:table-cell>
          <table:table-cell office:value-type="float" office:value="2172" calcext:value-type="float">
            <text:p>2172</text:p>
          </table:table-cell>
          <table:table-cell office:value-type="float" office:value="2456" calcext:value-type="float">
            <text:p>2456</text:p>
          </table:table-cell>
          <table:table-cell office:value-type="float" office:value="1747" calcext:value-type="float">
            <text:p>1747</text:p>
          </table:table-cell>
          <table:table-cell office:value-type="float" office:value="709" calcext:value-type="float">
            <text:p>7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1388620" calcext:value-type="float">
            <text:p>1388620</text:p>
          </table:table-cell>
          <table:table-cell office:value-type="float" office:value="760287" calcext:value-type="float">
            <text:p>760287</text:p>
          </table:table-cell>
          <table:table-cell office:value-type="float" office:value="628333" calcext:value-type="float">
            <text:p>628333</text:p>
          </table:table-cell>
          <table:table-cell office:value-type="float" office:value="616818" calcext:value-type="float">
            <text:p>616818</text:p>
          </table:table-cell>
          <table:table-cell office:value-type="float" office:value="356245" calcext:value-type="float">
            <text:p>356245</text:p>
          </table:table-cell>
          <table:table-cell office:value-type="float" office:value="260573" calcext:value-type="float">
            <text:p>2605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54239" calcext:value-type="float">
            <text:p>54239</text:p>
          </table:table-cell>
          <table:table-cell office:value-type="float" office:value="27852" calcext:value-type="float">
            <text:p>27852</text:p>
          </table:table-cell>
          <table:table-cell office:value-type="float" office:value="26387" calcext:value-type="float">
            <text:p>26387</text:p>
          </table:table-cell>
          <table:table-cell office:value-type="float" office:value="11849" calcext:value-type="float">
            <text:p>11849</text:p>
          </table:table-cell>
          <table:table-cell office:value-type="float" office:value="6071" calcext:value-type="float">
            <text:p>6071</text:p>
          </table:table-cell>
          <table:table-cell office:value-type="float" office:value="5778" calcext:value-type="float">
            <text:p>57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43233" calcext:value-type="float">
            <text:p>143233</text:p>
          </table:table-cell>
          <table:table-cell office:value-type="float" office:value="73752" calcext:value-type="float">
            <text:p>73752</text:p>
          </table:table-cell>
          <table:table-cell office:value-type="float" office:value="69481" calcext:value-type="float">
            <text:p>69481</text:p>
          </table:table-cell>
          <table:table-cell office:value-type="float" office:value="47531" calcext:value-type="float">
            <text:p>47531</text:p>
          </table:table-cell>
          <table:table-cell office:value-type="float" office:value="24548" calcext:value-type="float">
            <text:p>24548</text:p>
          </table:table-cell>
          <table:table-cell office:value-type="float" office:value="22983" calcext:value-type="float">
            <text:p>229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180446" calcext:value-type="float">
            <text:p>180446</text:p>
          </table:table-cell>
          <table:table-cell office:value-type="float" office:value="92569" calcext:value-type="float">
            <text:p>92569</text:p>
          </table:table-cell>
          <table:table-cell office:value-type="float" office:value="87877" calcext:value-type="float">
            <text:p>87877</text:p>
          </table:table-cell>
          <table:table-cell office:value-type="float" office:value="80381" calcext:value-type="float">
            <text:p>80381</text:p>
          </table:table-cell>
          <table:table-cell office:value-type="float" office:value="41749" calcext:value-type="float">
            <text:p>41749</text:p>
          </table:table-cell>
          <table:table-cell office:value-type="float" office:value="38632" calcext:value-type="float">
            <text:p>386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182229" calcext:value-type="float">
            <text:p>182229</text:p>
          </table:table-cell>
          <table:table-cell office:value-type="float" office:value="94059" calcext:value-type="float">
            <text:p>94059</text:p>
          </table:table-cell>
          <table:table-cell office:value-type="float" office:value="88170" calcext:value-type="float">
            <text:p>88170</text:p>
          </table:table-cell>
          <table:table-cell office:value-type="float" office:value="88711" calcext:value-type="float">
            <text:p>88711</text:p>
          </table:table-cell>
          <table:table-cell office:value-type="float" office:value="47320" calcext:value-type="float">
            <text:p>47320</text:p>
          </table:table-cell>
          <table:table-cell office:value-type="float" office:value="41391" calcext:value-type="float">
            <text:p>413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174781" calcext:value-type="float">
            <text:p>174781</text:p>
          </table:table-cell>
          <table:table-cell office:value-type="float" office:value="91770" calcext:value-type="float">
            <text:p>91770</text:p>
          </table:table-cell>
          <table:table-cell office:value-type="float" office:value="83011" calcext:value-type="float">
            <text:p>83011</text:p>
          </table:table-cell>
          <table:table-cell office:value-type="float" office:value="85642" calcext:value-type="float">
            <text:p>85642</text:p>
          </table:table-cell>
          <table:table-cell office:value-type="float" office:value="46763" calcext:value-type="float">
            <text:p>46763</text:p>
          </table:table-cell>
          <table:table-cell office:value-type="float" office:value="38879" calcext:value-type="float">
            <text:p>388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455117" calcext:value-type="float">
            <text:p>455117</text:p>
          </table:table-cell>
          <table:table-cell office:value-type="float" office:value="254282" calcext:value-type="float">
            <text:p>254282</text:p>
          </table:table-cell>
          <table:table-cell office:value-type="float" office:value="200835" calcext:value-type="float">
            <text:p>200835</text:p>
          </table:table-cell>
          <table:table-cell office:value-type="float" office:value="216676" calcext:value-type="float">
            <text:p>216676</text:p>
          </table:table-cell>
          <table:table-cell office:value-type="float" office:value="129446" calcext:value-type="float">
            <text:p>129446</text:p>
          </table:table-cell>
          <table:table-cell office:value-type="float" office:value="87230" calcext:value-type="float">
            <text:p>872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166672" calcext:value-type="float">
            <text:p>166672</text:p>
          </table:table-cell>
          <table:table-cell office:value-type="float" office:value="104890" calcext:value-type="float">
            <text:p>104890</text:p>
          </table:table-cell>
          <table:table-cell office:value-type="float" office:value="61782" calcext:value-type="float">
            <text:p>61782</text:p>
          </table:table-cell>
          <table:table-cell office:value-type="float" office:value="73935" calcext:value-type="float">
            <text:p>73935</text:p>
          </table:table-cell>
          <table:table-cell office:value-type="float" office:value="51361" calcext:value-type="float">
            <text:p>51361</text:p>
          </table:table-cell>
          <table:table-cell office:value-type="float" office:value="22574" calcext:value-type="float">
            <text:p>225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28528" calcext:value-type="float">
            <text:p>28528</text:p>
          </table:table-cell>
          <table:table-cell office:value-type="float" office:value="19225" calcext:value-type="float">
            <text:p>19225</text:p>
          </table:table-cell>
          <table:table-cell office:value-type="float" office:value="9303" calcext:value-type="float">
            <text:p>9303</text:p>
          </table:table-cell>
          <table:table-cell office:value-type="float" office:value="10773" calcext:value-type="float">
            <text:p>10773</text:p>
          </table:table-cell>
          <table:table-cell office:value-type="float" office:value="8203" calcext:value-type="float">
            <text:p>8203</text:p>
          </table:table-cell>
          <table:table-cell office:value-type="float" office:value="2570" calcext:value-type="float">
            <text:p>25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3375" calcext:value-type="float">
            <text:p>3375</text:p>
          </table:table-cell>
          <table:table-cell office:value-type="float" office:value="1888" calcext:value-type="float">
            <text:p>1888</text:p>
          </table:table-cell>
          <table:table-cell office:value-type="float" office:value="1487" calcext:value-type="float">
            <text:p>1487</text:p>
          </table:table-cell>
          <table:table-cell office:value-type="float" office:value="1320" calcext:value-type="float">
            <text:p>1320</text:p>
          </table:table-cell>
          <table:table-cell office:value-type="float" office:value="784" calcext:value-type="float">
            <text:p>784</text:p>
          </table:table-cell>
          <table:table-cell office:value-type="float" office:value="536" calcext:value-type="float">
            <text:p>5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957878" calcext:value-type="float">
            <text:p>957878</text:p>
          </table:table-cell>
          <table:table-cell office:value-type="float" office:value="527082" calcext:value-type="float">
            <text:p>527082</text:p>
          </table:table-cell>
          <table:table-cell office:value-type="float" office:value="430796" calcext:value-type="float">
            <text:p>430796</text:p>
          </table:table-cell>
          <table:table-cell office:value-type="float" office:value="376083" calcext:value-type="float">
            <text:p>376083</text:p>
          </table:table-cell>
          <table:table-cell office:value-type="float" office:value="221927" calcext:value-type="float">
            <text:p>221927</text:p>
          </table:table-cell>
          <table:table-cell office:value-type="float" office:value="154156" calcext:value-type="float">
            <text:p>1541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40846" calcext:value-type="float">
            <text:p>40846</text:p>
          </table:table-cell>
          <table:table-cell office:value-type="float" office:value="21111" calcext:value-type="float">
            <text:p>21111</text:p>
          </table:table-cell>
          <table:table-cell office:value-type="float" office:value="19735" calcext:value-type="float">
            <text:p>19735</text:p>
          </table:table-cell>
          <table:table-cell office:value-type="float" office:value="8226" calcext:value-type="float">
            <text:p>8226</text:p>
          </table:table-cell>
          <table:table-cell office:value-type="float" office:value="4231" calcext:value-type="float">
            <text:p>4231</text:p>
          </table:table-cell>
          <table:table-cell office:value-type="float" office:value="3995" calcext:value-type="float">
            <text:p>39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04830" calcext:value-type="float">
            <text:p>104830</text:p>
          </table:table-cell>
          <table:table-cell office:value-type="float" office:value="54401" calcext:value-type="float">
            <text:p>54401</text:p>
          </table:table-cell>
          <table:table-cell office:value-type="float" office:value="50429" calcext:value-type="float">
            <text:p>50429</text:p>
          </table:table-cell>
          <table:table-cell office:value-type="float" office:value="31728" calcext:value-type="float">
            <text:p>31728</text:p>
          </table:table-cell>
          <table:table-cell office:value-type="float" office:value="16608" calcext:value-type="float">
            <text:p>16608</text:p>
          </table:table-cell>
          <table:table-cell office:value-type="float" office:value="15120" calcext:value-type="float">
            <text:p>151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131873" calcext:value-type="float">
            <text:p>131873</text:p>
          </table:table-cell>
          <table:table-cell office:value-type="float" office:value="68026" calcext:value-type="float">
            <text:p>68026</text:p>
          </table:table-cell>
          <table:table-cell office:value-type="float" office:value="63847" calcext:value-type="float">
            <text:p>63847</text:p>
          </table:table-cell>
          <table:table-cell office:value-type="float" office:value="54360" calcext:value-type="float">
            <text:p>54360</text:p>
          </table:table-cell>
          <table:table-cell office:value-type="float" office:value="28570" calcext:value-type="float">
            <text:p>28570</text:p>
          </table:table-cell>
          <table:table-cell office:value-type="float" office:value="25790" calcext:value-type="float">
            <text:p>257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129835" calcext:value-type="float">
            <text:p>129835</text:p>
          </table:table-cell>
          <table:table-cell office:value-type="float" office:value="67647" calcext:value-type="float">
            <text:p>67647</text:p>
          </table:table-cell>
          <table:table-cell office:value-type="float" office:value="62188" calcext:value-type="float">
            <text:p>62188</text:p>
          </table:table-cell>
          <table:table-cell office:value-type="float" office:value="57729" calcext:value-type="float">
            <text:p>57729</text:p>
          </table:table-cell>
          <table:table-cell office:value-type="float" office:value="31461" calcext:value-type="float">
            <text:p>31461</text:p>
          </table:table-cell>
          <table:table-cell office:value-type="float" office:value="26268" calcext:value-type="float">
            <text:p>262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119155" calcext:value-type="float">
            <text:p>119155</text:p>
          </table:table-cell>
          <table:table-cell office:value-type="float" office:value="63312" calcext:value-type="float">
            <text:p>63312</text:p>
          </table:table-cell>
          <table:table-cell office:value-type="float" office:value="55843" calcext:value-type="float">
            <text:p>55843</text:p>
          </table:table-cell>
          <table:table-cell office:value-type="float" office:value="52538" calcext:value-type="float">
            <text:p>52538</text:p>
          </table:table-cell>
          <table:table-cell office:value-type="float" office:value="29645" calcext:value-type="float">
            <text:p>29645</text:p>
          </table:table-cell>
          <table:table-cell office:value-type="float" office:value="22893" calcext:value-type="float">
            <text:p>228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301538" calcext:value-type="float">
            <text:p>301538</text:p>
          </table:table-cell>
          <table:table-cell office:value-type="float" office:value="170558" calcext:value-type="float">
            <text:p>170558</text:p>
          </table:table-cell>
          <table:table-cell office:value-type="float" office:value="130980" calcext:value-type="float">
            <text:p>130980</text:p>
          </table:table-cell>
          <table:table-cell office:value-type="float" office:value="125568" calcext:value-type="float">
            <text:p>125568</text:p>
          </table:table-cell>
          <table:table-cell office:value-type="float" office:value="78193" calcext:value-type="float">
            <text:p>78193</text:p>
          </table:table-cell>
          <table:table-cell office:value-type="float" office:value="47375" calcext:value-type="float">
            <text:p>473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108243" calcext:value-type="float">
            <text:p>108243</text:p>
          </table:table-cell>
          <table:table-cell office:value-type="float" office:value="68164" calcext:value-type="float">
            <text:p>68164</text:p>
          </table:table-cell>
          <table:table-cell office:value-type="float" office:value="40079" calcext:value-type="float">
            <text:p>40079</text:p>
          </table:table-cell>
          <table:table-cell office:value-type="float" office:value="39247" calcext:value-type="float">
            <text:p>39247</text:p>
          </table:table-cell>
          <table:table-cell office:value-type="float" office:value="28373" calcext:value-type="float">
            <text:p>28373</text:p>
          </table:table-cell>
          <table:table-cell office:value-type="float" office:value="10874" calcext:value-type="float">
            <text:p>108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19234" calcext:value-type="float">
            <text:p>19234</text:p>
          </table:table-cell>
          <table:table-cell office:value-type="float" office:value="12539" calcext:value-type="float">
            <text:p>12539</text:p>
          </table:table-cell>
          <table:table-cell office:value-type="float" office:value="6695" calcext:value-type="float">
            <text:p>6695</text:p>
          </table:table-cell>
          <table:table-cell office:value-type="float" office:value="5825" calcext:value-type="float">
            <text:p>5825</text:p>
          </table:table-cell>
          <table:table-cell office:value-type="float" office:value="4329" calcext:value-type="float">
            <text:p>4329</text:p>
          </table:table-cell>
          <table:table-cell office:value-type="float" office:value="1496" calcext:value-type="float">
            <text:p>14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2324" calcext:value-type="float">
            <text:p>2324</text:p>
          </table:table-cell>
          <table:table-cell office:value-type="float" office:value="1324" calcext:value-type="float">
            <text:p>1324</text:p>
          </table:table-cell>
          <table:table-cell office:value-type="float" office:value="1000" calcext:value-type="float">
            <text:p>1000</text:p>
          </table:table-cell>
          <table:table-cell office:value-type="float" office:value="862" calcext:value-type="float">
            <text:p>862</text:p>
          </table:table-cell>
          <table:table-cell office:value-type="float" office:value="517" calcext:value-type="float">
            <text:p>517</text:p>
          </table:table-cell>
          <table:table-cell office:value-type="float" office:value="345" calcext:value-type="float">
            <text:p>3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430742" calcext:value-type="float">
            <text:p>430742</text:p>
          </table:table-cell>
          <table:table-cell office:value-type="float" office:value="233205" calcext:value-type="float">
            <text:p>233205</text:p>
          </table:table-cell>
          <table:table-cell office:value-type="float" office:value="197537" calcext:value-type="float">
            <text:p>197537</text:p>
          </table:table-cell>
          <table:table-cell office:value-type="float" office:value="240735" calcext:value-type="float">
            <text:p>240735</text:p>
          </table:table-cell>
          <table:table-cell office:value-type="float" office:value="134318" calcext:value-type="float">
            <text:p>134318</text:p>
          </table:table-cell>
          <table:table-cell office:value-type="float" office:value="106417" calcext:value-type="float">
            <text:p>1064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13393" calcext:value-type="float">
            <text:p>13393</text:p>
          </table:table-cell>
          <table:table-cell office:value-type="float" office:value="6741" calcext:value-type="float">
            <text:p>6741</text:p>
          </table:table-cell>
          <table:table-cell office:value-type="float" office:value="6652" calcext:value-type="float">
            <text:p>6652</text:p>
          </table:table-cell>
          <table:table-cell office:value-type="float" office:value="3623" calcext:value-type="float">
            <text:p>3623</text:p>
          </table:table-cell>
          <table:table-cell office:value-type="float" office:value="1840" calcext:value-type="float">
            <text:p>1840</text:p>
          </table:table-cell>
          <table:table-cell office:value-type="float" office:value="1783" calcext:value-type="float">
            <text:p>17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38403" calcext:value-type="float">
            <text:p>38403</text:p>
          </table:table-cell>
          <table:table-cell office:value-type="float" office:value="19351" calcext:value-type="float">
            <text:p>19351</text:p>
          </table:table-cell>
          <table:table-cell office:value-type="float" office:value="19052" calcext:value-type="float">
            <text:p>19052</text:p>
          </table:table-cell>
          <table:table-cell office:value-type="float" office:value="15803" calcext:value-type="float">
            <text:p>15803</text:p>
          </table:table-cell>
          <table:table-cell office:value-type="float" office:value="7940" calcext:value-type="float">
            <text:p>7940</text:p>
          </table:table-cell>
          <table:table-cell office:value-type="float" office:value="7863" calcext:value-type="float">
            <text:p>7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48573" calcext:value-type="float">
            <text:p>48573</text:p>
          </table:table-cell>
          <table:table-cell office:value-type="float" office:value="24543" calcext:value-type="float">
            <text:p>24543</text:p>
          </table:table-cell>
          <table:table-cell office:value-type="float" office:value="24030" calcext:value-type="float">
            <text:p>24030</text:p>
          </table:table-cell>
          <table:table-cell office:value-type="float" office:value="26021" calcext:value-type="float">
            <text:p>26021</text:p>
          </table:table-cell>
          <table:table-cell office:value-type="float" office:value="13179" calcext:value-type="float">
            <text:p>13179</text:p>
          </table:table-cell>
          <table:table-cell office:value-type="float" office:value="12842" calcext:value-type="float">
            <text:p>128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52394" calcext:value-type="float">
            <text:p>52394</text:p>
          </table:table-cell>
          <table:table-cell office:value-type="float" office:value="26412" calcext:value-type="float">
            <text:p>26412</text:p>
          </table:table-cell>
          <table:table-cell office:value-type="float" office:value="25982" calcext:value-type="float">
            <text:p>25982</text:p>
          </table:table-cell>
          <table:table-cell office:value-type="float" office:value="30982" calcext:value-type="float">
            <text:p>30982</text:p>
          </table:table-cell>
          <table:table-cell office:value-type="float" office:value="15859" calcext:value-type="float">
            <text:p>15859</text:p>
          </table:table-cell>
          <table:table-cell office:value-type="float" office:value="15123" calcext:value-type="float">
            <text:p>151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55626" calcext:value-type="float">
            <text:p>55626</text:p>
          </table:table-cell>
          <table:table-cell office:value-type="float" office:value="28458" calcext:value-type="float">
            <text:p>28458</text:p>
          </table:table-cell>
          <table:table-cell office:value-type="float" office:value="27168" calcext:value-type="float">
            <text:p>27168</text:p>
          </table:table-cell>
          <table:table-cell office:value-type="float" office:value="33104" calcext:value-type="float">
            <text:p>33104</text:p>
          </table:table-cell>
          <table:table-cell office:value-type="float" office:value="17118" calcext:value-type="float">
            <text:p>17118</text:p>
          </table:table-cell>
          <table:table-cell office:value-type="float" office:value="15986" calcext:value-type="float">
            <text:p>159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153579" calcext:value-type="float">
            <text:p>153579</text:p>
          </table:table-cell>
          <table:table-cell office:value-type="float" office:value="83724" calcext:value-type="float">
            <text:p>83724</text:p>
          </table:table-cell>
          <table:table-cell office:value-type="float" office:value="69855" calcext:value-type="float">
            <text:p>69855</text:p>
          </table:table-cell>
          <table:table-cell office:value-type="float" office:value="91108" calcext:value-type="float">
            <text:p>91108</text:p>
          </table:table-cell>
          <table:table-cell office:value-type="float" office:value="51253" calcext:value-type="float">
            <text:p>51253</text:p>
          </table:table-cell>
          <table:table-cell office:value-type="float" office:value="39855" calcext:value-type="float">
            <text:p>398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58429" calcext:value-type="float">
            <text:p>58429</text:p>
          </table:table-cell>
          <table:table-cell office:value-type="float" office:value="36726" calcext:value-type="float">
            <text:p>36726</text:p>
          </table:table-cell>
          <table:table-cell office:value-type="float" office:value="21703" calcext:value-type="float">
            <text:p>21703</text:p>
          </table:table-cell>
          <table:table-cell office:value-type="float" office:value="34688" calcext:value-type="float">
            <text:p>34688</text:p>
          </table:table-cell>
          <table:table-cell office:value-type="float" office:value="22988" calcext:value-type="float">
            <text:p>22988</text:p>
          </table:table-cell>
          <table:table-cell office:value-type="float" office:value="11700" calcext:value-type="float">
            <text:p>117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9294" calcext:value-type="float">
            <text:p>9294</text:p>
          </table:table-cell>
          <table:table-cell office:value-type="float" office:value="6686" calcext:value-type="float">
            <text:p>6686</text:p>
          </table:table-cell>
          <table:table-cell office:value-type="float" office:value="2608" calcext:value-type="float">
            <text:p>2608</text:p>
          </table:table-cell>
          <table:table-cell office:value-type="float" office:value="4948" calcext:value-type="float">
            <text:p>4948</text:p>
          </table:table-cell>
          <table:table-cell office:value-type="float" office:value="3874" calcext:value-type="float">
            <text:p>3874</text:p>
          </table:table-cell>
          <table:table-cell office:value-type="float" office:value="1074" calcext:value-type="float">
            <text:p>10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1051" calcext:value-type="float">
            <text:p>1051</text:p>
          </table:table-cell>
          <table:table-cell office:value-type="float" office:value="564" calcext:value-type="float">
            <text:p>564</text:p>
          </table:table-cell>
          <table:table-cell office:value-type="float" office:value="487" calcext:value-type="float">
            <text:p>487</text:p>
          </table:table-cell>
          <table:table-cell office:value-type="float" office:value="458" calcext:value-type="float">
            <text:p>458</text:p>
          </table:table-cell>
          <table:table-cell office:value-type="float" office:value="267" calcext:value-type="float">
            <text:p>267</text:p>
          </table:table-cell>
          <table:table-cell office:value-type="float" office:value="191" calcext:value-type="float">
            <text:p>1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309703" calcext:value-type="float">
            <text:p>309703</text:p>
          </table:table-cell>
          <table:table-cell office:value-type="float" office:value="174164" calcext:value-type="float">
            <text:p>174164</text:p>
          </table:table-cell>
          <table:table-cell office:value-type="float" office:value="135539" calcext:value-type="float">
            <text:p>135539</text:p>
          </table:table-cell>
          <table:table-cell office:value-type="float" office:value="52966" calcext:value-type="float">
            <text:p>52966</text:p>
          </table:table-cell>
          <table:table-cell office:value-type="float" office:value="34714" calcext:value-type="float">
            <text:p>34714</text:p>
          </table:table-cell>
          <table:table-cell office:value-type="float" office:value="18252" calcext:value-type="float">
            <text:p>182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12142" calcext:value-type="float">
            <text:p>12142</text:p>
          </table:table-cell>
          <table:table-cell office:value-type="float" office:value="6271" calcext:value-type="float">
            <text:p>6271</text:p>
          </table:table-cell>
          <table:table-cell office:value-type="float" office:value="5871" calcext:value-type="float">
            <text:p>5871</text:p>
          </table:table-cell>
          <table:table-cell office:value-type="float" office:value="657" calcext:value-type="float">
            <text:p>657</text:p>
          </table:table-cell>
          <table:table-cell office:value-type="float" office:value="341" calcext:value-type="float">
            <text:p>341</text:p>
          </table:table-cell>
          <table:table-cell office:value-type="float" office:value="316" calcext:value-type="float">
            <text:p>3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28446" calcext:value-type="float">
            <text:p>28446</text:p>
          </table:table-cell>
          <table:table-cell office:value-type="float" office:value="14509" calcext:value-type="float">
            <text:p>14509</text:p>
          </table:table-cell>
          <table:table-cell office:value-type="float" office:value="13937" calcext:value-type="float">
            <text:p>13937</text:p>
          </table:table-cell>
          <table:table-cell office:value-type="float" office:value="3011" calcext:value-type="float">
            <text:p>3011</text:p>
          </table:table-cell>
          <table:table-cell office:value-type="float" office:value="1661" calcext:value-type="float">
            <text:p>1661</text:p>
          </table:table-cell>
          <table:table-cell office:value-type="float" office:value="1350" calcext:value-type="float">
            <text:p>13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43552" calcext:value-type="float">
            <text:p>43552</text:p>
          </table:table-cell>
          <table:table-cell office:value-type="float" office:value="22186" calcext:value-type="float">
            <text:p>22186</text:p>
          </table:table-cell>
          <table:table-cell office:value-type="float" office:value="21366" calcext:value-type="float">
            <text:p>21366</text:p>
          </table:table-cell>
          <table:table-cell office:value-type="float" office:value="5621" calcext:value-type="float">
            <text:p>5621</text:p>
          </table:table-cell>
          <table:table-cell office:value-type="float" office:value="3150" calcext:value-type="float">
            <text:p>3150</text:p>
          </table:table-cell>
          <table:table-cell office:value-type="float" office:value="2471" calcext:value-type="float">
            <text:p>24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45775" calcext:value-type="float">
            <text:p>45775</text:p>
          </table:table-cell>
          <table:table-cell office:value-type="float" office:value="23881" calcext:value-type="float">
            <text:p>23881</text:p>
          </table:table-cell>
          <table:table-cell office:value-type="float" office:value="21894" calcext:value-type="float">
            <text:p>21894</text:p>
          </table:table-cell>
          <table:table-cell office:value-type="float" office:value="7462" calcext:value-type="float">
            <text:p>7462</text:p>
          </table:table-cell>
          <table:table-cell office:value-type="float" office:value="4311" calcext:value-type="float">
            <text:p>4311</text:p>
          </table:table-cell>
          <table:table-cell office:value-type="float" office:value="3151" calcext:value-type="float">
            <text:p>31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40397" calcext:value-type="float">
            <text:p>40397</text:p>
          </table:table-cell>
          <table:table-cell office:value-type="float" office:value="21812" calcext:value-type="float">
            <text:p>21812</text:p>
          </table:table-cell>
          <table:table-cell office:value-type="float" office:value="18585" calcext:value-type="float">
            <text:p>18585</text:p>
          </table:table-cell>
          <table:table-cell office:value-type="float" office:value="7405" calcext:value-type="float">
            <text:p>7405</text:p>
          </table:table-cell>
          <table:table-cell office:value-type="float" office:value="4536" calcext:value-type="float">
            <text:p>4536</text:p>
          </table:table-cell>
          <table:table-cell office:value-type="float" office:value="2869" calcext:value-type="float">
            <text:p>28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100223" calcext:value-type="float">
            <text:p>100223</text:p>
          </table:table-cell>
          <table:table-cell office:value-type="float" office:value="59038" calcext:value-type="float">
            <text:p>59038</text:p>
          </table:table-cell>
          <table:table-cell office:value-type="float" office:value="41185" calcext:value-type="float">
            <text:p>41185</text:p>
          </table:table-cell>
          <table:table-cell office:value-type="float" office:value="20192" calcext:value-type="float">
            <text:p>20192</text:p>
          </table:table-cell>
          <table:table-cell office:value-type="float" office:value="13955" calcext:value-type="float">
            <text:p>13955</text:p>
          </table:table-cell>
          <table:table-cell office:value-type="float" office:value="6237" calcext:value-type="float">
            <text:p>62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33107" calcext:value-type="float">
            <text:p>33107</text:p>
          </table:table-cell>
          <table:table-cell office:value-type="float" office:value="22235" calcext:value-type="float">
            <text:p>22235</text:p>
          </table:table-cell>
          <table:table-cell office:value-type="float" office:value="10872" calcext:value-type="float">
            <text:p>10872</text:p>
          </table:table-cell>
          <table:table-cell office:value-type="float" office:value="7344" calcext:value-type="float">
            <text:p>7344</text:p>
          </table:table-cell>
          <table:table-cell office:value-type="float" office:value="5719" calcext:value-type="float">
            <text:p>5719</text:p>
          </table:table-cell>
          <table:table-cell office:value-type="float" office:value="1625" calcext:value-type="float">
            <text:p>16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5904" calcext:value-type="float">
            <text:p>5904</text:p>
          </table:table-cell>
          <table:table-cell office:value-type="float" office:value="4117" calcext:value-type="float">
            <text:p>4117</text:p>
          </table:table-cell>
          <table:table-cell office:value-type="float" office:value="1787" calcext:value-type="float">
            <text:p>1787</text:p>
          </table:table-cell>
          <table:table-cell office:value-type="float" office:value="1247" calcext:value-type="float">
            <text:p>1247</text:p>
          </table:table-cell>
          <table:table-cell office:value-type="float" office:value="1027" calcext:value-type="float">
            <text:p>1027</text:p>
          </table:table-cell>
          <table:table-cell office:value-type="float" office:value="220" calcext:value-type="float">
            <text:p>2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157" calcext:value-type="float">
            <text:p>157</text:p>
          </table:table-cell>
          <table:table-cell office:value-type="float" office:value="115" calcext:value-type="float">
            <text:p>115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123209" calcext:value-type="float">
            <text:p>123209</text:p>
          </table:table-cell>
          <table:table-cell office:value-type="float" office:value="71744" calcext:value-type="float">
            <text:p>71744</text:p>
          </table:table-cell>
          <table:table-cell office:value-type="float" office:value="51465" calcext:value-type="float">
            <text:p>51465</text:p>
          </table:table-cell>
          <table:table-cell office:value-type="float" office:value="18117" calcext:value-type="float">
            <text:p>18117</text:p>
          </table:table-cell>
          <table:table-cell office:value-type="float" office:value="12714" calcext:value-type="float">
            <text:p>12714</text:p>
          </table:table-cell>
          <table:table-cell office:value-type="float" office:value="5403" calcext:value-type="float">
            <text:p>54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7248" calcext:value-type="float">
            <text:p>7248</text:p>
          </table:table-cell>
          <table:table-cell office:value-type="float" office:value="3756" calcext:value-type="float">
            <text:p>3756</text:p>
          </table:table-cell>
          <table:table-cell office:value-type="float" office:value="3492" calcext:value-type="float">
            <text:p>3492</text:p>
          </table:table-cell>
          <table:table-cell office:value-type="float" office:value="271" calcext:value-type="float">
            <text:p>271</text:p>
          </table:table-cell>
          <table:table-cell office:value-type="float" office:value="145" calcext:value-type="float">
            <text:p>145</text:p>
          </table:table-cell>
          <table:table-cell office:value-type="float" office:value="126" calcext:value-type="float">
            <text:p>1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4204" calcext:value-type="float">
            <text:p>14204</text:p>
          </table:table-cell>
          <table:table-cell office:value-type="float" office:value="7393" calcext:value-type="float">
            <text:p>7393</text:p>
          </table:table-cell>
          <table:table-cell office:value-type="float" office:value="6811" calcext:value-type="float">
            <text:p>6811</text:p>
          </table:table-cell>
          <table:table-cell office:value-type="float" office:value="1589" calcext:value-type="float">
            <text:p>1589</text:p>
          </table:table-cell>
          <table:table-cell office:value-type="float" office:value="914" calcext:value-type="float">
            <text:p>914</text:p>
          </table:table-cell>
          <table:table-cell office:value-type="float" office:value="675" calcext:value-type="float">
            <text:p>6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16403" calcext:value-type="float">
            <text:p>16403</text:p>
          </table:table-cell>
          <table:table-cell office:value-type="float" office:value="8836" calcext:value-type="float">
            <text:p>8836</text:p>
          </table:table-cell>
          <table:table-cell office:value-type="float" office:value="7567" calcext:value-type="float">
            <text:p>7567</text:p>
          </table:table-cell>
          <table:table-cell office:value-type="float" office:value="2485" calcext:value-type="float">
            <text:p>2485</text:p>
          </table:table-cell>
          <table:table-cell office:value-type="float" office:value="1584" calcext:value-type="float">
            <text:p>1584</text:p>
          </table:table-cell>
          <table:table-cell office:value-type="float" office:value="901" calcext:value-type="float">
            <text:p>9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17065" calcext:value-type="float">
            <text:p>17065</text:p>
          </table:table-cell>
          <table:table-cell office:value-type="float" office:value="9266" calcext:value-type="float">
            <text:p>9266</text:p>
          </table:table-cell>
          <table:table-cell office:value-type="float" office:value="7799" calcext:value-type="float">
            <text:p>7799</text:p>
          </table:table-cell>
          <table:table-cell office:value-type="float" office:value="2862" calcext:value-type="float">
            <text:p>2862</text:p>
          </table:table-cell>
          <table:table-cell office:value-type="float" office:value="1807" calcext:value-type="float">
            <text:p>1807</text:p>
          </table:table-cell>
          <table:table-cell office:value-type="float" office:value="1055" calcext:value-type="float">
            <text:p>10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15337" calcext:value-type="float">
            <text:p>15337</text:p>
          </table:table-cell>
          <table:table-cell office:value-type="float" office:value="8754" calcext:value-type="float">
            <text:p>8754</text:p>
          </table:table-cell>
          <table:table-cell office:value-type="float" office:value="6583" calcext:value-type="float">
            <text:p>6583</text:p>
          </table:table-cell>
          <table:table-cell office:value-type="float" office:value="2568" calcext:value-type="float">
            <text:p>2568</text:p>
          </table:table-cell>
          <table:table-cell office:value-type="float" office:value="1740" calcext:value-type="float">
            <text:p>1740</text:p>
          </table:table-cell>
          <table:table-cell office:value-type="float" office:value="828" calcext:value-type="float">
            <text:p>8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37025" calcext:value-type="float">
            <text:p>37025</text:p>
          </table:table-cell>
          <table:table-cell office:value-type="float" office:value="23037" calcext:value-type="float">
            <text:p>23037</text:p>
          </table:table-cell>
          <table:table-cell office:value-type="float" office:value="13988" calcext:value-type="float">
            <text:p>13988</text:p>
          </table:table-cell>
          <table:table-cell office:value-type="float" office:value="5985" calcext:value-type="float">
            <text:p>5985</text:p>
          </table:table-cell>
          <table:table-cell office:value-type="float" office:value="4545" calcext:value-type="float">
            <text:p>4545</text:p>
          </table:table-cell>
          <table:table-cell office:value-type="float" office:value="1440" calcext:value-type="float">
            <text:p>14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13433" calcext:value-type="float">
            <text:p>13433</text:p>
          </table:table-cell>
          <table:table-cell office:value-type="float" office:value="9058" calcext:value-type="float">
            <text:p>9058</text:p>
          </table:table-cell>
          <table:table-cell office:value-type="float" office:value="4375" calcext:value-type="float">
            <text:p>4375</text:p>
          </table:table-cell>
          <table:table-cell office:value-type="float" office:value="2039" calcext:value-type="float">
            <text:p>2039</text:p>
          </table:table-cell>
          <table:table-cell office:value-type="float" office:value="1718" calcext:value-type="float">
            <text:p>1718</text:p>
          </table:table-cell>
          <table:table-cell office:value-type="float" office:value="321" calcext:value-type="float">
            <text:p>3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2437" calcext:value-type="float">
            <text:p>2437</text:p>
          </table:table-cell>
          <table:table-cell office:value-type="float" office:value="1606" calcext:value-type="float">
            <text:p>1606</text:p>
          </table:table-cell>
          <table:table-cell office:value-type="float" office:value="831" calcext:value-type="float">
            <text:p>831</text:p>
          </table:table-cell>
          <table:table-cell office:value-type="float" office:value="306" calcext:value-type="float">
            <text:p>306</text:p>
          </table:table-cell>
          <table:table-cell office:value-type="float" office:value="254" calcext:value-type="float">
            <text:p>254</text:p>
          </table:table-cell>
          <table:table-cell office:value-type="float" office:value="52" calcext:value-type="float">
            <text:p>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186494" calcext:value-type="float">
            <text:p>186494</text:p>
          </table:table-cell>
          <table:table-cell office:value-type="float" office:value="102420" calcext:value-type="float">
            <text:p>102420</text:p>
          </table:table-cell>
          <table:table-cell office:value-type="float" office:value="84074" calcext:value-type="float">
            <text:p>84074</text:p>
          </table:table-cell>
          <table:table-cell office:value-type="float" office:value="34849" calcext:value-type="float">
            <text:p>34849</text:p>
          </table:table-cell>
          <table:table-cell office:value-type="float" office:value="22000" calcext:value-type="float">
            <text:p>22000</text:p>
          </table:table-cell>
          <table:table-cell office:value-type="float" office:value="12849" calcext:value-type="float">
            <text:p>128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4894" calcext:value-type="float">
            <text:p>4894</text:p>
          </table:table-cell>
          <table:table-cell office:value-type="float" office:value="2515" calcext:value-type="float">
            <text:p>2515</text:p>
          </table:table-cell>
          <table:table-cell office:value-type="float" office:value="2379" calcext:value-type="float">
            <text:p>2379</text:p>
          </table:table-cell>
          <table:table-cell office:value-type="float" office:value="386" calcext:value-type="float">
            <text:p>386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4242" calcext:value-type="float">
            <text:p>14242</text:p>
          </table:table-cell>
          <table:table-cell office:value-type="float" office:value="7116" calcext:value-type="float">
            <text:p>7116</text:p>
          </table:table-cell>
          <table:table-cell office:value-type="float" office:value="7126" calcext:value-type="float">
            <text:p>7126</text:p>
          </table:table-cell>
          <table:table-cell office:value-type="float" office:value="1422" calcext:value-type="float">
            <text:p>1422</text:p>
          </table:table-cell>
          <table:table-cell office:value-type="float" office:value="747" calcext:value-type="float">
            <text:p>747</text:p>
          </table:table-cell>
          <table:table-cell office:value-type="float" office:value="675" calcext:value-type="float">
            <text:p>6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27149" calcext:value-type="float">
            <text:p>27149</text:p>
          </table:table-cell>
          <table:table-cell office:value-type="float" office:value="13350" calcext:value-type="float">
            <text:p>13350</text:p>
          </table:table-cell>
          <table:table-cell office:value-type="float" office:value="13799" calcext:value-type="float">
            <text:p>13799</text:p>
          </table:table-cell>
          <table:table-cell office:value-type="float" office:value="3136" calcext:value-type="float">
            <text:p>3136</text:p>
          </table:table-cell>
          <table:table-cell office:value-type="float" office:value="1566" calcext:value-type="float">
            <text:p>1566</text:p>
          </table:table-cell>
          <table:table-cell office:value-type="float" office:value="1570" calcext:value-type="float">
            <text:p>15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28710" calcext:value-type="float">
            <text:p>28710</text:p>
          </table:table-cell>
          <table:table-cell office:value-type="float" office:value="14615" calcext:value-type="float">
            <text:p>14615</text:p>
          </table:table-cell>
          <table:table-cell office:value-type="float" office:value="14095" calcext:value-type="float">
            <text:p>14095</text:p>
          </table:table-cell>
          <table:table-cell office:value-type="float" office:value="4600" calcext:value-type="float">
            <text:p>4600</text:p>
          </table:table-cell>
          <table:table-cell office:value-type="float" office:value="2504" calcext:value-type="float">
            <text:p>2504</text:p>
          </table:table-cell>
          <table:table-cell office:value-type="float" office:value="2096" calcext:value-type="float">
            <text:p>20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25060" calcext:value-type="float">
            <text:p>25060</text:p>
          </table:table-cell>
          <table:table-cell office:value-type="float" office:value="13058" calcext:value-type="float">
            <text:p>13058</text:p>
          </table:table-cell>
          <table:table-cell office:value-type="float" office:value="12002" calcext:value-type="float">
            <text:p>12002</text:p>
          </table:table-cell>
          <table:table-cell office:value-type="float" office:value="4837" calcext:value-type="float">
            <text:p>4837</text:p>
          </table:table-cell>
          <table:table-cell office:value-type="float" office:value="2796" calcext:value-type="float">
            <text:p>2796</text:p>
          </table:table-cell>
          <table:table-cell office:value-type="float" office:value="2041" calcext:value-type="float">
            <text:p>20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63198" calcext:value-type="float">
            <text:p>63198</text:p>
          </table:table-cell>
          <table:table-cell office:value-type="float" office:value="36001" calcext:value-type="float">
            <text:p>36001</text:p>
          </table:table-cell>
          <table:table-cell office:value-type="float" office:value="27197" calcext:value-type="float">
            <text:p>27197</text:p>
          </table:table-cell>
          <table:table-cell office:value-type="float" office:value="14207" calcext:value-type="float">
            <text:p>14207</text:p>
          </table:table-cell>
          <table:table-cell office:value-type="float" office:value="9410" calcext:value-type="float">
            <text:p>9410</text:p>
          </table:table-cell>
          <table:table-cell office:value-type="float" office:value="4797" calcext:value-type="float">
            <text:p>47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19674" calcext:value-type="float">
            <text:p>19674</text:p>
          </table:table-cell>
          <table:table-cell office:value-type="float" office:value="13177" calcext:value-type="float">
            <text:p>13177</text:p>
          </table:table-cell>
          <table:table-cell office:value-type="float" office:value="6497" calcext:value-type="float">
            <text:p>6497</text:p>
          </table:table-cell>
          <table:table-cell office:value-type="float" office:value="5305" calcext:value-type="float">
            <text:p>5305</text:p>
          </table:table-cell>
          <table:table-cell office:value-type="float" office:value="4001" calcext:value-type="float">
            <text:p>4001</text:p>
          </table:table-cell>
          <table:table-cell office:value-type="float" office:value="1304" calcext:value-type="float">
            <text:p>13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3467" calcext:value-type="float">
            <text:p>3467</text:p>
          </table:table-cell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941" calcext:value-type="float">
            <text:p>941</text:p>
          </table:table-cell>
          <table:table-cell office:value-type="float" office:value="773" calcext:value-type="float">
            <text:p>773</text:p>
          </table:table-cell>
          <table:table-cell office:value-type="float" office:value="168" calcext:value-type="float">
            <text:p>1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1268601" calcext:value-type="float">
            <text:p>1268601</text:p>
          </table:table-cell>
          <table:table-cell office:value-type="float" office:value="713499" calcext:value-type="float">
            <text:p>713499</text:p>
          </table:table-cell>
          <table:table-cell office:value-type="float" office:value="555102" calcext:value-type="float">
            <text:p>555102</text:p>
          </table:table-cell>
          <table:table-cell office:value-type="float" office:value="198577" calcext:value-type="float">
            <text:p>198577</text:p>
          </table:table-cell>
          <table:table-cell office:value-type="float" office:value="129143" calcext:value-type="float">
            <text:p>129143</text:p>
          </table:table-cell>
          <table:table-cell office:value-type="float" office:value="69434" calcext:value-type="float">
            <text:p>694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66014" calcext:value-type="float">
            <text:p>66014</text:p>
          </table:table-cell>
          <table:table-cell office:value-type="float" office:value="33904" calcext:value-type="float">
            <text:p>33904</text:p>
          </table:table-cell>
          <table:table-cell office:value-type="float" office:value="32110" calcext:value-type="float">
            <text:p>32110</text:p>
          </table:table-cell>
          <table:table-cell office:value-type="float" office:value="3569" calcext:value-type="float">
            <text:p>3569</text:p>
          </table:table-cell>
          <table:table-cell office:value-type="float" office:value="1875" calcext:value-type="float">
            <text:p>1875</text:p>
          </table:table-cell>
          <table:table-cell office:value-type="float" office:value="1694" calcext:value-type="float">
            <text:p>16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33105" calcext:value-type="float">
            <text:p>133105</text:p>
          </table:table-cell>
          <table:table-cell office:value-type="float" office:value="68731" calcext:value-type="float">
            <text:p>68731</text:p>
          </table:table-cell>
          <table:table-cell office:value-type="float" office:value="64374" calcext:value-type="float">
            <text:p>64374</text:p>
          </table:table-cell>
          <table:table-cell office:value-type="float" office:value="12806" calcext:value-type="float">
            <text:p>12806</text:p>
          </table:table-cell>
          <table:table-cell office:value-type="float" office:value="6717" calcext:value-type="float">
            <text:p>6717</text:p>
          </table:table-cell>
          <table:table-cell office:value-type="float" office:value="6089" calcext:value-type="float">
            <text:p>60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154407" calcext:value-type="float">
            <text:p>154407</text:p>
          </table:table-cell>
          <table:table-cell office:value-type="float" office:value="79842" calcext:value-type="float">
            <text:p>79842</text:p>
          </table:table-cell>
          <table:table-cell office:value-type="float" office:value="74565" calcext:value-type="float">
            <text:p>74565</text:p>
          </table:table-cell>
          <table:table-cell office:value-type="float" office:value="24110" calcext:value-type="float">
            <text:p>24110</text:p>
          </table:table-cell>
          <table:table-cell office:value-type="float" office:value="13453" calcext:value-type="float">
            <text:p>13453</text:p>
          </table:table-cell>
          <table:table-cell office:value-type="float" office:value="10657" calcext:value-type="float">
            <text:p>106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164091" calcext:value-type="float">
            <text:p>164091</text:p>
          </table:table-cell>
          <table:table-cell office:value-type="float" office:value="85830" calcext:value-type="float">
            <text:p>85830</text:p>
          </table:table-cell>
          <table:table-cell office:value-type="float" office:value="78261" calcext:value-type="float">
            <text:p>78261</text:p>
          </table:table-cell>
          <table:table-cell office:value-type="float" office:value="30643" calcext:value-type="float">
            <text:p>30643</text:p>
          </table:table-cell>
          <table:table-cell office:value-type="float" office:value="18236" calcext:value-type="float">
            <text:p>18236</text:p>
          </table:table-cell>
          <table:table-cell office:value-type="float" office:value="12407" calcext:value-type="float">
            <text:p>124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149063" calcext:value-type="float">
            <text:p>149063</text:p>
          </table:table-cell>
          <table:table-cell office:value-type="float" office:value="83243" calcext:value-type="float">
            <text:p>83243</text:p>
          </table:table-cell>
          <table:table-cell office:value-type="float" office:value="65820" calcext:value-type="float">
            <text:p>65820</text:p>
          </table:table-cell>
          <table:table-cell office:value-type="float" office:value="27299" calcext:value-type="float">
            <text:p>27299</text:p>
          </table:table-cell>
          <table:table-cell office:value-type="float" office:value="17653" calcext:value-type="float">
            <text:p>17653</text:p>
          </table:table-cell>
          <table:table-cell office:value-type="float" office:value="9646" calcext:value-type="float">
            <text:p>96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408414" calcext:value-type="float">
            <text:p>408414</text:p>
          </table:table-cell>
          <table:table-cell office:value-type="float" office:value="240573" calcext:value-type="float">
            <text:p>240573</text:p>
          </table:table-cell>
          <table:table-cell office:value-type="float" office:value="167841" calcext:value-type="float">
            <text:p>167841</text:p>
          </table:table-cell>
          <table:table-cell office:value-type="float" office:value="71145" calcext:value-type="float">
            <text:p>71145</text:p>
          </table:table-cell>
          <table:table-cell office:value-type="float" office:value="49234" calcext:value-type="float">
            <text:p>49234</text:p>
          </table:table-cell>
          <table:table-cell office:value-type="float" office:value="21911" calcext:value-type="float">
            <text:p>219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159331" calcext:value-type="float">
            <text:p>159331</text:p>
          </table:table-cell>
          <table:table-cell office:value-type="float" office:value="99883" calcext:value-type="float">
            <text:p>99883</text:p>
          </table:table-cell>
          <table:table-cell office:value-type="float" office:value="59448" calcext:value-type="float">
            <text:p>59448</text:p>
          </table:table-cell>
          <table:table-cell office:value-type="float" office:value="25825" calcext:value-type="float">
            <text:p>25825</text:p>
          </table:table-cell>
          <table:table-cell office:value-type="float" office:value="19441" calcext:value-type="float">
            <text:p>19441</text:p>
          </table:table-cell>
          <table:table-cell office:value-type="float" office:value="6384" calcext:value-type="float">
            <text:p>63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33775" calcext:value-type="float">
            <text:p>33775</text:p>
          </table:table-cell>
          <table:table-cell office:value-type="float" office:value="21261" calcext:value-type="float">
            <text:p>21261</text:p>
          </table:table-cell>
          <table:table-cell office:value-type="float" office:value="12514" calcext:value-type="float">
            <text:p>12514</text:p>
          </table:table-cell>
          <table:table-cell office:value-type="float" office:value="3117" calcext:value-type="float">
            <text:p>3117</text:p>
          </table:table-cell>
          <table:table-cell office:value-type="float" office:value="2494" calcext:value-type="float">
            <text:p>2494</text:p>
          </table:table-cell>
          <table:table-cell office:value-type="float" office:value="623" calcext:value-type="float">
            <text:p>6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401" calcext:value-type="float">
            <text:p>401</text:p>
          </table:table-cell>
          <table:table-cell office:value-type="float" office:value="232" calcext:value-type="float">
            <text:p>232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998741" calcext:value-type="float">
            <text:p>998741</text:p>
          </table:table-cell>
          <table:table-cell office:value-type="float" office:value="554074" calcext:value-type="float">
            <text:p>554074</text:p>
          </table:table-cell>
          <table:table-cell office:value-type="float" office:value="444667" calcext:value-type="float">
            <text:p>444667</text:p>
          </table:table-cell>
          <table:table-cell office:value-type="float" office:value="111473" calcext:value-type="float">
            <text:p>111473</text:p>
          </table:table-cell>
          <table:table-cell office:value-type="float" office:value="75094" calcext:value-type="float">
            <text:p>75094</text:p>
          </table:table-cell>
          <table:table-cell office:value-type="float" office:value="36379" calcext:value-type="float">
            <text:p>363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59380" calcext:value-type="float">
            <text:p>59380</text:p>
          </table:table-cell>
          <table:table-cell office:value-type="float" office:value="30493" calcext:value-type="float">
            <text:p>30493</text:p>
          </table:table-cell>
          <table:table-cell office:value-type="float" office:value="28887" calcext:value-type="float">
            <text:p>28887</text:p>
          </table:table-cell>
          <table:table-cell office:value-type="float" office:value="2302" calcext:value-type="float">
            <text:p>2302</text:p>
          </table:table-cell>
          <table:table-cell office:value-type="float" office:value="1216" calcext:value-type="float">
            <text:p>1216</text:p>
          </table:table-cell>
          <table:table-cell office:value-type="float" office:value="1086" calcext:value-type="float">
            <text:p>10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17273" calcext:value-type="float">
            <text:p>117273</text:p>
          </table:table-cell>
          <table:table-cell office:value-type="float" office:value="60680" calcext:value-type="float">
            <text:p>60680</text:p>
          </table:table-cell>
          <table:table-cell office:value-type="float" office:value="56593" calcext:value-type="float">
            <text:p>56593</text:p>
          </table:table-cell>
          <table:table-cell office:value-type="float" office:value="8623" calcext:value-type="float">
            <text:p>8623</text:p>
          </table:table-cell>
          <table:table-cell office:value-type="float" office:value="4554" calcext:value-type="float">
            <text:p>4554</text:p>
          </table:table-cell>
          <table:table-cell office:value-type="float" office:value="4069" calcext:value-type="float">
            <text:p>40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127610" calcext:value-type="float">
            <text:p>127610</text:p>
          </table:table-cell>
          <table:table-cell office:value-type="float" office:value="65830" calcext:value-type="float">
            <text:p>65830</text:p>
          </table:table-cell>
          <table:table-cell office:value-type="float" office:value="61780" calcext:value-type="float">
            <text:p>61780</text:p>
          </table:table-cell>
          <table:table-cell office:value-type="float" office:value="15930" calcext:value-type="float">
            <text:p>15930</text:p>
          </table:table-cell>
          <table:table-cell office:value-type="float" office:value="9095" calcext:value-type="float">
            <text:p>9095</text:p>
          </table:table-cell>
          <table:table-cell office:value-type="float" office:value="6835" calcext:value-type="float">
            <text:p>68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131138" calcext:value-type="float">
            <text:p>131138</text:p>
          </table:table-cell>
          <table:table-cell office:value-type="float" office:value="68081" calcext:value-type="float">
            <text:p>68081</text:p>
          </table:table-cell>
          <table:table-cell office:value-type="float" office:value="63057" calcext:value-type="float">
            <text:p>63057</text:p>
          </table:table-cell>
          <table:table-cell office:value-type="float" office:value="19325" calcext:value-type="float">
            <text:p>19325</text:p>
          </table:table-cell>
          <table:table-cell office:value-type="float" office:value="12084" calcext:value-type="float">
            <text:p>12084</text:p>
          </table:table-cell>
          <table:table-cell office:value-type="float" office:value="7241" calcext:value-type="float">
            <text:p>72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117141" calcext:value-type="float">
            <text:p>117141</text:p>
          </table:table-cell>
          <table:table-cell office:value-type="float" office:value="65034" calcext:value-type="float">
            <text:p>65034</text:p>
          </table:table-cell>
          <table:table-cell office:value-type="float" office:value="52107" calcext:value-type="float">
            <text:p>52107</text:p>
          </table:table-cell>
          <table:table-cell office:value-type="float" office:value="16702" calcext:value-type="float">
            <text:p>16702</text:p>
          </table:table-cell>
          <table:table-cell office:value-type="float" office:value="11506" calcext:value-type="float">
            <text:p>11506</text:p>
          </table:table-cell>
          <table:table-cell office:value-type="float" office:value="5196" calcext:value-type="float">
            <text:p>51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304365" calcext:value-type="float">
            <text:p>304365</text:p>
          </table:table-cell>
          <table:table-cell office:value-type="float" office:value="177607" calcext:value-type="float">
            <text:p>177607</text:p>
          </table:table-cell>
          <table:table-cell office:value-type="float" office:value="126758" calcext:value-type="float">
            <text:p>126758</text:p>
          </table:table-cell>
          <table:table-cell office:value-type="float" office:value="37446" calcext:value-type="float">
            <text:p>37446</text:p>
          </table:table-cell>
          <table:table-cell office:value-type="float" office:value="27838" calcext:value-type="float">
            <text:p>27838</text:p>
          </table:table-cell>
          <table:table-cell office:value-type="float" office:value="9608" calcext:value-type="float">
            <text:p>96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113602" calcext:value-type="float">
            <text:p>113602</text:p>
          </table:table-cell>
          <table:table-cell office:value-type="float" office:value="69028" calcext:value-type="float">
            <text:p>69028</text:p>
          </table:table-cell>
          <table:table-cell office:value-type="float" office:value="44574" calcext:value-type="float">
            <text:p>44574</text:p>
          </table:table-cell>
          <table:table-cell office:value-type="float" office:value="9615" calcext:value-type="float">
            <text:p>9615</text:p>
          </table:table-cell>
          <table:table-cell office:value-type="float" office:value="7602" calcext:value-type="float">
            <text:p>7602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27925" calcext:value-type="float">
            <text:p>27925</text:p>
          </table:table-cell>
          <table:table-cell office:value-type="float" office:value="17142" calcext:value-type="float">
            <text:p>17142</text:p>
          </table:table-cell>
          <table:table-cell office:value-type="float" office:value="10783" calcext:value-type="float">
            <text:p>10783</text:p>
          </table:table-cell>
          <table:table-cell office:value-type="float" office:value="1494" calcext:value-type="float">
            <text:p>1494</text:p>
          </table:table-cell>
          <table:table-cell office:value-type="float" office:value="1173" calcext:value-type="float">
            <text:p>1173</text:p>
          </table:table-cell>
          <table:table-cell office:value-type="float" office:value="321" calcext:value-type="float">
            <text:p>3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307" calcext:value-type="float">
            <text:p>307</text:p>
          </table:table-cell>
          <table:table-cell office:value-type="float" office:value="179" calcext:value-type="float">
            <text:p>179</text:p>
          </table:table-cell>
          <table:table-cell office:value-type="float" office:value="128" calcext:value-type="float">
            <text:p>1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269860" calcext:value-type="float">
            <text:p>269860</text:p>
          </table:table-cell>
          <table:table-cell office:value-type="float" office:value="159425" calcext:value-type="float">
            <text:p>159425</text:p>
          </table:table-cell>
          <table:table-cell office:value-type="float" office:value="110435" calcext:value-type="float">
            <text:p>110435</text:p>
          </table:table-cell>
          <table:table-cell office:value-type="float" office:value="87104" calcext:value-type="float">
            <text:p>87104</text:p>
          </table:table-cell>
          <table:table-cell office:value-type="float" office:value="54049" calcext:value-type="float">
            <text:p>54049</text:p>
          </table:table-cell>
          <table:table-cell office:value-type="float" office:value="33055" calcext:value-type="float">
            <text:p>330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6634" calcext:value-type="float">
            <text:p>6634</text:p>
          </table:table-cell>
          <table:table-cell office:value-type="float" office:value="3411" calcext:value-type="float">
            <text:p>3411</text:p>
          </table:table-cell>
          <table:table-cell office:value-type="float" office:value="3223" calcext:value-type="float">
            <text:p>3223</text:p>
          </table:table-cell>
          <table:table-cell office:value-type="float" office:value="1267" calcext:value-type="float">
            <text:p>1267</text:p>
          </table:table-cell>
          <table:table-cell office:value-type="float" office:value="659" calcext:value-type="float">
            <text:p>659</text:p>
          </table:table-cell>
          <table:table-cell office:value-type="float" office:value="608" calcext:value-type="float">
            <text:p>6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5832" calcext:value-type="float">
            <text:p>15832</text:p>
          </table:table-cell>
          <table:table-cell office:value-type="float" office:value="8051" calcext:value-type="float">
            <text:p>8051</text:p>
          </table:table-cell>
          <table:table-cell office:value-type="float" office:value="7781" calcext:value-type="float">
            <text:p>7781</text:p>
          </table:table-cell>
          <table:table-cell office:value-type="float" office:value="4183" calcext:value-type="float">
            <text:p>4183</text:p>
          </table:table-cell>
          <table:table-cell office:value-type="float" office:value="2163" calcext:value-type="float">
            <text:p>2163</text:p>
          </table:table-cell>
          <table:table-cell office:value-type="float" office:value="2020" calcext:value-type="float">
            <text:p>20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26797" calcext:value-type="float">
            <text:p>26797</text:p>
          </table:table-cell>
          <table:table-cell office:value-type="float" office:value="14012" calcext:value-type="float">
            <text:p>14012</text:p>
          </table:table-cell>
          <table:table-cell office:value-type="float" office:value="12785" calcext:value-type="float">
            <text:p>12785</text:p>
          </table:table-cell>
          <table:table-cell office:value-type="float" office:value="8180" calcext:value-type="float">
            <text:p>8180</text:p>
          </table:table-cell>
          <table:table-cell office:value-type="float" office:value="4358" calcext:value-type="float">
            <text:p>4358</text:p>
          </table:table-cell>
          <table:table-cell office:value-type="float" office:value="3822" calcext:value-type="float">
            <text:p>38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32953" calcext:value-type="float">
            <text:p>32953</text:p>
          </table:table-cell>
          <table:table-cell office:value-type="float" office:value="17749" calcext:value-type="float">
            <text:p>17749</text:p>
          </table:table-cell>
          <table:table-cell office:value-type="float" office:value="15204" calcext:value-type="float">
            <text:p>15204</text:p>
          </table:table-cell>
          <table:table-cell office:value-type="float" office:value="11318" calcext:value-type="float">
            <text:p>11318</text:p>
          </table:table-cell>
          <table:table-cell office:value-type="float" office:value="6152" calcext:value-type="float">
            <text:p>6152</text:p>
          </table:table-cell>
          <table:table-cell office:value-type="float" office:value="5166" calcext:value-type="float">
            <text:p>51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31922" calcext:value-type="float">
            <text:p>31922</text:p>
          </table:table-cell>
          <table:table-cell office:value-type="float" office:value="18209" calcext:value-type="float">
            <text:p>18209</text:p>
          </table:table-cell>
          <table:table-cell office:value-type="float" office:value="13713" calcext:value-type="float">
            <text:p>13713</text:p>
          </table:table-cell>
          <table:table-cell office:value-type="float" office:value="10597" calcext:value-type="float">
            <text:p>10597</text:p>
          </table:table-cell>
          <table:table-cell office:value-type="float" office:value="6147" calcext:value-type="float">
            <text:p>6147</text:p>
          </table:table-cell>
          <table:table-cell office:value-type="float" office:value="4450" calcext:value-type="float">
            <text:p>44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104049" calcext:value-type="float">
            <text:p>104049</text:p>
          </table:table-cell>
          <table:table-cell office:value-type="float" office:value="62966" calcext:value-type="float">
            <text:p>62966</text:p>
          </table:table-cell>
          <table:table-cell office:value-type="float" office:value="41083" calcext:value-type="float">
            <text:p>41083</text:p>
          </table:table-cell>
          <table:table-cell office:value-type="float" office:value="33699" calcext:value-type="float">
            <text:p>33699</text:p>
          </table:table-cell>
          <table:table-cell office:value-type="float" office:value="21396" calcext:value-type="float">
            <text:p>21396</text:p>
          </table:table-cell>
          <table:table-cell office:value-type="float" office:value="12303" calcext:value-type="float">
            <text:p>123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45729" calcext:value-type="float">
            <text:p>45729</text:p>
          </table:table-cell>
          <table:table-cell office:value-type="float" office:value="30855" calcext:value-type="float">
            <text:p>30855</text:p>
          </table:table-cell>
          <table:table-cell office:value-type="float" office:value="14874" calcext:value-type="float">
            <text:p>14874</text:p>
          </table:table-cell>
          <table:table-cell office:value-type="float" office:value="16210" calcext:value-type="float">
            <text:p>16210</text:p>
          </table:table-cell>
          <table:table-cell office:value-type="float" office:value="11839" calcext:value-type="float">
            <text:p>11839</text:p>
          </table:table-cell>
          <table:table-cell office:value-type="float" office:value="4371" calcext:value-type="float">
            <text:p>43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5850" calcext:value-type="float">
            <text:p>5850</text:p>
          </table:table-cell>
          <table:table-cell office:value-type="float" office:value="4119" calcext:value-type="float">
            <text:p>4119</text:p>
          </table:table-cell>
          <table:table-cell office:value-type="float" office:value="1731" calcext:value-type="float">
            <text:p>1731</text:p>
          </table:table-cell>
          <table:table-cell office:value-type="float" office:value="1623" calcext:value-type="float">
            <text:p>1623</text:p>
          </table:table-cell>
          <table:table-cell office:value-type="float" office:value="1321" calcext:value-type="float">
            <text:p>1321</text:p>
          </table:table-cell>
          <table:table-cell office:value-type="float" office:value="302" calcext:value-type="float">
            <text:p>3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822320" calcext:value-type="float">
            <text:p>822320</text:p>
          </table:table-cell>
          <table:table-cell office:value-type="float" office:value="441080" calcext:value-type="float">
            <text:p>441080</text:p>
          </table:table-cell>
          <table:table-cell office:value-type="float" office:value="381240" calcext:value-type="float">
            <text:p>381240</text:p>
          </table:table-cell>
          <table:table-cell office:value-type="float" office:value="274931" calcext:value-type="float">
            <text:p>274931</text:p>
          </table:table-cell>
          <table:table-cell office:value-type="float" office:value="160749" calcext:value-type="float">
            <text:p>160749</text:p>
          </table:table-cell>
          <table:table-cell office:value-type="float" office:value="114182" calcext:value-type="float">
            <text:p>1141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35650" calcext:value-type="float">
            <text:p>35650</text:p>
          </table:table-cell>
          <table:table-cell office:value-type="float" office:value="17733" calcext:value-type="float">
            <text:p>17733</text:p>
          </table:table-cell>
          <table:table-cell office:value-type="float" office:value="17917" calcext:value-type="float">
            <text:p>17917</text:p>
          </table:table-cell>
          <table:table-cell office:value-type="float" office:value="5929" calcext:value-type="float">
            <text:p>5929</text:p>
          </table:table-cell>
          <table:table-cell office:value-type="float" office:value="3000" calcext:value-type="float">
            <text:p>3000</text:p>
          </table:table-cell>
          <table:table-cell office:value-type="float" office:value="2929" calcext:value-type="float">
            <text:p>29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91347" calcext:value-type="float">
            <text:p>91347</text:p>
          </table:table-cell>
          <table:table-cell office:value-type="float" office:value="44869" calcext:value-type="float">
            <text:p>44869</text:p>
          </table:table-cell>
          <table:table-cell office:value-type="float" office:value="46478" calcext:value-type="float">
            <text:p>46478</text:p>
          </table:table-cell>
          <table:table-cell office:value-type="float" office:value="22372" calcext:value-type="float">
            <text:p>22372</text:p>
          </table:table-cell>
          <table:table-cell office:value-type="float" office:value="11248" calcext:value-type="float">
            <text:p>11248</text:p>
          </table:table-cell>
          <table:table-cell office:value-type="float" office:value="11124" calcext:value-type="float">
            <text:p>111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124246" calcext:value-type="float">
            <text:p>124246</text:p>
          </table:table-cell>
          <table:table-cell office:value-type="float" office:value="61319" calcext:value-type="float">
            <text:p>61319</text:p>
          </table:table-cell>
          <table:table-cell office:value-type="float" office:value="62927" calcext:value-type="float">
            <text:p>62927</text:p>
          </table:table-cell>
          <table:table-cell office:value-type="float" office:value="38320" calcext:value-type="float">
            <text:p>38320</text:p>
          </table:table-cell>
          <table:table-cell office:value-type="float" office:value="19928" calcext:value-type="float">
            <text:p>19928</text:p>
          </table:table-cell>
          <table:table-cell office:value-type="float" office:value="18392" calcext:value-type="float">
            <text:p>183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117456" calcext:value-type="float">
            <text:p>117456</text:p>
          </table:table-cell>
          <table:table-cell office:value-type="float" office:value="59311" calcext:value-type="float">
            <text:p>59311</text:p>
          </table:table-cell>
          <table:table-cell office:value-type="float" office:value="58145" calcext:value-type="float">
            <text:p>58145</text:p>
          </table:table-cell>
          <table:table-cell office:value-type="float" office:value="40613" calcext:value-type="float">
            <text:p>40613</text:p>
          </table:table-cell>
          <table:table-cell office:value-type="float" office:value="21901" calcext:value-type="float">
            <text:p>21901</text:p>
          </table:table-cell>
          <table:table-cell office:value-type="float" office:value="18712" calcext:value-type="float">
            <text:p>187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102344" calcext:value-type="float">
            <text:p>102344</text:p>
          </table:table-cell>
          <table:table-cell office:value-type="float" office:value="54715" calcext:value-type="float">
            <text:p>54715</text:p>
          </table:table-cell>
          <table:table-cell office:value-type="float" office:value="47629" calcext:value-type="float">
            <text:p>47629</text:p>
          </table:table-cell>
          <table:table-cell office:value-type="float" office:value="37290" calcext:value-type="float">
            <text:p>37290</text:p>
          </table:table-cell>
          <table:table-cell office:value-type="float" office:value="21395" calcext:value-type="float">
            <text:p>21395</text:p>
          </table:table-cell>
          <table:table-cell office:value-type="float" office:value="15895" calcext:value-type="float">
            <text:p>158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251970" calcext:value-type="float">
            <text:p>251970</text:p>
          </table:table-cell>
          <table:table-cell office:value-type="float" office:value="143454" calcext:value-type="float">
            <text:p>143454</text:p>
          </table:table-cell>
          <table:table-cell office:value-type="float" office:value="108516" calcext:value-type="float">
            <text:p>108516</text:p>
          </table:table-cell>
          <table:table-cell office:value-type="float" office:value="94069" calcext:value-type="float">
            <text:p>94069</text:p>
          </table:table-cell>
          <table:table-cell office:value-type="float" office:value="58689" calcext:value-type="float">
            <text:p>58689</text:p>
          </table:table-cell>
          <table:table-cell office:value-type="float" office:value="35380" calcext:value-type="float">
            <text:p>353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82656" calcext:value-type="float">
            <text:p>82656</text:p>
          </table:table-cell>
          <table:table-cell office:value-type="float" office:value="50010" calcext:value-type="float">
            <text:p>50010</text:p>
          </table:table-cell>
          <table:table-cell office:value-type="float" office:value="32646" calcext:value-type="float">
            <text:p>32646</text:p>
          </table:table-cell>
          <table:table-cell office:value-type="float" office:value="31023" calcext:value-type="float">
            <text:p>31023</text:p>
          </table:table-cell>
          <table:table-cell office:value-type="float" office:value="21024" calcext:value-type="float">
            <text:p>21024</text:p>
          </table:table-cell>
          <table:table-cell office:value-type="float" office:value="9999" calcext:value-type="float">
            <text:p>9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15076" calcext:value-type="float">
            <text:p>15076</text:p>
          </table:table-cell>
          <table:table-cell office:value-type="float" office:value="8566" calcext:value-type="float">
            <text:p>8566</text:p>
          </table:table-cell>
          <table:table-cell office:value-type="float" office:value="6510" calcext:value-type="float">
            <text:p>6510</text:p>
          </table:table-cell>
          <table:table-cell office:value-type="float" office:value="4856" calcext:value-type="float">
            <text:p>4856</text:p>
          </table:table-cell>
          <table:table-cell office:value-type="float" office:value="3199" calcext:value-type="float">
            <text:p>3199</text:p>
          </table:table-cell>
          <table:table-cell office:value-type="float" office:value="1657" calcext:value-type="float">
            <text:p>16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1575" calcext:value-type="float">
            <text:p>1575</text:p>
          </table:table-cell>
          <table:table-cell office:value-type="float" office:value="1103" calcext:value-type="float">
            <text:p>1103</text:p>
          </table:table-cell>
          <table:table-cell office:value-type="float" office:value="472" calcext:value-type="float">
            <text:p>472</text:p>
          </table:table-cell>
          <table:table-cell office:value-type="float" office:value="459" calcext:value-type="float">
            <text:p>459</text:p>
          </table:table-cell>
          <table:table-cell office:value-type="float" office:value="365" calcext:value-type="float">
            <text:p>365</text:p>
          </table:table-cell>
          <table:table-cell office:value-type="float" office:value="94" calcext:value-type="float">
            <text:p>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473698" calcext:value-type="float">
            <text:p>473698</text:p>
          </table:table-cell>
          <table:table-cell office:value-type="float" office:value="263006" calcext:value-type="float">
            <text:p>263006</text:p>
          </table:table-cell>
          <table:table-cell office:value-type="float" office:value="210692" calcext:value-type="float">
            <text:p>210692</text:p>
          </table:table-cell>
          <table:table-cell office:value-type="float" office:value="123303" calcext:value-type="float">
            <text:p>123303</text:p>
          </table:table-cell>
          <table:table-cell office:value-type="float" office:value="78030" calcext:value-type="float">
            <text:p>78030</text:p>
          </table:table-cell>
          <table:table-cell office:value-type="float" office:value="45273" calcext:value-type="float">
            <text:p>452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21275" calcext:value-type="float">
            <text:p>21275</text:p>
          </table:table-cell>
          <table:table-cell office:value-type="float" office:value="10579" calcext:value-type="float">
            <text:p>10579</text:p>
          </table:table-cell>
          <table:table-cell office:value-type="float" office:value="10696" calcext:value-type="float">
            <text:p>10696</text:p>
          </table:table-cell>
          <table:table-cell office:value-type="float" office:value="2240" calcext:value-type="float">
            <text:p>2240</text:p>
          </table:table-cell>
          <table:table-cell office:value-type="float" office:value="1128" calcext:value-type="float">
            <text:p>1128</text:p>
          </table:table-cell>
          <table:table-cell office:value-type="float" office:value="1112" calcext:value-type="float">
            <text:p>11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54459" calcext:value-type="float">
            <text:p>54459</text:p>
          </table:table-cell>
          <table:table-cell office:value-type="float" office:value="26625" calcext:value-type="float">
            <text:p>26625</text:p>
          </table:table-cell>
          <table:table-cell office:value-type="float" office:value="27834" calcext:value-type="float">
            <text:p>27834</text:p>
          </table:table-cell>
          <table:table-cell office:value-type="float" office:value="9397" calcext:value-type="float">
            <text:p>9397</text:p>
          </table:table-cell>
          <table:table-cell office:value-type="float" office:value="4810" calcext:value-type="float">
            <text:p>4810</text:p>
          </table:table-cell>
          <table:table-cell office:value-type="float" office:value="4587" calcext:value-type="float">
            <text:p>45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73054" calcext:value-type="float">
            <text:p>73054</text:p>
          </table:table-cell>
          <table:table-cell office:value-type="float" office:value="36200" calcext:value-type="float">
            <text:p>36200</text:p>
          </table:table-cell>
          <table:table-cell office:value-type="float" office:value="36854" calcext:value-type="float">
            <text:p>36854</text:p>
          </table:table-cell>
          <table:table-cell office:value-type="float" office:value="17552" calcext:value-type="float">
            <text:p>17552</text:p>
          </table:table-cell>
          <table:table-cell office:value-type="float" office:value="9462" calcext:value-type="float">
            <text:p>9462</text:p>
          </table:table-cell>
          <table:table-cell office:value-type="float" office:value="8090" calcext:value-type="float">
            <text:p>80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67305" calcext:value-type="float">
            <text:p>67305</text:p>
          </table:table-cell>
          <table:table-cell office:value-type="float" office:value="34179" calcext:value-type="float">
            <text:p>34179</text:p>
          </table:table-cell>
          <table:table-cell office:value-type="float" office:value="33126" calcext:value-type="float">
            <text:p>33126</text:p>
          </table:table-cell>
          <table:table-cell office:value-type="float" office:value="18665" calcext:value-type="float">
            <text:p>18665</text:p>
          </table:table-cell>
          <table:table-cell office:value-type="float" office:value="10605" calcext:value-type="float">
            <text:p>10605</text:p>
          </table:table-cell>
          <table:table-cell office:value-type="float" office:value="8060" calcext:value-type="float">
            <text:p>80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59052" calcext:value-type="float">
            <text:p>59052</text:p>
          </table:table-cell>
          <table:table-cell office:value-type="float" office:value="32727" calcext:value-type="float">
            <text:p>32727</text:p>
          </table:table-cell>
          <table:table-cell office:value-type="float" office:value="26325" calcext:value-type="float">
            <text:p>26325</text:p>
          </table:table-cell>
          <table:table-cell office:value-type="float" office:value="17408" calcext:value-type="float">
            <text:p>17408</text:p>
          </table:table-cell>
          <table:table-cell office:value-type="float" office:value="10869" calcext:value-type="float">
            <text:p>10869</text:p>
          </table:table-cell>
          <table:table-cell office:value-type="float" office:value="6539" calcext:value-type="float">
            <text:p>65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142911" calcext:value-type="float">
            <text:p>142911</text:p>
          </table:table-cell>
          <table:table-cell office:value-type="float" office:value="86393" calcext:value-type="float">
            <text:p>86393</text:p>
          </table:table-cell>
          <table:table-cell office:value-type="float" office:value="56518" calcext:value-type="float">
            <text:p>56518</text:p>
          </table:table-cell>
          <table:table-cell office:value-type="float" office:value="42598" calcext:value-type="float">
            <text:p>42598</text:p>
          </table:table-cell>
          <table:table-cell office:value-type="float" office:value="29447" calcext:value-type="float">
            <text:p>29447</text:p>
          </table:table-cell>
          <table:table-cell office:value-type="float" office:value="13151" calcext:value-type="float">
            <text:p>131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46245" calcext:value-type="float">
            <text:p>46245</text:p>
          </table:table-cell>
          <table:table-cell office:value-type="float" office:value="30372" calcext:value-type="float">
            <text:p>30372</text:p>
          </table:table-cell>
          <table:table-cell office:value-type="float" office:value="15873" calcext:value-type="float">
            <text:p>15873</text:p>
          </table:table-cell>
          <table:table-cell office:value-type="float" office:value="13180" calcext:value-type="float">
            <text:p>13180</text:p>
          </table:table-cell>
          <table:table-cell office:value-type="float" office:value="10008" calcext:value-type="float">
            <text:p>10008</text:p>
          </table:table-cell>
          <table:table-cell office:value-type="float" office:value="3172" calcext:value-type="float">
            <text:p>31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8492" calcext:value-type="float">
            <text:p>8492</text:p>
          </table:table-cell>
          <table:table-cell office:value-type="float" office:value="5382" calcext:value-type="float">
            <text:p>5382</text:p>
          </table:table-cell>
          <table:table-cell office:value-type="float" office:value="3110" calcext:value-type="float">
            <text:p>3110</text:p>
          </table:table-cell>
          <table:table-cell office:value-type="float" office:value="2083" calcext:value-type="float">
            <text:p>2083</text:p>
          </table:table-cell>
          <table:table-cell office:value-type="float" office:value="1573" calcext:value-type="float">
            <text:p>1573</text:p>
          </table:table-cell>
          <table:table-cell office:value-type="float" office:value="510" calcext:value-type="float">
            <text:p>5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905" calcext:value-type="float">
            <text:p>905</text:p>
          </table:table-cell>
          <table:table-cell office:value-type="float" office:value="549" calcext:value-type="float">
            <text:p>549</text:p>
          </table:table-cell>
          <table:table-cell office:value-type="float" office:value="356" calcext:value-type="float">
            <text:p>356</text:p>
          </table:table-cell>
          <table:table-cell office:value-type="float" office:value="180" calcext:value-type="float">
            <text:p>180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348622" calcext:value-type="float">
            <text:p>348622</text:p>
          </table:table-cell>
          <table:table-cell office:value-type="float" office:value="178074" calcext:value-type="float">
            <text:p>178074</text:p>
          </table:table-cell>
          <table:table-cell office:value-type="float" office:value="170548" calcext:value-type="float">
            <text:p>170548</text:p>
          </table:table-cell>
          <table:table-cell office:value-type="float" office:value="151628" calcext:value-type="float">
            <text:p>151628</text:p>
          </table:table-cell>
          <table:table-cell office:value-type="float" office:value="82719" calcext:value-type="float">
            <text:p>82719</text:p>
          </table:table-cell>
          <table:table-cell office:value-type="float" office:value="68909" calcext:value-type="float">
            <text:p>689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14375" calcext:value-type="float">
            <text:p>14375</text:p>
          </table:table-cell>
          <table:table-cell office:value-type="float" office:value="7154" calcext:value-type="float">
            <text:p>7154</text:p>
          </table:table-cell>
          <table:table-cell office:value-type="float" office:value="7221" calcext:value-type="float">
            <text:p>7221</text:p>
          </table:table-cell>
          <table:table-cell office:value-type="float" office:value="3689" calcext:value-type="float">
            <text:p>3689</text:p>
          </table:table-cell>
          <table:table-cell office:value-type="float" office:value="1872" calcext:value-type="float">
            <text:p>1872</text:p>
          </table:table-cell>
          <table:table-cell office:value-type="float" office:value="1817" calcext:value-type="float">
            <text:p>18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36888" calcext:value-type="float">
            <text:p>36888</text:p>
          </table:table-cell>
          <table:table-cell office:value-type="float" office:value="18244" calcext:value-type="float">
            <text:p>18244</text:p>
          </table:table-cell>
          <table:table-cell office:value-type="float" office:value="18644" calcext:value-type="float">
            <text:p>18644</text:p>
          </table:table-cell>
          <table:table-cell office:value-type="float" office:value="12975" calcext:value-type="float">
            <text:p>12975</text:p>
          </table:table-cell>
          <table:table-cell office:value-type="float" office:value="6438" calcext:value-type="float">
            <text:p>6438</text:p>
          </table:table-cell>
          <table:table-cell office:value-type="float" office:value="6537" calcext:value-type="float">
            <text:p>65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51192" calcext:value-type="float">
            <text:p>51192</text:p>
          </table:table-cell>
          <table:table-cell office:value-type="float" office:value="25119" calcext:value-type="float">
            <text:p>25119</text:p>
          </table:table-cell>
          <table:table-cell office:value-type="float" office:value="26073" calcext:value-type="float">
            <text:p>26073</text:p>
          </table:table-cell>
          <table:table-cell office:value-type="float" office:value="20768" calcext:value-type="float">
            <text:p>20768</text:p>
          </table:table-cell>
          <table:table-cell office:value-type="float" office:value="10466" calcext:value-type="float">
            <text:p>10466</text:p>
          </table:table-cell>
          <table:table-cell office:value-type="float" office:value="10302" calcext:value-type="float">
            <text:p>103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50151" calcext:value-type="float">
            <text:p>50151</text:p>
          </table:table-cell>
          <table:table-cell office:value-type="float" office:value="25132" calcext:value-type="float">
            <text:p>25132</text:p>
          </table:table-cell>
          <table:table-cell office:value-type="float" office:value="25019" calcext:value-type="float">
            <text:p>25019</text:p>
          </table:table-cell>
          <table:table-cell office:value-type="float" office:value="21948" calcext:value-type="float">
            <text:p>21948</text:p>
          </table:table-cell>
          <table:table-cell office:value-type="float" office:value="11296" calcext:value-type="float">
            <text:p>11296</text:p>
          </table:table-cell>
          <table:table-cell office:value-type="float" office:value="10652" calcext:value-type="float">
            <text:p>106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43292" calcext:value-type="float">
            <text:p>43292</text:p>
          </table:table-cell>
          <table:table-cell office:value-type="float" office:value="21988" calcext:value-type="float">
            <text:p>21988</text:p>
          </table:table-cell>
          <table:table-cell office:value-type="float" office:value="21304" calcext:value-type="float">
            <text:p>21304</text:p>
          </table:table-cell>
          <table:table-cell office:value-type="float" office:value="19882" calcext:value-type="float">
            <text:p>19882</text:p>
          </table:table-cell>
          <table:table-cell office:value-type="float" office:value="10526" calcext:value-type="float">
            <text:p>10526</text:p>
          </table:table-cell>
          <table:table-cell office:value-type="float" office:value="9356" calcext:value-type="float">
            <text:p>93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109059" calcext:value-type="float">
            <text:p>109059</text:p>
          </table:table-cell>
          <table:table-cell office:value-type="float" office:value="57061" calcext:value-type="float">
            <text:p>57061</text:p>
          </table:table-cell>
          <table:table-cell office:value-type="float" office:value="51998" calcext:value-type="float">
            <text:p>51998</text:p>
          </table:table-cell>
          <table:table-cell office:value-type="float" office:value="51471" calcext:value-type="float">
            <text:p>51471</text:p>
          </table:table-cell>
          <table:table-cell office:value-type="float" office:value="29242" calcext:value-type="float">
            <text:p>29242</text:p>
          </table:table-cell>
          <table:table-cell office:value-type="float" office:value="22229" calcext:value-type="float">
            <text:p>222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36411" calcext:value-type="float">
            <text:p>36411</text:p>
          </table:table-cell>
          <table:table-cell office:value-type="float" office:value="19638" calcext:value-type="float">
            <text:p>19638</text:p>
          </table:table-cell>
          <table:table-cell office:value-type="float" office:value="16773" calcext:value-type="float">
            <text:p>16773</text:p>
          </table:table-cell>
          <table:table-cell office:value-type="float" office:value="17843" calcext:value-type="float">
            <text:p>17843</text:p>
          </table:table-cell>
          <table:table-cell office:value-type="float" office:value="11016" calcext:value-type="float">
            <text:p>11016</text:p>
          </table:table-cell>
          <table:table-cell office:value-type="float" office:value="6827" calcext:value-type="float">
            <text:p>68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6584" calcext:value-type="float">
            <text:p>6584</text:p>
          </table:table-cell>
          <table:table-cell office:value-type="float" office:value="3184" calcext:value-type="float">
            <text:p>3184</text:p>
          </table:table-cell>
          <table:table-cell office:value-type="float" office:value="3400" calcext:value-type="float">
            <text:p>3400</text:p>
          </table:table-cell>
          <table:table-cell office:value-type="float" office:value="2773" calcext:value-type="float">
            <text:p>2773</text:p>
          </table:table-cell>
          <table:table-cell office:value-type="float" office:value="1626" calcext:value-type="float">
            <text:p>1626</text:p>
          </table:table-cell>
          <table:table-cell office:value-type="float" office:value="1147" calcext:value-type="float">
            <text:p>11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670" calcext:value-type="float">
            <text:p>670</text:p>
          </table:table-cell>
          <table:table-cell office:value-type="float" office:value="554" calcext:value-type="float">
            <text:p>554</text:p>
          </table:table-cell>
          <table:table-cell office:value-type="float" office:value="116" calcext:value-type="float">
            <text:p>116</text:p>
          </table:table-cell>
          <table:table-cell office:value-type="float" office:value="279" calcext:value-type="float">
            <text:p>279</text:p>
          </table:table-cell>
          <table:table-cell office:value-type="float" office:value="237" calcext:value-type="float">
            <text:p>237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14460591" calcext:value-type="float">
            <text:p>14460591</text:p>
          </table:table-cell>
          <table:table-cell office:value-type="float" office:value="7979404" calcext:value-type="float">
            <text:p>7979404</text:p>
          </table:table-cell>
          <table:table-cell office:value-type="float" office:value="6481187" calcext:value-type="float">
            <text:p>6481187</text:p>
          </table:table-cell>
          <table:table-cell office:value-type="float" office:value="4352497" calcext:value-type="float">
            <text:p>4352497</text:p>
          </table:table-cell>
          <table:table-cell office:value-type="float" office:value="2636287" calcext:value-type="float">
            <text:p>2636287</text:p>
          </table:table-cell>
          <table:table-cell office:value-type="float" office:value="1716210" calcext:value-type="float">
            <text:p>17162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933458" calcext:value-type="float">
            <text:p>933458</text:p>
          </table:table-cell>
          <table:table-cell office:value-type="float" office:value="474237" calcext:value-type="float">
            <text:p>474237</text:p>
          </table:table-cell>
          <table:table-cell office:value-type="float" office:value="459221" calcext:value-type="float">
            <text:p>459221</text:p>
          </table:table-cell>
          <table:table-cell office:value-type="float" office:value="75685" calcext:value-type="float">
            <text:p>75685</text:p>
          </table:table-cell>
          <table:table-cell office:value-type="float" office:value="39158" calcext:value-type="float">
            <text:p>39158</text:p>
          </table:table-cell>
          <table:table-cell office:value-type="float" office:value="36527" calcext:value-type="float">
            <text:p>365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709983" calcext:value-type="float">
            <text:p>1709983</text:p>
          </table:table-cell>
          <table:table-cell office:value-type="float" office:value="876552" calcext:value-type="float">
            <text:p>876552</text:p>
          </table:table-cell>
          <table:table-cell office:value-type="float" office:value="833431" calcext:value-type="float">
            <text:p>833431</text:p>
          </table:table-cell>
          <table:table-cell office:value-type="float" office:value="346634" calcext:value-type="float">
            <text:p>346634</text:p>
          </table:table-cell>
          <table:table-cell office:value-type="float" office:value="177427" calcext:value-type="float">
            <text:p>177427</text:p>
          </table:table-cell>
          <table:table-cell office:value-type="float" office:value="169207" calcext:value-type="float">
            <text:p>1692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1779391" calcext:value-type="float">
            <text:p>1779391</text:p>
          </table:table-cell>
          <table:table-cell office:value-type="float" office:value="942970" calcext:value-type="float">
            <text:p>942970</text:p>
          </table:table-cell>
          <table:table-cell office:value-type="float" office:value="836421" calcext:value-type="float">
            <text:p>836421</text:p>
          </table:table-cell>
          <table:table-cell office:value-type="float" office:value="588953" calcext:value-type="float">
            <text:p>588953</text:p>
          </table:table-cell>
          <table:table-cell office:value-type="float" office:value="315028" calcext:value-type="float">
            <text:p>315028</text:p>
          </table:table-cell>
          <table:table-cell office:value-type="float" office:value="273925" calcext:value-type="float">
            <text:p>2739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1729663" calcext:value-type="float">
            <text:p>1729663</text:p>
          </table:table-cell>
          <table:table-cell office:value-type="float" office:value="883858" calcext:value-type="float">
            <text:p>883858</text:p>
          </table:table-cell>
          <table:table-cell office:value-type="float" office:value="845805" calcext:value-type="float">
            <text:p>845805</text:p>
          </table:table-cell>
          <table:table-cell office:value-type="float" office:value="612884" calcext:value-type="float">
            <text:p>612884</text:p>
          </table:table-cell>
          <table:table-cell office:value-type="float" office:value="336045" calcext:value-type="float">
            <text:p>336045</text:p>
          </table:table-cell>
          <table:table-cell office:value-type="float" office:value="276839" calcext:value-type="float">
            <text:p>2768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1664518" calcext:value-type="float">
            <text:p>1664518</text:p>
          </table:table-cell>
          <table:table-cell office:value-type="float" office:value="887561" calcext:value-type="float">
            <text:p>887561</text:p>
          </table:table-cell>
          <table:table-cell office:value-type="float" office:value="776957" calcext:value-type="float">
            <text:p>776957</text:p>
          </table:table-cell>
          <table:table-cell office:value-type="float" office:value="565338" calcext:value-type="float">
            <text:p>565338</text:p>
          </table:table-cell>
          <table:table-cell office:value-type="float" office:value="327137" calcext:value-type="float">
            <text:p>327137</text:p>
          </table:table-cell>
          <table:table-cell office:value-type="float" office:value="238201" calcext:value-type="float">
            <text:p>2382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4587841" calcext:value-type="float">
            <text:p>4587841</text:p>
          </table:table-cell>
          <table:table-cell office:value-type="float" office:value="2641954" calcext:value-type="float">
            <text:p>2641954</text:p>
          </table:table-cell>
          <table:table-cell office:value-type="float" office:value="1945887" calcext:value-type="float">
            <text:p>1945887</text:p>
          </table:table-cell>
          <table:table-cell office:value-type="float" office:value="1546934" calcext:value-type="float">
            <text:p>1546934</text:p>
          </table:table-cell>
          <table:table-cell office:value-type="float" office:value="991577" calcext:value-type="float">
            <text:p>991577</text:p>
          </table:table-cell>
          <table:table-cell office:value-type="float" office:value="555357" calcext:value-type="float">
            <text:p>5553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1702077" calcext:value-type="float">
            <text:p>1702077</text:p>
          </table:table-cell>
          <table:table-cell office:value-type="float" office:value="1055296" calcext:value-type="float">
            <text:p>1055296</text:p>
          </table:table-cell>
          <table:table-cell office:value-type="float" office:value="646781" calcext:value-type="float">
            <text:p>646781</text:p>
          </table:table-cell>
          <table:table-cell office:value-type="float" office:value="529591" calcext:value-type="float">
            <text:p>529591</text:p>
          </table:table-cell>
          <table:table-cell office:value-type="float" office:value="385030" calcext:value-type="float">
            <text:p>385030</text:p>
          </table:table-cell>
          <table:table-cell office:value-type="float" office:value="144561" calcext:value-type="float">
            <text:p>1445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346393" calcext:value-type="float">
            <text:p>346393</text:p>
          </table:table-cell>
          <table:table-cell office:value-type="float" office:value="213009" calcext:value-type="float">
            <text:p>213009</text:p>
          </table:table-cell>
          <table:table-cell office:value-type="float" office:value="133384" calcext:value-type="float">
            <text:p>133384</text:p>
          </table:table-cell>
          <table:table-cell office:value-type="float" office:value="84215" calcext:value-type="float">
            <text:p>84215</text:p>
          </table:table-cell>
          <table:table-cell office:value-type="float" office:value="63499" calcext:value-type="float">
            <text:p>63499</text:p>
          </table:table-cell>
          <table:table-cell office:value-type="float" office:value="20716" calcext:value-type="float">
            <text:p>207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7267" calcext:value-type="float">
            <text:p>7267</text:p>
          </table:table-cell>
          <table:table-cell office:value-type="float" office:value="3967" calcext:value-type="float">
            <text:p>3967</text:p>
          </table:table-cell>
          <table:table-cell office:value-type="float" office:value="3300" calcext:value-type="float">
            <text:p>3300</text:p>
          </table:table-cell>
          <table:table-cell office:value-type="float" office:value="2263" calcext:value-type="float">
            <text:p>2263</text:p>
          </table:table-cell>
          <table:table-cell office:value-type="float" office:value="1386" calcext:value-type="float">
            <text:p>1386</text:p>
          </table:table-cell>
          <table:table-cell office:value-type="float" office:value="877" calcext:value-type="float">
            <text:p>8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11781858" calcext:value-type="float">
            <text:p>11781858</text:p>
          </table:table-cell>
          <table:table-cell office:value-type="float" office:value="6506486" calcext:value-type="float">
            <text:p>6506486</text:p>
          </table:table-cell>
          <table:table-cell office:value-type="float" office:value="5275372" calcext:value-type="float">
            <text:p>5275372</text:p>
          </table:table-cell>
          <table:table-cell office:value-type="float" office:value="2969373" calcext:value-type="float">
            <text:p>2969373</text:p>
          </table:table-cell>
          <table:table-cell office:value-type="float" office:value="1835672" calcext:value-type="float">
            <text:p>1835672</text:p>
          </table:table-cell>
          <table:table-cell office:value-type="float" office:value="1133701" calcext:value-type="float">
            <text:p>11337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830906" calcext:value-type="float">
            <text:p>830906</text:p>
          </table:table-cell>
          <table:table-cell office:value-type="float" office:value="421433" calcext:value-type="float">
            <text:p>421433</text:p>
          </table:table-cell>
          <table:table-cell office:value-type="float" office:value="409473" calcext:value-type="float">
            <text:p>409473</text:p>
          </table:table-cell>
          <table:table-cell office:value-type="float" office:value="49958" calcext:value-type="float">
            <text:p>49958</text:p>
          </table:table-cell>
          <table:table-cell office:value-type="float" office:value="25892" calcext:value-type="float">
            <text:p>25892</text:p>
          </table:table-cell>
          <table:table-cell office:value-type="float" office:value="24066" calcext:value-type="float">
            <text:p>240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489489" calcext:value-type="float">
            <text:p>1489489</text:p>
          </table:table-cell>
          <table:table-cell office:value-type="float" office:value="763002" calcext:value-type="float">
            <text:p>763002</text:p>
          </table:table-cell>
          <table:table-cell office:value-type="float" office:value="726487" calcext:value-type="float">
            <text:p>726487</text:p>
          </table:table-cell>
          <table:table-cell office:value-type="float" office:value="260043" calcext:value-type="float">
            <text:p>260043</text:p>
          </table:table-cell>
          <table:table-cell office:value-type="float" office:value="132928" calcext:value-type="float">
            <text:p>132928</text:p>
          </table:table-cell>
          <table:table-cell office:value-type="float" office:value="127115" calcext:value-type="float">
            <text:p>1271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1501513" calcext:value-type="float">
            <text:p>1501513</text:p>
          </table:table-cell>
          <table:table-cell office:value-type="float" office:value="799092" calcext:value-type="float">
            <text:p>799092</text:p>
          </table:table-cell>
          <table:table-cell office:value-type="float" office:value="702421" calcext:value-type="float">
            <text:p>702421</text:p>
          </table:table-cell>
          <table:table-cell office:value-type="float" office:value="446282" calcext:value-type="float">
            <text:p>446282</text:p>
          </table:table-cell>
          <table:table-cell office:value-type="float" office:value="240932" calcext:value-type="float">
            <text:p>240932</text:p>
          </table:table-cell>
          <table:table-cell office:value-type="float" office:value="205350" calcext:value-type="float">
            <text:p>2053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1420161" calcext:value-type="float">
            <text:p>1420161</text:p>
          </table:table-cell>
          <table:table-cell office:value-type="float" office:value="726641" calcext:value-type="float">
            <text:p>726641</text:p>
          </table:table-cell>
          <table:table-cell office:value-type="float" office:value="693520" calcext:value-type="float">
            <text:p>693520</text:p>
          </table:table-cell>
          <table:table-cell office:value-type="float" office:value="443510" calcext:value-type="float">
            <text:p>443510</text:p>
          </table:table-cell>
          <table:table-cell office:value-type="float" office:value="247888" calcext:value-type="float">
            <text:p>247888</text:p>
          </table:table-cell>
          <table:table-cell office:value-type="float" office:value="195622" calcext:value-type="float">
            <text:p>1956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1357575" calcext:value-type="float">
            <text:p>1357575</text:p>
          </table:table-cell>
          <table:table-cell office:value-type="float" office:value="729475" calcext:value-type="float">
            <text:p>729475</text:p>
          </table:table-cell>
          <table:table-cell office:value-type="float" office:value="628100" calcext:value-type="float">
            <text:p>628100</text:p>
          </table:table-cell>
          <table:table-cell office:value-type="float" office:value="400651" calcext:value-type="float">
            <text:p>400651</text:p>
          </table:table-cell>
          <table:table-cell office:value-type="float" office:value="239935" calcext:value-type="float">
            <text:p>239935</text:p>
          </table:table-cell>
          <table:table-cell office:value-type="float" office:value="160716" calcext:value-type="float">
            <text:p>1607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3598951" calcext:value-type="float">
            <text:p>3598951</text:p>
          </table:table-cell>
          <table:table-cell office:value-type="float" office:value="2090572" calcext:value-type="float">
            <text:p>2090572</text:p>
          </table:table-cell>
          <table:table-cell office:value-type="float" office:value="1508379" calcext:value-type="float">
            <text:p>1508379</text:p>
          </table:table-cell>
          <table:table-cell office:value-type="float" office:value="1010932" calcext:value-type="float">
            <text:p>1010932</text:p>
          </table:table-cell>
          <table:table-cell office:value-type="float" office:value="676345" calcext:value-type="float">
            <text:p>676345</text:p>
          </table:table-cell>
          <table:table-cell office:value-type="float" office:value="334587" calcext:value-type="float">
            <text:p>3345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1302108" calcext:value-type="float">
            <text:p>1302108</text:p>
          </table:table-cell>
          <table:table-cell office:value-type="float" office:value="804221" calcext:value-type="float">
            <text:p>804221</text:p>
          </table:table-cell>
          <table:table-cell office:value-type="float" office:value="497887" calcext:value-type="float">
            <text:p>497887</text:p>
          </table:table-cell>
          <table:table-cell office:value-type="float" office:value="306874" calcext:value-type="float">
            <text:p>306874</text:p>
          </table:table-cell>
          <table:table-cell office:value-type="float" office:value="232150" calcext:value-type="float">
            <text:p>232150</text:p>
          </table:table-cell>
          <table:table-cell office:value-type="float" office:value="74724" calcext:value-type="float">
            <text:p>747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275973" calcext:value-type="float">
            <text:p>275973</text:p>
          </table:table-cell>
          <table:table-cell office:value-type="float" office:value="169247" calcext:value-type="float">
            <text:p>169247</text:p>
          </table:table-cell>
          <table:table-cell office:value-type="float" office:value="106726" calcext:value-type="float">
            <text:p>106726</text:p>
          </table:table-cell>
          <table:table-cell office:value-type="float" office:value="49848" calcext:value-type="float">
            <text:p>49848</text:p>
          </table:table-cell>
          <table:table-cell office:value-type="float" office:value="38798" calcext:value-type="float">
            <text:p>38798</text:p>
          </table:table-cell>
          <table:table-cell office:value-type="float" office:value="11050" calcext:value-type="float">
            <text:p>110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5182" calcext:value-type="float">
            <text:p>5182</text:p>
          </table:table-cell>
          <table:table-cell office:value-type="float" office:value="2803" calcext:value-type="float">
            <text:p>2803</text:p>
          </table:table-cell>
          <table:table-cell office:value-type="float" office:value="2379" calcext:value-type="float">
            <text:p>2379</text:p>
          </table:table-cell>
          <table:table-cell office:value-type="float" office:value="1275" calcext:value-type="float">
            <text:p>1275</text:p>
          </table:table-cell>
          <table:table-cell office:value-type="float" office:value="804" calcext:value-type="float">
            <text:p>804</text:p>
          </table:table-cell>
          <table:table-cell office:value-type="float" office:value="471" calcext:value-type="float">
            <text:p>4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2678733" calcext:value-type="float">
            <text:p>2678733</text:p>
          </table:table-cell>
          <table:table-cell office:value-type="float" office:value="1472918" calcext:value-type="float">
            <text:p>1472918</text:p>
          </table:table-cell>
          <table:table-cell office:value-type="float" office:value="1205815" calcext:value-type="float">
            <text:p>1205815</text:p>
          </table:table-cell>
          <table:table-cell office:value-type="float" office:value="1383124" calcext:value-type="float">
            <text:p>1383124</text:p>
          </table:table-cell>
          <table:table-cell office:value-type="float" office:value="800615" calcext:value-type="float">
            <text:p>800615</text:p>
          </table:table-cell>
          <table:table-cell office:value-type="float" office:value="582509" calcext:value-type="float">
            <text:p>5825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102552" calcext:value-type="float">
            <text:p>102552</text:p>
          </table:table-cell>
          <table:table-cell office:value-type="float" office:value="52804" calcext:value-type="float">
            <text:p>52804</text:p>
          </table:table-cell>
          <table:table-cell office:value-type="float" office:value="49748" calcext:value-type="float">
            <text:p>49748</text:p>
          </table:table-cell>
          <table:table-cell office:value-type="float" office:value="25727" calcext:value-type="float">
            <text:p>25727</text:p>
          </table:table-cell>
          <table:table-cell office:value-type="float" office:value="13266" calcext:value-type="float">
            <text:p>13266</text:p>
          </table:table-cell>
          <table:table-cell office:value-type="float" office:value="12461" calcext:value-type="float">
            <text:p>124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220494" calcext:value-type="float">
            <text:p>220494</text:p>
          </table:table-cell>
          <table:table-cell office:value-type="float" office:value="113550" calcext:value-type="float">
            <text:p>113550</text:p>
          </table:table-cell>
          <table:table-cell office:value-type="float" office:value="106944" calcext:value-type="float">
            <text:p>106944</text:p>
          </table:table-cell>
          <table:table-cell office:value-type="float" office:value="86591" calcext:value-type="float">
            <text:p>86591</text:p>
          </table:table-cell>
          <table:table-cell office:value-type="float" office:value="44499" calcext:value-type="float">
            <text:p>44499</text:p>
          </table:table-cell>
          <table:table-cell office:value-type="float" office:value="42092" calcext:value-type="float">
            <text:p>420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277878" calcext:value-type="float">
            <text:p>277878</text:p>
          </table:table-cell>
          <table:table-cell office:value-type="float" office:value="143878" calcext:value-type="float">
            <text:p>143878</text:p>
          </table:table-cell>
          <table:table-cell office:value-type="float" office:value="134000" calcext:value-type="float">
            <text:p>134000</text:p>
          </table:table-cell>
          <table:table-cell office:value-type="float" office:value="142671" calcext:value-type="float">
            <text:p>142671</text:p>
          </table:table-cell>
          <table:table-cell office:value-type="float" office:value="74096" calcext:value-type="float">
            <text:p>74096</text:p>
          </table:table-cell>
          <table:table-cell office:value-type="float" office:value="68575" calcext:value-type="float">
            <text:p>685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309502" calcext:value-type="float">
            <text:p>309502</text:p>
          </table:table-cell>
          <table:table-cell office:value-type="float" office:value="157217" calcext:value-type="float">
            <text:p>157217</text:p>
          </table:table-cell>
          <table:table-cell office:value-type="float" office:value="152285" calcext:value-type="float">
            <text:p>152285</text:p>
          </table:table-cell>
          <table:table-cell office:value-type="float" office:value="169374" calcext:value-type="float">
            <text:p>169374</text:p>
          </table:table-cell>
          <table:table-cell office:value-type="float" office:value="88157" calcext:value-type="float">
            <text:p>88157</text:p>
          </table:table-cell>
          <table:table-cell office:value-type="float" office:value="81217" calcext:value-type="float">
            <text:p>812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306943" calcext:value-type="float">
            <text:p>306943</text:p>
          </table:table-cell>
          <table:table-cell office:value-type="float" office:value="158086" calcext:value-type="float">
            <text:p>158086</text:p>
          </table:table-cell>
          <table:table-cell office:value-type="float" office:value="148857" calcext:value-type="float">
            <text:p>148857</text:p>
          </table:table-cell>
          <table:table-cell office:value-type="float" office:value="164687" calcext:value-type="float">
            <text:p>164687</text:p>
          </table:table-cell>
          <table:table-cell office:value-type="float" office:value="87202" calcext:value-type="float">
            <text:p>87202</text:p>
          </table:table-cell>
          <table:table-cell office:value-type="float" office:value="77485" calcext:value-type="float">
            <text:p>774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988890" calcext:value-type="float">
            <text:p>988890</text:p>
          </table:table-cell>
          <table:table-cell office:value-type="float" office:value="551382" calcext:value-type="float">
            <text:p>551382</text:p>
          </table:table-cell>
          <table:table-cell office:value-type="float" office:value="437508" calcext:value-type="float">
            <text:p>437508</text:p>
          </table:table-cell>
          <table:table-cell office:value-type="float" office:value="536002" calcext:value-type="float">
            <text:p>536002</text:p>
          </table:table-cell>
          <table:table-cell office:value-type="float" office:value="315232" calcext:value-type="float">
            <text:p>315232</text:p>
          </table:table-cell>
          <table:table-cell office:value-type="float" office:value="220770" calcext:value-type="float">
            <text:p>2207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399969" calcext:value-type="float">
            <text:p>399969</text:p>
          </table:table-cell>
          <table:table-cell office:value-type="float" office:value="251075" calcext:value-type="float">
            <text:p>251075</text:p>
          </table:table-cell>
          <table:table-cell office:value-type="float" office:value="148894" calcext:value-type="float">
            <text:p>148894</text:p>
          </table:table-cell>
          <table:table-cell office:value-type="float" office:value="222717" calcext:value-type="float">
            <text:p>222717</text:p>
          </table:table-cell>
          <table:table-cell office:value-type="float" office:value="152880" calcext:value-type="float">
            <text:p>152880</text:p>
          </table:table-cell>
          <table:table-cell office:value-type="float" office:value="69837" calcext:value-type="float">
            <text:p>698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70420" calcext:value-type="float">
            <text:p>70420</text:p>
          </table:table-cell>
          <table:table-cell office:value-type="float" office:value="43762" calcext:value-type="float">
            <text:p>43762</text:p>
          </table:table-cell>
          <table:table-cell office:value-type="float" office:value="26658" calcext:value-type="float">
            <text:p>26658</text:p>
          </table:table-cell>
          <table:table-cell office:value-type="float" office:value="34367" calcext:value-type="float">
            <text:p>34367</text:p>
          </table:table-cell>
          <table:table-cell office:value-type="float" office:value="24701" calcext:value-type="float">
            <text:p>24701</text:p>
          </table:table-cell>
          <table:table-cell office:value-type="float" office:value="9666" calcext:value-type="float">
            <text:p>96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2085" calcext:value-type="float">
            <text:p>2085</text:p>
          </table:table-cell>
          <table:table-cell office:value-type="float" office:value="1164" calcext:value-type="float">
            <text:p>1164</text:p>
          </table:table-cell>
          <table:table-cell office:value-type="float" office:value="921" calcext:value-type="float">
            <text:p>921</text:p>
          </table:table-cell>
          <table:table-cell office:value-type="float" office:value="988" calcext:value-type="float">
            <text:p>988</text:p>
          </table:table-cell>
          <table:table-cell office:value-type="float" office:value="582" calcext:value-type="float">
            <text:p>582</text:p>
          </table:table-cell>
          <table:table-cell office:value-type="float" office:value="406" calcext:value-type="float">
            <text:p>4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15025848" calcext:value-type="float">
            <text:p>15025848</text:p>
          </table:table-cell>
          <table:table-cell office:value-type="float" office:value="8782338" calcext:value-type="float">
            <text:p>8782338</text:p>
          </table:table-cell>
          <table:table-cell office:value-type="float" office:value="6243510" calcext:value-type="float">
            <text:p>6243510</text:p>
          </table:table-cell>
          <table:table-cell office:value-type="float" office:value="2881005" calcext:value-type="float">
            <text:p>2881005</text:p>
          </table:table-cell>
          <table:table-cell office:value-type="float" office:value="1789355" calcext:value-type="float">
            <text:p>1789355</text:p>
          </table:table-cell>
          <table:table-cell office:value-type="float" office:value="1091650" calcext:value-type="float">
            <text:p>10916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583978" calcext:value-type="float">
            <text:p>583978</text:p>
          </table:table-cell>
          <table:table-cell office:value-type="float" office:value="301181" calcext:value-type="float">
            <text:p>301181</text:p>
          </table:table-cell>
          <table:table-cell office:value-type="float" office:value="282797" calcext:value-type="float">
            <text:p>282797</text:p>
          </table:table-cell>
          <table:table-cell office:value-type="float" office:value="41967" calcext:value-type="float">
            <text:p>41967</text:p>
          </table:table-cell>
          <table:table-cell office:value-type="float" office:value="22141" calcext:value-type="float">
            <text:p>22141</text:p>
          </table:table-cell>
          <table:table-cell office:value-type="float" office:value="19826" calcext:value-type="float">
            <text:p>198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207047" calcext:value-type="float">
            <text:p>1207047</text:p>
          </table:table-cell>
          <table:table-cell office:value-type="float" office:value="622763" calcext:value-type="float">
            <text:p>622763</text:p>
          </table:table-cell>
          <table:table-cell office:value-type="float" office:value="584284" calcext:value-type="float">
            <text:p>584284</text:p>
          </table:table-cell>
          <table:table-cell office:value-type="float" office:value="145092" calcext:value-type="float">
            <text:p>145092</text:p>
          </table:table-cell>
          <table:table-cell office:value-type="float" office:value="75918" calcext:value-type="float">
            <text:p>75918</text:p>
          </table:table-cell>
          <table:table-cell office:value-type="float" office:value="69174" calcext:value-type="float">
            <text:p>691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1741230" calcext:value-type="float">
            <text:p>1741230</text:p>
          </table:table-cell>
          <table:table-cell office:value-type="float" office:value="934075" calcext:value-type="float">
            <text:p>934075</text:p>
          </table:table-cell>
          <table:table-cell office:value-type="float" office:value="807155" calcext:value-type="float">
            <text:p>807155</text:p>
          </table:table-cell>
          <table:table-cell office:value-type="float" office:value="293144" calcext:value-type="float">
            <text:p>293144</text:p>
          </table:table-cell>
          <table:table-cell office:value-type="float" office:value="157638" calcext:value-type="float">
            <text:p>157638</text:p>
          </table:table-cell>
          <table:table-cell office:value-type="float" office:value="135506" calcext:value-type="float">
            <text:p>1355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1878102" calcext:value-type="float">
            <text:p>1878102</text:p>
          </table:table-cell>
          <table:table-cell office:value-type="float" office:value="1043010" calcext:value-type="float">
            <text:p>1043010</text:p>
          </table:table-cell>
          <table:table-cell office:value-type="float" office:value="835092" calcext:value-type="float">
            <text:p>835092</text:p>
          </table:table-cell>
          <table:table-cell office:value-type="float" office:value="376243" calcext:value-type="float">
            <text:p>376243</text:p>
          </table:table-cell>
          <table:table-cell office:value-type="float" office:value="212153" calcext:value-type="float">
            <text:p>212153</text:p>
          </table:table-cell>
          <table:table-cell office:value-type="float" office:value="164090" calcext:value-type="float">
            <text:p>1640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1703267" calcext:value-type="float">
            <text:p>1703267</text:p>
          </table:table-cell>
          <table:table-cell office:value-type="float" office:value="971326" calcext:value-type="float">
            <text:p>971326</text:p>
          </table:table-cell>
          <table:table-cell office:value-type="float" office:value="731941" calcext:value-type="float">
            <text:p>731941</text:p>
          </table:table-cell>
          <table:table-cell office:value-type="float" office:value="350511" calcext:value-type="float">
            <text:p>350511</text:p>
          </table:table-cell>
          <table:table-cell office:value-type="float" office:value="204325" calcext:value-type="float">
            <text:p>204325</text:p>
          </table:table-cell>
          <table:table-cell office:value-type="float" office:value="146186" calcext:value-type="float">
            <text:p>1461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5049629" calcext:value-type="float">
            <text:p>5049629</text:p>
          </table:table-cell>
          <table:table-cell office:value-type="float" office:value="3034749" calcext:value-type="float">
            <text:p>3034749</text:p>
          </table:table-cell>
          <table:table-cell office:value-type="float" office:value="2014880" calcext:value-type="float">
            <text:p>2014880</text:p>
          </table:table-cell>
          <table:table-cell office:value-type="float" office:value="1019941" calcext:value-type="float">
            <text:p>1019941</text:p>
          </table:table-cell>
          <table:table-cell office:value-type="float" office:value="644335" calcext:value-type="float">
            <text:p>644335</text:p>
          </table:table-cell>
          <table:table-cell office:value-type="float" office:value="375606" calcext:value-type="float">
            <text:p>3756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2384451" calcext:value-type="float">
            <text:p>2384451</text:p>
          </table:table-cell>
          <table:table-cell office:value-type="float" office:value="1555542" calcext:value-type="float">
            <text:p>1555542</text:p>
          </table:table-cell>
          <table:table-cell office:value-type="float" office:value="828909" calcext:value-type="float">
            <text:p>828909</text:p>
          </table:table-cell>
          <table:table-cell office:value-type="float" office:value="546289" calcext:value-type="float">
            <text:p>546289</text:p>
          </table:table-cell>
          <table:table-cell office:value-type="float" office:value="390693" calcext:value-type="float">
            <text:p>390693</text:p>
          </table:table-cell>
          <table:table-cell office:value-type="float" office:value="155596" calcext:value-type="float">
            <text:p>1555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459040" calcext:value-type="float">
            <text:p>459040</text:p>
          </table:table-cell>
          <table:table-cell office:value-type="float" office:value="308693" calcext:value-type="float">
            <text:p>308693</text:p>
          </table:table-cell>
          <table:table-cell office:value-type="float" office:value="150347" calcext:value-type="float">
            <text:p>150347</text:p>
          </table:table-cell>
          <table:table-cell office:value-type="float" office:value="103379" calcext:value-type="float">
            <text:p>103379</text:p>
          </table:table-cell>
          <table:table-cell office:value-type="float" office:value="79483" calcext:value-type="float">
            <text:p>79483</text:p>
          </table:table-cell>
          <table:table-cell office:value-type="float" office:value="23896" calcext:value-type="float">
            <text:p>238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19104" calcext:value-type="float">
            <text:p>19104</text:p>
          </table:table-cell>
          <table:table-cell office:value-type="float" office:value="10999" calcext:value-type="float">
            <text:p>10999</text:p>
          </table:table-cell>
          <table:table-cell office:value-type="float" office:value="8105" calcext:value-type="float">
            <text:p>8105</text:p>
          </table:table-cell>
          <table:table-cell office:value-type="float" office:value="4439" calcext:value-type="float">
            <text:p>4439</text:p>
          </table:table-cell>
          <table:table-cell office:value-type="float" office:value="2669" calcext:value-type="float">
            <text:p>2669</text:p>
          </table:table-cell>
          <table:table-cell office:value-type="float" office:value="1770" calcext:value-type="float">
            <text:p>17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6968587" calcext:value-type="float">
            <text:p>6968587</text:p>
          </table:table-cell>
          <table:table-cell office:value-type="float" office:value="4098221" calcext:value-type="float">
            <text:p>4098221</text:p>
          </table:table-cell>
          <table:table-cell office:value-type="float" office:value="2870366" calcext:value-type="float">
            <text:p>2870366</text:p>
          </table:table-cell>
          <table:table-cell office:value-type="float" office:value="664075" calcext:value-type="float">
            <text:p>664075</text:p>
          </table:table-cell>
          <table:table-cell office:value-type="float" office:value="447876" calcext:value-type="float">
            <text:p>447876</text:p>
          </table:table-cell>
          <table:table-cell office:value-type="float" office:value="216199" calcext:value-type="float">
            <text:p>2161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351939" calcext:value-type="float">
            <text:p>351939</text:p>
          </table:table-cell>
          <table:table-cell office:value-type="float" office:value="179694" calcext:value-type="float">
            <text:p>179694</text:p>
          </table:table-cell>
          <table:table-cell office:value-type="float" office:value="172245" calcext:value-type="float">
            <text:p>172245</text:p>
          </table:table-cell>
          <table:table-cell office:value-type="float" office:value="10233" calcext:value-type="float">
            <text:p>10233</text:p>
          </table:table-cell>
          <table:table-cell office:value-type="float" office:value="5387" calcext:value-type="float">
            <text:p>5387</text:p>
          </table:table-cell>
          <table:table-cell office:value-type="float" office:value="4846" calcext:value-type="float">
            <text:p>48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691994" calcext:value-type="float">
            <text:p>691994</text:p>
          </table:table-cell>
          <table:table-cell office:value-type="float" office:value="354467" calcext:value-type="float">
            <text:p>354467</text:p>
          </table:table-cell>
          <table:table-cell office:value-type="float" office:value="337527" calcext:value-type="float">
            <text:p>337527</text:p>
          </table:table-cell>
          <table:table-cell office:value-type="float" office:value="40828" calcext:value-type="float">
            <text:p>40828</text:p>
          </table:table-cell>
          <table:table-cell office:value-type="float" office:value="21442" calcext:value-type="float">
            <text:p>21442</text:p>
          </table:table-cell>
          <table:table-cell office:value-type="float" office:value="19386" calcext:value-type="float">
            <text:p>193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951779" calcext:value-type="float">
            <text:p>951779</text:p>
          </table:table-cell>
          <table:table-cell office:value-type="float" office:value="517198" calcext:value-type="float">
            <text:p>517198</text:p>
          </table:table-cell>
          <table:table-cell office:value-type="float" office:value="434581" calcext:value-type="float">
            <text:p>434581</text:p>
          </table:table-cell>
          <table:table-cell office:value-type="float" office:value="92931" calcext:value-type="float">
            <text:p>92931</text:p>
          </table:table-cell>
          <table:table-cell office:value-type="float" office:value="52239" calcext:value-type="float">
            <text:p>52239</text:p>
          </table:table-cell>
          <table:table-cell office:value-type="float" office:value="40692" calcext:value-type="float">
            <text:p>406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945269" calcext:value-type="float">
            <text:p>945269</text:p>
          </table:table-cell>
          <table:table-cell office:value-type="float" office:value="542610" calcext:value-type="float">
            <text:p>542610</text:p>
          </table:table-cell>
          <table:table-cell office:value-type="float" office:value="402659" calcext:value-type="float">
            <text:p>402659</text:p>
          </table:table-cell>
          <table:table-cell office:value-type="float" office:value="108018" calcext:value-type="float">
            <text:p>108018</text:p>
          </table:table-cell>
          <table:table-cell office:value-type="float" office:value="67409" calcext:value-type="float">
            <text:p>67409</text:p>
          </table:table-cell>
          <table:table-cell office:value-type="float" office:value="40609" calcext:value-type="float">
            <text:p>406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804001" calcext:value-type="float">
            <text:p>804001</text:p>
          </table:table-cell>
          <table:table-cell office:value-type="float" office:value="480572" calcext:value-type="float">
            <text:p>480572</text:p>
          </table:table-cell>
          <table:table-cell office:value-type="float" office:value="323429" calcext:value-type="float">
            <text:p>323429</text:p>
          </table:table-cell>
          <table:table-cell office:value-type="float" office:value="91363" calcext:value-type="float">
            <text:p>91363</text:p>
          </table:table-cell>
          <table:table-cell office:value-type="float" office:value="61023" calcext:value-type="float">
            <text:p>61023</text:p>
          </table:table-cell>
          <table:table-cell office:value-type="float" office:value="30340" calcext:value-type="float">
            <text:p>303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2165933" calcext:value-type="float">
            <text:p>2165933</text:p>
          </table:table-cell>
          <table:table-cell office:value-type="float" office:value="1339906" calcext:value-type="float">
            <text:p>1339906</text:p>
          </table:table-cell>
          <table:table-cell office:value-type="float" office:value="826027" calcext:value-type="float">
            <text:p>826027</text:p>
          </table:table-cell>
          <table:table-cell office:value-type="float" office:value="220287" calcext:value-type="float">
            <text:p>220287</text:p>
          </table:table-cell>
          <table:table-cell office:value-type="float" office:value="158947" calcext:value-type="float">
            <text:p>158947</text:p>
          </table:table-cell>
          <table:table-cell office:value-type="float" office:value="61340" calcext:value-type="float">
            <text:p>613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897343" calcext:value-type="float">
            <text:p>897343</text:p>
          </table:table-cell>
          <table:table-cell office:value-type="float" office:value="582917" calcext:value-type="float">
            <text:p>582917</text:p>
          </table:table-cell>
          <table:table-cell office:value-type="float" office:value="314426" calcext:value-type="float">
            <text:p>314426</text:p>
          </table:table-cell>
          <table:table-cell office:value-type="float" office:value="87011" calcext:value-type="float">
            <text:p>87011</text:p>
          </table:table-cell>
          <table:table-cell office:value-type="float" office:value="70302" calcext:value-type="float">
            <text:p>70302</text:p>
          </table:table-cell>
          <table:table-cell office:value-type="float" office:value="16709" calcext:value-type="float">
            <text:p>167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155210" calcext:value-type="float">
            <text:p>155210</text:p>
          </table:table-cell>
          <table:table-cell office:value-type="float" office:value="97680" calcext:value-type="float">
            <text:p>97680</text:p>
          </table:table-cell>
          <table:table-cell office:value-type="float" office:value="57530" calcext:value-type="float">
            <text:p>57530</text:p>
          </table:table-cell>
          <table:table-cell office:value-type="float" office:value="12856" calcext:value-type="float">
            <text:p>12856</text:p>
          </table:table-cell>
          <table:table-cell office:value-type="float" office:value="10717" calcext:value-type="float">
            <text:p>10717</text:p>
          </table:table-cell>
          <table:table-cell office:value-type="float" office:value="2139" calcext:value-type="float">
            <text:p>21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5119" calcext:value-type="float">
            <text:p>5119</text:p>
          </table:table-cell>
          <table:table-cell office:value-type="float" office:value="3177" calcext:value-type="float">
            <text:p>3177</text:p>
          </table:table-cell>
          <table:table-cell office:value-type="float" office:value="1942" calcext:value-type="float">
            <text:p>1942</text:p>
          </table:table-cell>
          <table:table-cell office:value-type="float" office:value="548" calcext:value-type="float">
            <text:p>548</text:p>
          </table:table-cell>
          <table:table-cell office:value-type="float" office:value="410" calcext:value-type="float">
            <text:p>410</text:p>
          </table:table-cell>
          <table:table-cell office:value-type="float" office:value="138" calcext:value-type="float">
            <text:p>1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8057261" calcext:value-type="float">
            <text:p>8057261</text:p>
          </table:table-cell>
          <table:table-cell office:value-type="float" office:value="4684117" calcext:value-type="float">
            <text:p>4684117</text:p>
          </table:table-cell>
          <table:table-cell office:value-type="float" office:value="3373144" calcext:value-type="float">
            <text:p>3373144</text:p>
          </table:table-cell>
          <table:table-cell office:value-type="float" office:value="2216930" calcext:value-type="float">
            <text:p>2216930</text:p>
          </table:table-cell>
          <table:table-cell office:value-type="float" office:value="1341479" calcext:value-type="float">
            <text:p>1341479</text:p>
          </table:table-cell>
          <table:table-cell office:value-type="float" office:value="875451" calcext:value-type="float">
            <text:p>8754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232039" calcext:value-type="float">
            <text:p>232039</text:p>
          </table:table-cell>
          <table:table-cell office:value-type="float" office:value="121487" calcext:value-type="float">
            <text:p>121487</text:p>
          </table:table-cell>
          <table:table-cell office:value-type="float" office:value="110552" calcext:value-type="float">
            <text:p>110552</text:p>
          </table:table-cell>
          <table:table-cell office:value-type="float" office:value="31734" calcext:value-type="float">
            <text:p>31734</text:p>
          </table:table-cell>
          <table:table-cell office:value-type="float" office:value="16754" calcext:value-type="float">
            <text:p>16754</text:p>
          </table:table-cell>
          <table:table-cell office:value-type="float" office:value="14980" calcext:value-type="float">
            <text:p>149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515053" calcext:value-type="float">
            <text:p>515053</text:p>
          </table:table-cell>
          <table:table-cell office:value-type="float" office:value="268296" calcext:value-type="float">
            <text:p>268296</text:p>
          </table:table-cell>
          <table:table-cell office:value-type="float" office:value="246757" calcext:value-type="float">
            <text:p>246757</text:p>
          </table:table-cell>
          <table:table-cell office:value-type="float" office:value="104264" calcext:value-type="float">
            <text:p>104264</text:p>
          </table:table-cell>
          <table:table-cell office:value-type="float" office:value="54476" calcext:value-type="float">
            <text:p>54476</text:p>
          </table:table-cell>
          <table:table-cell office:value-type="float" office:value="49788" calcext:value-type="float">
            <text:p>497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789451" calcext:value-type="float">
            <text:p>789451</text:p>
          </table:table-cell>
          <table:table-cell office:value-type="float" office:value="416877" calcext:value-type="float">
            <text:p>416877</text:p>
          </table:table-cell>
          <table:table-cell office:value-type="float" office:value="372574" calcext:value-type="float">
            <text:p>372574</text:p>
          </table:table-cell>
          <table:table-cell office:value-type="float" office:value="200213" calcext:value-type="float">
            <text:p>200213</text:p>
          </table:table-cell>
          <table:table-cell office:value-type="float" office:value="105399" calcext:value-type="float">
            <text:p>105399</text:p>
          </table:table-cell>
          <table:table-cell office:value-type="float" office:value="94814" calcext:value-type="float">
            <text:p>948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932833" calcext:value-type="float">
            <text:p>932833</text:p>
          </table:table-cell>
          <table:table-cell office:value-type="float" office:value="500400" calcext:value-type="float">
            <text:p>500400</text:p>
          </table:table-cell>
          <table:table-cell office:value-type="float" office:value="432433" calcext:value-type="float">
            <text:p>432433</text:p>
          </table:table-cell>
          <table:table-cell office:value-type="float" office:value="268225" calcext:value-type="float">
            <text:p>268225</text:p>
          </table:table-cell>
          <table:table-cell office:value-type="float" office:value="144744" calcext:value-type="float">
            <text:p>144744</text:p>
          </table:table-cell>
          <table:table-cell office:value-type="float" office:value="123481" calcext:value-type="float">
            <text:p>1234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899266" calcext:value-type="float">
            <text:p>899266</text:p>
          </table:table-cell>
          <table:table-cell office:value-type="float" office:value="490754" calcext:value-type="float">
            <text:p>490754</text:p>
          </table:table-cell>
          <table:table-cell office:value-type="float" office:value="408512" calcext:value-type="float">
            <text:p>408512</text:p>
          </table:table-cell>
          <table:table-cell office:value-type="float" office:value="259148" calcext:value-type="float">
            <text:p>259148</text:p>
          </table:table-cell>
          <table:table-cell office:value-type="float" office:value="143302" calcext:value-type="float">
            <text:p>143302</text:p>
          </table:table-cell>
          <table:table-cell office:value-type="float" office:value="115846" calcext:value-type="float">
            <text:p>1158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2883696" calcext:value-type="float">
            <text:p>2883696</text:p>
          </table:table-cell>
          <table:table-cell office:value-type="float" office:value="1694843" calcext:value-type="float">
            <text:p>1694843</text:p>
          </table:table-cell>
          <table:table-cell office:value-type="float" office:value="1188853" calcext:value-type="float">
            <text:p>1188853</text:p>
          </table:table-cell>
          <table:table-cell office:value-type="float" office:value="799654" calcext:value-type="float">
            <text:p>799654</text:p>
          </table:table-cell>
          <table:table-cell office:value-type="float" office:value="485388" calcext:value-type="float">
            <text:p>485388</text:p>
          </table:table-cell>
          <table:table-cell office:value-type="float" office:value="314266" calcext:value-type="float">
            <text:p>3142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1487108" calcext:value-type="float">
            <text:p>1487108</text:p>
          </table:table-cell>
          <table:table-cell office:value-type="float" office:value="972625" calcext:value-type="float">
            <text:p>972625</text:p>
          </table:table-cell>
          <table:table-cell office:value-type="float" office:value="514483" calcext:value-type="float">
            <text:p>514483</text:p>
          </table:table-cell>
          <table:table-cell office:value-type="float" office:value="459278" calcext:value-type="float">
            <text:p>459278</text:p>
          </table:table-cell>
          <table:table-cell office:value-type="float" office:value="320391" calcext:value-type="float">
            <text:p>320391</text:p>
          </table:table-cell>
          <table:table-cell office:value-type="float" office:value="138887" calcext:value-type="float">
            <text:p>1388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303830" calcext:value-type="float">
            <text:p>303830</text:p>
          </table:table-cell>
          <table:table-cell office:value-type="float" office:value="211013" calcext:value-type="float">
            <text:p>211013</text:p>
          </table:table-cell>
          <table:table-cell office:value-type="float" office:value="92817" calcext:value-type="float">
            <text:p>92817</text:p>
          </table:table-cell>
          <table:table-cell office:value-type="float" office:value="90523" calcext:value-type="float">
            <text:p>90523</text:p>
          </table:table-cell>
          <table:table-cell office:value-type="float" office:value="68766" calcext:value-type="float">
            <text:p>68766</text:p>
          </table:table-cell>
          <table:table-cell office:value-type="float" office:value="21757" calcext:value-type="float">
            <text:p>217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13985" calcext:value-type="float">
            <text:p>13985</text:p>
          </table:table-cell>
          <table:table-cell office:value-type="float" office:value="7822" calcext:value-type="float">
            <text:p>7822</text:p>
          </table:table-cell>
          <table:table-cell office:value-type="float" office:value="6163" calcext:value-type="float">
            <text:p>6163</text:p>
          </table:table-cell>
          <table:table-cell office:value-type="float" office:value="3891" calcext:value-type="float">
            <text:p>3891</text:p>
          </table:table-cell>
          <table:table-cell office:value-type="float" office:value="2259" calcext:value-type="float">
            <text:p>2259</text:p>
          </table:table-cell>
          <table:table-cell office:value-type="float" office:value="1632" calcext:value-type="float">
            <text:p>16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10000720" calcext:value-type="float">
            <text:p>10000720</text:p>
          </table:table-cell>
          <table:table-cell office:value-type="float" office:value="5474214" calcext:value-type="float">
            <text:p>5474214</text:p>
          </table:table-cell>
          <table:table-cell office:value-type="float" office:value="4526506" calcext:value-type="float">
            <text:p>4526506</text:p>
          </table:table-cell>
          <table:table-cell office:value-type="float" office:value="1593039" calcext:value-type="float">
            <text:p>1593039</text:p>
          </table:table-cell>
          <table:table-cell office:value-type="float" office:value="965960" calcext:value-type="float">
            <text:p>965960</text:p>
          </table:table-cell>
          <table:table-cell office:value-type="float" office:value="627079" calcext:value-type="float">
            <text:p>6270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842492" calcext:value-type="float">
            <text:p>842492</text:p>
          </table:table-cell>
          <table:table-cell office:value-type="float" office:value="431685" calcext:value-type="float">
            <text:p>431685</text:p>
          </table:table-cell>
          <table:table-cell office:value-type="float" office:value="410807" calcext:value-type="float">
            <text:p>410807</text:p>
          </table:table-cell>
          <table:table-cell office:value-type="float" office:value="58868" calcext:value-type="float">
            <text:p>58868</text:p>
          </table:table-cell>
          <table:table-cell office:value-type="float" office:value="30590" calcext:value-type="float">
            <text:p>30590</text:p>
          </table:table-cell>
          <table:table-cell office:value-type="float" office:value="28278" calcext:value-type="float">
            <text:p>282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462648" calcext:value-type="float">
            <text:p>1462648</text:p>
          </table:table-cell>
          <table:table-cell office:value-type="float" office:value="755151" calcext:value-type="float">
            <text:p>755151</text:p>
          </table:table-cell>
          <table:table-cell office:value-type="float" office:value="707497" calcext:value-type="float">
            <text:p>707497</text:p>
          </table:table-cell>
          <table:table-cell office:value-type="float" office:value="181061" calcext:value-type="float">
            <text:p>181061</text:p>
          </table:table-cell>
          <table:table-cell office:value-type="float" office:value="95075" calcext:value-type="float">
            <text:p>95075</text:p>
          </table:table-cell>
          <table:table-cell office:value-type="float" office:value="85986" calcext:value-type="float">
            <text:p>859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1268967" calcext:value-type="float">
            <text:p>1268967</text:p>
          </table:table-cell>
          <table:table-cell office:value-type="float" office:value="684406" calcext:value-type="float">
            <text:p>684406</text:p>
          </table:table-cell>
          <table:table-cell office:value-type="float" office:value="584561" calcext:value-type="float">
            <text:p>584561</text:p>
          </table:table-cell>
          <table:table-cell office:value-type="float" office:value="232434" calcext:value-type="float">
            <text:p>232434</text:p>
          </table:table-cell>
          <table:table-cell office:value-type="float" office:value="129094" calcext:value-type="float">
            <text:p>129094</text:p>
          </table:table-cell>
          <table:table-cell office:value-type="float" office:value="103340" calcext:value-type="float">
            <text:p>1033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1100219" calcext:value-type="float">
            <text:p>1100219</text:p>
          </table:table-cell>
          <table:table-cell office:value-type="float" office:value="587663" calcext:value-type="float">
            <text:p>587663</text:p>
          </table:table-cell>
          <table:table-cell office:value-type="float" office:value="512556" calcext:value-type="float">
            <text:p>512556</text:p>
          </table:table-cell>
          <table:table-cell office:value-type="float" office:value="208538" calcext:value-type="float">
            <text:p>208538</text:p>
          </table:table-cell>
          <table:table-cell office:value-type="float" office:value="119424" calcext:value-type="float">
            <text:p>119424</text:p>
          </table:table-cell>
          <table:table-cell office:value-type="float" office:value="89114" calcext:value-type="float">
            <text:p>891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993770" calcext:value-type="float">
            <text:p>993770</text:p>
          </table:table-cell>
          <table:table-cell office:value-type="float" office:value="544329" calcext:value-type="float">
            <text:p>544329</text:p>
          </table:table-cell>
          <table:table-cell office:value-type="float" office:value="449441" calcext:value-type="float">
            <text:p>449441</text:p>
          </table:table-cell>
          <table:table-cell office:value-type="float" office:value="178471" calcext:value-type="float">
            <text:p>178471</text:p>
          </table:table-cell>
          <table:table-cell office:value-type="float" office:value="106673" calcext:value-type="float">
            <text:p>106673</text:p>
          </table:table-cell>
          <table:table-cell office:value-type="float" office:value="71798" calcext:value-type="float">
            <text:p>717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2817266" calcext:value-type="float">
            <text:p>2817266</text:p>
          </table:table-cell>
          <table:table-cell office:value-type="float" office:value="1595782" calcext:value-type="float">
            <text:p>1595782</text:p>
          </table:table-cell>
          <table:table-cell office:value-type="float" office:value="1221484" calcext:value-type="float">
            <text:p>1221484</text:p>
          </table:table-cell>
          <table:table-cell office:value-type="float" office:value="489116" calcext:value-type="float">
            <text:p>489116</text:p>
          </table:table-cell>
          <table:table-cell office:value-type="float" office:value="314067" calcext:value-type="float">
            <text:p>314067</text:p>
          </table:table-cell>
          <table:table-cell office:value-type="float" office:value="175049" calcext:value-type="float">
            <text:p>1750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1258732" calcext:value-type="float">
            <text:p>1258732</text:p>
          </table:table-cell>
          <table:table-cell office:value-type="float" office:value="728057" calcext:value-type="float">
            <text:p>728057</text:p>
          </table:table-cell>
          <table:table-cell office:value-type="float" office:value="530675" calcext:value-type="float">
            <text:p>530675</text:p>
          </table:table-cell>
          <table:table-cell office:value-type="float" office:value="206441" calcext:value-type="float">
            <text:p>206441</text:p>
          </table:table-cell>
          <table:table-cell office:value-type="float" office:value="144229" calcext:value-type="float">
            <text:p>144229</text:p>
          </table:table-cell>
          <table:table-cell office:value-type="float" office:value="62212" calcext:value-type="float">
            <text:p>622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217349" calcext:value-type="float">
            <text:p>217349</text:p>
          </table:table-cell>
          <table:table-cell office:value-type="float" office:value="125616" calcext:value-type="float">
            <text:p>125616</text:p>
          </table:table-cell>
          <table:table-cell office:value-type="float" office:value="91733" calcext:value-type="float">
            <text:p>91733</text:p>
          </table:table-cell>
          <table:table-cell office:value-type="float" office:value="31790" calcext:value-type="float">
            <text:p>31790</text:p>
          </table:table-cell>
          <table:table-cell office:value-type="float" office:value="23079" calcext:value-type="float">
            <text:p>23079</text:p>
          </table:table-cell>
          <table:table-cell office:value-type="float" office:value="8711" calcext:value-type="float">
            <text:p>87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39277" calcext:value-type="float">
            <text:p>39277</text:p>
          </table:table-cell>
          <table:table-cell office:value-type="float" office:value="21525" calcext:value-type="float">
            <text:p>21525</text:p>
          </table:table-cell>
          <table:table-cell office:value-type="float" office:value="17752" calcext:value-type="float">
            <text:p>17752</text:p>
          </table:table-cell>
          <table:table-cell office:value-type="float" office:value="6320" calcext:value-type="float">
            <text:p>6320</text:p>
          </table:table-cell>
          <table:table-cell office:value-type="float" office:value="3729" calcext:value-type="float">
            <text:p>3729</text:p>
          </table:table-cell>
          <table:table-cell office:value-type="float" office:value="2591" calcext:value-type="float">
            <text:p>25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6988351" calcext:value-type="float">
            <text:p>6988351</text:p>
          </table:table-cell>
          <table:table-cell office:value-type="float" office:value="3838416" calcext:value-type="float">
            <text:p>3838416</text:p>
          </table:table-cell>
          <table:table-cell office:value-type="float" office:value="3149935" calcext:value-type="float">
            <text:p>3149935</text:p>
          </table:table-cell>
          <table:table-cell office:value-type="float" office:value="932202" calcext:value-type="float">
            <text:p>932202</text:p>
          </table:table-cell>
          <table:table-cell office:value-type="float" office:value="587017" calcext:value-type="float">
            <text:p>587017</text:p>
          </table:table-cell>
          <table:table-cell office:value-type="float" office:value="345185" calcext:value-type="float">
            <text:p>3451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647347" calcext:value-type="float">
            <text:p>647347</text:p>
          </table:table-cell>
          <table:table-cell office:value-type="float" office:value="329775" calcext:value-type="float">
            <text:p>329775</text:p>
          </table:table-cell>
          <table:table-cell office:value-type="float" office:value="317572" calcext:value-type="float">
            <text:p>317572</text:p>
          </table:table-cell>
          <table:table-cell office:value-type="float" office:value="38742" calcext:value-type="float">
            <text:p>38742</text:p>
          </table:table-cell>
          <table:table-cell office:value-type="float" office:value="20096" calcext:value-type="float">
            <text:p>20096</text:p>
          </table:table-cell>
          <table:table-cell office:value-type="float" office:value="18646" calcext:value-type="float">
            <text:p>186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124205" calcext:value-type="float">
            <text:p>1124205</text:p>
          </table:table-cell>
          <table:table-cell office:value-type="float" office:value="580269" calcext:value-type="float">
            <text:p>580269</text:p>
          </table:table-cell>
          <table:table-cell office:value-type="float" office:value="543936" calcext:value-type="float">
            <text:p>543936</text:p>
          </table:table-cell>
          <table:table-cell office:value-type="float" office:value="124475" calcext:value-type="float">
            <text:p>124475</text:p>
          </table:table-cell>
          <table:table-cell office:value-type="float" office:value="65882" calcext:value-type="float">
            <text:p>65882</text:p>
          </table:table-cell>
          <table:table-cell office:value-type="float" office:value="58593" calcext:value-type="float">
            <text:p>585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885574" calcext:value-type="float">
            <text:p>885574</text:p>
          </table:table-cell>
          <table:table-cell office:value-type="float" office:value="483616" calcext:value-type="float">
            <text:p>483616</text:p>
          </table:table-cell>
          <table:table-cell office:value-type="float" office:value="401958" calcext:value-type="float">
            <text:p>401958</text:p>
          </table:table-cell>
          <table:table-cell office:value-type="float" office:value="144481" calcext:value-type="float">
            <text:p>144481</text:p>
          </table:table-cell>
          <table:table-cell office:value-type="float" office:value="83467" calcext:value-type="float">
            <text:p>83467</text:p>
          </table:table-cell>
          <table:table-cell office:value-type="float" office:value="61014" calcext:value-type="float">
            <text:p>610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735170" calcext:value-type="float">
            <text:p>735170</text:p>
          </table:table-cell>
          <table:table-cell office:value-type="float" office:value="397351" calcext:value-type="float">
            <text:p>397351</text:p>
          </table:table-cell>
          <table:table-cell office:value-type="float" office:value="337819" calcext:value-type="float">
            <text:p>337819</text:p>
          </table:table-cell>
          <table:table-cell office:value-type="float" office:value="120823" calcext:value-type="float">
            <text:p>120823</text:p>
          </table:table-cell>
          <table:table-cell office:value-type="float" office:value="73484" calcext:value-type="float">
            <text:p>73484</text:p>
          </table:table-cell>
          <table:table-cell office:value-type="float" office:value="47339" calcext:value-type="float">
            <text:p>473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668560" calcext:value-type="float">
            <text:p>668560</text:p>
          </table:table-cell>
          <table:table-cell office:value-type="float" office:value="372042" calcext:value-type="float">
            <text:p>372042</text:p>
          </table:table-cell>
          <table:table-cell office:value-type="float" office:value="296518" calcext:value-type="float">
            <text:p>296518</text:p>
          </table:table-cell>
          <table:table-cell office:value-type="float" office:value="102953" calcext:value-type="float">
            <text:p>102953</text:p>
          </table:table-cell>
          <table:table-cell office:value-type="float" office:value="65607" calcext:value-type="float">
            <text:p>65607</text:p>
          </table:table-cell>
          <table:table-cell office:value-type="float" office:value="37346" calcext:value-type="float">
            <text:p>373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1902872" calcext:value-type="float">
            <text:p>1902872</text:p>
          </table:table-cell>
          <table:table-cell office:value-type="float" office:value="1090703" calcext:value-type="float">
            <text:p>1090703</text:p>
          </table:table-cell>
          <table:table-cell office:value-type="float" office:value="812169" calcext:value-type="float">
            <text:p>812169</text:p>
          </table:table-cell>
          <table:table-cell office:value-type="float" office:value="276324" calcext:value-type="float">
            <text:p>276324</text:p>
          </table:table-cell>
          <table:table-cell office:value-type="float" office:value="189039" calcext:value-type="float">
            <text:p>189039</text:p>
          </table:table-cell>
          <table:table-cell office:value-type="float" office:value="87285" calcext:value-type="float">
            <text:p>872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858371" calcext:value-type="float">
            <text:p>858371</text:p>
          </table:table-cell>
          <table:table-cell office:value-type="float" office:value="490137" calcext:value-type="float">
            <text:p>490137</text:p>
          </table:table-cell>
          <table:table-cell office:value-type="float" office:value="368234" calcext:value-type="float">
            <text:p>368234</text:p>
          </table:table-cell>
          <table:table-cell office:value-type="float" office:value="106345" calcext:value-type="float">
            <text:p>106345</text:p>
          </table:table-cell>
          <table:table-cell office:value-type="float" office:value="76537" calcext:value-type="float">
            <text:p>76537</text:p>
          </table:table-cell>
          <table:table-cell office:value-type="float" office:value="29808" calcext:value-type="float">
            <text:p>298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147689" calcext:value-type="float">
            <text:p>147689</text:p>
          </table:table-cell>
          <table:table-cell office:value-type="float" office:value="84451" calcext:value-type="float">
            <text:p>84451</text:p>
          </table:table-cell>
          <table:table-cell office:value-type="float" office:value="63238" calcext:value-type="float">
            <text:p>63238</text:p>
          </table:table-cell>
          <table:table-cell office:value-type="float" office:value="15876" calcext:value-type="float">
            <text:p>15876</text:p>
          </table:table-cell>
          <table:table-cell office:value-type="float" office:value="11567" calcext:value-type="float">
            <text:p>11567</text:p>
          </table:table-cell>
          <table:table-cell office:value-type="float" office:value="4309" calcext:value-type="float">
            <text:p>43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18563" calcext:value-type="float">
            <text:p>18563</text:p>
          </table:table-cell>
          <table:table-cell office:value-type="float" office:value="10072" calcext:value-type="float">
            <text:p>10072</text:p>
          </table:table-cell>
          <table:table-cell office:value-type="float" office:value="8491" calcext:value-type="float">
            <text:p>8491</text:p>
          </table:table-cell>
          <table:table-cell office:value-type="float" office:value="2183" calcext:value-type="float">
            <text:p>2183</text:p>
          </table:table-cell>
          <table:table-cell office:value-type="float" office:value="1338" calcext:value-type="float">
            <text:p>1338</text:p>
          </table:table-cell>
          <table:table-cell office:value-type="float" office:value="845" calcext:value-type="float">
            <text:p>8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3012369" calcext:value-type="float">
            <text:p>3012369</text:p>
          </table:table-cell>
          <table:table-cell office:value-type="float" office:value="1635798" calcext:value-type="float">
            <text:p>1635798</text:p>
          </table:table-cell>
          <table:table-cell office:value-type="float" office:value="1376571" calcext:value-type="float">
            <text:p>1376571</text:p>
          </table:table-cell>
          <table:table-cell office:value-type="float" office:value="660837" calcext:value-type="float">
            <text:p>660837</text:p>
          </table:table-cell>
          <table:table-cell office:value-type="float" office:value="378943" calcext:value-type="float">
            <text:p>378943</text:p>
          </table:table-cell>
          <table:table-cell office:value-type="float" office:value="281894" calcext:value-type="float">
            <text:p>2818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195145" calcext:value-type="float">
            <text:p>195145</text:p>
          </table:table-cell>
          <table:table-cell office:value-type="float" office:value="101910" calcext:value-type="float">
            <text:p>101910</text:p>
          </table:table-cell>
          <table:table-cell office:value-type="float" office:value="93235" calcext:value-type="float">
            <text:p>93235</text:p>
          </table:table-cell>
          <table:table-cell office:value-type="float" office:value="20126" calcext:value-type="float">
            <text:p>20126</text:p>
          </table:table-cell>
          <table:table-cell office:value-type="float" office:value="10494" calcext:value-type="float">
            <text:p>10494</text:p>
          </table:table-cell>
          <table:table-cell office:value-type="float" office:value="9632" calcext:value-type="float">
            <text:p>96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338443" calcext:value-type="float">
            <text:p>338443</text:p>
          </table:table-cell>
          <table:table-cell office:value-type="float" office:value="174882" calcext:value-type="float">
            <text:p>174882</text:p>
          </table:table-cell>
          <table:table-cell office:value-type="float" office:value="163561" calcext:value-type="float">
            <text:p>163561</text:p>
          </table:table-cell>
          <table:table-cell office:value-type="float" office:value="56586" calcext:value-type="float">
            <text:p>56586</text:p>
          </table:table-cell>
          <table:table-cell office:value-type="float" office:value="29193" calcext:value-type="float">
            <text:p>29193</text:p>
          </table:table-cell>
          <table:table-cell office:value-type="float" office:value="27393" calcext:value-type="float">
            <text:p>273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383393" calcext:value-type="float">
            <text:p>383393</text:p>
          </table:table-cell>
          <table:table-cell office:value-type="float" office:value="200790" calcext:value-type="float">
            <text:p>200790</text:p>
          </table:table-cell>
          <table:table-cell office:value-type="float" office:value="182603" calcext:value-type="float">
            <text:p>182603</text:p>
          </table:table-cell>
          <table:table-cell office:value-type="float" office:value="87953" calcext:value-type="float">
            <text:p>87953</text:p>
          </table:table-cell>
          <table:table-cell office:value-type="float" office:value="45627" calcext:value-type="float">
            <text:p>45627</text:p>
          </table:table-cell>
          <table:table-cell office:value-type="float" office:value="42326" calcext:value-type="float">
            <text:p>423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365049" calcext:value-type="float">
            <text:p>365049</text:p>
          </table:table-cell>
          <table:table-cell office:value-type="float" office:value="190312" calcext:value-type="float">
            <text:p>190312</text:p>
          </table:table-cell>
          <table:table-cell office:value-type="float" office:value="174737" calcext:value-type="float">
            <text:p>174737</text:p>
          </table:table-cell>
          <table:table-cell office:value-type="float" office:value="87715" calcext:value-type="float">
            <text:p>87715</text:p>
          </table:table-cell>
          <table:table-cell office:value-type="float" office:value="45940" calcext:value-type="float">
            <text:p>45940</text:p>
          </table:table-cell>
          <table:table-cell office:value-type="float" office:value="41775" calcext:value-type="float">
            <text:p>417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325210" calcext:value-type="float">
            <text:p>325210</text:p>
          </table:table-cell>
          <table:table-cell office:value-type="float" office:value="172287" calcext:value-type="float">
            <text:p>172287</text:p>
          </table:table-cell>
          <table:table-cell office:value-type="float" office:value="152923" calcext:value-type="float">
            <text:p>152923</text:p>
          </table:table-cell>
          <table:table-cell office:value-type="float" office:value="75518" calcext:value-type="float">
            <text:p>75518</text:p>
          </table:table-cell>
          <table:table-cell office:value-type="float" office:value="41066" calcext:value-type="float">
            <text:p>41066</text:p>
          </table:table-cell>
          <table:table-cell office:value-type="float" office:value="34452" calcext:value-type="float">
            <text:p>344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914394" calcext:value-type="float">
            <text:p>914394</text:p>
          </table:table-cell>
          <table:table-cell office:value-type="float" office:value="505079" calcext:value-type="float">
            <text:p>505079</text:p>
          </table:table-cell>
          <table:table-cell office:value-type="float" office:value="409315" calcext:value-type="float">
            <text:p>409315</text:p>
          </table:table-cell>
          <table:table-cell office:value-type="float" office:value="212792" calcext:value-type="float">
            <text:p>212792</text:p>
          </table:table-cell>
          <table:table-cell office:value-type="float" office:value="125028" calcext:value-type="float">
            <text:p>125028</text:p>
          </table:table-cell>
          <table:table-cell office:value-type="float" office:value="87764" calcext:value-type="float">
            <text:p>877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400361" calcext:value-type="float">
            <text:p>400361</text:p>
          </table:table-cell>
          <table:table-cell office:value-type="float" office:value="237920" calcext:value-type="float">
            <text:p>237920</text:p>
          </table:table-cell>
          <table:table-cell office:value-type="float" office:value="162441" calcext:value-type="float">
            <text:p>162441</text:p>
          </table:table-cell>
          <table:table-cell office:value-type="float" office:value="100096" calcext:value-type="float">
            <text:p>100096</text:p>
          </table:table-cell>
          <table:table-cell office:value-type="float" office:value="67692" calcext:value-type="float">
            <text:p>67692</text:p>
          </table:table-cell>
          <table:table-cell office:value-type="float" office:value="32404" calcext:value-type="float">
            <text:p>324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69660" calcext:value-type="float">
            <text:p>69660</text:p>
          </table:table-cell>
          <table:table-cell office:value-type="float" office:value="41165" calcext:value-type="float">
            <text:p>41165</text:p>
          </table:table-cell>
          <table:table-cell office:value-type="float" office:value="28495" calcext:value-type="float">
            <text:p>28495</text:p>
          </table:table-cell>
          <table:table-cell office:value-type="float" office:value="15914" calcext:value-type="float">
            <text:p>15914</text:p>
          </table:table-cell>
          <table:table-cell office:value-type="float" office:value="11512" calcext:value-type="float">
            <text:p>11512</text:p>
          </table:table-cell>
          <table:table-cell office:value-type="float" office:value="4402" calcext:value-type="float">
            <text:p>44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20714" calcext:value-type="float">
            <text:p>20714</text:p>
          </table:table-cell>
          <table:table-cell office:value-type="float" office:value="11453" calcext:value-type="float">
            <text:p>11453</text:p>
          </table:table-cell>
          <table:table-cell office:value-type="float" office:value="9261" calcext:value-type="float">
            <text:p>9261</text:p>
          </table:table-cell>
          <table:table-cell office:value-type="float" office:value="4137" calcext:value-type="float">
            <text:p>4137</text:p>
          </table:table-cell>
          <table:table-cell office:value-type="float" office:value="2391" calcext:value-type="float">
            <text:p>2391</text:p>
          </table:table-cell>
          <table:table-cell office:value-type="float" office:value="1746" calcext:value-type="float">
            <text:p>17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13825024" calcext:value-type="float">
            <text:p>13825024</text:p>
          </table:table-cell>
          <table:table-cell office:value-type="float" office:value="7865598" calcext:value-type="float">
            <text:p>7865598</text:p>
          </table:table-cell>
          <table:table-cell office:value-type="float" office:value="5959426" calcext:value-type="float">
            <text:p>5959426</text:p>
          </table:table-cell>
          <table:table-cell office:value-type="float" office:value="5525278" calcext:value-type="float">
            <text:p>5525278</text:p>
          </table:table-cell>
          <table:table-cell office:value-type="float" office:value="3359211" calcext:value-type="float">
            <text:p>3359211</text:p>
          </table:table-cell>
          <table:table-cell office:value-type="float" office:value="2166067" calcext:value-type="float">
            <text:p>21660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658868" calcext:value-type="float">
            <text:p>658868</text:p>
          </table:table-cell>
          <table:table-cell office:value-type="float" office:value="336037" calcext:value-type="float">
            <text:p>336037</text:p>
          </table:table-cell>
          <table:table-cell office:value-type="float" office:value="322831" calcext:value-type="float">
            <text:p>322831</text:p>
          </table:table-cell>
          <table:table-cell office:value-type="float" office:value="81653" calcext:value-type="float">
            <text:p>81653</text:p>
          </table:table-cell>
          <table:table-cell office:value-type="float" office:value="43370" calcext:value-type="float">
            <text:p>43370</text:p>
          </table:table-cell>
          <table:table-cell office:value-type="float" office:value="38283" calcext:value-type="float">
            <text:p>382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577767" calcext:value-type="float">
            <text:p>1577767</text:p>
          </table:table-cell>
          <table:table-cell office:value-type="float" office:value="804896" calcext:value-type="float">
            <text:p>804896</text:p>
          </table:table-cell>
          <table:table-cell office:value-type="float" office:value="772871" calcext:value-type="float">
            <text:p>772871</text:p>
          </table:table-cell>
          <table:table-cell office:value-type="float" office:value="461448" calcext:value-type="float">
            <text:p>461448</text:p>
          </table:table-cell>
          <table:table-cell office:value-type="float" office:value="235999" calcext:value-type="float">
            <text:p>235999</text:p>
          </table:table-cell>
          <table:table-cell office:value-type="float" office:value="225449" calcext:value-type="float">
            <text:p>2254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1903448" calcext:value-type="float">
            <text:p>1903448</text:p>
          </table:table-cell>
          <table:table-cell office:value-type="float" office:value="996804" calcext:value-type="float">
            <text:p>996804</text:p>
          </table:table-cell>
          <table:table-cell office:value-type="float" office:value="906644" calcext:value-type="float">
            <text:p>906644</text:p>
          </table:table-cell>
          <table:table-cell office:value-type="float" office:value="875749" calcext:value-type="float">
            <text:p>875749</text:p>
          </table:table-cell>
          <table:table-cell office:value-type="float" office:value="465428" calcext:value-type="float">
            <text:p>465428</text:p>
          </table:table-cell>
          <table:table-cell office:value-type="float" office:value="410321" calcext:value-type="float">
            <text:p>4103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1811404" calcext:value-type="float">
            <text:p>1811404</text:p>
          </table:table-cell>
          <table:table-cell office:value-type="float" office:value="973655" calcext:value-type="float">
            <text:p>973655</text:p>
          </table:table-cell>
          <table:table-cell office:value-type="float" office:value="837749" calcext:value-type="float">
            <text:p>837749</text:p>
          </table:table-cell>
          <table:table-cell office:value-type="float" office:value="833322" calcext:value-type="float">
            <text:p>833322</text:p>
          </table:table-cell>
          <table:table-cell office:value-type="float" office:value="466127" calcext:value-type="float">
            <text:p>466127</text:p>
          </table:table-cell>
          <table:table-cell office:value-type="float" office:value="367195" calcext:value-type="float">
            <text:p>3671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1641403" calcext:value-type="float">
            <text:p>1641403</text:p>
          </table:table-cell>
          <table:table-cell office:value-type="float" office:value="913662" calcext:value-type="float">
            <text:p>913662</text:p>
          </table:table-cell>
          <table:table-cell office:value-type="float" office:value="727741" calcext:value-type="float">
            <text:p>727741</text:p>
          </table:table-cell>
          <table:table-cell office:value-type="float" office:value="738696" calcext:value-type="float">
            <text:p>738696</text:p>
          </table:table-cell>
          <table:table-cell office:value-type="float" office:value="429848" calcext:value-type="float">
            <text:p>429848</text:p>
          </table:table-cell>
          <table:table-cell office:value-type="float" office:value="308848" calcext:value-type="float">
            <text:p>3088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4335549" calcext:value-type="float">
            <text:p>4335549</text:p>
          </table:table-cell>
          <table:table-cell office:value-type="float" office:value="2609566" calcext:value-type="float">
            <text:p>2609566</text:p>
          </table:table-cell>
          <table:table-cell office:value-type="float" office:value="1725983" calcext:value-type="float">
            <text:p>1725983</text:p>
          </table:table-cell>
          <table:table-cell office:value-type="float" office:value="1861793" calcext:value-type="float">
            <text:p>1861793</text:p>
          </table:table-cell>
          <table:table-cell office:value-type="float" office:value="1209395" calcext:value-type="float">
            <text:p>1209395</text:p>
          </table:table-cell>
          <table:table-cell office:value-type="float" office:value="652398" calcext:value-type="float">
            <text:p>6523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1590003" calcext:value-type="float">
            <text:p>1590003</text:p>
          </table:table-cell>
          <table:table-cell office:value-type="float" office:value="1037091" calcext:value-type="float">
            <text:p>1037091</text:p>
          </table:table-cell>
          <table:table-cell office:value-type="float" office:value="552912" calcext:value-type="float">
            <text:p>552912</text:p>
          </table:table-cell>
          <table:table-cell office:value-type="float" office:value="577569" calcext:value-type="float">
            <text:p>577569</text:p>
          </table:table-cell>
          <table:table-cell office:value-type="float" office:value="437944" calcext:value-type="float">
            <text:p>437944</text:p>
          </table:table-cell>
          <table:table-cell office:value-type="float" office:value="139625" calcext:value-type="float">
            <text:p>1396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267691" calcext:value-type="float">
            <text:p>267691</text:p>
          </table:table-cell>
          <table:table-cell office:value-type="float" office:value="171892" calcext:value-type="float">
            <text:p>171892</text:p>
          </table:table-cell>
          <table:table-cell office:value-type="float" office:value="95799" calcext:value-type="float">
            <text:p>95799</text:p>
          </table:table-cell>
          <table:table-cell office:value-type="float" office:value="79868" calcext:value-type="float">
            <text:p>79868</text:p>
          </table:table-cell>
          <table:table-cell office:value-type="float" office:value="61957" calcext:value-type="float">
            <text:p>61957</text:p>
          </table:table-cell>
          <table:table-cell office:value-type="float" office:value="17911" calcext:value-type="float">
            <text:p>179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38891" calcext:value-type="float">
            <text:p>38891</text:p>
          </table:table-cell>
          <table:table-cell office:value-type="float" office:value="21995" calcext:value-type="float">
            <text:p>21995</text:p>
          </table:table-cell>
          <table:table-cell office:value-type="float" office:value="16896" calcext:value-type="float">
            <text:p>16896</text:p>
          </table:table-cell>
          <table:table-cell office:value-type="float" office:value="15180" calcext:value-type="float">
            <text:p>15180</text:p>
          </table:table-cell>
          <table:table-cell office:value-type="float" office:value="9143" calcext:value-type="float">
            <text:p>9143</text:p>
          </table:table-cell>
          <table:table-cell office:value-type="float" office:value="6037" calcext:value-type="float">
            <text:p>60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10031393" calcext:value-type="float">
            <text:p>10031393</text:p>
          </table:table-cell>
          <table:table-cell office:value-type="float" office:value="5740445" calcext:value-type="float">
            <text:p>5740445</text:p>
          </table:table-cell>
          <table:table-cell office:value-type="float" office:value="4290948" calcext:value-type="float">
            <text:p>4290948</text:p>
          </table:table-cell>
          <table:table-cell office:value-type="float" office:value="3361065" calcext:value-type="float">
            <text:p>3361065</text:p>
          </table:table-cell>
          <table:table-cell office:value-type="float" office:value="2102935" calcext:value-type="float">
            <text:p>2102935</text:p>
          </table:table-cell>
          <table:table-cell office:value-type="float" office:value="1258130" calcext:value-type="float">
            <text:p>12581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519339" calcext:value-type="float">
            <text:p>519339</text:p>
          </table:table-cell>
          <table:table-cell office:value-type="float" office:value="262587" calcext:value-type="float">
            <text:p>262587</text:p>
          </table:table-cell>
          <table:table-cell office:value-type="float" office:value="256752" calcext:value-type="float">
            <text:p>256752</text:p>
          </table:table-cell>
          <table:table-cell office:value-type="float" office:value="37945" calcext:value-type="float">
            <text:p>37945</text:p>
          </table:table-cell>
          <table:table-cell office:value-type="float" office:value="19883" calcext:value-type="float">
            <text:p>19883</text:p>
          </table:table-cell>
          <table:table-cell office:value-type="float" office:value="18062" calcext:value-type="float">
            <text:p>180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238370" calcext:value-type="float">
            <text:p>1238370</text:p>
          </table:table-cell>
          <table:table-cell office:value-type="float" office:value="630420" calcext:value-type="float">
            <text:p>630420</text:p>
          </table:table-cell>
          <table:table-cell office:value-type="float" office:value="607950" calcext:value-type="float">
            <text:p>607950</text:p>
          </table:table-cell>
          <table:table-cell office:value-type="float" office:value="303209" calcext:value-type="float">
            <text:p>303209</text:p>
          </table:table-cell>
          <table:table-cell office:value-type="float" office:value="154752" calcext:value-type="float">
            <text:p>154752</text:p>
          </table:table-cell>
          <table:table-cell office:value-type="float" office:value="148457" calcext:value-type="float">
            <text:p>1484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1430955" calcext:value-type="float">
            <text:p>1430955</text:p>
          </table:table-cell>
          <table:table-cell office:value-type="float" office:value="748726" calcext:value-type="float">
            <text:p>748726</text:p>
          </table:table-cell>
          <table:table-cell office:value-type="float" office:value="682229" calcext:value-type="float">
            <text:p>682229</text:p>
          </table:table-cell>
          <table:table-cell office:value-type="float" office:value="588041" calcext:value-type="float">
            <text:p>588041</text:p>
          </table:table-cell>
          <table:table-cell office:value-type="float" office:value="315335" calcext:value-type="float">
            <text:p>315335</text:p>
          </table:table-cell>
          <table:table-cell office:value-type="float" office:value="272706" calcext:value-type="float">
            <text:p>2727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1324170" calcext:value-type="float">
            <text:p>1324170</text:p>
          </table:table-cell>
          <table:table-cell office:value-type="float" office:value="718078" calcext:value-type="float">
            <text:p>718078</text:p>
          </table:table-cell>
          <table:table-cell office:value-type="float" office:value="606092" calcext:value-type="float">
            <text:p>606092</text:p>
          </table:table-cell>
          <table:table-cell office:value-type="float" office:value="538229" calcext:value-type="float">
            <text:p>538229</text:p>
          </table:table-cell>
          <table:table-cell office:value-type="float" office:value="309529" calcext:value-type="float">
            <text:p>309529</text:p>
          </table:table-cell>
          <table:table-cell office:value-type="float" office:value="228700" calcext:value-type="float">
            <text:p>2287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1201587" calcext:value-type="float">
            <text:p>1201587</text:p>
          </table:table-cell>
          <table:table-cell office:value-type="float" office:value="681949" calcext:value-type="float">
            <text:p>681949</text:p>
          </table:table-cell>
          <table:table-cell office:value-type="float" office:value="519638" calcext:value-type="float">
            <text:p>519638</text:p>
          </table:table-cell>
          <table:table-cell office:value-type="float" office:value="475817" calcext:value-type="float">
            <text:p>475817</text:p>
          </table:table-cell>
          <table:table-cell office:value-type="float" office:value="289177" calcext:value-type="float">
            <text:p>289177</text:p>
          </table:table-cell>
          <table:table-cell office:value-type="float" office:value="186640" calcext:value-type="float">
            <text:p>1866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3012578" calcext:value-type="float">
            <text:p>3012578</text:p>
          </table:table-cell>
          <table:table-cell office:value-type="float" office:value="1853645" calcext:value-type="float">
            <text:p>1853645</text:p>
          </table:table-cell>
          <table:table-cell office:value-type="float" office:value="1158933" calcext:value-type="float">
            <text:p>1158933</text:p>
          </table:table-cell>
          <table:table-cell office:value-type="float" office:value="1076004" calcext:value-type="float">
            <text:p>1076004</text:p>
          </table:table-cell>
          <table:table-cell office:value-type="float" office:value="742577" calcext:value-type="float">
            <text:p>742577</text:p>
          </table:table-cell>
          <table:table-cell office:value-type="float" office:value="333427" calcext:value-type="float">
            <text:p>3334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1093296" calcext:value-type="float">
            <text:p>1093296</text:p>
          </table:table-cell>
          <table:table-cell office:value-type="float" office:value="712837" calcext:value-type="float">
            <text:p>712837</text:p>
          </table:table-cell>
          <table:table-cell office:value-type="float" office:value="380459" calcext:value-type="float">
            <text:p>380459</text:p>
          </table:table-cell>
          <table:table-cell office:value-type="float" office:value="294815" calcext:value-type="float">
            <text:p>294815</text:p>
          </table:table-cell>
          <table:table-cell office:value-type="float" office:value="235465" calcext:value-type="float">
            <text:p>235465</text:p>
          </table:table-cell>
          <table:table-cell office:value-type="float" office:value="59350" calcext:value-type="float">
            <text:p>593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185530" calcext:value-type="float">
            <text:p>185530</text:p>
          </table:table-cell>
          <table:table-cell office:value-type="float" office:value="117674" calcext:value-type="float">
            <text:p>117674</text:p>
          </table:table-cell>
          <table:table-cell office:value-type="float" office:value="67856" calcext:value-type="float">
            <text:p>67856</text:p>
          </table:table-cell>
          <table:table-cell office:value-type="float" office:value="39011" calcext:value-type="float">
            <text:p>39011</text:p>
          </table:table-cell>
          <table:table-cell office:value-type="float" office:value="31217" calcext:value-type="float">
            <text:p>31217</text:p>
          </table:table-cell>
          <table:table-cell office:value-type="float" office:value="7794" calcext:value-type="float">
            <text:p>77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25568" calcext:value-type="float">
            <text:p>25568</text:p>
          </table:table-cell>
          <table:table-cell office:value-type="float" office:value="14529" calcext:value-type="float">
            <text:p>14529</text:p>
          </table:table-cell>
          <table:table-cell office:value-type="float" office:value="11039" calcext:value-type="float">
            <text:p>11039</text:p>
          </table:table-cell>
          <table:table-cell office:value-type="float" office:value="7994" calcext:value-type="float">
            <text:p>7994</text:p>
          </table:table-cell>
          <table:table-cell office:value-type="float" office:value="5000" calcext:value-type="float">
            <text:p>5000</text:p>
          </table:table-cell>
          <table:table-cell office:value-type="float" office:value="2994" calcext:value-type="float">
            <text:p>29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3793631" calcext:value-type="float">
            <text:p>3793631</text:p>
          </table:table-cell>
          <table:table-cell office:value-type="float" office:value="2125153" calcext:value-type="float">
            <text:p>2125153</text:p>
          </table:table-cell>
          <table:table-cell office:value-type="float" office:value="1668478" calcext:value-type="float">
            <text:p>1668478</text:p>
          </table:table-cell>
          <table:table-cell office:value-type="float" office:value="2164213" calcext:value-type="float">
            <text:p>2164213</text:p>
          </table:table-cell>
          <table:table-cell office:value-type="float" office:value="1256276" calcext:value-type="float">
            <text:p>1256276</text:p>
          </table:table-cell>
          <table:table-cell office:value-type="float" office:value="907937" calcext:value-type="float">
            <text:p>9079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139529" calcext:value-type="float">
            <text:p>139529</text:p>
          </table:table-cell>
          <table:table-cell office:value-type="float" office:value="73450" calcext:value-type="float">
            <text:p>73450</text:p>
          </table:table-cell>
          <table:table-cell office:value-type="float" office:value="66079" calcext:value-type="float">
            <text:p>66079</text:p>
          </table:table-cell>
          <table:table-cell office:value-type="float" office:value="43708" calcext:value-type="float">
            <text:p>43708</text:p>
          </table:table-cell>
          <table:table-cell office:value-type="float" office:value="23487" calcext:value-type="float">
            <text:p>23487</text:p>
          </table:table-cell>
          <table:table-cell office:value-type="float" office:value="20221" calcext:value-type="float">
            <text:p>202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339397" calcext:value-type="float">
            <text:p>339397</text:p>
          </table:table-cell>
          <table:table-cell office:value-type="float" office:value="174476" calcext:value-type="float">
            <text:p>174476</text:p>
          </table:table-cell>
          <table:table-cell office:value-type="float" office:value="164921" calcext:value-type="float">
            <text:p>164921</text:p>
          </table:table-cell>
          <table:table-cell office:value-type="float" office:value="158239" calcext:value-type="float">
            <text:p>158239</text:p>
          </table:table-cell>
          <table:table-cell office:value-type="float" office:value="81247" calcext:value-type="float">
            <text:p>81247</text:p>
          </table:table-cell>
          <table:table-cell office:value-type="float" office:value="76992" calcext:value-type="float">
            <text:p>769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472493" calcext:value-type="float">
            <text:p>472493</text:p>
          </table:table-cell>
          <table:table-cell office:value-type="float" office:value="248078" calcext:value-type="float">
            <text:p>248078</text:p>
          </table:table-cell>
          <table:table-cell office:value-type="float" office:value="224415" calcext:value-type="float">
            <text:p>224415</text:p>
          </table:table-cell>
          <table:table-cell office:value-type="float" office:value="287708" calcext:value-type="float">
            <text:p>287708</text:p>
          </table:table-cell>
          <table:table-cell office:value-type="float" office:value="150093" calcext:value-type="float">
            <text:p>150093</text:p>
          </table:table-cell>
          <table:table-cell office:value-type="float" office:value="137615" calcext:value-type="float">
            <text:p>1376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487234" calcext:value-type="float">
            <text:p>487234</text:p>
          </table:table-cell>
          <table:table-cell office:value-type="float" office:value="255577" calcext:value-type="float">
            <text:p>255577</text:p>
          </table:table-cell>
          <table:table-cell office:value-type="float" office:value="231657" calcext:value-type="float">
            <text:p>231657</text:p>
          </table:table-cell>
          <table:table-cell office:value-type="float" office:value="295093" calcext:value-type="float">
            <text:p>295093</text:p>
          </table:table-cell>
          <table:table-cell office:value-type="float" office:value="156598" calcext:value-type="float">
            <text:p>156598</text:p>
          </table:table-cell>
          <table:table-cell office:value-type="float" office:value="138495" calcext:value-type="float">
            <text:p>1384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439816" calcext:value-type="float">
            <text:p>439816</text:p>
          </table:table-cell>
          <table:table-cell office:value-type="float" office:value="231713" calcext:value-type="float">
            <text:p>231713</text:p>
          </table:table-cell>
          <table:table-cell office:value-type="float" office:value="208103" calcext:value-type="float">
            <text:p>208103</text:p>
          </table:table-cell>
          <table:table-cell office:value-type="float" office:value="262879" calcext:value-type="float">
            <text:p>262879</text:p>
          </table:table-cell>
          <table:table-cell office:value-type="float" office:value="140671" calcext:value-type="float">
            <text:p>140671</text:p>
          </table:table-cell>
          <table:table-cell office:value-type="float" office:value="122208" calcext:value-type="float">
            <text:p>1222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1322971" calcext:value-type="float">
            <text:p>1322971</text:p>
          </table:table-cell>
          <table:table-cell office:value-type="float" office:value="755921" calcext:value-type="float">
            <text:p>755921</text:p>
          </table:table-cell>
          <table:table-cell office:value-type="float" office:value="567050" calcext:value-type="float">
            <text:p>567050</text:p>
          </table:table-cell>
          <table:table-cell office:value-type="float" office:value="785789" calcext:value-type="float">
            <text:p>785789</text:p>
          </table:table-cell>
          <table:table-cell office:value-type="float" office:value="466818" calcext:value-type="float">
            <text:p>466818</text:p>
          </table:table-cell>
          <table:table-cell office:value-type="float" office:value="318971" calcext:value-type="float">
            <text:p>3189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496707" calcext:value-type="float">
            <text:p>496707</text:p>
          </table:table-cell>
          <table:table-cell office:value-type="float" office:value="324254" calcext:value-type="float">
            <text:p>324254</text:p>
          </table:table-cell>
          <table:table-cell office:value-type="float" office:value="172453" calcext:value-type="float">
            <text:p>172453</text:p>
          </table:table-cell>
          <table:table-cell office:value-type="float" office:value="282754" calcext:value-type="float">
            <text:p>282754</text:p>
          </table:table-cell>
          <table:table-cell office:value-type="float" office:value="202479" calcext:value-type="float">
            <text:p>202479</text:p>
          </table:table-cell>
          <table:table-cell office:value-type="float" office:value="80275" calcext:value-type="float">
            <text:p>802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82161" calcext:value-type="float">
            <text:p>82161</text:p>
          </table:table-cell>
          <table:table-cell office:value-type="float" office:value="54218" calcext:value-type="float">
            <text:p>54218</text:p>
          </table:table-cell>
          <table:table-cell office:value-type="float" office:value="27943" calcext:value-type="float">
            <text:p>27943</text:p>
          </table:table-cell>
          <table:table-cell office:value-type="float" office:value="40857" calcext:value-type="float">
            <text:p>40857</text:p>
          </table:table-cell>
          <table:table-cell office:value-type="float" office:value="30740" calcext:value-type="float">
            <text:p>30740</text:p>
          </table:table-cell>
          <table:table-cell office:value-type="float" office:value="10117" calcext:value-type="float">
            <text:p>101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13323" calcext:value-type="float">
            <text:p>13323</text:p>
          </table:table-cell>
          <table:table-cell office:value-type="float" office:value="7466" calcext:value-type="float">
            <text:p>7466</text:p>
          </table:table-cell>
          <table:table-cell office:value-type="float" office:value="5857" calcext:value-type="float">
            <text:p>5857</text:p>
          </table:table-cell>
          <table:table-cell office:value-type="float" office:value="7186" calcext:value-type="float">
            <text:p>7186</text:p>
          </table:table-cell>
          <table:table-cell office:value-type="float" office:value="4143" calcext:value-type="float">
            <text:p>4143</text:p>
          </table:table-cell>
          <table:table-cell office:value-type="float" office:value="3043" calcext:value-type="float">
            <text:p>30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3384223" calcext:value-type="float">
            <text:p>3384223</text:p>
          </table:table-cell>
          <table:table-cell office:value-type="float" office:value="1820621" calcext:value-type="float">
            <text:p>1820621</text:p>
          </table:table-cell>
          <table:table-cell office:value-type="float" office:value="1563602" calcext:value-type="float">
            <text:p>1563602</text:p>
          </table:table-cell>
          <table:table-cell office:value-type="float" office:value="422569" calcext:value-type="float">
            <text:p>422569</text:p>
          </table:table-cell>
          <table:table-cell office:value-type="float" office:value="245150" calcext:value-type="float">
            <text:p>245150</text:p>
          </table:table-cell>
          <table:table-cell office:value-type="float" office:value="177419" calcext:value-type="float">
            <text:p>1774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271809" calcext:value-type="float">
            <text:p>271809</text:p>
          </table:table-cell>
          <table:table-cell office:value-type="float" office:value="141604" calcext:value-type="float">
            <text:p>141604</text:p>
          </table:table-cell>
          <table:table-cell office:value-type="float" office:value="130205" calcext:value-type="float">
            <text:p>130205</text:p>
          </table:table-cell>
          <table:table-cell office:value-type="float" office:value="14730" calcext:value-type="float">
            <text:p>14730</text:p>
          </table:table-cell>
          <table:table-cell office:value-type="float" office:value="7646" calcext:value-type="float">
            <text:p>7646</text:p>
          </table:table-cell>
          <table:table-cell office:value-type="float" office:value="7084" calcext:value-type="float">
            <text:p>70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436170" calcext:value-type="float">
            <text:p>436170</text:p>
          </table:table-cell>
          <table:table-cell office:value-type="float" office:value="226721" calcext:value-type="float">
            <text:p>226721</text:p>
          </table:table-cell>
          <table:table-cell office:value-type="float" office:value="209449" calcext:value-type="float">
            <text:p>209449</text:p>
          </table:table-cell>
          <table:table-cell office:value-type="float" office:value="40262" calcext:value-type="float">
            <text:p>40262</text:p>
          </table:table-cell>
          <table:table-cell office:value-type="float" office:value="21566" calcext:value-type="float">
            <text:p>21566</text:p>
          </table:table-cell>
          <table:table-cell office:value-type="float" office:value="18696" calcext:value-type="float">
            <text:p>186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405636" calcext:value-type="float">
            <text:p>405636</text:p>
          </table:table-cell>
          <table:table-cell office:value-type="float" office:value="210775" calcext:value-type="float">
            <text:p>210775</text:p>
          </table:table-cell>
          <table:table-cell office:value-type="float" office:value="194861" calcext:value-type="float">
            <text:p>194861</text:p>
          </table:table-cell>
          <table:table-cell office:value-type="float" office:value="51939" calcext:value-type="float">
            <text:p>51939</text:p>
          </table:table-cell>
          <table:table-cell office:value-type="float" office:value="27497" calcext:value-type="float">
            <text:p>27497</text:p>
          </table:table-cell>
          <table:table-cell office:value-type="float" office:value="24442" calcext:value-type="float">
            <text:p>244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389948" calcext:value-type="float">
            <text:p>389948</text:p>
          </table:table-cell>
          <table:table-cell office:value-type="float" office:value="201401" calcext:value-type="float">
            <text:p>201401</text:p>
          </table:table-cell>
          <table:table-cell office:value-type="float" office:value="188547" calcext:value-type="float">
            <text:p>188547</text:p>
          </table:table-cell>
          <table:table-cell office:value-type="float" office:value="54010" calcext:value-type="float">
            <text:p>54010</text:p>
          </table:table-cell>
          <table:table-cell office:value-type="float" office:value="28968" calcext:value-type="float">
            <text:p>28968</text:p>
          </table:table-cell>
          <table:table-cell office:value-type="float" office:value="25042" calcext:value-type="float">
            <text:p>250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340868" calcext:value-type="float">
            <text:p>340868</text:p>
          </table:table-cell>
          <table:table-cell office:value-type="float" office:value="183985" calcext:value-type="float">
            <text:p>183985</text:p>
          </table:table-cell>
          <table:table-cell office:value-type="float" office:value="156883" calcext:value-type="float">
            <text:p>156883</text:p>
          </table:table-cell>
          <table:table-cell office:value-type="float" office:value="47238" calcext:value-type="float">
            <text:p>47238</text:p>
          </table:table-cell>
          <table:table-cell office:value-type="float" office:value="26659" calcext:value-type="float">
            <text:p>26659</text:p>
          </table:table-cell>
          <table:table-cell office:value-type="float" office:value="20579" calcext:value-type="float">
            <text:p>205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1023357" calcext:value-type="float">
            <text:p>1023357</text:p>
          </table:table-cell>
          <table:table-cell office:value-type="float" office:value="566559" calcext:value-type="float">
            <text:p>566559</text:p>
          </table:table-cell>
          <table:table-cell office:value-type="float" office:value="456798" calcext:value-type="float">
            <text:p>456798</text:p>
          </table:table-cell>
          <table:table-cell office:value-type="float" office:value="145345" calcext:value-type="float">
            <text:p>145345</text:p>
          </table:table-cell>
          <table:table-cell office:value-type="float" office:value="87057" calcext:value-type="float">
            <text:p>87057</text:p>
          </table:table-cell>
          <table:table-cell office:value-type="float" office:value="58288" calcext:value-type="float">
            <text:p>582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429772" calcext:value-type="float">
            <text:p>429772</text:p>
          </table:table-cell>
          <table:table-cell office:value-type="float" office:value="242011" calcext:value-type="float">
            <text:p>242011</text:p>
          </table:table-cell>
          <table:table-cell office:value-type="float" office:value="187761" calcext:value-type="float">
            <text:p>187761</text:p>
          </table:table-cell>
          <table:table-cell office:value-type="float" office:value="58416" calcext:value-type="float">
            <text:p>58416</text:p>
          </table:table-cell>
          <table:table-cell office:value-type="float" office:value="38300" calcext:value-type="float">
            <text:p>38300</text:p>
          </table:table-cell>
          <table:table-cell office:value-type="float" office:value="20116" calcext:value-type="float">
            <text:p>201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83613" calcext:value-type="float">
            <text:p>83613</text:p>
          </table:table-cell>
          <table:table-cell office:value-type="float" office:value="45873" calcext:value-type="float">
            <text:p>45873</text:p>
          </table:table-cell>
          <table:table-cell office:value-type="float" office:value="37740" calcext:value-type="float">
            <text:p>37740</text:p>
          </table:table-cell>
          <table:table-cell office:value-type="float" office:value="10288" calcext:value-type="float">
            <text:p>10288</text:p>
          </table:table-cell>
          <table:table-cell office:value-type="float" office:value="7255" calcext:value-type="float">
            <text:p>7255</text:p>
          </table:table-cell>
          <table:table-cell office:value-type="float" office:value="3033" calcext:value-type="float">
            <text:p>30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3050" calcext:value-type="float">
            <text:p>3050</text:p>
          </table:table-cell>
          <table:table-cell office:value-type="float" office:value="1692" calcext:value-type="float">
            <text:p>1692</text:p>
          </table:table-cell>
          <table:table-cell office:value-type="float" office:value="1358" calcext:value-type="float">
            <text:p>1358</text:p>
          </table:table-cell>
          <table:table-cell office:value-type="float" office:value="341" calcext:value-type="float">
            <text:p>341</text:p>
          </table:table-cell>
          <table:table-cell office:value-type="float" office:value="202" calcext:value-type="float">
            <text:p>202</text:p>
          </table:table-cell>
          <table:table-cell office:value-type="float" office:value="139" calcext:value-type="float">
            <text:p>1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2094811" calcext:value-type="float">
            <text:p>2094811</text:p>
          </table:table-cell>
          <table:table-cell office:value-type="float" office:value="1139954" calcext:value-type="float">
            <text:p>1139954</text:p>
          </table:table-cell>
          <table:table-cell office:value-type="float" office:value="954857" calcext:value-type="float">
            <text:p>954857</text:p>
          </table:table-cell>
          <table:table-cell office:value-type="float" office:value="197443" calcext:value-type="float">
            <text:p>197443</text:p>
          </table:table-cell>
          <table:table-cell office:value-type="float" office:value="119521" calcext:value-type="float">
            <text:p>119521</text:p>
          </table:table-cell>
          <table:table-cell office:value-type="float" office:value="77922" calcext:value-type="float">
            <text:p>779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198227" calcext:value-type="float">
            <text:p>198227</text:p>
          </table:table-cell>
          <table:table-cell office:value-type="float" office:value="102686" calcext:value-type="float">
            <text:p>102686</text:p>
          </table:table-cell>
          <table:table-cell office:value-type="float" office:value="95541" calcext:value-type="float">
            <text:p>95541</text:p>
          </table:table-cell>
          <table:table-cell office:value-type="float" office:value="9533" calcext:value-type="float">
            <text:p>9533</text:p>
          </table:table-cell>
          <table:table-cell office:value-type="float" office:value="4941" calcext:value-type="float">
            <text:p>4941</text:p>
          </table:table-cell>
          <table:table-cell office:value-type="float" office:value="4592" calcext:value-type="float">
            <text:p>45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315492" calcext:value-type="float">
            <text:p>315492</text:p>
          </table:table-cell>
          <table:table-cell office:value-type="float" office:value="163436" calcext:value-type="float">
            <text:p>163436</text:p>
          </table:table-cell>
          <table:table-cell office:value-type="float" office:value="152056" calcext:value-type="float">
            <text:p>152056</text:p>
          </table:table-cell>
          <table:table-cell office:value-type="float" office:value="24650" calcext:value-type="float">
            <text:p>24650</text:p>
          </table:table-cell>
          <table:table-cell office:value-type="float" office:value="13421" calcext:value-type="float">
            <text:p>13421</text:p>
          </table:table-cell>
          <table:table-cell office:value-type="float" office:value="11229" calcext:value-type="float">
            <text:p>112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267911" calcext:value-type="float">
            <text:p>267911</text:p>
          </table:table-cell>
          <table:table-cell office:value-type="float" office:value="139607" calcext:value-type="float">
            <text:p>139607</text:p>
          </table:table-cell>
          <table:table-cell office:value-type="float" office:value="128304" calcext:value-type="float">
            <text:p>128304</text:p>
          </table:table-cell>
          <table:table-cell office:value-type="float" office:value="29537" calcext:value-type="float">
            <text:p>29537</text:p>
          </table:table-cell>
          <table:table-cell office:value-type="float" office:value="16017" calcext:value-type="float">
            <text:p>16017</text:p>
          </table:table-cell>
          <table:table-cell office:value-type="float" office:value="13520" calcext:value-type="float">
            <text:p>135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240640" calcext:value-type="float">
            <text:p>240640</text:p>
          </table:table-cell>
          <table:table-cell office:value-type="float" office:value="126210" calcext:value-type="float">
            <text:p>126210</text:p>
          </table:table-cell>
          <table:table-cell office:value-type="float" office:value="114430" calcext:value-type="float">
            <text:p>114430</text:p>
          </table:table-cell>
          <table:table-cell office:value-type="float" office:value="27865" calcext:value-type="float">
            <text:p>27865</text:p>
          </table:table-cell>
          <table:table-cell office:value-type="float" office:value="15912" calcext:value-type="float">
            <text:p>15912</text:p>
          </table:table-cell>
          <table:table-cell office:value-type="float" office:value="11953" calcext:value-type="float">
            <text:p>119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203747" calcext:value-type="float">
            <text:p>203747</text:p>
          </table:table-cell>
          <table:table-cell office:value-type="float" office:value="114112" calcext:value-type="float">
            <text:p>114112</text:p>
          </table:table-cell>
          <table:table-cell office:value-type="float" office:value="89635" calcext:value-type="float">
            <text:p>89635</text:p>
          </table:table-cell>
          <table:table-cell office:value-type="float" office:value="23052" calcext:value-type="float">
            <text:p>23052</text:p>
          </table:table-cell>
          <table:table-cell office:value-type="float" office:value="14354" calcext:value-type="float">
            <text:p>14354</text:p>
          </table:table-cell>
          <table:table-cell office:value-type="float" office:value="8698" calcext:value-type="float">
            <text:p>86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584272" calcext:value-type="float">
            <text:p>584272</text:p>
          </table:table-cell>
          <table:table-cell office:value-type="float" office:value="333102" calcext:value-type="float">
            <text:p>333102</text:p>
          </table:table-cell>
          <table:table-cell office:value-type="float" office:value="251170" calcext:value-type="float">
            <text:p>251170</text:p>
          </table:table-cell>
          <table:table-cell office:value-type="float" office:value="60683" calcext:value-type="float">
            <text:p>60683</text:p>
          </table:table-cell>
          <table:table-cell office:value-type="float" office:value="39885" calcext:value-type="float">
            <text:p>39885</text:p>
          </table:table-cell>
          <table:table-cell office:value-type="float" office:value="20798" calcext:value-type="float">
            <text:p>207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238874" calcext:value-type="float">
            <text:p>238874</text:p>
          </table:table-cell>
          <table:table-cell office:value-type="float" office:value="135730" calcext:value-type="float">
            <text:p>135730</text:p>
          </table:table-cell>
          <table:table-cell office:value-type="float" office:value="103144" calcext:value-type="float">
            <text:p>103144</text:p>
          </table:table-cell>
          <table:table-cell office:value-type="float" office:value="19354" calcext:value-type="float">
            <text:p>19354</text:p>
          </table:table-cell>
          <table:table-cell office:value-type="float" office:value="13169" calcext:value-type="float">
            <text:p>13169</text:p>
          </table:table-cell>
          <table:table-cell office:value-type="float" office:value="6185" calcext:value-type="float">
            <text:p>61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44387" calcext:value-type="float">
            <text:p>44387</text:p>
          </table:table-cell>
          <table:table-cell office:value-type="float" office:value="24376" calcext:value-type="float">
            <text:p>24376</text:p>
          </table:table-cell>
          <table:table-cell office:value-type="float" office:value="20011" calcext:value-type="float">
            <text:p>20011</text:p>
          </table:table-cell>
          <table:table-cell office:value-type="float" office:value="2650" calcext:value-type="float">
            <text:p>2650</text:p>
          </table:table-cell>
          <table:table-cell office:value-type="float" office:value="1743" calcext:value-type="float">
            <text:p>1743</text:p>
          </table:table-cell>
          <table:table-cell office:value-type="float" office:value="907" calcext:value-type="float">
            <text:p>9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1261" calcext:value-type="float">
            <text:p>1261</text:p>
          </table:table-cell>
          <table:table-cell office:value-type="float" office:value="695" calcext:value-type="float">
            <text:p>695</text:p>
          </table:table-cell>
          <table:table-cell office:value-type="float" office:value="566" calcext:value-type="float">
            <text:p>566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1289412" calcext:value-type="float">
            <text:p>1289412</text:p>
          </table:table-cell>
          <table:table-cell office:value-type="float" office:value="680667" calcext:value-type="float">
            <text:p>680667</text:p>
          </table:table-cell>
          <table:table-cell office:value-type="float" office:value="608745" calcext:value-type="float">
            <text:p>608745</text:p>
          </table:table-cell>
          <table:table-cell office:value-type="float" office:value="225126" calcext:value-type="float">
            <text:p>225126</text:p>
          </table:table-cell>
          <table:table-cell office:value-type="float" office:value="125629" calcext:value-type="float">
            <text:p>125629</text:p>
          </table:table-cell>
          <table:table-cell office:value-type="float" office:value="99497" calcext:value-type="float">
            <text:p>994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73582" calcext:value-type="float">
            <text:p>73582</text:p>
          </table:table-cell>
          <table:table-cell office:value-type="float" office:value="38918" calcext:value-type="float">
            <text:p>38918</text:p>
          </table:table-cell>
          <table:table-cell office:value-type="float" office:value="34664" calcext:value-type="float">
            <text:p>34664</text:p>
          </table:table-cell>
          <table:table-cell office:value-type="float" office:value="5197" calcext:value-type="float">
            <text:p>5197</text:p>
          </table:table-cell>
          <table:table-cell office:value-type="float" office:value="2705" calcext:value-type="float">
            <text:p>2705</text:p>
          </table:table-cell>
          <table:table-cell office:value-type="float" office:value="2492" calcext:value-type="float">
            <text:p>24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20678" calcext:value-type="float">
            <text:p>120678</text:p>
          </table:table-cell>
          <table:table-cell office:value-type="float" office:value="63285" calcext:value-type="float">
            <text:p>63285</text:p>
          </table:table-cell>
          <table:table-cell office:value-type="float" office:value="57393" calcext:value-type="float">
            <text:p>57393</text:p>
          </table:table-cell>
          <table:table-cell office:value-type="float" office:value="15612" calcext:value-type="float">
            <text:p>15612</text:p>
          </table:table-cell>
          <table:table-cell office:value-type="float" office:value="8145" calcext:value-type="float">
            <text:p>8145</text:p>
          </table:table-cell>
          <table:table-cell office:value-type="float" office:value="7467" calcext:value-type="float">
            <text:p>74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137725" calcext:value-type="float">
            <text:p>137725</text:p>
          </table:table-cell>
          <table:table-cell office:value-type="float" office:value="71168" calcext:value-type="float">
            <text:p>71168</text:p>
          </table:table-cell>
          <table:table-cell office:value-type="float" office:value="66557" calcext:value-type="float">
            <text:p>66557</text:p>
          </table:table-cell>
          <table:table-cell office:value-type="float" office:value="22402" calcext:value-type="float">
            <text:p>22402</text:p>
          </table:table-cell>
          <table:table-cell office:value-type="float" office:value="11480" calcext:value-type="float">
            <text:p>11480</text:p>
          </table:table-cell>
          <table:table-cell office:value-type="float" office:value="10922" calcext:value-type="float">
            <text:p>109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149308" calcext:value-type="float">
            <text:p>149308</text:p>
          </table:table-cell>
          <table:table-cell office:value-type="float" office:value="75191" calcext:value-type="float">
            <text:p>75191</text:p>
          </table:table-cell>
          <table:table-cell office:value-type="float" office:value="74117" calcext:value-type="float">
            <text:p>74117</text:p>
          </table:table-cell>
          <table:table-cell office:value-type="float" office:value="26145" calcext:value-type="float">
            <text:p>26145</text:p>
          </table:table-cell>
          <table:table-cell office:value-type="float" office:value="13056" calcext:value-type="float">
            <text:p>13056</text:p>
          </table:table-cell>
          <table:table-cell office:value-type="float" office:value="13089" calcext:value-type="float">
            <text:p>130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137121" calcext:value-type="float">
            <text:p>137121</text:p>
          </table:table-cell>
          <table:table-cell office:value-type="float" office:value="69873" calcext:value-type="float">
            <text:p>69873</text:p>
          </table:table-cell>
          <table:table-cell office:value-type="float" office:value="67248" calcext:value-type="float">
            <text:p>67248</text:p>
          </table:table-cell>
          <table:table-cell office:value-type="float" office:value="24186" calcext:value-type="float">
            <text:p>24186</text:p>
          </table:table-cell>
          <table:table-cell office:value-type="float" office:value="12305" calcext:value-type="float">
            <text:p>12305</text:p>
          </table:table-cell>
          <table:table-cell office:value-type="float" office:value="11881" calcext:value-type="float">
            <text:p>118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439085" calcext:value-type="float">
            <text:p>439085</text:p>
          </table:table-cell>
          <table:table-cell office:value-type="float" office:value="233457" calcext:value-type="float">
            <text:p>233457</text:p>
          </table:table-cell>
          <table:table-cell office:value-type="float" office:value="205628" calcext:value-type="float">
            <text:p>205628</text:p>
          </table:table-cell>
          <table:table-cell office:value-type="float" office:value="84662" calcext:value-type="float">
            <text:p>84662</text:p>
          </table:table-cell>
          <table:table-cell office:value-type="float" office:value="47172" calcext:value-type="float">
            <text:p>47172</text:p>
          </table:table-cell>
          <table:table-cell office:value-type="float" office:value="37490" calcext:value-type="float">
            <text:p>374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190898" calcext:value-type="float">
            <text:p>190898</text:p>
          </table:table-cell>
          <table:table-cell office:value-type="float" office:value="106281" calcext:value-type="float">
            <text:p>106281</text:p>
          </table:table-cell>
          <table:table-cell office:value-type="float" office:value="84617" calcext:value-type="float">
            <text:p>84617</text:p>
          </table:table-cell>
          <table:table-cell office:value-type="float" office:value="39062" calcext:value-type="float">
            <text:p>39062</text:p>
          </table:table-cell>
          <table:table-cell office:value-type="float" office:value="25131" calcext:value-type="float">
            <text:p>25131</text:p>
          </table:table-cell>
          <table:table-cell office:value-type="float" office:value="13931" calcext:value-type="float">
            <text:p>139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39226" calcext:value-type="float">
            <text:p>39226</text:p>
          </table:table-cell>
          <table:table-cell office:value-type="float" office:value="21497" calcext:value-type="float">
            <text:p>21497</text:p>
          </table:table-cell>
          <table:table-cell office:value-type="float" office:value="17729" calcext:value-type="float">
            <text:p>17729</text:p>
          </table:table-cell>
          <table:table-cell office:value-type="float" office:value="7638" calcext:value-type="float">
            <text:p>7638</text:p>
          </table:table-cell>
          <table:table-cell office:value-type="float" office:value="5512" calcext:value-type="float">
            <text:p>5512</text:p>
          </table:table-cell>
          <table:table-cell office:value-type="float" office:value="2126" calcext:value-type="float">
            <text:p>21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1789" calcext:value-type="float">
            <text:p>1789</text:p>
          </table:table-cell>
          <table:table-cell office:value-type="float" office:value="997" calcext:value-type="float">
            <text:p>997</text:p>
          </table:table-cell>
          <table:table-cell office:value-type="float" office:value="792" calcext:value-type="float">
            <text:p>792</text:p>
          </table:table-cell>
          <table:table-cell office:value-type="float" office:value="222" calcext:value-type="float">
            <text:p>222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9808682" calcext:value-type="float">
            <text:p>9808682</text:p>
          </table:table-cell>
          <table:table-cell office:value-type="float" office:value="5474699" calcext:value-type="float">
            <text:p>5474699</text:p>
          </table:table-cell>
          <table:table-cell office:value-type="float" office:value="4333983" calcext:value-type="float">
            <text:p>4333983</text:p>
          </table:table-cell>
          <table:table-cell office:value-type="float" office:value="1257953" calcext:value-type="float">
            <text:p>1257953</text:p>
          </table:table-cell>
          <table:table-cell office:value-type="float" office:value="758130" calcext:value-type="float">
            <text:p>758130</text:p>
          </table:table-cell>
          <table:table-cell office:value-type="float" office:value="499823" calcext:value-type="float">
            <text:p>4998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652029" calcext:value-type="float">
            <text:p>652029</text:p>
          </table:table-cell>
          <table:table-cell office:value-type="float" office:value="333783" calcext:value-type="float">
            <text:p>333783</text:p>
          </table:table-cell>
          <table:table-cell office:value-type="float" office:value="318246" calcext:value-type="float">
            <text:p>318246</text:p>
          </table:table-cell>
          <table:table-cell office:value-type="float" office:value="19694" calcext:value-type="float">
            <text:p>19694</text:p>
          </table:table-cell>
          <table:table-cell office:value-type="float" office:value="10244" calcext:value-type="float">
            <text:p>10244</text:p>
          </table:table-cell>
          <table:table-cell office:value-type="float" office:value="9450" calcext:value-type="float">
            <text:p>94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225324" calcext:value-type="float">
            <text:p>1225324</text:p>
          </table:table-cell>
          <table:table-cell office:value-type="float" office:value="634283" calcext:value-type="float">
            <text:p>634283</text:p>
          </table:table-cell>
          <table:table-cell office:value-type="float" office:value="591041" calcext:value-type="float">
            <text:p>591041</text:p>
          </table:table-cell>
          <table:table-cell office:value-type="float" office:value="120698" calcext:value-type="float">
            <text:p>120698</text:p>
          </table:table-cell>
          <table:table-cell office:value-type="float" office:value="63117" calcext:value-type="float">
            <text:p>63117</text:p>
          </table:table-cell>
          <table:table-cell office:value-type="float" office:value="57581" calcext:value-type="float">
            <text:p>575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1367441" calcext:value-type="float">
            <text:p>1367441</text:p>
          </table:table-cell>
          <table:table-cell office:value-type="float" office:value="732108" calcext:value-type="float">
            <text:p>732108</text:p>
          </table:table-cell>
          <table:table-cell office:value-type="float" office:value="635333" calcext:value-type="float">
            <text:p>635333</text:p>
          </table:table-cell>
          <table:table-cell office:value-type="float" office:value="220669" calcext:value-type="float">
            <text:p>220669</text:p>
          </table:table-cell>
          <table:table-cell office:value-type="float" office:value="121090" calcext:value-type="float">
            <text:p>121090</text:p>
          </table:table-cell>
          <table:table-cell office:value-type="float" office:value="99579" calcext:value-type="float">
            <text:p>995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1267570" calcext:value-type="float">
            <text:p>1267570</text:p>
          </table:table-cell>
          <table:table-cell office:value-type="float" office:value="702092" calcext:value-type="float">
            <text:p>702092</text:p>
          </table:table-cell>
          <table:table-cell office:value-type="float" office:value="565478" calcext:value-type="float">
            <text:p>565478</text:p>
          </table:table-cell>
          <table:table-cell office:value-type="float" office:value="189794" calcext:value-type="float">
            <text:p>189794</text:p>
          </table:table-cell>
          <table:table-cell office:value-type="float" office:value="110897" calcext:value-type="float">
            <text:p>110897</text:p>
          </table:table-cell>
          <table:table-cell office:value-type="float" office:value="78897" calcext:value-type="float">
            <text:p>788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1005440" calcext:value-type="float">
            <text:p>1005440</text:p>
          </table:table-cell>
          <table:table-cell office:value-type="float" office:value="562848" calcext:value-type="float">
            <text:p>562848</text:p>
          </table:table-cell>
          <table:table-cell office:value-type="float" office:value="442592" calcext:value-type="float">
            <text:p>442592</text:p>
          </table:table-cell>
          <table:table-cell office:value-type="float" office:value="141123" calcext:value-type="float">
            <text:p>141123</text:p>
          </table:table-cell>
          <table:table-cell office:value-type="float" office:value="84050" calcext:value-type="float">
            <text:p>84050</text:p>
          </table:table-cell>
          <table:table-cell office:value-type="float" office:value="57073" calcext:value-type="float">
            <text:p>570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2842920" calcext:value-type="float">
            <text:p>2842920</text:p>
          </table:table-cell>
          <table:table-cell office:value-type="float" office:value="1645503" calcext:value-type="float">
            <text:p>1645503</text:p>
          </table:table-cell>
          <table:table-cell office:value-type="float" office:value="1197417" calcext:value-type="float">
            <text:p>1197417</text:p>
          </table:table-cell>
          <table:table-cell office:value-type="float" office:value="377928" calcext:value-type="float">
            <text:p>377928</text:p>
          </table:table-cell>
          <table:table-cell office:value-type="float" office:value="239192" calcext:value-type="float">
            <text:p>239192</text:p>
          </table:table-cell>
          <table:table-cell office:value-type="float" office:value="138736" calcext:value-type="float">
            <text:p>1387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1184474" calcext:value-type="float">
            <text:p>1184474</text:p>
          </table:table-cell>
          <table:table-cell office:value-type="float" office:value="712523" calcext:value-type="float">
            <text:p>712523</text:p>
          </table:table-cell>
          <table:table-cell office:value-type="float" office:value="471951" calcext:value-type="float">
            <text:p>471951</text:p>
          </table:table-cell>
          <table:table-cell office:value-type="float" office:value="155971" calcext:value-type="float">
            <text:p>155971</text:p>
          </table:table-cell>
          <table:table-cell office:value-type="float" office:value="106786" calcext:value-type="float">
            <text:p>106786</text:p>
          </table:table-cell>
          <table:table-cell office:value-type="float" office:value="49185" calcext:value-type="float">
            <text:p>491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251941" calcext:value-type="float">
            <text:p>251941</text:p>
          </table:table-cell>
          <table:table-cell office:value-type="float" office:value="145211" calcext:value-type="float">
            <text:p>145211</text:p>
          </table:table-cell>
          <table:table-cell office:value-type="float" office:value="106730" calcext:value-type="float">
            <text:p>106730</text:p>
          </table:table-cell>
          <table:table-cell office:value-type="float" office:value="30600" calcext:value-type="float">
            <text:p>30600</text:p>
          </table:table-cell>
          <table:table-cell office:value-type="float" office:value="21884" calcext:value-type="float">
            <text:p>21884</text:p>
          </table:table-cell>
          <table:table-cell office:value-type="float" office:value="8716" calcext:value-type="float">
            <text:p>87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11543" calcext:value-type="float">
            <text:p>11543</text:p>
          </table:table-cell>
          <table:table-cell office:value-type="float" office:value="6348" calcext:value-type="float">
            <text:p>6348</text:p>
          </table:table-cell>
          <table:table-cell office:value-type="float" office:value="5195" calcext:value-type="float">
            <text:p>5195</text:p>
          </table:table-cell>
          <table:table-cell office:value-type="float" office:value="1476" calcext:value-type="float">
            <text:p>1476</text:p>
          </table:table-cell>
          <table:table-cell office:value-type="float" office:value="870" calcext:value-type="float">
            <text:p>870</text:p>
          </table:table-cell>
          <table:table-cell office:value-type="float" office:value="606" calcext:value-type="float">
            <text:p>6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5329355" calcext:value-type="float">
            <text:p>5329355</text:p>
          </table:table-cell>
          <table:table-cell office:value-type="float" office:value="2994271" calcext:value-type="float">
            <text:p>2994271</text:p>
          </table:table-cell>
          <table:table-cell office:value-type="float" office:value="2335084" calcext:value-type="float">
            <text:p>2335084</text:p>
          </table:table-cell>
          <table:table-cell office:value-type="float" office:value="562738" calcext:value-type="float">
            <text:p>562738</text:p>
          </table:table-cell>
          <table:table-cell office:value-type="float" office:value="366897" calcext:value-type="float">
            <text:p>366897</text:p>
          </table:table-cell>
          <table:table-cell office:value-type="float" office:value="195841" calcext:value-type="float">
            <text:p>1958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468606" calcext:value-type="float">
            <text:p>468606</text:p>
          </table:table-cell>
          <table:table-cell office:value-type="float" office:value="236906" calcext:value-type="float">
            <text:p>236906</text:p>
          </table:table-cell>
          <table:table-cell office:value-type="float" office:value="231700" calcext:value-type="float">
            <text:p>231700</text:p>
          </table:table-cell>
          <table:table-cell office:value-type="float" office:value="6992" calcext:value-type="float">
            <text:p>6992</text:p>
          </table:table-cell>
          <table:table-cell office:value-type="float" office:value="3640" calcext:value-type="float">
            <text:p>3640</text:p>
          </table:table-cell>
          <table:table-cell office:value-type="float" office:value="3352" calcext:value-type="float">
            <text:p>33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841567" calcext:value-type="float">
            <text:p>841567</text:p>
          </table:table-cell>
          <table:table-cell office:value-type="float" office:value="431794" calcext:value-type="float">
            <text:p>431794</text:p>
          </table:table-cell>
          <table:table-cell office:value-type="float" office:value="409773" calcext:value-type="float">
            <text:p>409773</text:p>
          </table:table-cell>
          <table:table-cell office:value-type="float" office:value="71722" calcext:value-type="float">
            <text:p>71722</text:p>
          </table:table-cell>
          <table:table-cell office:value-type="float" office:value="37682" calcext:value-type="float">
            <text:p>37682</text:p>
          </table:table-cell>
          <table:table-cell office:value-type="float" office:value="34040" calcext:value-type="float">
            <text:p>340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817854" calcext:value-type="float">
            <text:p>817854</text:p>
          </table:table-cell>
          <table:table-cell office:value-type="float" office:value="442875" calcext:value-type="float">
            <text:p>442875</text:p>
          </table:table-cell>
          <table:table-cell office:value-type="float" office:value="374979" calcext:value-type="float">
            <text:p>374979</text:p>
          </table:table-cell>
          <table:table-cell office:value-type="float" office:value="134747" calcext:value-type="float">
            <text:p>134747</text:p>
          </table:table-cell>
          <table:table-cell office:value-type="float" office:value="77262" calcext:value-type="float">
            <text:p>77262</text:p>
          </table:table-cell>
          <table:table-cell office:value-type="float" office:value="57485" calcext:value-type="float">
            <text:p>574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662352" calcext:value-type="float">
            <text:p>662352</text:p>
          </table:table-cell>
          <table:table-cell office:value-type="float" office:value="381456" calcext:value-type="float">
            <text:p>381456</text:p>
          </table:table-cell>
          <table:table-cell office:value-type="float" office:value="280896" calcext:value-type="float">
            <text:p>280896</text:p>
          </table:table-cell>
          <table:table-cell office:value-type="float" office:value="98001" calcext:value-type="float">
            <text:p>98001</text:p>
          </table:table-cell>
          <table:table-cell office:value-type="float" office:value="63370" calcext:value-type="float">
            <text:p>63370</text:p>
          </table:table-cell>
          <table:table-cell office:value-type="float" office:value="34631" calcext:value-type="float">
            <text:p>346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502401" calcext:value-type="float">
            <text:p>502401</text:p>
          </table:table-cell>
          <table:table-cell office:value-type="float" office:value="295827" calcext:value-type="float">
            <text:p>295827</text:p>
          </table:table-cell>
          <table:table-cell office:value-type="float" office:value="206574" calcext:value-type="float">
            <text:p>206574</text:p>
          </table:table-cell>
          <table:table-cell office:value-type="float" office:value="64423" calcext:value-type="float">
            <text:p>64423</text:p>
          </table:table-cell>
          <table:table-cell office:value-type="float" office:value="44007" calcext:value-type="float">
            <text:p>44007</text:p>
          </table:table-cell>
          <table:table-cell office:value-type="float" office:value="20416" calcext:value-type="float">
            <text:p>204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1386272" calcext:value-type="float">
            <text:p>1386272</text:p>
          </table:table-cell>
          <table:table-cell office:value-type="float" office:value="827794" calcext:value-type="float">
            <text:p>827794</text:p>
          </table:table-cell>
          <table:table-cell office:value-type="float" office:value="558478" calcext:value-type="float">
            <text:p>558478</text:p>
          </table:table-cell>
          <table:table-cell office:value-type="float" office:value="141642" calcext:value-type="float">
            <text:p>141642</text:p>
          </table:table-cell>
          <table:table-cell office:value-type="float" office:value="105491" calcext:value-type="float">
            <text:p>105491</text:p>
          </table:table-cell>
          <table:table-cell office:value-type="float" office:value="36151" calcext:value-type="float">
            <text:p>361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533058" calcext:value-type="float">
            <text:p>533058</text:p>
          </table:table-cell>
          <table:table-cell office:value-type="float" office:value="313152" calcext:value-type="float">
            <text:p>313152</text:p>
          </table:table-cell>
          <table:table-cell office:value-type="float" office:value="219906" calcext:value-type="float">
            <text:p>219906</text:p>
          </table:table-cell>
          <table:table-cell office:value-type="float" office:value="38580" calcext:value-type="float">
            <text:p>38580</text:p>
          </table:table-cell>
          <table:table-cell office:value-type="float" office:value="30533" calcext:value-type="float">
            <text:p>30533</text:p>
          </table:table-cell>
          <table:table-cell office:value-type="float" office:value="8047" calcext:value-type="float">
            <text:p>80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113494" calcext:value-type="float">
            <text:p>113494</text:p>
          </table:table-cell>
          <table:table-cell office:value-type="float" office:value="62345" calcext:value-type="float">
            <text:p>62345</text:p>
          </table:table-cell>
          <table:table-cell office:value-type="float" office:value="51149" calcext:value-type="float">
            <text:p>51149</text:p>
          </table:table-cell>
          <table:table-cell office:value-type="float" office:value="6225" calcext:value-type="float">
            <text:p>6225</text:p>
          </table:table-cell>
          <table:table-cell office:value-type="float" office:value="4662" calcext:value-type="float">
            <text:p>4662</text:p>
          </table:table-cell>
          <table:table-cell office:value-type="float" office:value="1563" calcext:value-type="float">
            <text:p>15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3751" calcext:value-type="float">
            <text:p>3751</text:p>
          </table:table-cell>
          <table:table-cell office:value-type="float" office:value="2122" calcext:value-type="float">
            <text:p>2122</text:p>
          </table:table-cell>
          <table:table-cell office:value-type="float" office:value="1629" calcext:value-type="float">
            <text:p>1629</text:p>
          </table:table-cell>
          <table:table-cell office:value-type="float" office:value="406" calcext:value-type="float">
            <text:p>406</text:p>
          </table:table-cell>
          <table:table-cell office:value-type="float" office:value="250" calcext:value-type="float">
            <text:p>250</text:p>
          </table:table-cell>
          <table:table-cell office:value-type="float" office:value="156" calcext:value-type="float">
            <text:p>1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4479327" calcext:value-type="float">
            <text:p>4479327</text:p>
          </table:table-cell>
          <table:table-cell office:value-type="float" office:value="2480428" calcext:value-type="float">
            <text:p>2480428</text:p>
          </table:table-cell>
          <table:table-cell office:value-type="float" office:value="1998899" calcext:value-type="float">
            <text:p>1998899</text:p>
          </table:table-cell>
          <table:table-cell office:value-type="float" office:value="695215" calcext:value-type="float">
            <text:p>695215</text:p>
          </table:table-cell>
          <table:table-cell office:value-type="float" office:value="391233" calcext:value-type="float">
            <text:p>391233</text:p>
          </table:table-cell>
          <table:table-cell office:value-type="float" office:value="303982" calcext:value-type="float">
            <text:p>3039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183423" calcext:value-type="float">
            <text:p>183423</text:p>
          </table:table-cell>
          <table:table-cell office:value-type="float" office:value="96877" calcext:value-type="float">
            <text:p>96877</text:p>
          </table:table-cell>
          <table:table-cell office:value-type="float" office:value="86546" calcext:value-type="float">
            <text:p>86546</text:p>
          </table:table-cell>
          <table:table-cell office:value-type="float" office:value="12702" calcext:value-type="float">
            <text:p>12702</text:p>
          </table:table-cell>
          <table:table-cell office:value-type="float" office:value="6604" calcext:value-type="float">
            <text:p>6604</text:p>
          </table:table-cell>
          <table:table-cell office:value-type="float" office:value="6098" calcext:value-type="float">
            <text:p>60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383757" calcext:value-type="float">
            <text:p>383757</text:p>
          </table:table-cell>
          <table:table-cell office:value-type="float" office:value="202489" calcext:value-type="float">
            <text:p>202489</text:p>
          </table:table-cell>
          <table:table-cell office:value-type="float" office:value="181268" calcext:value-type="float">
            <text:p>181268</text:p>
          </table:table-cell>
          <table:table-cell office:value-type="float" office:value="48976" calcext:value-type="float">
            <text:p>48976</text:p>
          </table:table-cell>
          <table:table-cell office:value-type="float" office:value="25435" calcext:value-type="float">
            <text:p>25435</text:p>
          </table:table-cell>
          <table:table-cell office:value-type="float" office:value="23541" calcext:value-type="float">
            <text:p>235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549587" calcext:value-type="float">
            <text:p>549587</text:p>
          </table:table-cell>
          <table:table-cell office:value-type="float" office:value="289233" calcext:value-type="float">
            <text:p>289233</text:p>
          </table:table-cell>
          <table:table-cell office:value-type="float" office:value="260354" calcext:value-type="float">
            <text:p>260354</text:p>
          </table:table-cell>
          <table:table-cell office:value-type="float" office:value="85922" calcext:value-type="float">
            <text:p>85922</text:p>
          </table:table-cell>
          <table:table-cell office:value-type="float" office:value="43828" calcext:value-type="float">
            <text:p>43828</text:p>
          </table:table-cell>
          <table:table-cell office:value-type="float" office:value="42094" calcext:value-type="float">
            <text:p>420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605218" calcext:value-type="float">
            <text:p>605218</text:p>
          </table:table-cell>
          <table:table-cell office:value-type="float" office:value="320636" calcext:value-type="float">
            <text:p>320636</text:p>
          </table:table-cell>
          <table:table-cell office:value-type="float" office:value="284582" calcext:value-type="float">
            <text:p>284582</text:p>
          </table:table-cell>
          <table:table-cell office:value-type="float" office:value="91793" calcext:value-type="float">
            <text:p>91793</text:p>
          </table:table-cell>
          <table:table-cell office:value-type="float" office:value="47527" calcext:value-type="float">
            <text:p>47527</text:p>
          </table:table-cell>
          <table:table-cell office:value-type="float" office:value="44266" calcext:value-type="float">
            <text:p>442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503039" calcext:value-type="float">
            <text:p>503039</text:p>
          </table:table-cell>
          <table:table-cell office:value-type="float" office:value="267021" calcext:value-type="float">
            <text:p>267021</text:p>
          </table:table-cell>
          <table:table-cell office:value-type="float" office:value="236018" calcext:value-type="float">
            <text:p>236018</text:p>
          </table:table-cell>
          <table:table-cell office:value-type="float" office:value="76700" calcext:value-type="float">
            <text:p>76700</text:p>
          </table:table-cell>
          <table:table-cell office:value-type="float" office:value="40043" calcext:value-type="float">
            <text:p>40043</text:p>
          </table:table-cell>
          <table:table-cell office:value-type="float" office:value="36657" calcext:value-type="float">
            <text:p>366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1456648" calcext:value-type="float">
            <text:p>1456648</text:p>
          </table:table-cell>
          <table:table-cell office:value-type="float" office:value="817709" calcext:value-type="float">
            <text:p>817709</text:p>
          </table:table-cell>
          <table:table-cell office:value-type="float" office:value="638939" calcext:value-type="float">
            <text:p>638939</text:p>
          </table:table-cell>
          <table:table-cell office:value-type="float" office:value="236286" calcext:value-type="float">
            <text:p>236286</text:p>
          </table:table-cell>
          <table:table-cell office:value-type="float" office:value="133701" calcext:value-type="float">
            <text:p>133701</text:p>
          </table:table-cell>
          <table:table-cell office:value-type="float" office:value="102585" calcext:value-type="float">
            <text:p>1025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651416" calcext:value-type="float">
            <text:p>651416</text:p>
          </table:table-cell>
          <table:table-cell office:value-type="float" office:value="399371" calcext:value-type="float">
            <text:p>399371</text:p>
          </table:table-cell>
          <table:table-cell office:value-type="float" office:value="252045" calcext:value-type="float">
            <text:p>252045</text:p>
          </table:table-cell>
          <table:table-cell office:value-type="float" office:value="117391" calcext:value-type="float">
            <text:p>117391</text:p>
          </table:table-cell>
          <table:table-cell office:value-type="float" office:value="76253" calcext:value-type="float">
            <text:p>76253</text:p>
          </table:table-cell>
          <table:table-cell office:value-type="float" office:value="41138" calcext:value-type="float">
            <text:p>411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138447" calcext:value-type="float">
            <text:p>138447</text:p>
          </table:table-cell>
          <table:table-cell office:value-type="float" office:value="82866" calcext:value-type="float">
            <text:p>82866</text:p>
          </table:table-cell>
          <table:table-cell office:value-type="float" office:value="55581" calcext:value-type="float">
            <text:p>55581</text:p>
          </table:table-cell>
          <table:table-cell office:value-type="float" office:value="24375" calcext:value-type="float">
            <text:p>24375</text:p>
          </table:table-cell>
          <table:table-cell office:value-type="float" office:value="17222" calcext:value-type="float">
            <text:p>17222</text:p>
          </table:table-cell>
          <table:table-cell office:value-type="float" office:value="7153" calcext:value-type="float">
            <text:p>71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7792" calcext:value-type="float">
            <text:p>7792</text:p>
          </table:table-cell>
          <table:table-cell office:value-type="float" office:value="4226" calcext:value-type="float">
            <text:p>4226</text:p>
          </table:table-cell>
          <table:table-cell office:value-type="float" office:value="3566" calcext:value-type="float">
            <text:p>3566</text:p>
          </table:table-cell>
          <table:table-cell office:value-type="float" office:value="1070" calcext:value-type="float">
            <text:p>1070</text:p>
          </table:table-cell>
          <table:table-cell office:value-type="float" office:value="620" calcext:value-type="float">
            <text:p>620</text:p>
          </table:table-cell>
          <table:table-cell office:value-type="float" office:value="450" calcext:value-type="float">
            <text:p>4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25892341" calcext:value-type="float">
            <text:p>25892341</text:p>
          </table:table-cell>
          <table:table-cell office:value-type="float" office:value="15059742" calcext:value-type="float">
            <text:p>15059742</text:p>
          </table:table-cell>
          <table:table-cell office:value-type="float" office:value="10832599" calcext:value-type="float">
            <text:p>10832599</text:p>
          </table:table-cell>
          <table:table-cell office:value-type="float" office:value="8570571" calcext:value-type="float">
            <text:p>8570571</text:p>
          </table:table-cell>
          <table:table-cell office:value-type="float" office:value="5181262" calcext:value-type="float">
            <text:p>5181262</text:p>
          </table:table-cell>
          <table:table-cell office:value-type="float" office:value="3389309" calcext:value-type="float">
            <text:p>33893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763581" calcext:value-type="float">
            <text:p>763581</text:p>
          </table:table-cell>
          <table:table-cell office:value-type="float" office:value="414513" calcext:value-type="float">
            <text:p>414513</text:p>
          </table:table-cell>
          <table:table-cell office:value-type="float" office:value="349068" calcext:value-type="float">
            <text:p>349068</text:p>
          </table:table-cell>
          <table:table-cell office:value-type="float" office:value="121026" calcext:value-type="float">
            <text:p>121026</text:p>
          </table:table-cell>
          <table:table-cell office:value-type="float" office:value="67749" calcext:value-type="float">
            <text:p>67749</text:p>
          </table:table-cell>
          <table:table-cell office:value-type="float" office:value="53277" calcext:value-type="float">
            <text:p>532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3095887" calcext:value-type="float">
            <text:p>3095887</text:p>
          </table:table-cell>
          <table:table-cell office:value-type="float" office:value="1685171" calcext:value-type="float">
            <text:p>1685171</text:p>
          </table:table-cell>
          <table:table-cell office:value-type="float" office:value="1410716" calcext:value-type="float">
            <text:p>1410716</text:p>
          </table:table-cell>
          <table:table-cell office:value-type="float" office:value="756301" calcext:value-type="float">
            <text:p>756301</text:p>
          </table:table-cell>
          <table:table-cell office:value-type="float" office:value="421529" calcext:value-type="float">
            <text:p>421529</text:p>
          </table:table-cell>
          <table:table-cell office:value-type="float" office:value="334772" calcext:value-type="float">
            <text:p>3347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3808223" calcext:value-type="float">
            <text:p>3808223</text:p>
          </table:table-cell>
          <table:table-cell office:value-type="float" office:value="2129707" calcext:value-type="float">
            <text:p>2129707</text:p>
          </table:table-cell>
          <table:table-cell office:value-type="float" office:value="1678516" calcext:value-type="float">
            <text:p>1678516</text:p>
          </table:table-cell>
          <table:table-cell office:value-type="float" office:value="1406994" calcext:value-type="float">
            <text:p>1406994</text:p>
          </table:table-cell>
          <table:table-cell office:value-type="float" office:value="812093" calcext:value-type="float">
            <text:p>812093</text:p>
          </table:table-cell>
          <table:table-cell office:value-type="float" office:value="594901" calcext:value-type="float">
            <text:p>5949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3529269" calcext:value-type="float">
            <text:p>3529269</text:p>
          </table:table-cell>
          <table:table-cell office:value-type="float" office:value="1992135" calcext:value-type="float">
            <text:p>1992135</text:p>
          </table:table-cell>
          <table:table-cell office:value-type="float" office:value="1537134" calcext:value-type="float">
            <text:p>1537134</text:p>
          </table:table-cell>
          <table:table-cell office:value-type="float" office:value="1343442" calcext:value-type="float">
            <text:p>1343442</text:p>
          </table:table-cell>
          <table:table-cell office:value-type="float" office:value="775098" calcext:value-type="float">
            <text:p>775098</text:p>
          </table:table-cell>
          <table:table-cell office:value-type="float" office:value="568344" calcext:value-type="float">
            <text:p>5683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3069070" calcext:value-type="float">
            <text:p>3069070</text:p>
          </table:table-cell>
          <table:table-cell office:value-type="float" office:value="1764955" calcext:value-type="float">
            <text:p>1764955</text:p>
          </table:table-cell>
          <table:table-cell office:value-type="float" office:value="1304115" calcext:value-type="float">
            <text:p>1304115</text:p>
          </table:table-cell>
          <table:table-cell office:value-type="float" office:value="1101469" calcext:value-type="float">
            <text:p>1101469</text:p>
          </table:table-cell>
          <table:table-cell office:value-type="float" office:value="648985" calcext:value-type="float">
            <text:p>648985</text:p>
          </table:table-cell>
          <table:table-cell office:value-type="float" office:value="452484" calcext:value-type="float">
            <text:p>4524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8118910" calcext:value-type="float">
            <text:p>8118910</text:p>
          </table:table-cell>
          <table:table-cell office:value-type="float" office:value="4860205" calcext:value-type="float">
            <text:p>4860205</text:p>
          </table:table-cell>
          <table:table-cell office:value-type="float" office:value="3258705" calcext:value-type="float">
            <text:p>3258705</text:p>
          </table:table-cell>
          <table:table-cell office:value-type="float" office:value="2678170" calcext:value-type="float">
            <text:p>2678170</text:p>
          </table:table-cell>
          <table:table-cell office:value-type="float" office:value="1661042" calcext:value-type="float">
            <text:p>1661042</text:p>
          </table:table-cell>
          <table:table-cell office:value-type="float" office:value="1017128" calcext:value-type="float">
            <text:p>10171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2922233" calcext:value-type="float">
            <text:p>2922233</text:p>
          </table:table-cell>
          <table:table-cell office:value-type="float" office:value="1859333" calcext:value-type="float">
            <text:p>1859333</text:p>
          </table:table-cell>
          <table:table-cell office:value-type="float" office:value="1062900" calcext:value-type="float">
            <text:p>1062900</text:p>
          </table:table-cell>
          <table:table-cell office:value-type="float" office:value="980172" calcext:value-type="float">
            <text:p>980172</text:p>
          </table:table-cell>
          <table:table-cell office:value-type="float" office:value="670719" calcext:value-type="float">
            <text:p>670719</text:p>
          </table:table-cell>
          <table:table-cell office:value-type="float" office:value="309453" calcext:value-type="float">
            <text:p>3094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479035" calcext:value-type="float">
            <text:p>479035</text:p>
          </table:table-cell>
          <table:table-cell office:value-type="float" office:value="293302" calcext:value-type="float">
            <text:p>293302</text:p>
          </table:table-cell>
          <table:table-cell office:value-type="float" office:value="185733" calcext:value-type="float">
            <text:p>185733</text:p>
          </table:table-cell>
          <table:table-cell office:value-type="float" office:value="149279" calcext:value-type="float">
            <text:p>149279</text:p>
          </table:table-cell>
          <table:table-cell office:value-type="float" office:value="104271" calcext:value-type="float">
            <text:p>104271</text:p>
          </table:table-cell>
          <table:table-cell office:value-type="float" office:value="45008" calcext:value-type="float">
            <text:p>450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106133" calcext:value-type="float">
            <text:p>106133</text:p>
          </table:table-cell>
          <table:table-cell office:value-type="float" office:value="60421" calcext:value-type="float">
            <text:p>60421</text:p>
          </table:table-cell>
          <table:table-cell office:value-type="float" office:value="45712" calcext:value-type="float">
            <text:p>45712</text:p>
          </table:table-cell>
          <table:table-cell office:value-type="float" office:value="33718" calcext:value-type="float">
            <text:p>33718</text:p>
          </table:table-cell>
          <table:table-cell office:value-type="float" office:value="19776" calcext:value-type="float">
            <text:p>19776</text:p>
          </table:table-cell>
          <table:table-cell office:value-type="float" office:value="13942" calcext:value-type="float">
            <text:p>139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11448340" calcext:value-type="float">
            <text:p>11448340</text:p>
          </table:table-cell>
          <table:table-cell office:value-type="float" office:value="6972590" calcext:value-type="float">
            <text:p>6972590</text:p>
          </table:table-cell>
          <table:table-cell office:value-type="float" office:value="4475750" calcext:value-type="float">
            <text:p>4475750</text:p>
          </table:table-cell>
          <table:table-cell office:value-type="float" office:value="3031288" calcext:value-type="float">
            <text:p>3031288</text:p>
          </table:table-cell>
          <table:table-cell office:value-type="float" office:value="1968947" calcext:value-type="float">
            <text:p>1968947</text:p>
          </table:table-cell>
          <table:table-cell office:value-type="float" office:value="1062341" calcext:value-type="float">
            <text:p>10623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262773" calcext:value-type="float">
            <text:p>262773</text:p>
          </table:table-cell>
          <table:table-cell office:value-type="float" office:value="138401" calcext:value-type="float">
            <text:p>138401</text:p>
          </table:table-cell>
          <table:table-cell office:value-type="float" office:value="124372" calcext:value-type="float">
            <text:p>124372</text:p>
          </table:table-cell>
          <table:table-cell office:value-type="float" office:value="20789" calcext:value-type="float">
            <text:p>20789</text:p>
          </table:table-cell>
          <table:table-cell office:value-type="float" office:value="11452" calcext:value-type="float">
            <text:p>11452</text:p>
          </table:table-cell>
          <table:table-cell office:value-type="float" office:value="9337" calcext:value-type="float">
            <text:p>93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718150" calcext:value-type="float">
            <text:p>1718150</text:p>
          </table:table-cell>
          <table:table-cell office:value-type="float" office:value="925688" calcext:value-type="float">
            <text:p>925688</text:p>
          </table:table-cell>
          <table:table-cell office:value-type="float" office:value="792462" calcext:value-type="float">
            <text:p>792462</text:p>
          </table:table-cell>
          <table:table-cell office:value-type="float" office:value="362765" calcext:value-type="float">
            <text:p>362765</text:p>
          </table:table-cell>
          <table:table-cell office:value-type="float" office:value="202040" calcext:value-type="float">
            <text:p>202040</text:p>
          </table:table-cell>
          <table:table-cell office:value-type="float" office:value="160725" calcext:value-type="float">
            <text:p>1607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2054517" calcext:value-type="float">
            <text:p>2054517</text:p>
          </table:table-cell>
          <table:table-cell office:value-type="float" office:value="1155696" calcext:value-type="float">
            <text:p>1155696</text:p>
          </table:table-cell>
          <table:table-cell office:value-type="float" office:value="898821" calcext:value-type="float">
            <text:p>898821</text:p>
          </table:table-cell>
          <table:table-cell office:value-type="float" office:value="661401" calcext:value-type="float">
            <text:p>661401</text:p>
          </table:table-cell>
          <table:table-cell office:value-type="float" office:value="393537" calcext:value-type="float">
            <text:p>393537</text:p>
          </table:table-cell>
          <table:table-cell office:value-type="float" office:value="267864" calcext:value-type="float">
            <text:p>2678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1689524" calcext:value-type="float">
            <text:p>1689524</text:p>
          </table:table-cell>
          <table:table-cell office:value-type="float" office:value="987924" calcext:value-type="float">
            <text:p>987924</text:p>
          </table:table-cell>
          <table:table-cell office:value-type="float" office:value="701600" calcext:value-type="float">
            <text:p>701600</text:p>
          </table:table-cell>
          <table:table-cell office:value-type="float" office:value="544812" calcext:value-type="float">
            <text:p>544812</text:p>
          </table:table-cell>
          <table:table-cell office:value-type="float" office:value="335527" calcext:value-type="float">
            <text:p>335527</text:p>
          </table:table-cell>
          <table:table-cell office:value-type="float" office:value="209285" calcext:value-type="float">
            <text:p>2092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1338125" calcext:value-type="float">
            <text:p>1338125</text:p>
          </table:table-cell>
          <table:table-cell office:value-type="float" office:value="824181" calcext:value-type="float">
            <text:p>824181</text:p>
          </table:table-cell>
          <table:table-cell office:value-type="float" office:value="513944" calcext:value-type="float">
            <text:p>513944</text:p>
          </table:table-cell>
          <table:table-cell office:value-type="float" office:value="393913" calcext:value-type="float">
            <text:p>393913</text:p>
          </table:table-cell>
          <table:table-cell office:value-type="float" office:value="258521" calcext:value-type="float">
            <text:p>258521</text:p>
          </table:table-cell>
          <table:table-cell office:value-type="float" office:value="135392" calcext:value-type="float">
            <text:p>1353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3244501" calcext:value-type="float">
            <text:p>3244501</text:p>
          </table:table-cell>
          <table:table-cell office:value-type="float" office:value="2133431" calcext:value-type="float">
            <text:p>2133431</text:p>
          </table:table-cell>
          <table:table-cell office:value-type="float" office:value="1111070" calcext:value-type="float">
            <text:p>1111070</text:p>
          </table:table-cell>
          <table:table-cell office:value-type="float" office:value="805891" calcext:value-type="float">
            <text:p>805891</text:p>
          </table:table-cell>
          <table:table-cell office:value-type="float" office:value="574826" calcext:value-type="float">
            <text:p>574826</text:p>
          </table:table-cell>
          <table:table-cell office:value-type="float" office:value="231065" calcext:value-type="float">
            <text:p>2310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963268" calcext:value-type="float">
            <text:p>963268</text:p>
          </table:table-cell>
          <table:table-cell office:value-type="float" office:value="690272" calcext:value-type="float">
            <text:p>690272</text:p>
          </table:table-cell>
          <table:table-cell office:value-type="float" office:value="272996" calcext:value-type="float">
            <text:p>272996</text:p>
          </table:table-cell>
          <table:table-cell office:value-type="float" office:value="207145" calcext:value-type="float">
            <text:p>207145</text:p>
          </table:table-cell>
          <table:table-cell office:value-type="float" office:value="167218" calcext:value-type="float">
            <text:p>167218</text:p>
          </table:table-cell>
          <table:table-cell office:value-type="float" office:value="39927" calcext:value-type="float">
            <text:p>399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139459" calcext:value-type="float">
            <text:p>139459</text:p>
          </table:table-cell>
          <table:table-cell office:value-type="float" office:value="94504" calcext:value-type="float">
            <text:p>94504</text:p>
          </table:table-cell>
          <table:table-cell office:value-type="float" office:value="44955" calcext:value-type="float">
            <text:p>44955</text:p>
          </table:table-cell>
          <table:table-cell office:value-type="float" office:value="25016" calcext:value-type="float">
            <text:p>25016</text:p>
          </table:table-cell>
          <table:table-cell office:value-type="float" office:value="19736" calcext:value-type="float">
            <text:p>19736</text:p>
          </table:table-cell>
          <table:table-cell office:value-type="float" office:value="5280" calcext:value-type="float">
            <text:p>52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38023" calcext:value-type="float">
            <text:p>38023</text:p>
          </table:table-cell>
          <table:table-cell office:value-type="float" office:value="22493" calcext:value-type="float">
            <text:p>22493</text:p>
          </table:table-cell>
          <table:table-cell office:value-type="float" office:value="15530" calcext:value-type="float">
            <text:p>15530</text:p>
          </table:table-cell>
          <table:table-cell office:value-type="float" office:value="9556" calcext:value-type="float">
            <text:p>9556</text:p>
          </table:table-cell>
          <table:table-cell office:value-type="float" office:value="6090" calcext:value-type="float">
            <text:p>6090</text:p>
          </table:table-cell>
          <table:table-cell office:value-type="float" office:value="3466" calcext:value-type="float">
            <text:p>34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14444001" calcext:value-type="float">
            <text:p>14444001</text:p>
          </table:table-cell>
          <table:table-cell office:value-type="float" office:value="8087152" calcext:value-type="float">
            <text:p>8087152</text:p>
          </table:table-cell>
          <table:table-cell office:value-type="float" office:value="6356849" calcext:value-type="float">
            <text:p>6356849</text:p>
          </table:table-cell>
          <table:table-cell office:value-type="float" office:value="5539283" calcext:value-type="float">
            <text:p>5539283</text:p>
          </table:table-cell>
          <table:table-cell office:value-type="float" office:value="3212315" calcext:value-type="float">
            <text:p>3212315</text:p>
          </table:table-cell>
          <table:table-cell office:value-type="float" office:value="2326968" calcext:value-type="float">
            <text:p>23269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500808" calcext:value-type="float">
            <text:p>500808</text:p>
          </table:table-cell>
          <table:table-cell office:value-type="float" office:value="276112" calcext:value-type="float">
            <text:p>276112</text:p>
          </table:table-cell>
          <table:table-cell office:value-type="float" office:value="224696" calcext:value-type="float">
            <text:p>224696</text:p>
          </table:table-cell>
          <table:table-cell office:value-type="float" office:value="100237" calcext:value-type="float">
            <text:p>100237</text:p>
          </table:table-cell>
          <table:table-cell office:value-type="float" office:value="56297" calcext:value-type="float">
            <text:p>56297</text:p>
          </table:table-cell>
          <table:table-cell office:value-type="float" office:value="43940" calcext:value-type="float">
            <text:p>439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377737" calcext:value-type="float">
            <text:p>1377737</text:p>
          </table:table-cell>
          <table:table-cell office:value-type="float" office:value="759483" calcext:value-type="float">
            <text:p>759483</text:p>
          </table:table-cell>
          <table:table-cell office:value-type="float" office:value="618254" calcext:value-type="float">
            <text:p>618254</text:p>
          </table:table-cell>
          <table:table-cell office:value-type="float" office:value="393536" calcext:value-type="float">
            <text:p>393536</text:p>
          </table:table-cell>
          <table:table-cell office:value-type="float" office:value="219489" calcext:value-type="float">
            <text:p>219489</text:p>
          </table:table-cell>
          <table:table-cell office:value-type="float" office:value="174047" calcext:value-type="float">
            <text:p>1740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1753706" calcext:value-type="float">
            <text:p>1753706</text:p>
          </table:table-cell>
          <table:table-cell office:value-type="float" office:value="974011" calcext:value-type="float">
            <text:p>974011</text:p>
          </table:table-cell>
          <table:table-cell office:value-type="float" office:value="779695" calcext:value-type="float">
            <text:p>779695</text:p>
          </table:table-cell>
          <table:table-cell office:value-type="float" office:value="745593" calcext:value-type="float">
            <text:p>745593</text:p>
          </table:table-cell>
          <table:table-cell office:value-type="float" office:value="418556" calcext:value-type="float">
            <text:p>418556</text:p>
          </table:table-cell>
          <table:table-cell office:value-type="float" office:value="327037" calcext:value-type="float">
            <text:p>3270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1839745" calcext:value-type="float">
            <text:p>1839745</text:p>
          </table:table-cell>
          <table:table-cell office:value-type="float" office:value="1004211" calcext:value-type="float">
            <text:p>1004211</text:p>
          </table:table-cell>
          <table:table-cell office:value-type="float" office:value="835534" calcext:value-type="float">
            <text:p>835534</text:p>
          </table:table-cell>
          <table:table-cell office:value-type="float" office:value="798630" calcext:value-type="float">
            <text:p>798630</text:p>
          </table:table-cell>
          <table:table-cell office:value-type="float" office:value="439571" calcext:value-type="float">
            <text:p>439571</text:p>
          </table:table-cell>
          <table:table-cell office:value-type="float" office:value="359059" calcext:value-type="float">
            <text:p>3590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1730945" calcext:value-type="float">
            <text:p>1730945</text:p>
          </table:table-cell>
          <table:table-cell office:value-type="float" office:value="940774" calcext:value-type="float">
            <text:p>940774</text:p>
          </table:table-cell>
          <table:table-cell office:value-type="float" office:value="790171" calcext:value-type="float">
            <text:p>790171</text:p>
          </table:table-cell>
          <table:table-cell office:value-type="float" office:value="707556" calcext:value-type="float">
            <text:p>707556</text:p>
          </table:table-cell>
          <table:table-cell office:value-type="float" office:value="390464" calcext:value-type="float">
            <text:p>390464</text:p>
          </table:table-cell>
          <table:table-cell office:value-type="float" office:value="317092" calcext:value-type="float">
            <text:p>3170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4874409" calcext:value-type="float">
            <text:p>4874409</text:p>
          </table:table-cell>
          <table:table-cell office:value-type="float" office:value="2726774" calcext:value-type="float">
            <text:p>2726774</text:p>
          </table:table-cell>
          <table:table-cell office:value-type="float" office:value="2147635" calcext:value-type="float">
            <text:p>2147635</text:p>
          </table:table-cell>
          <table:table-cell office:value-type="float" office:value="1872279" calcext:value-type="float">
            <text:p>1872279</text:p>
          </table:table-cell>
          <table:table-cell office:value-type="float" office:value="1086216" calcext:value-type="float">
            <text:p>1086216</text:p>
          </table:table-cell>
          <table:table-cell office:value-type="float" office:value="786063" calcext:value-type="float">
            <text:p>7860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1958965" calcext:value-type="float">
            <text:p>1958965</text:p>
          </table:table-cell>
          <table:table-cell office:value-type="float" office:value="1169061" calcext:value-type="float">
            <text:p>1169061</text:p>
          </table:table-cell>
          <table:table-cell office:value-type="float" office:value="789904" calcext:value-type="float">
            <text:p>789904</text:p>
          </table:table-cell>
          <table:table-cell office:value-type="float" office:value="773027" calcext:value-type="float">
            <text:p>773027</text:p>
          </table:table-cell>
          <table:table-cell office:value-type="float" office:value="503501" calcext:value-type="float">
            <text:p>503501</text:p>
          </table:table-cell>
          <table:table-cell office:value-type="float" office:value="269526" calcext:value-type="float">
            <text:p>2695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339576" calcext:value-type="float">
            <text:p>339576</text:p>
          </table:table-cell>
          <table:table-cell office:value-type="float" office:value="198798" calcext:value-type="float">
            <text:p>198798</text:p>
          </table:table-cell>
          <table:table-cell office:value-type="float" office:value="140778" calcext:value-type="float">
            <text:p>140778</text:p>
          </table:table-cell>
          <table:table-cell office:value-type="float" office:value="124263" calcext:value-type="float">
            <text:p>124263</text:p>
          </table:table-cell>
          <table:table-cell office:value-type="float" office:value="84535" calcext:value-type="float">
            <text:p>84535</text:p>
          </table:table-cell>
          <table:table-cell office:value-type="float" office:value="39728" calcext:value-type="float">
            <text:p>397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68110" calcext:value-type="float">
            <text:p>68110</text:p>
          </table:table-cell>
          <table:table-cell office:value-type="float" office:value="37928" calcext:value-type="float">
            <text:p>37928</text:p>
          </table:table-cell>
          <table:table-cell office:value-type="float" office:value="30182" calcext:value-type="float">
            <text:p>30182</text:p>
          </table:table-cell>
          <table:table-cell office:value-type="float" office:value="24162" calcext:value-type="float">
            <text:p>24162</text:p>
          </table:table-cell>
          <table:table-cell office:value-type="float" office:value="13686" calcext:value-type="float">
            <text:p>13686</text:p>
          </table:table-cell>
          <table:table-cell office:value-type="float" office:value="10476" calcext:value-type="float">
            <text:p>104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116629" calcext:value-type="float">
            <text:p>116629</text:p>
          </table:table-cell>
          <table:table-cell office:value-type="float" office:value="71260" calcext:value-type="float">
            <text:p>71260</text:p>
          </table:table-cell>
          <table:table-cell office:value-type="float" office:value="45369" calcext:value-type="float">
            <text:p>45369</text:p>
          </table:table-cell>
          <table:table-cell office:value-type="float" office:value="34602" calcext:value-type="float">
            <text:p>34602</text:p>
          </table:table-cell>
          <table:table-cell office:value-type="float" office:value="21856" calcext:value-type="float">
            <text:p>21856</text:p>
          </table:table-cell>
          <table:table-cell office:value-type="float" office:value="12746" calcext:value-type="float">
            <text:p>127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4216" calcext:value-type="float">
            <text:p>4216</text:p>
          </table:table-cell>
          <table:table-cell office:value-type="float" office:value="2273" calcext:value-type="float">
            <text:p>2273</text:p>
          </table:table-cell>
          <table:table-cell office:value-type="float" office:value="1943" calcext:value-type="float">
            <text:p>1943</text:p>
          </table:table-cell>
          <table:table-cell office:value-type="float" office:value="850" calcext:value-type="float">
            <text:p>850</text:p>
          </table:table-cell>
          <table:table-cell office:value-type="float" office:value="477" calcext:value-type="float">
            <text:p>477</text:p>
          </table:table-cell>
          <table:table-cell office:value-type="float" office:value="373" calcext:value-type="float">
            <text:p>3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0349" calcext:value-type="float">
            <text:p>10349</text:p>
          </table:table-cell>
          <table:table-cell office:value-type="float" office:value="5450" calcext:value-type="float">
            <text:p>5450</text:p>
          </table:table-cell>
          <table:table-cell office:value-type="float" office:value="4899" calcext:value-type="float">
            <text:p>4899</text:p>
          </table:table-cell>
          <table:table-cell office:value-type="float" office:value="2785" calcext:value-type="float">
            <text:p>2785</text:p>
          </table:table-cell>
          <table:table-cell office:value-type="float" office:value="1487" calcext:value-type="float">
            <text:p>1487</text:p>
          </table:table-cell>
          <table:table-cell office:value-type="float" office:value="1298" calcext:value-type="float">
            <text:p>12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14632" calcext:value-type="float">
            <text:p>14632</text:p>
          </table:table-cell>
          <table:table-cell office:value-type="float" office:value="8506" calcext:value-type="float">
            <text:p>8506</text:p>
          </table:table-cell>
          <table:table-cell office:value-type="float" office:value="6126" calcext:value-type="float">
            <text:p>6126</text:p>
          </table:table-cell>
          <table:table-cell office:value-type="float" office:value="4741" calcext:value-type="float">
            <text:p>4741</text:p>
          </table:table-cell>
          <table:table-cell office:value-type="float" office:value="2648" calcext:value-type="float">
            <text:p>2648</text:p>
          </table:table-cell>
          <table:table-cell office:value-type="float" office:value="2093" calcext:value-type="float">
            <text:p>20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19145" calcext:value-type="float">
            <text:p>19145</text:p>
          </table:table-cell>
          <table:table-cell office:value-type="float" office:value="12368" calcext:value-type="float">
            <text:p>12368</text:p>
          </table:table-cell>
          <table:table-cell office:value-type="float" office:value="6777" calcext:value-type="float">
            <text:p>6777</text:p>
          </table:table-cell>
          <table:table-cell office:value-type="float" office:value="5394" calcext:value-type="float">
            <text:p>5394</text:p>
          </table:table-cell>
          <table:table-cell office:value-type="float" office:value="3391" calcext:value-type="float">
            <text:p>3391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17524" calcext:value-type="float">
            <text:p>17524</text:p>
          </table:table-cell>
          <table:table-cell office:value-type="float" office:value="10886" calcext:value-type="float">
            <text:p>10886</text:p>
          </table:table-cell>
          <table:table-cell office:value-type="float" office:value="6638" calcext:value-type="float">
            <text:p>6638</text:p>
          </table:table-cell>
          <table:table-cell office:value-type="float" office:value="5132" calcext:value-type="float">
            <text:p>5132</text:p>
          </table:table-cell>
          <table:table-cell office:value-type="float" office:value="3249" calcext:value-type="float">
            <text:p>3249</text:p>
          </table:table-cell>
          <table:table-cell office:value-type="float" office:value="1883" calcext:value-type="float">
            <text:p>18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39580" calcext:value-type="float">
            <text:p>39580</text:p>
          </table:table-cell>
          <table:table-cell office:value-type="float" office:value="24796" calcext:value-type="float">
            <text:p>24796</text:p>
          </table:table-cell>
          <table:table-cell office:value-type="float" office:value="14784" calcext:value-type="float">
            <text:p>14784</text:p>
          </table:table-cell>
          <table:table-cell office:value-type="float" office:value="12143" calcext:value-type="float">
            <text:p>12143</text:p>
          </table:table-cell>
          <table:table-cell office:value-type="float" office:value="8169" calcext:value-type="float">
            <text:p>8169</text:p>
          </table:table-cell>
          <table:table-cell office:value-type="float" office:value="3974" calcext:value-type="float">
            <text:p>39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9531" calcext:value-type="float">
            <text:p>9531</text:p>
          </table:table-cell>
          <table:table-cell office:value-type="float" office:value="6013" calcext:value-type="float">
            <text:p>6013</text:p>
          </table:table-cell>
          <table:table-cell office:value-type="float" office:value="3518" calcext:value-type="float">
            <text:p>3518</text:p>
          </table:table-cell>
          <table:table-cell office:value-type="float" office:value="3057" calcext:value-type="float">
            <text:p>3057</text:p>
          </table:table-cell>
          <table:table-cell office:value-type="float" office:value="2096" calcext:value-type="float">
            <text:p>2096</text:p>
          </table:table-cell>
          <table:table-cell office:value-type="float" office:value="961" calcext:value-type="float">
            <text:p>9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1523" calcext:value-type="float">
            <text:p>1523</text:p>
          </table:table-cell>
          <table:table-cell office:value-type="float" office:value="887" calcext:value-type="float">
            <text:p>887</text:p>
          </table:table-cell>
          <table:table-cell office:value-type="float" office:value="636" calcext:value-type="float">
            <text:p>636</text:p>
          </table:table-cell>
          <table:table-cell office:value-type="float" office:value="478" calcext:value-type="float">
            <text:p>478</text:p>
          </table:table-cell>
          <table:table-cell office:value-type="float" office:value="325" calcext:value-type="float">
            <text:p>325</text:p>
          </table:table-cell>
          <table:table-cell office:value-type="float" office:value="153" calcext:value-type="float">
            <text:p>1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28799" calcext:value-type="float">
            <text:p>28799</text:p>
          </table:table-cell>
          <table:table-cell office:value-type="float" office:value="16788" calcext:value-type="float">
            <text:p>16788</text:p>
          </table:table-cell>
          <table:table-cell office:value-type="float" office:value="12011" calcext:value-type="float">
            <text:p>12011</text:p>
          </table:table-cell>
          <table:table-cell office:value-type="float" office:value="7809" calcext:value-type="float">
            <text:p>7809</text:p>
          </table:table-cell>
          <table:table-cell office:value-type="float" office:value="4991" calcext:value-type="float">
            <text:p>4991</text:p>
          </table:table-cell>
          <table:table-cell office:value-type="float" office:value="2818" calcext:value-type="float">
            <text:p>28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786" calcext:value-type="float">
            <text:p>786</text:p>
          </table:table-cell>
          <table:table-cell office:value-type="float" office:value="399" calcext:value-type="float">
            <text:p>399</text:p>
          </table:table-cell>
          <table:table-cell office:value-type="float" office:value="387" calcext:value-type="float">
            <text:p>387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3644" calcext:value-type="float">
            <text:p>3644</text:p>
          </table:table-cell>
          <table:table-cell office:value-type="float" office:value="1873" calcext:value-type="float">
            <text:p>1873</text:p>
          </table:table-cell>
          <table:table-cell office:value-type="float" office:value="1771" calcext:value-type="float">
            <text:p>1771</text:p>
          </table:table-cell>
          <table:table-cell office:value-type="float" office:value="655" calcext:value-type="float">
            <text:p>655</text:p>
          </table:table-cell>
          <table:table-cell office:value-type="float" office:value="369" calcext:value-type="float">
            <text:p>369</text:p>
          </table:table-cell>
          <table:table-cell office:value-type="float" office:value="286" calcext:value-type="float">
            <text:p>2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4928" calcext:value-type="float">
            <text:p>4928</text:p>
          </table:table-cell>
          <table:table-cell office:value-type="float" office:value="2619" calcext:value-type="float">
            <text:p>2619</text:p>
          </table:table-cell>
          <table:table-cell office:value-type="float" office:value="2309" calcext:value-type="float">
            <text:p>2309</text:p>
          </table:table-cell>
          <table:table-cell office:value-type="float" office:value="1610" calcext:value-type="float">
            <text:p>1610</text:p>
          </table:table-cell>
          <table:table-cell office:value-type="float" office:value="875" calcext:value-type="float">
            <text:p>875</text:p>
          </table:table-cell>
          <table:table-cell office:value-type="float" office:value="735" calcext:value-type="float">
            <text:p>7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4704" calcext:value-type="float">
            <text:p>4704</text:p>
          </table:table-cell>
          <table:table-cell office:value-type="float" office:value="2685" calcext:value-type="float">
            <text:p>2685</text:p>
          </table:table-cell>
          <table:table-cell office:value-type="float" office:value="2019" calcext:value-type="float">
            <text:p>2019</text:p>
          </table:table-cell>
          <table:table-cell office:value-type="float" office:value="1470" calcext:value-type="float">
            <text:p>1470</text:p>
          </table:table-cell>
          <table:table-cell office:value-type="float" office:value="902" calcext:value-type="float">
            <text:p>902</text:p>
          </table:table-cell>
          <table:table-cell office:value-type="float" office:value="568" calcext:value-type="float">
            <text:p>5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3807" calcext:value-type="float">
            <text:p>3807</text:p>
          </table:table-cell>
          <table:table-cell office:value-type="float" office:value="2187" calcext:value-type="float">
            <text:p>2187</text:p>
          </table:table-cell>
          <table:table-cell office:value-type="float" office:value="1620" calcext:value-type="float">
            <text:p>1620</text:p>
          </table:table-cell>
          <table:table-cell office:value-type="float" office:value="1118" calcext:value-type="float">
            <text:p>1118</text:p>
          </table:table-cell>
          <table:table-cell office:value-type="float" office:value="715" calcext:value-type="float">
            <text:p>715</text:p>
          </table:table-cell>
          <table:table-cell office:value-type="float" office:value="403" calcext:value-type="float">
            <text:p>4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8652" calcext:value-type="float">
            <text:p>8652</text:p>
          </table:table-cell>
          <table:table-cell office:value-type="float" office:value="5488" calcext:value-type="float">
            <text:p>5488</text:p>
          </table:table-cell>
          <table:table-cell office:value-type="float" office:value="3164" calcext:value-type="float">
            <text:p>3164</text:p>
          </table:table-cell>
          <table:table-cell office:value-type="float" office:value="2370" calcext:value-type="float">
            <text:p>2370</text:p>
          </table:table-cell>
          <table:table-cell office:value-type="float" office:value="1691" calcext:value-type="float">
            <text:p>1691</text:p>
          </table:table-cell>
          <table:table-cell office:value-type="float" office:value="679" calcext:value-type="float">
            <text:p>6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1988" calcext:value-type="float">
            <text:p>1988</text:p>
          </table:table-cell>
          <table:table-cell office:value-type="float" office:value="1375" calcext:value-type="float">
            <text:p>1375</text:p>
          </table:table-cell>
          <table:table-cell office:value-type="float" office:value="613" calcext:value-type="float">
            <text:p>613</text:p>
          </table:table-cell>
          <table:table-cell office:value-type="float" office:value="432" calcext:value-type="float">
            <text:p>432</text:p>
          </table:table-cell>
          <table:table-cell office:value-type="float" office:value="347" calcext:value-type="float">
            <text:p>347</text:p>
          </table:table-cell>
          <table:table-cell office:value-type="float" office:value="85" calcext:value-type="float">
            <text:p>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248" calcext:value-type="float">
            <text:p>248</text:p>
          </table:table-cell>
          <table:table-cell office:value-type="float" office:value="140" calcext:value-type="float">
            <text:p>140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87830" calcext:value-type="float">
            <text:p>87830</text:p>
          </table:table-cell>
          <table:table-cell office:value-type="float" office:value="54472" calcext:value-type="float">
            <text:p>54472</text:p>
          </table:table-cell>
          <table:table-cell office:value-type="float" office:value="33358" calcext:value-type="float">
            <text:p>33358</text:p>
          </table:table-cell>
          <table:table-cell office:value-type="float" office:value="26793" calcext:value-type="float">
            <text:p>26793</text:p>
          </table:table-cell>
          <table:table-cell office:value-type="float" office:value="16865" calcext:value-type="float">
            <text:p>16865</text:p>
          </table:table-cell>
          <table:table-cell office:value-type="float" office:value="9928" calcext:value-type="float">
            <text:p>99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3430" calcext:value-type="float">
            <text:p>3430</text:p>
          </table:table-cell>
          <table:table-cell office:value-type="float" office:value="1874" calcext:value-type="float">
            <text:p>1874</text:p>
          </table:table-cell>
          <table:table-cell office:value-type="float" office:value="1556" calcext:value-type="float">
            <text:p>1556</text:p>
          </table:table-cell>
          <table:table-cell office:value-type="float" office:value="753" calcext:value-type="float">
            <text:p>753</text:p>
          </table:table-cell>
          <table:table-cell office:value-type="float" office:value="420" calcext:value-type="float">
            <text:p>420</text:p>
          </table:table-cell>
          <table:table-cell office:value-type="float" office:value="333" calcext:value-type="float">
            <text:p>3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6705" calcext:value-type="float">
            <text:p>6705</text:p>
          </table:table-cell>
          <table:table-cell office:value-type="float" office:value="3577" calcext:value-type="float">
            <text:p>3577</text:p>
          </table:table-cell>
          <table:table-cell office:value-type="float" office:value="3128" calcext:value-type="float">
            <text:p>3128</text:p>
          </table:table-cell>
          <table:table-cell office:value-type="float" office:value="2130" calcext:value-type="float">
            <text:p>2130</text:p>
          </table:table-cell>
          <table:table-cell office:value-type="float" office:value="1118" calcext:value-type="float">
            <text:p>1118</text:p>
          </table:table-cell>
          <table:table-cell office:value-type="float" office:value="1012" calcext:value-type="float">
            <text:p>10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9704" calcext:value-type="float">
            <text:p>9704</text:p>
          </table:table-cell>
          <table:table-cell office:value-type="float" office:value="5887" calcext:value-type="float">
            <text:p>5887</text:p>
          </table:table-cell>
          <table:table-cell office:value-type="float" office:value="3817" calcext:value-type="float">
            <text:p>3817</text:p>
          </table:table-cell>
          <table:table-cell office:value-type="float" office:value="3131" calcext:value-type="float">
            <text:p>3131</text:p>
          </table:table-cell>
          <table:table-cell office:value-type="float" office:value="1773" calcext:value-type="float">
            <text:p>1773</text:p>
          </table:table-cell>
          <table:table-cell office:value-type="float" office:value="1358" calcext:value-type="float">
            <text:p>13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14441" calcext:value-type="float">
            <text:p>14441</text:p>
          </table:table-cell>
          <table:table-cell office:value-type="float" office:value="9683" calcext:value-type="float">
            <text:p>9683</text:p>
          </table:table-cell>
          <table:table-cell office:value-type="float" office:value="4758" calcext:value-type="float">
            <text:p>4758</text:p>
          </table:table-cell>
          <table:table-cell office:value-type="float" office:value="3924" calcext:value-type="float">
            <text:p>3924</text:p>
          </table:table-cell>
          <table:table-cell office:value-type="float" office:value="2489" calcext:value-type="float">
            <text:p>2489</text:p>
          </table:table-cell>
          <table:table-cell office:value-type="float" office:value="1435" calcext:value-type="float">
            <text:p>14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13717" calcext:value-type="float">
            <text:p>13717</text:p>
          </table:table-cell>
          <table:table-cell office:value-type="float" office:value="8699" calcext:value-type="float">
            <text:p>8699</text:p>
          </table:table-cell>
          <table:table-cell office:value-type="float" office:value="5018" calcext:value-type="float">
            <text:p>5018</text:p>
          </table:table-cell>
          <table:table-cell office:value-type="float" office:value="4014" calcext:value-type="float">
            <text:p>4014</text:p>
          </table:table-cell>
          <table:table-cell office:value-type="float" office:value="2534" calcext:value-type="float">
            <text:p>2534</text:p>
          </table:table-cell>
          <table:table-cell office:value-type="float" office:value="1480" calcext:value-type="float">
            <text:p>14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30928" calcext:value-type="float">
            <text:p>30928</text:p>
          </table:table-cell>
          <table:table-cell office:value-type="float" office:value="19308" calcext:value-type="float">
            <text:p>19308</text:p>
          </table:table-cell>
          <table:table-cell office:value-type="float" office:value="11620" calcext:value-type="float">
            <text:p>11620</text:p>
          </table:table-cell>
          <table:table-cell office:value-type="float" office:value="9773" calcext:value-type="float">
            <text:p>9773</text:p>
          </table:table-cell>
          <table:table-cell office:value-type="float" office:value="6478" calcext:value-type="float">
            <text:p>6478</text:p>
          </table:table-cell>
          <table:table-cell office:value-type="float" office:value="3295" calcext:value-type="float">
            <text:p>32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7543" calcext:value-type="float">
            <text:p>7543</text:p>
          </table:table-cell>
          <table:table-cell office:value-type="float" office:value="4638" calcext:value-type="float">
            <text:p>4638</text:p>
          </table:table-cell>
          <table:table-cell office:value-type="float" office:value="2905" calcext:value-type="float">
            <text:p>2905</text:p>
          </table:table-cell>
          <table:table-cell office:value-type="float" office:value="2625" calcext:value-type="float">
            <text:p>2625</text:p>
          </table:table-cell>
          <table:table-cell office:value-type="float" office:value="1749" calcext:value-type="float">
            <text:p>1749</text:p>
          </table:table-cell>
          <table:table-cell office:value-type="float" office:value="876" calcext:value-type="float">
            <text:p>8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1275" calcext:value-type="float">
            <text:p>1275</text:p>
          </table:table-cell>
          <table:table-cell office:value-type="float" office:value="747" calcext:value-type="float">
            <text:p>747</text:p>
          </table:table-cell>
          <table:table-cell office:value-type="float" office:value="528" calcext:value-type="float">
            <text:p>528</text:p>
          </table:table-cell>
          <table:table-cell office:value-type="float" office:value="430" calcext:value-type="float">
            <text:p>430</text:p>
          </table:table-cell>
          <table:table-cell office:value-type="float" office:value="296" calcext:value-type="float">
            <text:p>296</text:p>
          </table:table-cell>
          <table:table-cell office:value-type="float" office:value="134" calcext:value-type="float">
            <text:p>1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MAN &amp; DIU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198983" calcext:value-type="float">
            <text:p>198983</text:p>
          </table:table-cell>
          <table:table-cell office:value-type="float" office:value="113211" calcext:value-type="float">
            <text:p>113211</text:p>
          </table:table-cell>
          <table:table-cell office:value-type="float" office:value="85772" calcext:value-type="float">
            <text:p>85772</text:p>
          </table:table-cell>
          <table:table-cell office:value-type="float" office:value="71516" calcext:value-type="float">
            <text:p>71516</text:p>
          </table:table-cell>
          <table:table-cell office:value-type="float" office:value="44256" calcext:value-type="float">
            <text:p>44256</text:p>
          </table:table-cell>
          <table:table-cell office:value-type="float" office:value="27260" calcext:value-type="float">
            <text:p>272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16291" calcext:value-type="float">
            <text:p>16291</text:p>
          </table:table-cell>
          <table:table-cell office:value-type="float" office:value="8548" calcext:value-type="float">
            <text:p>8548</text:p>
          </table:table-cell>
          <table:table-cell office:value-type="float" office:value="7743" calcext:value-type="float">
            <text:p>7743</text:p>
          </table:table-cell>
          <table:table-cell office:value-type="float" office:value="2808" calcext:value-type="float">
            <text:p>2808</text:p>
          </table:table-cell>
          <table:table-cell office:value-type="float" office:value="1483" calcext:value-type="float">
            <text:p>1483</text:p>
          </table:table-cell>
          <table:table-cell office:value-type="float" office:value="1325" calcext:value-type="float">
            <text:p>13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27389" calcext:value-type="float">
            <text:p>27389</text:p>
          </table:table-cell>
          <table:table-cell office:value-type="float" office:value="14470" calcext:value-type="float">
            <text:p>14470</text:p>
          </table:table-cell>
          <table:table-cell office:value-type="float" office:value="12919" calcext:value-type="float">
            <text:p>12919</text:p>
          </table:table-cell>
          <table:table-cell office:value-type="float" office:value="11167" calcext:value-type="float">
            <text:p>11167</text:p>
          </table:table-cell>
          <table:table-cell office:value-type="float" office:value="6062" calcext:value-type="float">
            <text:p>6062</text:p>
          </table:table-cell>
          <table:table-cell office:value-type="float" office:value="5105" calcext:value-type="float">
            <text:p>51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23680" calcext:value-type="float">
            <text:p>23680</text:p>
          </table:table-cell>
          <table:table-cell office:value-type="float" office:value="13249" calcext:value-type="float">
            <text:p>13249</text:p>
          </table:table-cell>
          <table:table-cell office:value-type="float" office:value="10431" calcext:value-type="float">
            <text:p>10431</text:p>
          </table:table-cell>
          <table:table-cell office:value-type="float" office:value="11199" calcext:value-type="float">
            <text:p>11199</text:p>
          </table:table-cell>
          <table:table-cell office:value-type="float" office:value="6498" calcext:value-type="float">
            <text:p>6498</text:p>
          </table:table-cell>
          <table:table-cell office:value-type="float" office:value="4701" calcext:value-type="float">
            <text:p>47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27492" calcext:value-type="float">
            <text:p>27492</text:p>
          </table:table-cell>
          <table:table-cell office:value-type="float" office:value="15893" calcext:value-type="float">
            <text:p>15893</text:p>
          </table:table-cell>
          <table:table-cell office:value-type="float" office:value="11599" calcext:value-type="float">
            <text:p>11599</text:p>
          </table:table-cell>
          <table:table-cell office:value-type="float" office:value="10523" calcext:value-type="float">
            <text:p>10523</text:p>
          </table:table-cell>
          <table:table-cell office:value-type="float" office:value="6328" calcext:value-type="float">
            <text:p>6328</text:p>
          </table:table-cell>
          <table:table-cell office:value-type="float" office:value="4195" calcext:value-type="float">
            <text:p>41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25451" calcext:value-type="float">
            <text:p>25451</text:p>
          </table:table-cell>
          <table:table-cell office:value-type="float" office:value="14684" calcext:value-type="float">
            <text:p>14684</text:p>
          </table:table-cell>
          <table:table-cell office:value-type="float" office:value="10767" calcext:value-type="float">
            <text:p>10767</text:p>
          </table:table-cell>
          <table:table-cell office:value-type="float" office:value="9238" calcext:value-type="float">
            <text:p>9238</text:p>
          </table:table-cell>
          <table:table-cell office:value-type="float" office:value="5771" calcext:value-type="float">
            <text:p>5771</text:p>
          </table:table-cell>
          <table:table-cell office:value-type="float" office:value="3467" calcext:value-type="float">
            <text:p>34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59701" calcext:value-type="float">
            <text:p>59701</text:p>
          </table:table-cell>
          <table:table-cell office:value-type="float" office:value="35586" calcext:value-type="float">
            <text:p>35586</text:p>
          </table:table-cell>
          <table:table-cell office:value-type="float" office:value="24115" calcext:value-type="float">
            <text:p>24115</text:p>
          </table:table-cell>
          <table:table-cell office:value-type="float" office:value="21595" calcext:value-type="float">
            <text:p>21595</text:p>
          </table:table-cell>
          <table:table-cell office:value-type="float" office:value="14626" calcext:value-type="float">
            <text:p>14626</text:p>
          </table:table-cell>
          <table:table-cell office:value-type="float" office:value="6969" calcext:value-type="float">
            <text:p>69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16591" calcext:value-type="float">
            <text:p>16591</text:p>
          </table:table-cell>
          <table:table-cell office:value-type="float" office:value="9580" calcext:value-type="float">
            <text:p>9580</text:p>
          </table:table-cell>
          <table:table-cell office:value-type="float" office:value="7011" calcext:value-type="float">
            <text:p>7011</text:p>
          </table:table-cell>
          <table:table-cell office:value-type="float" office:value="4495" calcext:value-type="float">
            <text:p>4495</text:p>
          </table:table-cell>
          <table:table-cell office:value-type="float" office:value="3191" calcext:value-type="float">
            <text:p>3191</text:p>
          </table:table-cell>
          <table:table-cell office:value-type="float" office:value="1304" calcext:value-type="float">
            <text:p>13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2208" calcext:value-type="float">
            <text:p>2208</text:p>
          </table:table-cell>
          <table:table-cell table:number-columns-repeated="2" office:value-type="float" office:value="1104" calcext:value-type="float">
            <text:p>1104</text:p>
          </table:table-cell>
          <table:table-cell office:value-type="float" office:value="443" calcext:value-type="float">
            <text:p>443</text:p>
          </table:table-cell>
          <table:table-cell office:value-type="float" office:value="272" calcext:value-type="float">
            <text:p>272</text:p>
          </table:table-cell>
          <table:table-cell office:value-type="float" office:value="171" calcext:value-type="float">
            <text:p>1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110332" calcext:value-type="float">
            <text:p>110332</text:p>
          </table:table-cell>
          <table:table-cell office:value-type="float" office:value="61309" calcext:value-type="float">
            <text:p>61309</text:p>
          </table:table-cell>
          <table:table-cell office:value-type="float" office:value="49023" calcext:value-type="float">
            <text:p>49023</text:p>
          </table:table-cell>
          <table:table-cell office:value-type="float" office:value="39658" calcext:value-type="float">
            <text:p>39658</text:p>
          </table:table-cell>
          <table:table-cell office:value-type="float" office:value="24897" calcext:value-type="float">
            <text:p>24897</text:p>
          </table:table-cell>
          <table:table-cell office:value-type="float" office:value="14761" calcext:value-type="float">
            <text:p>147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10879" calcext:value-type="float">
            <text:p>10879</text:p>
          </table:table-cell>
          <table:table-cell office:value-type="float" office:value="5590" calcext:value-type="float">
            <text:p>5590</text:p>
          </table:table-cell>
          <table:table-cell office:value-type="float" office:value="5289" calcext:value-type="float">
            <text:p>5289</text:p>
          </table:table-cell>
          <table:table-cell office:value-type="float" office:value="1335" calcext:value-type="float">
            <text:p>1335</text:p>
          </table:table-cell>
          <table:table-cell office:value-type="float" office:value="677" calcext:value-type="float">
            <text:p>677</text:p>
          </table:table-cell>
          <table:table-cell office:value-type="float" office:value="658" calcext:value-type="float">
            <text:p>6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8757" calcext:value-type="float">
            <text:p>18757</text:p>
          </table:table-cell>
          <table:table-cell office:value-type="float" office:value="9823" calcext:value-type="float">
            <text:p>9823</text:p>
          </table:table-cell>
          <table:table-cell office:value-type="float" office:value="8934" calcext:value-type="float">
            <text:p>8934</text:p>
          </table:table-cell>
          <table:table-cell office:value-type="float" office:value="7969" calcext:value-type="float">
            <text:p>7969</text:p>
          </table:table-cell>
          <table:table-cell office:value-type="float" office:value="4288" calcext:value-type="float">
            <text:p>4288</text:p>
          </table:table-cell>
          <table:table-cell office:value-type="float" office:value="3681" calcext:value-type="float">
            <text:p>36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14765" calcext:value-type="float">
            <text:p>14765</text:p>
          </table:table-cell>
          <table:table-cell office:value-type="float" office:value="8094" calcext:value-type="float">
            <text:p>8094</text:p>
          </table:table-cell>
          <table:table-cell office:value-type="float" office:value="6671" calcext:value-type="float">
            <text:p>6671</text:p>
          </table:table-cell>
          <table:table-cell office:value-type="float" office:value="7697" calcext:value-type="float">
            <text:p>7697</text:p>
          </table:table-cell>
          <table:table-cell office:value-type="float" office:value="4526" calcext:value-type="float">
            <text:p>4526</text:p>
          </table:table-cell>
          <table:table-cell office:value-type="float" office:value="3171" calcext:value-type="float">
            <text:p>31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14874" calcext:value-type="float">
            <text:p>14874</text:p>
          </table:table-cell>
          <table:table-cell office:value-type="float" office:value="8512" calcext:value-type="float">
            <text:p>8512</text:p>
          </table:table-cell>
          <table:table-cell office:value-type="float" office:value="6362" calcext:value-type="float">
            <text:p>6362</text:p>
          </table:table-cell>
          <table:table-cell office:value-type="float" office:value="6404" calcext:value-type="float">
            <text:p>6404</text:p>
          </table:table-cell>
          <table:table-cell office:value-type="float" office:value="4018" calcext:value-type="float">
            <text:p>4018</text:p>
          </table:table-cell>
          <table:table-cell office:value-type="float" office:value="2386" calcext:value-type="float">
            <text:p>23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12107" calcext:value-type="float">
            <text:p>12107</text:p>
          </table:table-cell>
          <table:table-cell office:value-type="float" office:value="7079" calcext:value-type="float">
            <text:p>7079</text:p>
          </table:table-cell>
          <table:table-cell office:value-type="float" office:value="5028" calcext:value-type="float">
            <text:p>5028</text:p>
          </table:table-cell>
          <table:table-cell office:value-type="float" office:value="4701" calcext:value-type="float">
            <text:p>4701</text:p>
          </table:table-cell>
          <table:table-cell office:value-type="float" office:value="3172" calcext:value-type="float">
            <text:p>3172</text:p>
          </table:table-cell>
          <table:table-cell office:value-type="float" office:value="1529" calcext:value-type="float">
            <text:p>15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28127" calcext:value-type="float">
            <text:p>28127</text:p>
          </table:table-cell>
          <table:table-cell office:value-type="float" office:value="16199" calcext:value-type="float">
            <text:p>16199</text:p>
          </table:table-cell>
          <table:table-cell office:value-type="float" office:value="11928" calcext:value-type="float">
            <text:p>11928</text:p>
          </table:table-cell>
          <table:table-cell office:value-type="float" office:value="9273" calcext:value-type="float">
            <text:p>9273</text:p>
          </table:table-cell>
          <table:table-cell office:value-type="float" office:value="6583" calcext:value-type="float">
            <text:p>6583</text:p>
          </table:table-cell>
          <table:table-cell office:value-type="float" office:value="2690" calcext:value-type="float">
            <text:p>26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9520" calcext:value-type="float">
            <text:p>9520</text:p>
          </table:table-cell>
          <table:table-cell office:value-type="float" office:value="5395" calcext:value-type="float">
            <text:p>5395</text:p>
          </table:table-cell>
          <table:table-cell office:value-type="float" office:value="4125" calcext:value-type="float">
            <text:p>4125</text:p>
          </table:table-cell>
          <table:table-cell office:value-type="float" office:value="2073" calcext:value-type="float">
            <text:p>2073</text:p>
          </table:table-cell>
          <table:table-cell office:value-type="float" office:value="1518" calcext:value-type="float">
            <text:p>1518</text:p>
          </table:table-cell>
          <table:table-cell office:value-type="float" office:value="555" calcext:value-type="float">
            <text:p>5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1208" calcext:value-type="float">
            <text:p>1208</text:p>
          </table:table-cell>
          <table:table-cell office:value-type="float" office:value="562" calcext:value-type="float">
            <text:p>562</text:p>
          </table:table-cell>
          <table:table-cell office:value-type="float" office:value="646" calcext:value-type="float">
            <text:p>646</text:p>
          </table:table-cell>
          <table:table-cell office:value-type="float" office:value="180" calcext:value-type="float">
            <text:p>180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88651" calcext:value-type="float">
            <text:p>88651</text:p>
          </table:table-cell>
          <table:table-cell office:value-type="float" office:value="51902" calcext:value-type="float">
            <text:p>51902</text:p>
          </table:table-cell>
          <table:table-cell office:value-type="float" office:value="36749" calcext:value-type="float">
            <text:p>36749</text:p>
          </table:table-cell>
          <table:table-cell office:value-type="float" office:value="31858" calcext:value-type="float">
            <text:p>31858</text:p>
          </table:table-cell>
          <table:table-cell office:value-type="float" office:value="19359" calcext:value-type="float">
            <text:p>19359</text:p>
          </table:table-cell>
          <table:table-cell office:value-type="float" office:value="12499" calcext:value-type="float">
            <text:p>124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5412" calcext:value-type="float">
            <text:p>5412</text:p>
          </table:table-cell>
          <table:table-cell office:value-type="float" office:value="2958" calcext:value-type="float">
            <text:p>2958</text:p>
          </table:table-cell>
          <table:table-cell office:value-type="float" office:value="2454" calcext:value-type="float">
            <text:p>2454</text:p>
          </table:table-cell>
          <table:table-cell office:value-type="float" office:value="1473" calcext:value-type="float">
            <text:p>1473</text:p>
          </table:table-cell>
          <table:table-cell office:value-type="float" office:value="806" calcext:value-type="float">
            <text:p>806</text:p>
          </table:table-cell>
          <table:table-cell office:value-type="float" office:value="667" calcext:value-type="float">
            <text:p>6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8632" calcext:value-type="float">
            <text:p>8632</text:p>
          </table:table-cell>
          <table:table-cell office:value-type="float" office:value="4647" calcext:value-type="float">
            <text:p>4647</text:p>
          </table:table-cell>
          <table:table-cell office:value-type="float" office:value="3985" calcext:value-type="float">
            <text:p>3985</text:p>
          </table:table-cell>
          <table:table-cell office:value-type="float" office:value="3198" calcext:value-type="float">
            <text:p>3198</text:p>
          </table:table-cell>
          <table:table-cell office:value-type="float" office:value="1774" calcext:value-type="float">
            <text:p>1774</text:p>
          </table:table-cell>
          <table:table-cell office:value-type="float" office:value="1424" calcext:value-type="float">
            <text:p>14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8915" calcext:value-type="float">
            <text:p>8915</text:p>
          </table:table-cell>
          <table:table-cell office:value-type="float" office:value="5155" calcext:value-type="float">
            <text:p>5155</text:p>
          </table:table-cell>
          <table:table-cell office:value-type="float" office:value="3760" calcext:value-type="float">
            <text:p>3760</text:p>
          </table:table-cell>
          <table:table-cell office:value-type="float" office:value="3502" calcext:value-type="float">
            <text:p>3502</text:p>
          </table:table-cell>
          <table:table-cell office:value-type="float" office:value="1972" calcext:value-type="float">
            <text:p>1972</text:p>
          </table:table-cell>
          <table:table-cell office:value-type="float" office:value="1530" calcext:value-type="float">
            <text:p>15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12618" calcext:value-type="float">
            <text:p>12618</text:p>
          </table:table-cell>
          <table:table-cell office:value-type="float" office:value="7381" calcext:value-type="float">
            <text:p>7381</text:p>
          </table:table-cell>
          <table:table-cell office:value-type="float" office:value="5237" calcext:value-type="float">
            <text:p>5237</text:p>
          </table:table-cell>
          <table:table-cell office:value-type="float" office:value="4119" calcext:value-type="float">
            <text:p>4119</text:p>
          </table:table-cell>
          <table:table-cell office:value-type="float" office:value="2310" calcext:value-type="float">
            <text:p>2310</text:p>
          </table:table-cell>
          <table:table-cell office:value-type="float" office:value="1809" calcext:value-type="float">
            <text:p>18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13344" calcext:value-type="float">
            <text:p>13344</text:p>
          </table:table-cell>
          <table:table-cell office:value-type="float" office:value="7605" calcext:value-type="float">
            <text:p>7605</text:p>
          </table:table-cell>
          <table:table-cell office:value-type="float" office:value="5739" calcext:value-type="float">
            <text:p>5739</text:p>
          </table:table-cell>
          <table:table-cell office:value-type="float" office:value="4537" calcext:value-type="float">
            <text:p>4537</text:p>
          </table:table-cell>
          <table:table-cell office:value-type="float" office:value="2599" calcext:value-type="float">
            <text:p>2599</text:p>
          </table:table-cell>
          <table:table-cell office:value-type="float" office:value="1938" calcext:value-type="float">
            <text:p>19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31574" calcext:value-type="float">
            <text:p>31574</text:p>
          </table:table-cell>
          <table:table-cell office:value-type="float" office:value="19387" calcext:value-type="float">
            <text:p>19387</text:p>
          </table:table-cell>
          <table:table-cell office:value-type="float" office:value="12187" calcext:value-type="float">
            <text:p>12187</text:p>
          </table:table-cell>
          <table:table-cell office:value-type="float" office:value="12322" calcext:value-type="float">
            <text:p>12322</text:p>
          </table:table-cell>
          <table:table-cell office:value-type="float" office:value="8043" calcext:value-type="float">
            <text:p>8043</text:p>
          </table:table-cell>
          <table:table-cell office:value-type="float" office:value="4279" calcext:value-type="float">
            <text:p>42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7071" calcext:value-type="float">
            <text:p>7071</text:p>
          </table:table-cell>
          <table:table-cell office:value-type="float" office:value="4185" calcext:value-type="float">
            <text:p>4185</text:p>
          </table:table-cell>
          <table:table-cell office:value-type="float" office:value="2886" calcext:value-type="float">
            <text:p>2886</text:p>
          </table:table-cell>
          <table:table-cell office:value-type="float" office:value="2422" calcext:value-type="float">
            <text:p>2422</text:p>
          </table:table-cell>
          <table:table-cell office:value-type="float" office:value="1673" calcext:value-type="float">
            <text:p>1673</text:p>
          </table:table-cell>
          <table:table-cell office:value-type="float" office:value="749" calcext:value-type="float">
            <text:p>7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1000" calcext:value-type="float">
            <text:p>1000</text:p>
          </table:table-cell>
          <table:table-cell office:value-type="float" office:value="542" calcext:value-type="float">
            <text:p>542</text:p>
          </table:table-cell>
          <table:table-cell office:value-type="float" office:value="458" calcext:value-type="float">
            <text:p>458</text:p>
          </table:table-cell>
          <table:table-cell office:value-type="float" office:value="263" calcext:value-type="float">
            <text:p>263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ADRA &amp; NAGAR HAVEL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57419861" calcext:value-type="float">
            <text:p>57419861</text:p>
          </table:table-cell>
          <table:table-cell office:value-type="float" office:value="32034959" calcext:value-type="float">
            <text:p>32034959</text:p>
          </table:table-cell>
          <table:table-cell office:value-type="float" office:value="25384902" calcext:value-type="float">
            <text:p>25384902</text:p>
          </table:table-cell>
          <table:table-cell office:value-type="float" office:value="19724729" calcext:value-type="float">
            <text:p>19724729</text:p>
          </table:table-cell>
          <table:table-cell office:value-type="float" office:value="11455478" calcext:value-type="float">
            <text:p>11455478</text:p>
          </table:table-cell>
          <table:table-cell office:value-type="float" office:value="8269251" calcext:value-type="float">
            <text:p>82692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2268786" calcext:value-type="float">
            <text:p>2268786</text:p>
          </table:table-cell>
          <table:table-cell office:value-type="float" office:value="1199230" calcext:value-type="float">
            <text:p>1199230</text:p>
          </table:table-cell>
          <table:table-cell office:value-type="float" office:value="1069556" calcext:value-type="float">
            <text:p>1069556</text:p>
          </table:table-cell>
          <table:table-cell office:value-type="float" office:value="427001" calcext:value-type="float">
            <text:p>427001</text:p>
          </table:table-cell>
          <table:table-cell office:value-type="float" office:value="227799" calcext:value-type="float">
            <text:p>227799</text:p>
          </table:table-cell>
          <table:table-cell office:value-type="float" office:value="199202" calcext:value-type="float">
            <text:p>1992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5678007" calcext:value-type="float">
            <text:p>5678007</text:p>
          </table:table-cell>
          <table:table-cell office:value-type="float" office:value="2997765" calcext:value-type="float">
            <text:p>2997765</text:p>
          </table:table-cell>
          <table:table-cell office:value-type="float" office:value="2680242" calcext:value-type="float">
            <text:p>2680242</text:p>
          </table:table-cell>
          <table:table-cell office:value-type="float" office:value="1531016" calcext:value-type="float">
            <text:p>1531016</text:p>
          </table:table-cell>
          <table:table-cell office:value-type="float" office:value="810747" calcext:value-type="float">
            <text:p>810747</text:p>
          </table:table-cell>
          <table:table-cell office:value-type="float" office:value="720269" calcext:value-type="float">
            <text:p>7202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7368786" calcext:value-type="float">
            <text:p>7368786</text:p>
          </table:table-cell>
          <table:table-cell office:value-type="float" office:value="3968747" calcext:value-type="float">
            <text:p>3968747</text:p>
          </table:table-cell>
          <table:table-cell office:value-type="float" office:value="3400039" calcext:value-type="float">
            <text:p>3400039</text:p>
          </table:table-cell>
          <table:table-cell office:value-type="float" office:value="2785964" calcext:value-type="float">
            <text:p>2785964</text:p>
          </table:table-cell>
          <table:table-cell office:value-type="float" office:value="1494641" calcext:value-type="float">
            <text:p>1494641</text:p>
          </table:table-cell>
          <table:table-cell office:value-type="float" office:value="1291323" calcext:value-type="float">
            <text:p>12913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7613327" calcext:value-type="float">
            <text:p>7613327</text:p>
          </table:table-cell>
          <table:table-cell office:value-type="float" office:value="4139396" calcext:value-type="float">
            <text:p>4139396</text:p>
          </table:table-cell>
          <table:table-cell office:value-type="float" office:value="3473931" calcext:value-type="float">
            <text:p>3473931</text:p>
          </table:table-cell>
          <table:table-cell office:value-type="float" office:value="3002122" calcext:value-type="float">
            <text:p>3002122</text:p>
          </table:table-cell>
          <table:table-cell office:value-type="float" office:value="1667890" calcext:value-type="float">
            <text:p>1667890</text:p>
          </table:table-cell>
          <table:table-cell office:value-type="float" office:value="1334232" calcext:value-type="float">
            <text:p>13342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6807080" calcext:value-type="float">
            <text:p>6807080</text:p>
          </table:table-cell>
          <table:table-cell office:value-type="float" office:value="3724387" calcext:value-type="float">
            <text:p>3724387</text:p>
          </table:table-cell>
          <table:table-cell office:value-type="float" office:value="3082693" calcext:value-type="float">
            <text:p>3082693</text:p>
          </table:table-cell>
          <table:table-cell office:value-type="float" office:value="2556589" calcext:value-type="float">
            <text:p>2556589</text:p>
          </table:table-cell>
          <table:table-cell office:value-type="float" office:value="1449460" calcext:value-type="float">
            <text:p>1449460</text:p>
          </table:table-cell>
          <table:table-cell office:value-type="float" office:value="1107129" calcext:value-type="float">
            <text:p>11071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18312138" calcext:value-type="float">
            <text:p>18312138</text:p>
          </table:table-cell>
          <table:table-cell office:value-type="float" office:value="10475213" calcext:value-type="float">
            <text:p>10475213</text:p>
          </table:table-cell>
          <table:table-cell office:value-type="float" office:value="7836925" calcext:value-type="float">
            <text:p>7836925</text:p>
          </table:table-cell>
          <table:table-cell office:value-type="float" office:value="6333288" calcext:value-type="float">
            <text:p>6333288</text:p>
          </table:table-cell>
          <table:table-cell office:value-type="float" office:value="3825044" calcext:value-type="float">
            <text:p>3825044</text:p>
          </table:table-cell>
          <table:table-cell office:value-type="float" office:value="2508244" calcext:value-type="float">
            <text:p>25082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7571166" calcext:value-type="float">
            <text:p>7571166</text:p>
          </table:table-cell>
          <table:table-cell office:value-type="float" office:value="4498858" calcext:value-type="float">
            <text:p>4498858</text:p>
          </table:table-cell>
          <table:table-cell office:value-type="float" office:value="3072308" calcext:value-type="float">
            <text:p>3072308</text:p>
          </table:table-cell>
          <table:table-cell office:value-type="float" office:value="2527182" calcext:value-type="float">
            <text:p>2527182</text:p>
          </table:table-cell>
          <table:table-cell office:value-type="float" office:value="1626889" calcext:value-type="float">
            <text:p>1626889</text:p>
          </table:table-cell>
          <table:table-cell office:value-type="float" office:value="900293" calcext:value-type="float">
            <text:p>9002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1599941" calcext:value-type="float">
            <text:p>1599941</text:p>
          </table:table-cell>
          <table:table-cell office:value-type="float" office:value="918600" calcext:value-type="float">
            <text:p>918600</text:p>
          </table:table-cell>
          <table:table-cell office:value-type="float" office:value="681341" calcext:value-type="float">
            <text:p>681341</text:p>
          </table:table-cell>
          <table:table-cell office:value-type="float" office:value="495480" calcext:value-type="float">
            <text:p>495480</text:p>
          </table:table-cell>
          <table:table-cell office:value-type="float" office:value="314559" calcext:value-type="float">
            <text:p>314559</text:p>
          </table:table-cell>
          <table:table-cell office:value-type="float" office:value="180921" calcext:value-type="float">
            <text:p>1809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200630" calcext:value-type="float">
            <text:p>200630</text:p>
          </table:table-cell>
          <table:table-cell office:value-type="float" office:value="112763" calcext:value-type="float">
            <text:p>112763</text:p>
          </table:table-cell>
          <table:table-cell office:value-type="float" office:value="87867" calcext:value-type="float">
            <text:p>87867</text:p>
          </table:table-cell>
          <table:table-cell office:value-type="float" office:value="66087" calcext:value-type="float">
            <text:p>66087</text:p>
          </table:table-cell>
          <table:table-cell office:value-type="float" office:value="38449" calcext:value-type="float">
            <text:p>38449</text:p>
          </table:table-cell>
          <table:table-cell office:value-type="float" office:value="27638" calcext:value-type="float">
            <text:p>276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24378668" calcext:value-type="float">
            <text:p>24378668</text:p>
          </table:table-cell>
          <table:table-cell office:value-type="float" office:value="14180104" calcext:value-type="float">
            <text:p>14180104</text:p>
          </table:table-cell>
          <table:table-cell office:value-type="float" office:value="10198564" calcext:value-type="float">
            <text:p>10198564</text:p>
          </table:table-cell>
          <table:table-cell office:value-type="float" office:value="6072975" calcext:value-type="float">
            <text:p>6072975</text:p>
          </table:table-cell>
          <table:table-cell office:value-type="float" office:value="3791321" calcext:value-type="float">
            <text:p>3791321</text:p>
          </table:table-cell>
          <table:table-cell office:value-type="float" office:value="2281654" calcext:value-type="float">
            <text:p>22816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872457" calcext:value-type="float">
            <text:p>872457</text:p>
          </table:table-cell>
          <table:table-cell office:value-type="float" office:value="460150" calcext:value-type="float">
            <text:p>460150</text:p>
          </table:table-cell>
          <table:table-cell office:value-type="float" office:value="412307" calcext:value-type="float">
            <text:p>412307</text:p>
          </table:table-cell>
          <table:table-cell office:value-type="float" office:value="85637" calcext:value-type="float">
            <text:p>85637</text:p>
          </table:table-cell>
          <table:table-cell office:value-type="float" office:value="46050" calcext:value-type="float">
            <text:p>46050</text:p>
          </table:table-cell>
          <table:table-cell office:value-type="float" office:value="39587" calcext:value-type="float">
            <text:p>395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2725904" calcext:value-type="float">
            <text:p>2725904</text:p>
          </table:table-cell>
          <table:table-cell office:value-type="float" office:value="1439157" calcext:value-type="float">
            <text:p>1439157</text:p>
          </table:table-cell>
          <table:table-cell office:value-type="float" office:value="1286747" calcext:value-type="float">
            <text:p>1286747</text:p>
          </table:table-cell>
          <table:table-cell office:value-type="float" office:value="550208" calcext:value-type="float">
            <text:p>550208</text:p>
          </table:table-cell>
          <table:table-cell office:value-type="float" office:value="292798" calcext:value-type="float">
            <text:p>292798</text:p>
          </table:table-cell>
          <table:table-cell office:value-type="float" office:value="257410" calcext:value-type="float">
            <text:p>2574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3780271" calcext:value-type="float">
            <text:p>3780271</text:p>
          </table:table-cell>
          <table:table-cell office:value-type="float" office:value="2065870" calcext:value-type="float">
            <text:p>2065870</text:p>
          </table:table-cell>
          <table:table-cell office:value-type="float" office:value="1714401" calcext:value-type="float">
            <text:p>1714401</text:p>
          </table:table-cell>
          <table:table-cell office:value-type="float" office:value="1188201" calcext:value-type="float">
            <text:p>1188201</text:p>
          </table:table-cell>
          <table:table-cell office:value-type="float" office:value="657582" calcext:value-type="float">
            <text:p>657582</text:p>
          </table:table-cell>
          <table:table-cell office:value-type="float" office:value="530619" calcext:value-type="float">
            <text:p>5306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3530969" calcext:value-type="float">
            <text:p>3530969</text:p>
          </table:table-cell>
          <table:table-cell office:value-type="float" office:value="1987056" calcext:value-type="float">
            <text:p>1987056</text:p>
          </table:table-cell>
          <table:table-cell office:value-type="float" office:value="1543913" calcext:value-type="float">
            <text:p>1543913</text:p>
          </table:table-cell>
          <table:table-cell office:value-type="float" office:value="1134047" calcext:value-type="float">
            <text:p>1134047</text:p>
          </table:table-cell>
          <table:table-cell office:value-type="float" office:value="678282" calcext:value-type="float">
            <text:p>678282</text:p>
          </table:table-cell>
          <table:table-cell office:value-type="float" office:value="455765" calcext:value-type="float">
            <text:p>4557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2890207" calcext:value-type="float">
            <text:p>2890207</text:p>
          </table:table-cell>
          <table:table-cell office:value-type="float" office:value="1659293" calcext:value-type="float">
            <text:p>1659293</text:p>
          </table:table-cell>
          <table:table-cell office:value-type="float" office:value="1230914" calcext:value-type="float">
            <text:p>1230914</text:p>
          </table:table-cell>
          <table:table-cell office:value-type="float" office:value="825250" calcext:value-type="float">
            <text:p>825250</text:p>
          </table:table-cell>
          <table:table-cell office:value-type="float" office:value="516294" calcext:value-type="float">
            <text:p>516294</text:p>
          </table:table-cell>
          <table:table-cell office:value-type="float" office:value="308956" calcext:value-type="float">
            <text:p>3089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7142231" calcext:value-type="float">
            <text:p>7142231</text:p>
          </table:table-cell>
          <table:table-cell office:value-type="float" office:value="4385825" calcext:value-type="float">
            <text:p>4385825</text:p>
          </table:table-cell>
          <table:table-cell office:value-type="float" office:value="2756406" calcext:value-type="float">
            <text:p>2756406</text:p>
          </table:table-cell>
          <table:table-cell office:value-type="float" office:value="1674183" calcext:value-type="float">
            <text:p>1674183</text:p>
          </table:table-cell>
          <table:table-cell office:value-type="float" office:value="1149478" calcext:value-type="float">
            <text:p>1149478</text:p>
          </table:table-cell>
          <table:table-cell office:value-type="float" office:value="524705" calcext:value-type="float">
            <text:p>5247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2755631" calcext:value-type="float">
            <text:p>2755631</text:p>
          </table:table-cell>
          <table:table-cell office:value-type="float" office:value="1763900" calcext:value-type="float">
            <text:p>1763900</text:p>
          </table:table-cell>
          <table:table-cell office:value-type="float" office:value="991731" calcext:value-type="float">
            <text:p>991731</text:p>
          </table:table-cell>
          <table:table-cell office:value-type="float" office:value="506587" calcext:value-type="float">
            <text:p>506587</text:p>
          </table:table-cell>
          <table:table-cell office:value-type="float" office:value="375191" calcext:value-type="float">
            <text:p>375191</text:p>
          </table:table-cell>
          <table:table-cell office:value-type="float" office:value="131396" calcext:value-type="float">
            <text:p>1313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603996" calcext:value-type="float">
            <text:p>603996</text:p>
          </table:table-cell>
          <table:table-cell office:value-type="float" office:value="373958" calcext:value-type="float">
            <text:p>373958</text:p>
          </table:table-cell>
          <table:table-cell office:value-type="float" office:value="230038" calcext:value-type="float">
            <text:p>230038</text:p>
          </table:table-cell>
          <table:table-cell office:value-type="float" office:value="90968" calcext:value-type="float">
            <text:p>90968</text:p>
          </table:table-cell>
          <table:table-cell office:value-type="float" office:value="64481" calcext:value-type="float">
            <text:p>64481</text:p>
          </table:table-cell>
          <table:table-cell office:value-type="float" office:value="26487" calcext:value-type="float">
            <text:p>264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77002" calcext:value-type="float">
            <text:p>77002</text:p>
          </table:table-cell>
          <table:table-cell office:value-type="float" office:value="44895" calcext:value-type="float">
            <text:p>44895</text:p>
          </table:table-cell>
          <table:table-cell office:value-type="float" office:value="32107" calcext:value-type="float">
            <text:p>32107</text:p>
          </table:table-cell>
          <table:table-cell office:value-type="float" office:value="17894" calcext:value-type="float">
            <text:p>17894</text:p>
          </table:table-cell>
          <table:table-cell office:value-type="float" office:value="11165" calcext:value-type="float">
            <text:p>11165</text:p>
          </table:table-cell>
          <table:table-cell office:value-type="float" office:value="6729" calcext:value-type="float">
            <text:p>67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33041193" calcext:value-type="float">
            <text:p>33041193</text:p>
          </table:table-cell>
          <table:table-cell office:value-type="float" office:value="17854855" calcext:value-type="float">
            <text:p>17854855</text:p>
          </table:table-cell>
          <table:table-cell office:value-type="float" office:value="15186338" calcext:value-type="float">
            <text:p>15186338</text:p>
          </table:table-cell>
          <table:table-cell office:value-type="float" office:value="13651754" calcext:value-type="float">
            <text:p>13651754</text:p>
          </table:table-cell>
          <table:table-cell office:value-type="float" office:value="7664157" calcext:value-type="float">
            <text:p>7664157</text:p>
          </table:table-cell>
          <table:table-cell office:value-type="float" office:value="5987597" calcext:value-type="float">
            <text:p>59875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1396329" calcext:value-type="float">
            <text:p>1396329</text:p>
          </table:table-cell>
          <table:table-cell office:value-type="float" office:value="739080" calcext:value-type="float">
            <text:p>739080</text:p>
          </table:table-cell>
          <table:table-cell office:value-type="float" office:value="657249" calcext:value-type="float">
            <text:p>657249</text:p>
          </table:table-cell>
          <table:table-cell office:value-type="float" office:value="341364" calcext:value-type="float">
            <text:p>341364</text:p>
          </table:table-cell>
          <table:table-cell office:value-type="float" office:value="181749" calcext:value-type="float">
            <text:p>181749</text:p>
          </table:table-cell>
          <table:table-cell office:value-type="float" office:value="159615" calcext:value-type="float">
            <text:p>1596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2952103" calcext:value-type="float">
            <text:p>2952103</text:p>
          </table:table-cell>
          <table:table-cell office:value-type="float" office:value="1558608" calcext:value-type="float">
            <text:p>1558608</text:p>
          </table:table-cell>
          <table:table-cell office:value-type="float" office:value="1393495" calcext:value-type="float">
            <text:p>1393495</text:p>
          </table:table-cell>
          <table:table-cell office:value-type="float" office:value="980808" calcext:value-type="float">
            <text:p>980808</text:p>
          </table:table-cell>
          <table:table-cell office:value-type="float" office:value="517949" calcext:value-type="float">
            <text:p>517949</text:p>
          </table:table-cell>
          <table:table-cell office:value-type="float" office:value="462859" calcext:value-type="float">
            <text:p>4628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3588515" calcext:value-type="float">
            <text:p>3588515</text:p>
          </table:table-cell>
          <table:table-cell office:value-type="float" office:value="1902877" calcext:value-type="float">
            <text:p>1902877</text:p>
          </table:table-cell>
          <table:table-cell office:value-type="float" office:value="1685638" calcext:value-type="float">
            <text:p>1685638</text:p>
          </table:table-cell>
          <table:table-cell office:value-type="float" office:value="1597763" calcext:value-type="float">
            <text:p>1597763</text:p>
          </table:table-cell>
          <table:table-cell office:value-type="float" office:value="837059" calcext:value-type="float">
            <text:p>837059</text:p>
          </table:table-cell>
          <table:table-cell office:value-type="float" office:value="760704" calcext:value-type="float">
            <text:p>7607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4082358" calcext:value-type="float">
            <text:p>4082358</text:p>
          </table:table-cell>
          <table:table-cell office:value-type="float" office:value="2152340" calcext:value-type="float">
            <text:p>2152340</text:p>
          </table:table-cell>
          <table:table-cell office:value-type="float" office:value="1930018" calcext:value-type="float">
            <text:p>1930018</text:p>
          </table:table-cell>
          <table:table-cell office:value-type="float" office:value="1868075" calcext:value-type="float">
            <text:p>1868075</text:p>
          </table:table-cell>
          <table:table-cell office:value-type="float" office:value="989608" calcext:value-type="float">
            <text:p>989608</text:p>
          </table:table-cell>
          <table:table-cell office:value-type="float" office:value="878467" calcext:value-type="float">
            <text:p>8784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3916873" calcext:value-type="float">
            <text:p>3916873</text:p>
          </table:table-cell>
          <table:table-cell office:value-type="float" office:value="2065094" calcext:value-type="float">
            <text:p>2065094</text:p>
          </table:table-cell>
          <table:table-cell office:value-type="float" office:value="1851779" calcext:value-type="float">
            <text:p>1851779</text:p>
          </table:table-cell>
          <table:table-cell office:value-type="float" office:value="1731339" calcext:value-type="float">
            <text:p>1731339</text:p>
          </table:table-cell>
          <table:table-cell office:value-type="float" office:value="933166" calcext:value-type="float">
            <text:p>933166</text:p>
          </table:table-cell>
          <table:table-cell office:value-type="float" office:value="798173" calcext:value-type="float">
            <text:p>7981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11169907" calcext:value-type="float">
            <text:p>11169907</text:p>
          </table:table-cell>
          <table:table-cell office:value-type="float" office:value="6089388" calcext:value-type="float">
            <text:p>6089388</text:p>
          </table:table-cell>
          <table:table-cell office:value-type="float" office:value="5080519" calcext:value-type="float">
            <text:p>5080519</text:p>
          </table:table-cell>
          <table:table-cell office:value-type="float" office:value="4659105" calcext:value-type="float">
            <text:p>4659105</text:p>
          </table:table-cell>
          <table:table-cell office:value-type="float" office:value="2675566" calcext:value-type="float">
            <text:p>2675566</text:p>
          </table:table-cell>
          <table:table-cell office:value-type="float" office:value="1983539" calcext:value-type="float">
            <text:p>19835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4815535" calcext:value-type="float">
            <text:p>4815535</text:p>
          </table:table-cell>
          <table:table-cell office:value-type="float" office:value="2734958" calcext:value-type="float">
            <text:p>2734958</text:p>
          </table:table-cell>
          <table:table-cell office:value-type="float" office:value="2080577" calcext:value-type="float">
            <text:p>2080577</text:p>
          </table:table-cell>
          <table:table-cell office:value-type="float" office:value="2020595" calcext:value-type="float">
            <text:p>2020595</text:p>
          </table:table-cell>
          <table:table-cell office:value-type="float" office:value="1251698" calcext:value-type="float">
            <text:p>1251698</text:p>
          </table:table-cell>
          <table:table-cell office:value-type="float" office:value="768897" calcext:value-type="float">
            <text:p>7688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995945" calcext:value-type="float">
            <text:p>995945</text:p>
          </table:table-cell>
          <table:table-cell office:value-type="float" office:value="544642" calcext:value-type="float">
            <text:p>544642</text:p>
          </table:table-cell>
          <table:table-cell office:value-type="float" office:value="451303" calcext:value-type="float">
            <text:p>451303</text:p>
          </table:table-cell>
          <table:table-cell office:value-type="float" office:value="404512" calcext:value-type="float">
            <text:p>404512</text:p>
          </table:table-cell>
          <table:table-cell office:value-type="float" office:value="250078" calcext:value-type="float">
            <text:p>250078</text:p>
          </table:table-cell>
          <table:table-cell office:value-type="float" office:value="154434" calcext:value-type="float">
            <text:p>1544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123628" calcext:value-type="float">
            <text:p>123628</text:p>
          </table:table-cell>
          <table:table-cell office:value-type="float" office:value="67868" calcext:value-type="float">
            <text:p>67868</text:p>
          </table:table-cell>
          <table:table-cell office:value-type="float" office:value="55760" calcext:value-type="float">
            <text:p>55760</text:p>
          </table:table-cell>
          <table:table-cell office:value-type="float" office:value="48193" calcext:value-type="float">
            <text:p>48193</text:p>
          </table:table-cell>
          <table:table-cell office:value-type="float" office:value="27284" calcext:value-type="float">
            <text:p>27284</text:p>
          </table:table-cell>
          <table:table-cell office:value-type="float" office:value="20909" calcext:value-type="float">
            <text:p>209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21583334" calcext:value-type="float">
            <text:p>21583334</text:p>
          </table:table-cell>
          <table:table-cell office:value-type="float" office:value="12193992" calcext:value-type="float">
            <text:p>12193992</text:p>
          </table:table-cell>
          <table:table-cell office:value-type="float" office:value="9389342" calcext:value-type="float">
            <text:p>9389342</text:p>
          </table:table-cell>
          <table:table-cell office:value-type="float" office:value="6344376" calcext:value-type="float">
            <text:p>6344376</text:p>
          </table:table-cell>
          <table:table-cell office:value-type="float" office:value="3836382" calcext:value-type="float">
            <text:p>3836382</text:p>
          </table:table-cell>
          <table:table-cell office:value-type="float" office:value="2507994" calcext:value-type="float">
            <text:p>25079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985843" calcext:value-type="float">
            <text:p>985843</text:p>
          </table:table-cell>
          <table:table-cell office:value-type="float" office:value="509669" calcext:value-type="float">
            <text:p>509669</text:p>
          </table:table-cell>
          <table:table-cell office:value-type="float" office:value="476174" calcext:value-type="float">
            <text:p>476174</text:p>
          </table:table-cell>
          <table:table-cell office:value-type="float" office:value="115782" calcext:value-type="float">
            <text:p>115782</text:p>
          </table:table-cell>
          <table:table-cell office:value-type="float" office:value="60417" calcext:value-type="float">
            <text:p>60417</text:p>
          </table:table-cell>
          <table:table-cell office:value-type="float" office:value="55365" calcext:value-type="float">
            <text:p>553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2212518" calcext:value-type="float">
            <text:p>2212518</text:p>
          </table:table-cell>
          <table:table-cell office:value-type="float" office:value="1140322" calcext:value-type="float">
            <text:p>1140322</text:p>
          </table:table-cell>
          <table:table-cell office:value-type="float" office:value="1072196" calcext:value-type="float">
            <text:p>1072196</text:p>
          </table:table-cell>
          <table:table-cell office:value-type="float" office:value="565173" calcext:value-type="float">
            <text:p>565173</text:p>
          </table:table-cell>
          <table:table-cell office:value-type="float" office:value="287163" calcext:value-type="float">
            <text:p>287163</text:p>
          </table:table-cell>
          <table:table-cell office:value-type="float" office:value="278010" calcext:value-type="float">
            <text:p>2780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3138190" calcext:value-type="float">
            <text:p>3138190</text:p>
          </table:table-cell>
          <table:table-cell office:value-type="float" office:value="1650679" calcext:value-type="float">
            <text:p>1650679</text:p>
          </table:table-cell>
          <table:table-cell office:value-type="float" office:value="1487511" calcext:value-type="float">
            <text:p>1487511</text:p>
          </table:table-cell>
          <table:table-cell office:value-type="float" office:value="1050652" calcext:value-type="float">
            <text:p>1050652</text:p>
          </table:table-cell>
          <table:table-cell office:value-type="float" office:value="554499" calcext:value-type="float">
            <text:p>554499</text:p>
          </table:table-cell>
          <table:table-cell office:value-type="float" office:value="496153" calcext:value-type="float">
            <text:p>4961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3085492" calcext:value-type="float">
            <text:p>3085492</text:p>
          </table:table-cell>
          <table:table-cell office:value-type="float" office:value="1671803" calcext:value-type="float">
            <text:p>1671803</text:p>
          </table:table-cell>
          <table:table-cell office:value-type="float" office:value="1413689" calcext:value-type="float">
            <text:p>1413689</text:p>
          </table:table-cell>
          <table:table-cell office:value-type="float" office:value="1038315" calcext:value-type="float">
            <text:p>1038315</text:p>
          </table:table-cell>
          <table:table-cell office:value-type="float" office:value="583144" calcext:value-type="float">
            <text:p>583144</text:p>
          </table:table-cell>
          <table:table-cell office:value-type="float" office:value="455171" calcext:value-type="float">
            <text:p>4551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2591841" calcext:value-type="float">
            <text:p>2591841</text:p>
          </table:table-cell>
          <table:table-cell office:value-type="float" office:value="1447501" calcext:value-type="float">
            <text:p>1447501</text:p>
          </table:table-cell>
          <table:table-cell office:value-type="float" office:value="1144340" calcext:value-type="float">
            <text:p>1144340</text:p>
          </table:table-cell>
          <table:table-cell office:value-type="float" office:value="838481" calcext:value-type="float">
            <text:p>838481</text:p>
          </table:table-cell>
          <table:table-cell office:value-type="float" office:value="498114" calcext:value-type="float">
            <text:p>498114</text:p>
          </table:table-cell>
          <table:table-cell office:value-type="float" office:value="340367" calcext:value-type="float">
            <text:p>3403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6368580" calcext:value-type="float">
            <text:p>6368580</text:p>
          </table:table-cell>
          <table:table-cell office:value-type="float" office:value="3837106" calcext:value-type="float">
            <text:p>3837106</text:p>
          </table:table-cell>
          <table:table-cell office:value-type="float" office:value="2531474" calcext:value-type="float">
            <text:p>2531474</text:p>
          </table:table-cell>
          <table:table-cell office:value-type="float" office:value="1887033" calcext:value-type="float">
            <text:p>1887033</text:p>
          </table:table-cell>
          <table:table-cell office:value-type="float" office:value="1246429" calcext:value-type="float">
            <text:p>1246429</text:p>
          </table:table-cell>
          <table:table-cell office:value-type="float" office:value="640604" calcext:value-type="float">
            <text:p>6406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2483489" calcext:value-type="float">
            <text:p>2483489</text:p>
          </table:table-cell>
          <table:table-cell office:value-type="float" office:value="1517849" calcext:value-type="float">
            <text:p>1517849</text:p>
          </table:table-cell>
          <table:table-cell office:value-type="float" office:value="965640" calcext:value-type="float">
            <text:p>965640</text:p>
          </table:table-cell>
          <table:table-cell office:value-type="float" office:value="664191" calcext:value-type="float">
            <text:p>664191</text:p>
          </table:table-cell>
          <table:table-cell office:value-type="float" office:value="481875" calcext:value-type="float">
            <text:p>481875</text:p>
          </table:table-cell>
          <table:table-cell office:value-type="float" office:value="182316" calcext:value-type="float">
            <text:p>1823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494506" calcext:value-type="float">
            <text:p>494506</text:p>
          </table:table-cell>
          <table:table-cell office:value-type="float" office:value="295283" calcext:value-type="float">
            <text:p>295283</text:p>
          </table:table-cell>
          <table:table-cell office:value-type="float" office:value="199223" calcext:value-type="float">
            <text:p>199223</text:p>
          </table:table-cell>
          <table:table-cell office:value-type="float" office:value="113967" calcext:value-type="float">
            <text:p>113967</text:p>
          </table:table-cell>
          <table:table-cell office:value-type="float" office:value="83106" calcext:value-type="float">
            <text:p>83106</text:p>
          </table:table-cell>
          <table:table-cell office:value-type="float" office:value="30861" calcext:value-type="float">
            <text:p>308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222875" calcext:value-type="float">
            <text:p>222875</text:p>
          </table:table-cell>
          <table:table-cell office:value-type="float" office:value="123780" calcext:value-type="float">
            <text:p>123780</text:p>
          </table:table-cell>
          <table:table-cell office:value-type="float" office:value="99095" calcext:value-type="float">
            <text:p>99095</text:p>
          </table:table-cell>
          <table:table-cell office:value-type="float" office:value="70782" calcext:value-type="float">
            <text:p>70782</text:p>
          </table:table-cell>
          <table:table-cell office:value-type="float" office:value="41635" calcext:value-type="float">
            <text:p>41635</text:p>
          </table:table-cell>
          <table:table-cell office:value-type="float" office:value="29147" calcext:value-type="float">
            <text:p>291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10862432" calcext:value-type="float">
            <text:p>10862432</text:p>
          </table:table-cell>
          <table:table-cell office:value-type="float" office:value="6180282" calcext:value-type="float">
            <text:p>6180282</text:p>
          </table:table-cell>
          <table:table-cell office:value-type="float" office:value="4682150" calcext:value-type="float">
            <text:p>4682150</text:p>
          </table:table-cell>
          <table:table-cell office:value-type="float" office:value="2361512" calcext:value-type="float">
            <text:p>2361512</text:p>
          </table:table-cell>
          <table:table-cell office:value-type="float" office:value="1475239" calcext:value-type="float">
            <text:p>1475239</text:p>
          </table:table-cell>
          <table:table-cell office:value-type="float" office:value="886273" calcext:value-type="float">
            <text:p>8862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550681" calcext:value-type="float">
            <text:p>550681</text:p>
          </table:table-cell>
          <table:table-cell office:value-type="float" office:value="284707" calcext:value-type="float">
            <text:p>284707</text:p>
          </table:table-cell>
          <table:table-cell office:value-type="float" office:value="265974" calcext:value-type="float">
            <text:p>265974</text:p>
          </table:table-cell>
          <table:table-cell office:value-type="float" office:value="31000" calcext:value-type="float">
            <text:p>31000</text:p>
          </table:table-cell>
          <table:table-cell office:value-type="float" office:value="16420" calcext:value-type="float">
            <text:p>16420</text:p>
          </table:table-cell>
          <table:table-cell office:value-type="float" office:value="14580" calcext:value-type="float">
            <text:p>145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258989" calcext:value-type="float">
            <text:p>1258989</text:p>
          </table:table-cell>
          <table:table-cell office:value-type="float" office:value="652393" calcext:value-type="float">
            <text:p>652393</text:p>
          </table:table-cell>
          <table:table-cell office:value-type="float" office:value="606596" calcext:value-type="float">
            <text:p>606596</text:p>
          </table:table-cell>
          <table:table-cell office:value-type="float" office:value="271257" calcext:value-type="float">
            <text:p>271257</text:p>
          </table:table-cell>
          <table:table-cell office:value-type="float" office:value="138864" calcext:value-type="float">
            <text:p>138864</text:p>
          </table:table-cell>
          <table:table-cell office:value-type="float" office:value="132393" calcext:value-type="float">
            <text:p>1323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1768112" calcext:value-type="float">
            <text:p>1768112</text:p>
          </table:table-cell>
          <table:table-cell office:value-type="float" office:value="953906" calcext:value-type="float">
            <text:p>953906</text:p>
          </table:table-cell>
          <table:table-cell office:value-type="float" office:value="814206" calcext:value-type="float">
            <text:p>814206</text:p>
          </table:table-cell>
          <table:table-cell office:value-type="float" office:value="528154" calcext:value-type="float">
            <text:p>528154</text:p>
          </table:table-cell>
          <table:table-cell office:value-type="float" office:value="287382" calcext:value-type="float">
            <text:p>287382</text:p>
          </table:table-cell>
          <table:table-cell office:value-type="float" office:value="240772" calcext:value-type="float">
            <text:p>2407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1629927" calcext:value-type="float">
            <text:p>1629927</text:p>
          </table:table-cell>
          <table:table-cell office:value-type="float" office:value="928795" calcext:value-type="float">
            <text:p>928795</text:p>
          </table:table-cell>
          <table:table-cell office:value-type="float" office:value="701132" calcext:value-type="float">
            <text:p>701132</text:p>
          </table:table-cell>
          <table:table-cell office:value-type="float" office:value="457619" calcext:value-type="float">
            <text:p>457619</text:p>
          </table:table-cell>
          <table:table-cell office:value-type="float" office:value="278555" calcext:value-type="float">
            <text:p>278555</text:p>
          </table:table-cell>
          <table:table-cell office:value-type="float" office:value="179064" calcext:value-type="float">
            <text:p>1790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1274158" calcext:value-type="float">
            <text:p>1274158</text:p>
          </table:table-cell>
          <table:table-cell office:value-type="float" office:value="742051" calcext:value-type="float">
            <text:p>742051</text:p>
          </table:table-cell>
          <table:table-cell office:value-type="float" office:value="532107" calcext:value-type="float">
            <text:p>532107</text:p>
          </table:table-cell>
          <table:table-cell office:value-type="float" office:value="314178" calcext:value-type="float">
            <text:p>314178</text:p>
          </table:table-cell>
          <table:table-cell office:value-type="float" office:value="205362" calcext:value-type="float">
            <text:p>205362</text:p>
          </table:table-cell>
          <table:table-cell office:value-type="float" office:value="108816" calcext:value-type="float">
            <text:p>1088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2897031" calcext:value-type="float">
            <text:p>2897031</text:p>
          </table:table-cell>
          <table:table-cell office:value-type="float" office:value="1764209" calcext:value-type="float">
            <text:p>1764209</text:p>
          </table:table-cell>
          <table:table-cell office:value-type="float" office:value="1132822" calcext:value-type="float">
            <text:p>1132822</text:p>
          </table:table-cell>
          <table:table-cell office:value-type="float" office:value="557059" calcext:value-type="float">
            <text:p>557059</text:p>
          </table:table-cell>
          <table:table-cell office:value-type="float" office:value="399263" calcext:value-type="float">
            <text:p>399263</text:p>
          </table:table-cell>
          <table:table-cell office:value-type="float" office:value="157796" calcext:value-type="float">
            <text:p>1577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1146753" calcext:value-type="float">
            <text:p>1146753</text:p>
          </table:table-cell>
          <table:table-cell office:value-type="float" office:value="662376" calcext:value-type="float">
            <text:p>662376</text:p>
          </table:table-cell>
          <table:table-cell office:value-type="float" office:value="484377" calcext:value-type="float">
            <text:p>484377</text:p>
          </table:table-cell>
          <table:table-cell office:value-type="float" office:value="153434" calcext:value-type="float">
            <text:p>153434</text:p>
          </table:table-cell>
          <table:table-cell office:value-type="float" office:value="115437" calcext:value-type="float">
            <text:p>115437</text:p>
          </table:table-cell>
          <table:table-cell office:value-type="float" office:value="37997" calcext:value-type="float">
            <text:p>379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249983" calcext:value-type="float">
            <text:p>249983</text:p>
          </table:table-cell>
          <table:table-cell office:value-type="float" office:value="142829" calcext:value-type="float">
            <text:p>142829</text:p>
          </table:table-cell>
          <table:table-cell office:value-type="float" office:value="107154" calcext:value-type="float">
            <text:p>107154</text:p>
          </table:table-cell>
          <table:table-cell office:value-type="float" office:value="28809" calcext:value-type="float">
            <text:p>28809</text:p>
          </table:table-cell>
          <table:table-cell office:value-type="float" office:value="21487" calcext:value-type="float">
            <text:p>21487</text:p>
          </table:table-cell>
          <table:table-cell office:value-type="float" office:value="7322" calcext:value-type="float">
            <text:p>73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86798" calcext:value-type="float">
            <text:p>86798</text:p>
          </table:table-cell>
          <table:table-cell office:value-type="float" office:value="49016" calcext:value-type="float">
            <text:p>49016</text:p>
          </table:table-cell>
          <table:table-cell office:value-type="float" office:value="37782" calcext:value-type="float">
            <text:p>37782</text:p>
          </table:table-cell>
          <table:table-cell office:value-type="float" office:value="20002" calcext:value-type="float">
            <text:p>20002</text:p>
          </table:table-cell>
          <table:table-cell office:value-type="float" office:value="12469" calcext:value-type="float">
            <text:p>12469</text:p>
          </table:table-cell>
          <table:table-cell office:value-type="float" office:value="7533" calcext:value-type="float">
            <text:p>75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10720902" calcext:value-type="float">
            <text:p>10720902</text:p>
          </table:table-cell>
          <table:table-cell office:value-type="float" office:value="6013710" calcext:value-type="float">
            <text:p>6013710</text:p>
          </table:table-cell>
          <table:table-cell office:value-type="float" office:value="4707192" calcext:value-type="float">
            <text:p>4707192</text:p>
          </table:table-cell>
          <table:table-cell office:value-type="float" office:value="3982864" calcext:value-type="float">
            <text:p>3982864</text:p>
          </table:table-cell>
          <table:table-cell office:value-type="float" office:value="2361143" calcext:value-type="float">
            <text:p>2361143</text:p>
          </table:table-cell>
          <table:table-cell office:value-type="float" office:value="1621721" calcext:value-type="float">
            <text:p>16217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435162" calcext:value-type="float">
            <text:p>435162</text:p>
          </table:table-cell>
          <table:table-cell office:value-type="float" office:value="224962" calcext:value-type="float">
            <text:p>224962</text:p>
          </table:table-cell>
          <table:table-cell office:value-type="float" office:value="210200" calcext:value-type="float">
            <text:p>210200</text:p>
          </table:table-cell>
          <table:table-cell office:value-type="float" office:value="84782" calcext:value-type="float">
            <text:p>84782</text:p>
          </table:table-cell>
          <table:table-cell office:value-type="float" office:value="43997" calcext:value-type="float">
            <text:p>43997</text:p>
          </table:table-cell>
          <table:table-cell office:value-type="float" office:value="40785" calcext:value-type="float">
            <text:p>407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953529" calcext:value-type="float">
            <text:p>953529</text:p>
          </table:table-cell>
          <table:table-cell office:value-type="float" office:value="487929" calcext:value-type="float">
            <text:p>487929</text:p>
          </table:table-cell>
          <table:table-cell office:value-type="float" office:value="465600" calcext:value-type="float">
            <text:p>465600</text:p>
          </table:table-cell>
          <table:table-cell office:value-type="float" office:value="293916" calcext:value-type="float">
            <text:p>293916</text:p>
          </table:table-cell>
          <table:table-cell office:value-type="float" office:value="148299" calcext:value-type="float">
            <text:p>148299</text:p>
          </table:table-cell>
          <table:table-cell office:value-type="float" office:value="145617" calcext:value-type="float">
            <text:p>1456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1370078" calcext:value-type="float">
            <text:p>1370078</text:p>
          </table:table-cell>
          <table:table-cell office:value-type="float" office:value="696773" calcext:value-type="float">
            <text:p>696773</text:p>
          </table:table-cell>
          <table:table-cell office:value-type="float" office:value="673305" calcext:value-type="float">
            <text:p>673305</text:p>
          </table:table-cell>
          <table:table-cell office:value-type="float" office:value="522498" calcext:value-type="float">
            <text:p>522498</text:p>
          </table:table-cell>
          <table:table-cell office:value-type="float" office:value="267117" calcext:value-type="float">
            <text:p>267117</text:p>
          </table:table-cell>
          <table:table-cell office:value-type="float" office:value="255381" calcext:value-type="float">
            <text:p>2553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1455565" calcext:value-type="float">
            <text:p>1455565</text:p>
          </table:table-cell>
          <table:table-cell office:value-type="float" office:value="743008" calcext:value-type="float">
            <text:p>743008</text:p>
          </table:table-cell>
          <table:table-cell office:value-type="float" office:value="712557" calcext:value-type="float">
            <text:p>712557</text:p>
          </table:table-cell>
          <table:table-cell office:value-type="float" office:value="580696" calcext:value-type="float">
            <text:p>580696</text:p>
          </table:table-cell>
          <table:table-cell office:value-type="float" office:value="304589" calcext:value-type="float">
            <text:p>304589</text:p>
          </table:table-cell>
          <table:table-cell office:value-type="float" office:value="276107" calcext:value-type="float">
            <text:p>2761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1317683" calcext:value-type="float">
            <text:p>1317683</text:p>
          </table:table-cell>
          <table:table-cell office:value-type="float" office:value="705450" calcext:value-type="float">
            <text:p>705450</text:p>
          </table:table-cell>
          <table:table-cell office:value-type="float" office:value="612233" calcext:value-type="float">
            <text:p>612233</text:p>
          </table:table-cell>
          <table:table-cell office:value-type="float" office:value="524303" calcext:value-type="float">
            <text:p>524303</text:p>
          </table:table-cell>
          <table:table-cell office:value-type="float" office:value="292752" calcext:value-type="float">
            <text:p>292752</text:p>
          </table:table-cell>
          <table:table-cell office:value-type="float" office:value="231551" calcext:value-type="float">
            <text:p>2315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3471549" calcext:value-type="float">
            <text:p>3471549</text:p>
          </table:table-cell>
          <table:table-cell office:value-type="float" office:value="2072897" calcext:value-type="float">
            <text:p>2072897</text:p>
          </table:table-cell>
          <table:table-cell office:value-type="float" office:value="1398652" calcext:value-type="float">
            <text:p>1398652</text:p>
          </table:table-cell>
          <table:table-cell office:value-type="float" office:value="1329974" calcext:value-type="float">
            <text:p>1329974</text:p>
          </table:table-cell>
          <table:table-cell office:value-type="float" office:value="847166" calcext:value-type="float">
            <text:p>847166</text:p>
          </table:table-cell>
          <table:table-cell office:value-type="float" office:value="482808" calcext:value-type="float">
            <text:p>4828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1336736" calcext:value-type="float">
            <text:p>1336736</text:p>
          </table:table-cell>
          <table:table-cell office:value-type="float" office:value="855473" calcext:value-type="float">
            <text:p>855473</text:p>
          </table:table-cell>
          <table:table-cell office:value-type="float" office:value="481263" calcext:value-type="float">
            <text:p>481263</text:p>
          </table:table-cell>
          <table:table-cell office:value-type="float" office:value="510757" calcext:value-type="float">
            <text:p>510757</text:p>
          </table:table-cell>
          <table:table-cell office:value-type="float" office:value="366438" calcext:value-type="float">
            <text:p>366438</text:p>
          </table:table-cell>
          <table:table-cell office:value-type="float" office:value="144319" calcext:value-type="float">
            <text:p>1443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244523" calcext:value-type="float">
            <text:p>244523</text:p>
          </table:table-cell>
          <table:table-cell office:value-type="float" office:value="152454" calcext:value-type="float">
            <text:p>152454</text:p>
          </table:table-cell>
          <table:table-cell office:value-type="float" office:value="92069" calcext:value-type="float">
            <text:p>92069</text:p>
          </table:table-cell>
          <table:table-cell office:value-type="float" office:value="85158" calcext:value-type="float">
            <text:p>85158</text:p>
          </table:table-cell>
          <table:table-cell office:value-type="float" office:value="61619" calcext:value-type="float">
            <text:p>61619</text:p>
          </table:table-cell>
          <table:table-cell office:value-type="float" office:value="23539" calcext:value-type="float">
            <text:p>235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136077" calcext:value-type="float">
            <text:p>136077</text:p>
          </table:table-cell>
          <table:table-cell office:value-type="float" office:value="74764" calcext:value-type="float">
            <text:p>74764</text:p>
          </table:table-cell>
          <table:table-cell office:value-type="float" office:value="61313" calcext:value-type="float">
            <text:p>61313</text:p>
          </table:table-cell>
          <table:table-cell office:value-type="float" office:value="50780" calcext:value-type="float">
            <text:p>50780</text:p>
          </table:table-cell>
          <table:table-cell office:value-type="float" office:value="29166" calcext:value-type="float">
            <text:p>29166</text:p>
          </table:table-cell>
          <table:table-cell office:value-type="float" office:value="21614" calcext:value-type="float">
            <text:p>216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24252594" calcext:value-type="float">
            <text:p>24252594</text:p>
          </table:table-cell>
          <table:table-cell office:value-type="float" office:value="13032885" calcext:value-type="float">
            <text:p>13032885</text:p>
          </table:table-cell>
          <table:table-cell office:value-type="float" office:value="11219709" calcext:value-type="float">
            <text:p>11219709</text:p>
          </table:table-cell>
          <table:table-cell office:value-type="float" office:value="7832129" calcext:value-type="float">
            <text:p>7832129</text:p>
          </table:table-cell>
          <table:table-cell office:value-type="float" office:value="4519095" calcext:value-type="float">
            <text:p>4519095</text:p>
          </table:table-cell>
          <table:table-cell office:value-type="float" office:value="3313034" calcext:value-type="float">
            <text:p>33130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1306324" calcext:value-type="float">
            <text:p>1306324</text:p>
          </table:table-cell>
          <table:table-cell office:value-type="float" office:value="671726" calcext:value-type="float">
            <text:p>671726</text:p>
          </table:table-cell>
          <table:table-cell office:value-type="float" office:value="634598" calcext:value-type="float">
            <text:p>634598</text:p>
          </table:table-cell>
          <table:table-cell office:value-type="float" office:value="206401" calcext:value-type="float">
            <text:p>206401</text:p>
          </table:table-cell>
          <table:table-cell office:value-type="float" office:value="106584" calcext:value-type="float">
            <text:p>106584</text:p>
          </table:table-cell>
          <table:table-cell office:value-type="float" office:value="99817" calcext:value-type="float">
            <text:p>998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2309408" calcext:value-type="float">
            <text:p>2309408</text:p>
          </table:table-cell>
          <table:table-cell office:value-type="float" office:value="1190806" calcext:value-type="float">
            <text:p>1190806</text:p>
          </table:table-cell>
          <table:table-cell office:value-type="float" office:value="1118602" calcext:value-type="float">
            <text:p>1118602</text:p>
          </table:table-cell>
          <table:table-cell office:value-type="float" office:value="582959" calcext:value-type="float">
            <text:p>582959</text:p>
          </table:table-cell>
          <table:table-cell office:value-type="float" office:value="299680" calcext:value-type="float">
            <text:p>299680</text:p>
          </table:table-cell>
          <table:table-cell office:value-type="float" office:value="283279" calcext:value-type="float">
            <text:p>2832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2783894" calcext:value-type="float">
            <text:p>2783894</text:p>
          </table:table-cell>
          <table:table-cell office:value-type="float" office:value="1450466" calcext:value-type="float">
            <text:p>1450466</text:p>
          </table:table-cell>
          <table:table-cell office:value-type="float" office:value="1333428" calcext:value-type="float">
            <text:p>1333428</text:p>
          </table:table-cell>
          <table:table-cell office:value-type="float" office:value="930411" calcext:value-type="float">
            <text:p>930411</text:p>
          </table:table-cell>
          <table:table-cell office:value-type="float" office:value="482025" calcext:value-type="float">
            <text:p>482025</text:p>
          </table:table-cell>
          <table:table-cell office:value-type="float" office:value="448386" calcext:value-type="float">
            <text:p>4483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2999775" calcext:value-type="float">
            <text:p>2999775</text:p>
          </table:table-cell>
          <table:table-cell office:value-type="float" office:value="1583762" calcext:value-type="float">
            <text:p>1583762</text:p>
          </table:table-cell>
          <table:table-cell office:value-type="float" office:value="1416013" calcext:value-type="float">
            <text:p>1416013</text:p>
          </table:table-cell>
          <table:table-cell office:value-type="float" office:value="1063860" calcext:value-type="float">
            <text:p>1063860</text:p>
          </table:table-cell>
          <table:table-cell office:value-type="float" office:value="574968" calcext:value-type="float">
            <text:p>574968</text:p>
          </table:table-cell>
          <table:table-cell office:value-type="float" office:value="488892" calcext:value-type="float">
            <text:p>4888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2814269" calcext:value-type="float">
            <text:p>2814269</text:p>
          </table:table-cell>
          <table:table-cell office:value-type="float" office:value="1482949" calcext:value-type="float">
            <text:p>1482949</text:p>
          </table:table-cell>
          <table:table-cell office:value-type="float" office:value="1331320" calcext:value-type="float">
            <text:p>1331320</text:p>
          </table:table-cell>
          <table:table-cell office:value-type="float" office:value="1000446" calcext:value-type="float">
            <text:p>1000446</text:p>
          </table:table-cell>
          <table:table-cell office:value-type="float" office:value="558250" calcext:value-type="float">
            <text:p>558250</text:p>
          </table:table-cell>
          <table:table-cell office:value-type="float" office:value="442196" calcext:value-type="float">
            <text:p>4421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7720222" calcext:value-type="float">
            <text:p>7720222</text:p>
          </table:table-cell>
          <table:table-cell office:value-type="float" office:value="4273343" calcext:value-type="float">
            <text:p>4273343</text:p>
          </table:table-cell>
          <table:table-cell office:value-type="float" office:value="3446879" calcext:value-type="float">
            <text:p>3446879</text:p>
          </table:table-cell>
          <table:table-cell office:value-type="float" office:value="2667185" calcext:value-type="float">
            <text:p>2667185</text:p>
          </table:table-cell>
          <table:table-cell office:value-type="float" office:value="1613216" calcext:value-type="float">
            <text:p>1613216</text:p>
          </table:table-cell>
          <table:table-cell office:value-type="float" office:value="1053969" calcext:value-type="float">
            <text:p>10539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3500733" calcext:value-type="float">
            <text:p>3500733</text:p>
          </table:table-cell>
          <table:table-cell office:value-type="float" office:value="1943074" calcext:value-type="float">
            <text:p>1943074</text:p>
          </table:table-cell>
          <table:table-cell office:value-type="float" office:value="1557659" calcext:value-type="float">
            <text:p>1557659</text:p>
          </table:table-cell>
          <table:table-cell office:value-type="float" office:value="1152408" calcext:value-type="float">
            <text:p>1152408</text:p>
          </table:table-cell>
          <table:table-cell office:value-type="float" office:value="738377" calcext:value-type="float">
            <text:p>738377</text:p>
          </table:table-cell>
          <table:table-cell office:value-type="float" office:value="414031" calcext:value-type="float">
            <text:p>4140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802663" calcext:value-type="float">
            <text:p>802663</text:p>
          </table:table-cell>
          <table:table-cell office:value-type="float" office:value="428116" calcext:value-type="float">
            <text:p>428116</text:p>
          </table:table-cell>
          <table:table-cell office:value-type="float" office:value="374547" calcext:value-type="float">
            <text:p>374547</text:p>
          </table:table-cell>
          <table:table-cell office:value-type="float" office:value="224335" calcext:value-type="float">
            <text:p>224335</text:p>
          </table:table-cell>
          <table:table-cell office:value-type="float" office:value="143605" calcext:value-type="float">
            <text:p>143605</text:p>
          </table:table-cell>
          <table:table-cell office:value-type="float" office:value="80730" calcext:value-type="float">
            <text:p>807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15306" calcext:value-type="float">
            <text:p>15306</text:p>
          </table:table-cell>
          <table:table-cell office:value-type="float" office:value="8643" calcext:value-type="float">
            <text:p>8643</text:p>
          </table:table-cell>
          <table:table-cell office:value-type="float" office:value="6663" calcext:value-type="float">
            <text:p>6663</text:p>
          </table:table-cell>
          <table:table-cell office:value-type="float" office:value="4124" calcext:value-type="float">
            <text:p>4124</text:p>
          </table:table-cell>
          <table:table-cell office:value-type="float" office:value="2390" calcext:value-type="float">
            <text:p>2390</text:p>
          </table:table-cell>
          <table:table-cell office:value-type="float" office:value="1734" calcext:value-type="float">
            <text:p>17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10742452" calcext:value-type="float">
            <text:p>10742452</text:p>
          </table:table-cell>
          <table:table-cell office:value-type="float" office:value="5798397" calcext:value-type="float">
            <text:p>5798397</text:p>
          </table:table-cell>
          <table:table-cell office:value-type="float" office:value="4944055" calcext:value-type="float">
            <text:p>4944055</text:p>
          </table:table-cell>
          <table:table-cell office:value-type="float" office:value="2048187" calcext:value-type="float">
            <text:p>2048187</text:p>
          </table:table-cell>
          <table:table-cell office:value-type="float" office:value="1236259" calcext:value-type="float">
            <text:p>1236259</text:p>
          </table:table-cell>
          <table:table-cell office:value-type="float" office:value="811928" calcext:value-type="float">
            <text:p>8119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620675" calcext:value-type="float">
            <text:p>620675</text:p>
          </table:table-cell>
          <table:table-cell office:value-type="float" office:value="318937" calcext:value-type="float">
            <text:p>318937</text:p>
          </table:table-cell>
          <table:table-cell office:value-type="float" office:value="301738" calcext:value-type="float">
            <text:p>301738</text:p>
          </table:table-cell>
          <table:table-cell office:value-type="float" office:value="42366" calcext:value-type="float">
            <text:p>42366</text:p>
          </table:table-cell>
          <table:table-cell office:value-type="float" office:value="22007" calcext:value-type="float">
            <text:p>22007</text:p>
          </table:table-cell>
          <table:table-cell office:value-type="float" office:value="20359" calcext:value-type="float">
            <text:p>203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121929" calcext:value-type="float">
            <text:p>1121929</text:p>
          </table:table-cell>
          <table:table-cell office:value-type="float" office:value="581298" calcext:value-type="float">
            <text:p>581298</text:p>
          </table:table-cell>
          <table:table-cell office:value-type="float" office:value="540631" calcext:value-type="float">
            <text:p>540631</text:p>
          </table:table-cell>
          <table:table-cell office:value-type="float" office:value="173946" calcext:value-type="float">
            <text:p>173946</text:p>
          </table:table-cell>
          <table:table-cell office:value-type="float" office:value="90619" calcext:value-type="float">
            <text:p>90619</text:p>
          </table:table-cell>
          <table:table-cell office:value-type="float" office:value="83327" calcext:value-type="float">
            <text:p>833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1359768" calcext:value-type="float">
            <text:p>1359768</text:p>
          </table:table-cell>
          <table:table-cell office:value-type="float" office:value="723122" calcext:value-type="float">
            <text:p>723122</text:p>
          </table:table-cell>
          <table:table-cell office:value-type="float" office:value="636646" calcext:value-type="float">
            <text:p>636646</text:p>
          </table:table-cell>
          <table:table-cell office:value-type="float" office:value="322466" calcext:value-type="float">
            <text:p>322466</text:p>
          </table:table-cell>
          <table:table-cell office:value-type="float" office:value="173699" calcext:value-type="float">
            <text:p>173699</text:p>
          </table:table-cell>
          <table:table-cell office:value-type="float" office:value="148767" calcext:value-type="float">
            <text:p>1487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1326504" calcext:value-type="float">
            <text:p>1326504</text:p>
          </table:table-cell>
          <table:table-cell office:value-type="float" office:value="720269" calcext:value-type="float">
            <text:p>720269</text:p>
          </table:table-cell>
          <table:table-cell office:value-type="float" office:value="606235" calcext:value-type="float">
            <text:p>606235</text:p>
          </table:table-cell>
          <table:table-cell office:value-type="float" office:value="320275" calcext:value-type="float">
            <text:p>320275</text:p>
          </table:table-cell>
          <table:table-cell office:value-type="float" office:value="184695" calcext:value-type="float">
            <text:p>184695</text:p>
          </table:table-cell>
          <table:table-cell office:value-type="float" office:value="135580" calcext:value-type="float">
            <text:p>1355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1160516" calcext:value-type="float">
            <text:p>1160516</text:p>
          </table:table-cell>
          <table:table-cell office:value-type="float" office:value="625636" calcext:value-type="float">
            <text:p>625636</text:p>
          </table:table-cell>
          <table:table-cell office:value-type="float" office:value="534880" calcext:value-type="float">
            <text:p>534880</text:p>
          </table:table-cell>
          <table:table-cell office:value-type="float" office:value="253381" calcext:value-type="float">
            <text:p>253381</text:p>
          </table:table-cell>
          <table:table-cell office:value-type="float" office:value="153725" calcext:value-type="float">
            <text:p>153725</text:p>
          </table:table-cell>
          <table:table-cell office:value-type="float" office:value="99656" calcext:value-type="float">
            <text:p>996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3216734" calcext:value-type="float">
            <text:p>3216734</text:p>
          </table:table-cell>
          <table:table-cell office:value-type="float" office:value="1781571" calcext:value-type="float">
            <text:p>1781571</text:p>
          </table:table-cell>
          <table:table-cell office:value-type="float" office:value="1435163" calcext:value-type="float">
            <text:p>1435163</text:p>
          </table:table-cell>
          <table:table-cell office:value-type="float" office:value="625881" calcext:value-type="float">
            <text:p>625881</text:p>
          </table:table-cell>
          <table:table-cell office:value-type="float" office:value="404663" calcext:value-type="float">
            <text:p>404663</text:p>
          </table:table-cell>
          <table:table-cell office:value-type="float" office:value="221218" calcext:value-type="float">
            <text:p>2212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1540862" calcext:value-type="float">
            <text:p>1540862</text:p>
          </table:table-cell>
          <table:table-cell office:value-type="float" office:value="839700" calcext:value-type="float">
            <text:p>839700</text:p>
          </table:table-cell>
          <table:table-cell office:value-type="float" office:value="701162" calcext:value-type="float">
            <text:p>701162</text:p>
          </table:table-cell>
          <table:table-cell office:value-type="float" office:value="255619" calcext:value-type="float">
            <text:p>255619</text:p>
          </table:table-cell>
          <table:table-cell office:value-type="float" office:value="171323" calcext:value-type="float">
            <text:p>171323</text:p>
          </table:table-cell>
          <table:table-cell office:value-type="float" office:value="84296" calcext:value-type="float">
            <text:p>842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388952" calcext:value-type="float">
            <text:p>388952</text:p>
          </table:table-cell>
          <table:table-cell office:value-type="float" office:value="204207" calcext:value-type="float">
            <text:p>204207</text:p>
          </table:table-cell>
          <table:table-cell office:value-type="float" office:value="184745" calcext:value-type="float">
            <text:p>184745</text:p>
          </table:table-cell>
          <table:table-cell office:value-type="float" office:value="53293" calcext:value-type="float">
            <text:p>53293</text:p>
          </table:table-cell>
          <table:table-cell office:value-type="float" office:value="34937" calcext:value-type="float">
            <text:p>34937</text:p>
          </table:table-cell>
          <table:table-cell office:value-type="float" office:value="18356" calcext:value-type="float">
            <text:p>183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6512" calcext:value-type="float">
            <text:p>6512</text:p>
          </table:table-cell>
          <table:table-cell office:value-type="float" office:value="3657" calcext:value-type="float">
            <text:p>3657</text:p>
          </table:table-cell>
          <table:table-cell office:value-type="float" office:value="2855" calcext:value-type="float">
            <text:p>2855</text:p>
          </table:table-cell>
          <table:table-cell office:value-type="float" office:value="960" calcext:value-type="float">
            <text:p>960</text:p>
          </table:table-cell>
          <table:table-cell office:value-type="float" office:value="591" calcext:value-type="float">
            <text:p>591</text:p>
          </table:table-cell>
          <table:table-cell office:value-type="float" office:value="369" calcext:value-type="float">
            <text:p>3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13510142" calcext:value-type="float">
            <text:p>13510142</text:p>
          </table:table-cell>
          <table:table-cell office:value-type="float" office:value="7234488" calcext:value-type="float">
            <text:p>7234488</text:p>
          </table:table-cell>
          <table:table-cell office:value-type="float" office:value="6275654" calcext:value-type="float">
            <text:p>6275654</text:p>
          </table:table-cell>
          <table:table-cell office:value-type="float" office:value="5783942" calcext:value-type="float">
            <text:p>5783942</text:p>
          </table:table-cell>
          <table:table-cell office:value-type="float" office:value="3282836" calcext:value-type="float">
            <text:p>3282836</text:p>
          </table:table-cell>
          <table:table-cell office:value-type="float" office:value="2501106" calcext:value-type="float">
            <text:p>25011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685649" calcext:value-type="float">
            <text:p>685649</text:p>
          </table:table-cell>
          <table:table-cell office:value-type="float" office:value="352789" calcext:value-type="float">
            <text:p>352789</text:p>
          </table:table-cell>
          <table:table-cell office:value-type="float" office:value="332860" calcext:value-type="float">
            <text:p>332860</text:p>
          </table:table-cell>
          <table:table-cell office:value-type="float" office:value="164035" calcext:value-type="float">
            <text:p>164035</text:p>
          </table:table-cell>
          <table:table-cell office:value-type="float" office:value="84577" calcext:value-type="float">
            <text:p>84577</text:p>
          </table:table-cell>
          <table:table-cell office:value-type="float" office:value="79458" calcext:value-type="float">
            <text:p>794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187479" calcext:value-type="float">
            <text:p>1187479</text:p>
          </table:table-cell>
          <table:table-cell office:value-type="float" office:value="609508" calcext:value-type="float">
            <text:p>609508</text:p>
          </table:table-cell>
          <table:table-cell office:value-type="float" office:value="577971" calcext:value-type="float">
            <text:p>577971</text:p>
          </table:table-cell>
          <table:table-cell office:value-type="float" office:value="409013" calcext:value-type="float">
            <text:p>409013</text:p>
          </table:table-cell>
          <table:table-cell office:value-type="float" office:value="209061" calcext:value-type="float">
            <text:p>209061</text:p>
          </table:table-cell>
          <table:table-cell office:value-type="float" office:value="199952" calcext:value-type="float">
            <text:p>1999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1424126" calcext:value-type="float">
            <text:p>1424126</text:p>
          </table:table-cell>
          <table:table-cell office:value-type="float" office:value="727344" calcext:value-type="float">
            <text:p>727344</text:p>
          </table:table-cell>
          <table:table-cell office:value-type="float" office:value="696782" calcext:value-type="float">
            <text:p>696782</text:p>
          </table:table-cell>
          <table:table-cell office:value-type="float" office:value="607945" calcext:value-type="float">
            <text:p>607945</text:p>
          </table:table-cell>
          <table:table-cell office:value-type="float" office:value="308326" calcext:value-type="float">
            <text:p>308326</text:p>
          </table:table-cell>
          <table:table-cell office:value-type="float" office:value="299619" calcext:value-type="float">
            <text:p>2996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1673271" calcext:value-type="float">
            <text:p>1673271</text:p>
          </table:table-cell>
          <table:table-cell office:value-type="float" office:value="863493" calcext:value-type="float">
            <text:p>863493</text:p>
          </table:table-cell>
          <table:table-cell office:value-type="float" office:value="809778" calcext:value-type="float">
            <text:p>809778</text:p>
          </table:table-cell>
          <table:table-cell office:value-type="float" office:value="743585" calcext:value-type="float">
            <text:p>743585</text:p>
          </table:table-cell>
          <table:table-cell office:value-type="float" office:value="390273" calcext:value-type="float">
            <text:p>390273</text:p>
          </table:table-cell>
          <table:table-cell office:value-type="float" office:value="353312" calcext:value-type="float">
            <text:p>3533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1653753" calcext:value-type="float">
            <text:p>1653753</text:p>
          </table:table-cell>
          <table:table-cell office:value-type="float" office:value="857313" calcext:value-type="float">
            <text:p>857313</text:p>
          </table:table-cell>
          <table:table-cell office:value-type="float" office:value="796440" calcext:value-type="float">
            <text:p>796440</text:p>
          </table:table-cell>
          <table:table-cell office:value-type="float" office:value="747065" calcext:value-type="float">
            <text:p>747065</text:p>
          </table:table-cell>
          <table:table-cell office:value-type="float" office:value="404525" calcext:value-type="float">
            <text:p>404525</text:p>
          </table:table-cell>
          <table:table-cell office:value-type="float" office:value="342540" calcext:value-type="float">
            <text:p>3425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4503488" calcext:value-type="float">
            <text:p>4503488</text:p>
          </table:table-cell>
          <table:table-cell office:value-type="float" office:value="2491772" calcext:value-type="float">
            <text:p>2491772</text:p>
          </table:table-cell>
          <table:table-cell office:value-type="float" office:value="2011716" calcext:value-type="float">
            <text:p>2011716</text:p>
          </table:table-cell>
          <table:table-cell office:value-type="float" office:value="2041304" calcext:value-type="float">
            <text:p>2041304</text:p>
          </table:table-cell>
          <table:table-cell office:value-type="float" office:value="1208553" calcext:value-type="float">
            <text:p>1208553</text:p>
          </table:table-cell>
          <table:table-cell office:value-type="float" office:value="832751" calcext:value-type="float">
            <text:p>8327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1959871" calcext:value-type="float">
            <text:p>1959871</text:p>
          </table:table-cell>
          <table:table-cell office:value-type="float" office:value="1103374" calcext:value-type="float">
            <text:p>1103374</text:p>
          </table:table-cell>
          <table:table-cell office:value-type="float" office:value="856497" calcext:value-type="float">
            <text:p>856497</text:p>
          </table:table-cell>
          <table:table-cell office:value-type="float" office:value="896789" calcext:value-type="float">
            <text:p>896789</text:p>
          </table:table-cell>
          <table:table-cell office:value-type="float" office:value="567054" calcext:value-type="float">
            <text:p>567054</text:p>
          </table:table-cell>
          <table:table-cell office:value-type="float" office:value="329735" calcext:value-type="float">
            <text:p>3297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413711" calcext:value-type="float">
            <text:p>413711</text:p>
          </table:table-cell>
          <table:table-cell office:value-type="float" office:value="223909" calcext:value-type="float">
            <text:p>223909</text:p>
          </table:table-cell>
          <table:table-cell office:value-type="float" office:value="189802" calcext:value-type="float">
            <text:p>189802</text:p>
          </table:table-cell>
          <table:table-cell office:value-type="float" office:value="171042" calcext:value-type="float">
            <text:p>171042</text:p>
          </table:table-cell>
          <table:table-cell office:value-type="float" office:value="108668" calcext:value-type="float">
            <text:p>108668</text:p>
          </table:table-cell>
          <table:table-cell office:value-type="float" office:value="62374" calcext:value-type="float">
            <text:p>623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8794" calcext:value-type="float">
            <text:p>8794</text:p>
          </table:table-cell>
          <table:table-cell office:value-type="float" office:value="4986" calcext:value-type="float">
            <text:p>4986</text:p>
          </table:table-cell>
          <table:table-cell office:value-type="float" office:value="3808" calcext:value-type="float">
            <text:p>3808</text:p>
          </table:table-cell>
          <table:table-cell office:value-type="float" office:value="3164" calcext:value-type="float">
            <text:p>3164</text:p>
          </table:table-cell>
          <table:table-cell office:value-type="float" office:value="1799" calcext:value-type="float">
            <text:p>1799</text:p>
          </table:table-cell>
          <table:table-cell office:value-type="float" office:value="1365" calcext:value-type="float">
            <text:p>13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1126152" calcext:value-type="float">
            <text:p>1126152</text:p>
          </table:table-cell>
          <table:table-cell office:value-type="float" office:value="587384" calcext:value-type="float">
            <text:p>587384</text:p>
          </table:table-cell>
          <table:table-cell office:value-type="float" office:value="538768" calcext:value-type="float">
            <text:p>538768</text:p>
          </table:table-cell>
          <table:table-cell office:value-type="float" office:value="741249" calcext:value-type="float">
            <text:p>741249</text:p>
          </table:table-cell>
          <table:table-cell office:value-type="float" office:value="395322" calcext:value-type="float">
            <text:p>395322</text:p>
          </table:table-cell>
          <table:table-cell office:value-type="float" office:value="345927" calcext:value-type="float">
            <text:p>3459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55389" calcext:value-type="float">
            <text:p>55389</text:p>
          </table:table-cell>
          <table:table-cell office:value-type="float" office:value="28471" calcext:value-type="float">
            <text:p>28471</text:p>
          </table:table-cell>
          <table:table-cell office:value-type="float" office:value="26918" calcext:value-type="float">
            <text:p>26918</text:p>
          </table:table-cell>
          <table:table-cell office:value-type="float" office:value="19717" calcext:value-type="float">
            <text:p>19717</text:p>
          </table:table-cell>
          <table:table-cell office:value-type="float" office:value="10207" calcext:value-type="float">
            <text:p>10207</text:p>
          </table:table-cell>
          <table:table-cell office:value-type="float" office:value="9510" calcext:value-type="float">
            <text:p>95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98902" calcext:value-type="float">
            <text:p>98902</text:p>
          </table:table-cell>
          <table:table-cell office:value-type="float" office:value="51045" calcext:value-type="float">
            <text:p>51045</text:p>
          </table:table-cell>
          <table:table-cell office:value-type="float" office:value="47857" calcext:value-type="float">
            <text:p>47857</text:p>
          </table:table-cell>
          <table:table-cell office:value-type="float" office:value="60922" calcext:value-type="float">
            <text:p>60922</text:p>
          </table:table-cell>
          <table:table-cell office:value-type="float" office:value="31258" calcext:value-type="float">
            <text:p>31258</text:p>
          </table:table-cell>
          <table:table-cell office:value-type="float" office:value="29664" calcext:value-type="float">
            <text:p>296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104640" calcext:value-type="float">
            <text:p>104640</text:p>
          </table:table-cell>
          <table:table-cell office:value-type="float" office:value="54476" calcext:value-type="float">
            <text:p>54476</text:p>
          </table:table-cell>
          <table:table-cell office:value-type="float" office:value="50164" calcext:value-type="float">
            <text:p>50164</text:p>
          </table:table-cell>
          <table:table-cell office:value-type="float" office:value="77536" calcext:value-type="float">
            <text:p>77536</text:p>
          </table:table-cell>
          <table:table-cell office:value-type="float" office:value="39797" calcext:value-type="float">
            <text:p>39797</text:p>
          </table:table-cell>
          <table:table-cell office:value-type="float" office:value="37739" calcext:value-type="float">
            <text:p>377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116280" calcext:value-type="float">
            <text:p>116280</text:p>
          </table:table-cell>
          <table:table-cell office:value-type="float" office:value="61865" calcext:value-type="float">
            <text:p>61865</text:p>
          </table:table-cell>
          <table:table-cell office:value-type="float" office:value="54415" calcext:value-type="float">
            <text:p>54415</text:p>
          </table:table-cell>
          <table:table-cell office:value-type="float" office:value="81507" calcext:value-type="float">
            <text:p>81507</text:p>
          </table:table-cell>
          <table:table-cell office:value-type="float" office:value="42338" calcext:value-type="float">
            <text:p>42338</text:p>
          </table:table-cell>
          <table:table-cell office:value-type="float" office:value="39169" calcext:value-type="float">
            <text:p>391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118210" calcext:value-type="float">
            <text:p>118210</text:p>
          </table:table-cell>
          <table:table-cell office:value-type="float" office:value="60127" calcext:value-type="float">
            <text:p>60127</text:p>
          </table:table-cell>
          <table:table-cell office:value-type="float" office:value="58083" calcext:value-type="float">
            <text:p>58083</text:p>
          </table:table-cell>
          <table:table-cell office:value-type="float" office:value="82875" calcext:value-type="float">
            <text:p>82875</text:p>
          </table:table-cell>
          <table:table-cell office:value-type="float" office:value="42046" calcext:value-type="float">
            <text:p>42046</text:p>
          </table:table-cell>
          <table:table-cell office:value-type="float" office:value="40829" calcext:value-type="float">
            <text:p>408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403282" calcext:value-type="float">
            <text:p>403282</text:p>
          </table:table-cell>
          <table:table-cell office:value-type="float" office:value="208533" calcext:value-type="float">
            <text:p>208533</text:p>
          </table:table-cell>
          <table:table-cell office:value-type="float" office:value="194749" calcext:value-type="float">
            <text:p>194749</text:p>
          </table:table-cell>
          <table:table-cell office:value-type="float" office:value="280213" calcext:value-type="float">
            <text:p>280213</text:p>
          </table:table-cell>
          <table:table-cell office:value-type="float" office:value="148773" calcext:value-type="float">
            <text:p>148773</text:p>
          </table:table-cell>
          <table:table-cell office:value-type="float" office:value="131440" calcext:value-type="float">
            <text:p>1314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189376" calcext:value-type="float">
            <text:p>189376</text:p>
          </table:table-cell>
          <table:table-cell office:value-type="float" office:value="102282" calcext:value-type="float">
            <text:p>102282</text:p>
          </table:table-cell>
          <table:table-cell office:value-type="float" office:value="87094" calcext:value-type="float">
            <text:p>87094</text:p>
          </table:table-cell>
          <table:table-cell office:value-type="float" office:value="117897" calcext:value-type="float">
            <text:p>117897</text:p>
          </table:table-cell>
          <table:table-cell office:value-type="float" office:value="69045" calcext:value-type="float">
            <text:p>69045</text:p>
          </table:table-cell>
          <table:table-cell office:value-type="float" office:value="48852" calcext:value-type="float">
            <text:p>488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38742" calcext:value-type="float">
            <text:p>38742</text:p>
          </table:table-cell>
          <table:table-cell office:value-type="float" office:value="19887" calcext:value-type="float">
            <text:p>19887</text:p>
          </table:table-cell>
          <table:table-cell office:value-type="float" office:value="18855" calcext:value-type="float">
            <text:p>18855</text:p>
          </table:table-cell>
          <table:table-cell office:value-type="float" office:value="19902" calcext:value-type="float">
            <text:p>19902</text:p>
          </table:table-cell>
          <table:table-cell office:value-type="float" office:value="11490" calcext:value-type="float">
            <text:p>11490</text:p>
          </table:table-cell>
          <table:table-cell office:value-type="float" office:value="8412" calcext:value-type="float">
            <text:p>84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1331" calcext:value-type="float">
            <text:p>1331</text:p>
          </table:table-cell>
          <table:table-cell office:value-type="float" office:value="698" calcext:value-type="float">
            <text:p>698</text:p>
          </table:table-cell>
          <table:table-cell office:value-type="float" office:value="633" calcext:value-type="float">
            <text:p>633</text:p>
          </table:table-cell>
          <table:table-cell office:value-type="float" office:value="680" calcext:value-type="float">
            <text:p>680</text:p>
          </table:table-cell>
          <table:table-cell office:value-type="float" office:value="368" calcext:value-type="float">
            <text:p>368</text:p>
          </table:table-cell>
          <table:table-cell office:value-type="float" office:value="312" calcext:value-type="float">
            <text:p>3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412842" calcext:value-type="float">
            <text:p>412842</text:p>
          </table:table-cell>
          <table:table-cell office:value-type="float" office:value="215406" calcext:value-type="float">
            <text:p>215406</text:p>
          </table:table-cell>
          <table:table-cell office:value-type="float" office:value="197436" calcext:value-type="float">
            <text:p>197436</text:p>
          </table:table-cell>
          <table:table-cell office:value-type="float" office:value="261781" calcext:value-type="float">
            <text:p>261781</text:p>
          </table:table-cell>
          <table:table-cell office:value-type="float" office:value="141675" calcext:value-type="float">
            <text:p>141675</text:p>
          </table:table-cell>
          <table:table-cell office:value-type="float" office:value="120106" calcext:value-type="float">
            <text:p>1201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19433" calcext:value-type="float">
            <text:p>19433</text:p>
          </table:table-cell>
          <table:table-cell office:value-type="float" office:value="9853" calcext:value-type="float">
            <text:p>9853</text:p>
          </table:table-cell>
          <table:table-cell office:value-type="float" office:value="9580" calcext:value-type="float">
            <text:p>9580</text:p>
          </table:table-cell>
          <table:table-cell office:value-type="float" office:value="5353" calcext:value-type="float">
            <text:p>5353</text:p>
          </table:table-cell>
          <table:table-cell office:value-type="float" office:value="2697" calcext:value-type="float">
            <text:p>2697</text:p>
          </table:table-cell>
          <table:table-cell office:value-type="float" office:value="2656" calcext:value-type="float">
            <text:p>26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37137" calcext:value-type="float">
            <text:p>37137</text:p>
          </table:table-cell>
          <table:table-cell office:value-type="float" office:value="18941" calcext:value-type="float">
            <text:p>18941</text:p>
          </table:table-cell>
          <table:table-cell office:value-type="float" office:value="18196" calcext:value-type="float">
            <text:p>18196</text:p>
          </table:table-cell>
          <table:table-cell office:value-type="float" office:value="21850" calcext:value-type="float">
            <text:p>21850</text:p>
          </table:table-cell>
          <table:table-cell office:value-type="float" office:value="11138" calcext:value-type="float">
            <text:p>11138</text:p>
          </table:table-cell>
          <table:table-cell office:value-type="float" office:value="10712" calcext:value-type="float">
            <text:p>107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39408" calcext:value-type="float">
            <text:p>39408</text:p>
          </table:table-cell>
          <table:table-cell office:value-type="float" office:value="20277" calcext:value-type="float">
            <text:p>20277</text:p>
          </table:table-cell>
          <table:table-cell office:value-type="float" office:value="19131" calcext:value-type="float">
            <text:p>19131</text:p>
          </table:table-cell>
          <table:table-cell office:value-type="float" office:value="29838" calcext:value-type="float">
            <text:p>29838</text:p>
          </table:table-cell>
          <table:table-cell office:value-type="float" office:value="15245" calcext:value-type="float">
            <text:p>15245</text:p>
          </table:table-cell>
          <table:table-cell office:value-type="float" office:value="14593" calcext:value-type="float">
            <text:p>145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42864" calcext:value-type="float">
            <text:p>42864</text:p>
          </table:table-cell>
          <table:table-cell office:value-type="float" office:value="22040" calcext:value-type="float">
            <text:p>22040</text:p>
          </table:table-cell>
          <table:table-cell office:value-type="float" office:value="20824" calcext:value-type="float">
            <text:p>20824</text:p>
          </table:table-cell>
          <table:table-cell office:value-type="float" office:value="31127" calcext:value-type="float">
            <text:p>31127</text:p>
          </table:table-cell>
          <table:table-cell office:value-type="float" office:value="15863" calcext:value-type="float">
            <text:p>15863</text:p>
          </table:table-cell>
          <table:table-cell office:value-type="float" office:value="15264" calcext:value-type="float">
            <text:p>152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45126" calcext:value-type="float">
            <text:p>45126</text:p>
          </table:table-cell>
          <table:table-cell office:value-type="float" office:value="22834" calcext:value-type="float">
            <text:p>22834</text:p>
          </table:table-cell>
          <table:table-cell office:value-type="float" office:value="22292" calcext:value-type="float">
            <text:p>22292</text:p>
          </table:table-cell>
          <table:table-cell office:value-type="float" office:value="32179" calcext:value-type="float">
            <text:p>32179</text:p>
          </table:table-cell>
          <table:table-cell office:value-type="float" office:value="16485" calcext:value-type="float">
            <text:p>16485</text:p>
          </table:table-cell>
          <table:table-cell office:value-type="float" office:value="15694" calcext:value-type="float">
            <text:p>156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149332" calcext:value-type="float">
            <text:p>149332</text:p>
          </table:table-cell>
          <table:table-cell office:value-type="float" office:value="78053" calcext:value-type="float">
            <text:p>78053</text:p>
          </table:table-cell>
          <table:table-cell office:value-type="float" office:value="71279" calcext:value-type="float">
            <text:p>71279</text:p>
          </table:table-cell>
          <table:table-cell office:value-type="float" office:value="100396" calcext:value-type="float">
            <text:p>100396</text:p>
          </table:table-cell>
          <table:table-cell office:value-type="float" office:value="55164" calcext:value-type="float">
            <text:p>55164</text:p>
          </table:table-cell>
          <table:table-cell office:value-type="float" office:value="45232" calcext:value-type="float">
            <text:p>452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65912" calcext:value-type="float">
            <text:p>65912</text:p>
          </table:table-cell>
          <table:table-cell office:value-type="float" office:value="36260" calcext:value-type="float">
            <text:p>36260</text:p>
          </table:table-cell>
          <table:table-cell office:value-type="float" office:value="29652" calcext:value-type="float">
            <text:p>29652</text:p>
          </table:table-cell>
          <table:table-cell office:value-type="float" office:value="35334" calcext:value-type="float">
            <text:p>35334</text:p>
          </table:table-cell>
          <table:table-cell office:value-type="float" office:value="21731" calcext:value-type="float">
            <text:p>21731</text:p>
          </table:table-cell>
          <table:table-cell office:value-type="float" office:value="13603" calcext:value-type="float">
            <text:p>136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13020" calcext:value-type="float">
            <text:p>13020</text:p>
          </table:table-cell>
          <table:table-cell office:value-type="float" office:value="6810" calcext:value-type="float">
            <text:p>6810</text:p>
          </table:table-cell>
          <table:table-cell office:value-type="float" office:value="6210" calcext:value-type="float">
            <text:p>6210</text:p>
          </table:table-cell>
          <table:table-cell office:value-type="float" office:value="5420" calcext:value-type="float">
            <text:p>5420</text:p>
          </table:table-cell>
          <table:table-cell office:value-type="float" office:value="3184" calcext:value-type="float">
            <text:p>3184</text:p>
          </table:table-cell>
          <table:table-cell office:value-type="float" office:value="2236" calcext:value-type="float">
            <text:p>22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610" calcext:value-type="float">
            <text:p>610</text:p>
          </table:table-cell>
          <table:table-cell office:value-type="float" office:value="338" calcext:value-type="float">
            <text:p>338</text:p>
          </table:table-cell>
          <table:table-cell office:value-type="float" office:value="272" calcext:value-type="float">
            <text:p>272</text:p>
          </table:table-cell>
          <table:table-cell office:value-type="float" office:value="284" calcext:value-type="float">
            <text:p>284</text:p>
          </table:table-cell>
          <table:table-cell office:value-type="float" office:value="168" calcext:value-type="float">
            <text:p>168</text:p>
          </table:table-cell>
          <table:table-cell office:value-type="float" office:value="116" calcext:value-type="float">
            <text:p>1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713310" calcext:value-type="float">
            <text:p>713310</text:p>
          </table:table-cell>
          <table:table-cell office:value-type="float" office:value="371978" calcext:value-type="float">
            <text:p>371978</text:p>
          </table:table-cell>
          <table:table-cell office:value-type="float" office:value="341332" calcext:value-type="float">
            <text:p>341332</text:p>
          </table:table-cell>
          <table:table-cell office:value-type="float" office:value="479468" calcext:value-type="float">
            <text:p>479468</text:p>
          </table:table-cell>
          <table:table-cell office:value-type="float" office:value="253647" calcext:value-type="float">
            <text:p>253647</text:p>
          </table:table-cell>
          <table:table-cell office:value-type="float" office:value="225821" calcext:value-type="float">
            <text:p>2258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35956" calcext:value-type="float">
            <text:p>35956</text:p>
          </table:table-cell>
          <table:table-cell office:value-type="float" office:value="18618" calcext:value-type="float">
            <text:p>18618</text:p>
          </table:table-cell>
          <table:table-cell office:value-type="float" office:value="17338" calcext:value-type="float">
            <text:p>17338</text:p>
          </table:table-cell>
          <table:table-cell office:value-type="float" office:value="14364" calcext:value-type="float">
            <text:p>14364</text:p>
          </table:table-cell>
          <table:table-cell office:value-type="float" office:value="7510" calcext:value-type="float">
            <text:p>7510</text:p>
          </table:table-cell>
          <table:table-cell office:value-type="float" office:value="6854" calcext:value-type="float">
            <text:p>68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61765" calcext:value-type="float">
            <text:p>61765</text:p>
          </table:table-cell>
          <table:table-cell office:value-type="float" office:value="32104" calcext:value-type="float">
            <text:p>32104</text:p>
          </table:table-cell>
          <table:table-cell office:value-type="float" office:value="29661" calcext:value-type="float">
            <text:p>29661</text:p>
          </table:table-cell>
          <table:table-cell office:value-type="float" office:value="39072" calcext:value-type="float">
            <text:p>39072</text:p>
          </table:table-cell>
          <table:table-cell office:value-type="float" office:value="20120" calcext:value-type="float">
            <text:p>20120</text:p>
          </table:table-cell>
          <table:table-cell office:value-type="float" office:value="18952" calcext:value-type="float">
            <text:p>189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65232" calcext:value-type="float">
            <text:p>65232</text:p>
          </table:table-cell>
          <table:table-cell office:value-type="float" office:value="34199" calcext:value-type="float">
            <text:p>34199</text:p>
          </table:table-cell>
          <table:table-cell office:value-type="float" office:value="31033" calcext:value-type="float">
            <text:p>31033</text:p>
          </table:table-cell>
          <table:table-cell office:value-type="float" office:value="47698" calcext:value-type="float">
            <text:p>47698</text:p>
          </table:table-cell>
          <table:table-cell office:value-type="float" office:value="24552" calcext:value-type="float">
            <text:p>24552</text:p>
          </table:table-cell>
          <table:table-cell office:value-type="float" office:value="23146" calcext:value-type="float">
            <text:p>231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73416" calcext:value-type="float">
            <text:p>73416</text:p>
          </table:table-cell>
          <table:table-cell office:value-type="float" office:value="39825" calcext:value-type="float">
            <text:p>39825</text:p>
          </table:table-cell>
          <table:table-cell office:value-type="float" office:value="33591" calcext:value-type="float">
            <text:p>33591</text:p>
          </table:table-cell>
          <table:table-cell office:value-type="float" office:value="50380" calcext:value-type="float">
            <text:p>50380</text:p>
          </table:table-cell>
          <table:table-cell office:value-type="float" office:value="26475" calcext:value-type="float">
            <text:p>26475</text:p>
          </table:table-cell>
          <table:table-cell office:value-type="float" office:value="23905" calcext:value-type="float">
            <text:p>239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73084" calcext:value-type="float">
            <text:p>73084</text:p>
          </table:table-cell>
          <table:table-cell office:value-type="float" office:value="37293" calcext:value-type="float">
            <text:p>37293</text:p>
          </table:table-cell>
          <table:table-cell office:value-type="float" office:value="35791" calcext:value-type="float">
            <text:p>35791</text:p>
          </table:table-cell>
          <table:table-cell office:value-type="float" office:value="50696" calcext:value-type="float">
            <text:p>50696</text:p>
          </table:table-cell>
          <table:table-cell office:value-type="float" office:value="25561" calcext:value-type="float">
            <text:p>25561</text:p>
          </table:table-cell>
          <table:table-cell office:value-type="float" office:value="25135" calcext:value-type="float">
            <text:p>251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253950" calcext:value-type="float">
            <text:p>253950</text:p>
          </table:table-cell>
          <table:table-cell office:value-type="float" office:value="130480" calcext:value-type="float">
            <text:p>130480</text:p>
          </table:table-cell>
          <table:table-cell office:value-type="float" office:value="123470" calcext:value-type="float">
            <text:p>123470</text:p>
          </table:table-cell>
          <table:table-cell office:value-type="float" office:value="179817" calcext:value-type="float">
            <text:p>179817</text:p>
          </table:table-cell>
          <table:table-cell office:value-type="float" office:value="93609" calcext:value-type="float">
            <text:p>93609</text:p>
          </table:table-cell>
          <table:table-cell office:value-type="float" office:value="86208" calcext:value-type="float">
            <text:p>862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123464" calcext:value-type="float">
            <text:p>123464</text:p>
          </table:table-cell>
          <table:table-cell office:value-type="float" office:value="66022" calcext:value-type="float">
            <text:p>66022</text:p>
          </table:table-cell>
          <table:table-cell office:value-type="float" office:value="57442" calcext:value-type="float">
            <text:p>57442</text:p>
          </table:table-cell>
          <table:table-cell office:value-type="float" office:value="82563" calcext:value-type="float">
            <text:p>82563</text:p>
          </table:table-cell>
          <table:table-cell office:value-type="float" office:value="47314" calcext:value-type="float">
            <text:p>47314</text:p>
          </table:table-cell>
          <table:table-cell office:value-type="float" office:value="35249" calcext:value-type="float">
            <text:p>352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25722" calcext:value-type="float">
            <text:p>25722</text:p>
          </table:table-cell>
          <table:table-cell office:value-type="float" office:value="13077" calcext:value-type="float">
            <text:p>13077</text:p>
          </table:table-cell>
          <table:table-cell office:value-type="float" office:value="12645" calcext:value-type="float">
            <text:p>12645</text:p>
          </table:table-cell>
          <table:table-cell office:value-type="float" office:value="14482" calcext:value-type="float">
            <text:p>14482</text:p>
          </table:table-cell>
          <table:table-cell office:value-type="float" office:value="8306" calcext:value-type="float">
            <text:p>8306</text:p>
          </table:table-cell>
          <table:table-cell office:value-type="float" office:value="6176" calcext:value-type="float">
            <text:p>61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721" calcext:value-type="float">
            <text:p>721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96" calcext:value-type="float">
            <text:p>396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18553" calcext:value-type="float">
            <text:p>18553</text:p>
          </table:table-cell>
          <table:table-cell office:value-type="float" office:value="11338" calcext:value-type="float">
            <text:p>11338</text:p>
          </table:table-cell>
          <table:table-cell office:value-type="float" office:value="7215" calcext:value-type="float">
            <text:p>7215</text:p>
          </table:table-cell>
          <table:table-cell office:value-type="float" office:value="9981" calcext:value-type="float">
            <text:p>9981</text:p>
          </table:table-cell>
          <table:table-cell office:value-type="float" office:value="6435" calcext:value-type="float">
            <text:p>6435</text:p>
          </table:table-cell>
          <table:table-cell office:value-type="float" office:value="3546" calcext:value-type="float">
            <text:p>35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153" calcext:value-type="float">
            <text:p>153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938" calcext:value-type="float">
            <text:p>938</text:p>
          </table:table-cell>
          <table:table-cell office:value-type="float" office:value="425" calcext:value-type="float">
            <text:p>425</text:p>
          </table:table-cell>
          <table:table-cell office:value-type="float" office:value="513" calcext:value-type="float">
            <text:p>513</text:p>
          </table:table-cell>
          <table:table-cell office:value-type="float" office:value="413" calcext:value-type="float">
            <text:p>413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2255" calcext:value-type="float">
            <text:p>2255</text:p>
          </table:table-cell>
          <table:table-cell office:value-type="float" office:value="1092" calcext:value-type="float">
            <text:p>1092</text:p>
          </table:table-cell>
          <table:table-cell office:value-type="float" office:value="1163" calcext:value-type="float">
            <text:p>1163</text:p>
          </table:table-cell>
          <table:table-cell office:value-type="float" office:value="1251" calcext:value-type="float">
            <text:p>1251</text:p>
          </table:table-cell>
          <table:table-cell office:value-type="float" office:value="608" calcext:value-type="float">
            <text:p>608</text:p>
          </table:table-cell>
          <table:table-cell office:value-type="float" office:value="643" calcext:value-type="float">
            <text:p>6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2684" calcext:value-type="float">
            <text:p>2684</text:p>
          </table:table-cell>
          <table:table-cell office:value-type="float" office:value="1413" calcext:value-type="float">
            <text:p>1413</text:p>
          </table:table-cell>
          <table:table-cell office:value-type="float" office:value="1271" calcext:value-type="float">
            <text:p>1271</text:p>
          </table:table-cell>
          <table:table-cell office:value-type="float" office:value="1515" calcext:value-type="float">
            <text:p>1515</text:p>
          </table:table-cell>
          <table:table-cell office:value-type="float" office:value="806" calcext:value-type="float">
            <text:p>806</text:p>
          </table:table-cell>
          <table:table-cell office:value-type="float" office:value="709" calcext:value-type="float">
            <text:p>7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2633" calcext:value-type="float">
            <text:p>2633</text:p>
          </table:table-cell>
          <table:table-cell office:value-type="float" office:value="1490" calcext:value-type="float">
            <text:p>1490</text:p>
          </table:table-cell>
          <table:table-cell office:value-type="float" office:value="1143" calcext:value-type="float">
            <text:p>1143</text:p>
          </table:table-cell>
          <table:table-cell office:value-type="float" office:value="1456" calcext:value-type="float">
            <text:p>1456</text:p>
          </table:table-cell>
          <table:table-cell office:value-type="float" office:value="837" calcext:value-type="float">
            <text:p>837</text:p>
          </table:table-cell>
          <table:table-cell office:value-type="float" office:value="619" calcext:value-type="float">
            <text:p>6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6864" calcext:value-type="float">
            <text:p>6864</text:p>
          </table:table-cell>
          <table:table-cell office:value-type="float" office:value="4426" calcext:value-type="float">
            <text:p>4426</text:p>
          </table:table-cell>
          <table:table-cell office:value-type="float" office:value="2438" calcext:value-type="float">
            <text:p>2438</text:p>
          </table:table-cell>
          <table:table-cell office:value-type="float" office:value="3706" calcext:value-type="float">
            <text:p>3706</text:p>
          </table:table-cell>
          <table:table-cell office:value-type="float" office:value="2603" calcext:value-type="float">
            <text:p>2603</text:p>
          </table:table-cell>
          <table:table-cell office:value-type="float" office:value="1103" calcext:value-type="float">
            <text:p>11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2761" calcext:value-type="float">
            <text:p>2761</text:p>
          </table:table-cell>
          <table:table-cell office:value-type="float" office:value="2187" calcext:value-type="float">
            <text:p>2187</text:p>
          </table:table-cell>
          <table:table-cell office:value-type="float" office:value="574" calcext:value-type="float">
            <text:p>574</text:p>
          </table:table-cell>
          <table:table-cell office:value-type="float" office:value="1512" calcext:value-type="float">
            <text:p>1512</text:p>
          </table:table-cell>
          <table:table-cell office:value-type="float" office:value="1298" calcext:value-type="float">
            <text:p>1298</text:p>
          </table:table-cell>
          <table:table-cell office:value-type="float" office:value="214" calcext:value-type="float">
            <text:p>2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252" calcext:value-type="float">
            <text:p>252</text:p>
          </table:table-cell>
          <table:table-cell office:value-type="float" office:value="215" calcext:value-type="float">
            <text:p>215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3507" calcext:value-type="float">
            <text:p>3507</text:p>
          </table:table-cell>
          <table:table-cell office:value-type="float" office:value="2088" calcext:value-type="float">
            <text:p>2088</text:p>
          </table:table-cell>
          <table:table-cell office:value-type="float" office:value="1419" calcext:value-type="float">
            <text:p>1419</text:p>
          </table:table-cell>
          <table:table-cell office:value-type="float" office:value="2007" calcext:value-type="float">
            <text:p>2007</text:p>
          </table:table-cell>
          <table:table-cell office:value-type="float" office:value="1213" calcext:value-type="float">
            <text:p>1213</text:p>
          </table:table-cell>
          <table:table-cell office:value-type="float" office:value="794" calcext:value-type="float">
            <text:p>7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440" calcext:value-type="float">
            <text:p>440</text:p>
          </table:table-cell>
          <table:table-cell office:value-type="float" office:value="172" calcext:value-type="float">
            <text:p>172</text:p>
          </table:table-cell>
          <table:table-cell office:value-type="float" office:value="268" calcext:value-type="float">
            <text:p>268</text:p>
          </table:table-cell>
          <table:table-cell office:value-type="float" office:value="243" calcext:value-type="float">
            <text:p>243</text:p>
          </table:table-cell>
          <table:table-cell office:value-type="float" office:value="98" calcext:value-type="float">
            <text:p>98</text:p>
          </table:table-cell>
          <table:table-cell office:value-type="float" office:value="145" calcext:value-type="float">
            <text:p>1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590" calcext:value-type="float">
            <text:p>590</text:p>
          </table:table-cell>
          <table:table-cell office:value-type="float" office:value="302" calcext:value-type="float">
            <text:p>302</text:p>
          </table:table-cell>
          <table:table-cell office:value-type="float" office:value="288" calcext:value-type="float">
            <text:p>288</text:p>
          </table:table-cell>
          <table:table-cell office:value-type="float" office:value="336" calcext:value-type="float">
            <text:p>336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232" calcext:value-type="float">
            <text:p>232</text:p>
          </table:table-cell>
          <table:table-cell office:value-type="float" office:value="303" calcext:value-type="float">
            <text:p>303</text:p>
          </table:table-cell>
          <table:table-cell office:value-type="float" office:value="167" calcext:value-type="float">
            <text:p>167</text:p>
          </table:table-cell>
          <table:table-cell office:value-type="float" office:value="136" calcext:value-type="float">
            <text:p>1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1289" calcext:value-type="float">
            <text:p>1289</text:p>
          </table:table-cell>
          <table:table-cell office:value-type="float" office:value="863" calcext:value-type="float">
            <text:p>863</text:p>
          </table:table-cell>
          <table:table-cell office:value-type="float" office:value="426" calcext:value-type="float">
            <text:p>426</text:p>
          </table:table-cell>
          <table:table-cell office:value-type="float" office:value="740" calcext:value-type="float">
            <text:p>740</text:p>
          </table:table-cell>
          <table:table-cell office:value-type="float" office:value="509" calcext:value-type="float">
            <text:p>509</text:p>
          </table:table-cell>
          <table:table-cell office:value-type="float" office:value="231" calcext:value-type="float">
            <text:p>2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475" calcext:value-type="float">
            <text:p>475</text:p>
          </table:table-cell>
          <table:table-cell office:value-type="float" office:value="371" calcext:value-type="float">
            <text:p>371</text:p>
          </table:table-cell>
          <table:table-cell office:value-type="float" office:value="104" calcext:value-type="float">
            <text:p>104</text:p>
          </table:table-cell>
          <table:table-cell office:value-type="float" office:value="278" calcext:value-type="float">
            <text:p>278</text:p>
          </table:table-cell>
          <table:table-cell office:value-type="float" office:value="221" calcext:value-type="float">
            <text:p>221</text:p>
          </table:table-cell>
          <table:table-cell office:value-type="float" office:value="57" calcext:value-type="float">
            <text:p>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15046" calcext:value-type="float">
            <text:p>15046</text:p>
          </table:table-cell>
          <table:table-cell office:value-type="float" office:value="9250" calcext:value-type="float">
            <text:p>9250</text:p>
          </table:table-cell>
          <table:table-cell office:value-type="float" office:value="5796" calcext:value-type="float">
            <text:p>5796</text:p>
          </table:table-cell>
          <table:table-cell office:value-type="float" office:value="7974" calcext:value-type="float">
            <text:p>7974</text:p>
          </table:table-cell>
          <table:table-cell office:value-type="float" office:value="5222" calcext:value-type="float">
            <text:p>5222</text:p>
          </table:table-cell>
          <table:table-cell office:value-type="float" office:value="2752" calcext:value-type="float">
            <text:p>27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815" calcext:value-type="float">
            <text:p>815</text:p>
          </table:table-cell>
          <table:table-cell office:value-type="float" office:value="375" calcext:value-type="float">
            <text:p>375</text:p>
          </table:table-cell>
          <table:table-cell office:value-type="float" office:value="440" calcext:value-type="float">
            <text:p>440</text:p>
          </table:table-cell>
          <table:table-cell office:value-type="float" office:value="351" calcext:value-type="float">
            <text:p>351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1815" calcext:value-type="float">
            <text:p>1815</text:p>
          </table:table-cell>
          <table:table-cell office:value-type="float" office:value="920" calcext:value-type="float">
            <text:p>920</text:p>
          </table:table-cell>
          <table:table-cell office:value-type="float" office:value="895" calcext:value-type="float">
            <text:p>895</text:p>
          </table:table-cell>
          <table:table-cell office:value-type="float" office:value="1008" calcext:value-type="float">
            <text:p>1008</text:p>
          </table:table-cell>
          <table:table-cell office:value-type="float" office:value="510" calcext:value-type="float">
            <text:p>510</text:p>
          </table:table-cell>
          <table:table-cell office:value-type="float" office:value="498" calcext:value-type="float">
            <text:p>4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2094" calcext:value-type="float">
            <text:p>2094</text:p>
          </table:table-cell>
          <table:table-cell office:value-type="float" office:value="1111" calcext:value-type="float">
            <text:p>1111</text:p>
          </table:table-cell>
          <table:table-cell office:value-type="float" office:value="983" calcext:value-type="float">
            <text:p>983</text:p>
          </table:table-cell>
          <table:table-cell office:value-type="float" office:value="1179" calcext:value-type="float">
            <text:p>1179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2109" calcext:value-type="float">
            <text:p>2109</text:p>
          </table:table-cell>
          <table:table-cell office:value-type="float" office:value="1198" calcext:value-type="float">
            <text:p>1198</text:p>
          </table:table-cell>
          <table:table-cell office:value-type="float" office:value="911" calcext:value-type="float">
            <text:p>911</text:p>
          </table:table-cell>
          <table:table-cell office:value-type="float" office:value="1153" calcext:value-type="float">
            <text:p>1153</text:p>
          </table:table-cell>
          <table:table-cell office:value-type="float" office:value="670" calcext:value-type="float">
            <text:p>670</text:p>
          </table:table-cell>
          <table:table-cell office:value-type="float" office:value="483" calcext:value-type="float">
            <text:p>4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5575" calcext:value-type="float">
            <text:p>5575</text:p>
          </table:table-cell>
          <table:table-cell office:value-type="float" office:value="3563" calcext:value-type="float">
            <text:p>3563</text:p>
          </table:table-cell>
          <table:table-cell office:value-type="float" office:value="2012" calcext:value-type="float">
            <text:p>2012</text:p>
          </table:table-cell>
          <table:table-cell office:value-type="float" office:value="2966" calcext:value-type="float">
            <text:p>2966</text:p>
          </table:table-cell>
          <table:table-cell office:value-type="float" office:value="2094" calcext:value-type="float">
            <text:p>2094</text:p>
          </table:table-cell>
          <table:table-cell office:value-type="float" office:value="872" calcext:value-type="float">
            <text:p>8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2286" calcext:value-type="float">
            <text:p>2286</text:p>
          </table:table-cell>
          <table:table-cell office:value-type="float" office:value="1816" calcext:value-type="float">
            <text:p>1816</text:p>
          </table:table-cell>
          <table:table-cell office:value-type="float" office:value="470" calcext:value-type="float">
            <text:p>470</text:p>
          </table:table-cell>
          <table:table-cell office:value-type="float" office:value="1234" calcext:value-type="float">
            <text:p>1234</text:p>
          </table:table-cell>
          <table:table-cell office:value-type="float" office:value="1077" calcext:value-type="float">
            <text:p>1077</text:p>
          </table:table-cell>
          <table:table-cell office:value-type="float" office:value="157" calcext:value-type="float">
            <text:p>1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8163387" calcext:value-type="float">
            <text:p>8163387</text:p>
          </table:table-cell>
          <table:table-cell office:value-type="float" office:value="4293120" calcext:value-type="float">
            <text:p>4293120</text:p>
          </table:table-cell>
          <table:table-cell office:value-type="float" office:value="3870267" calcext:value-type="float">
            <text:p>3870267</text:p>
          </table:table-cell>
          <table:table-cell office:value-type="float" office:value="3188813" calcext:value-type="float">
            <text:p>3188813</text:p>
          </table:table-cell>
          <table:table-cell office:value-type="float" office:value="1734057" calcext:value-type="float">
            <text:p>1734057</text:p>
          </table:table-cell>
          <table:table-cell office:value-type="float" office:value="1454756" calcext:value-type="float">
            <text:p>14547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124384" calcext:value-type="float">
            <text:p>124384</text:p>
          </table:table-cell>
          <table:table-cell office:value-type="float" office:value="62705" calcext:value-type="float">
            <text:p>62705</text:p>
          </table:table-cell>
          <table:table-cell office:value-type="float" office:value="61679" calcext:value-type="float">
            <text:p>61679</text:p>
          </table:table-cell>
          <table:table-cell office:value-type="float" office:value="21734" calcext:value-type="float">
            <text:p>21734</text:p>
          </table:table-cell>
          <table:table-cell office:value-type="float" office:value="10913" calcext:value-type="float">
            <text:p>10913</text:p>
          </table:table-cell>
          <table:table-cell office:value-type="float" office:value="10821" calcext:value-type="float">
            <text:p>108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487556" calcext:value-type="float">
            <text:p>487556</text:p>
          </table:table-cell>
          <table:table-cell office:value-type="float" office:value="239994" calcext:value-type="float">
            <text:p>239994</text:p>
          </table:table-cell>
          <table:table-cell office:value-type="float" office:value="247562" calcext:value-type="float">
            <text:p>247562</text:p>
          </table:table-cell>
          <table:table-cell office:value-type="float" office:value="164088" calcext:value-type="float">
            <text:p>164088</text:p>
          </table:table-cell>
          <table:table-cell office:value-type="float" office:value="78390" calcext:value-type="float">
            <text:p>78390</text:p>
          </table:table-cell>
          <table:table-cell office:value-type="float" office:value="85698" calcext:value-type="float">
            <text:p>856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984467" calcext:value-type="float">
            <text:p>984467</text:p>
          </table:table-cell>
          <table:table-cell office:value-type="float" office:value="479873" calcext:value-type="float">
            <text:p>479873</text:p>
          </table:table-cell>
          <table:table-cell office:value-type="float" office:value="504594" calcext:value-type="float">
            <text:p>504594</text:p>
          </table:table-cell>
          <table:table-cell office:value-type="float" office:value="394355" calcext:value-type="float">
            <text:p>394355</text:p>
          </table:table-cell>
          <table:table-cell office:value-type="float" office:value="187751" calcext:value-type="float">
            <text:p>187751</text:p>
          </table:table-cell>
          <table:table-cell office:value-type="float" office:value="206604" calcext:value-type="float">
            <text:p>2066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1136808" calcext:value-type="float">
            <text:p>1136808</text:p>
          </table:table-cell>
          <table:table-cell office:value-type="float" office:value="549608" calcext:value-type="float">
            <text:p>549608</text:p>
          </table:table-cell>
          <table:table-cell office:value-type="float" office:value="587200" calcext:value-type="float">
            <text:p>587200</text:p>
          </table:table-cell>
          <table:table-cell office:value-type="float" office:value="451745" calcext:value-type="float">
            <text:p>451745</text:p>
          </table:table-cell>
          <table:table-cell office:value-type="float" office:value="217414" calcext:value-type="float">
            <text:p>217414</text:p>
          </table:table-cell>
          <table:table-cell office:value-type="float" office:value="234331" calcext:value-type="float">
            <text:p>2343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920299" calcext:value-type="float">
            <text:p>920299</text:p>
          </table:table-cell>
          <table:table-cell office:value-type="float" office:value="433918" calcext:value-type="float">
            <text:p>433918</text:p>
          </table:table-cell>
          <table:table-cell office:value-type="float" office:value="486381" calcext:value-type="float">
            <text:p>486381</text:p>
          </table:table-cell>
          <table:table-cell office:value-type="float" office:value="365227" calcext:value-type="float">
            <text:p>365227</text:p>
          </table:table-cell>
          <table:table-cell office:value-type="float" office:value="176347" calcext:value-type="float">
            <text:p>176347</text:p>
          </table:table-cell>
          <table:table-cell office:value-type="float" office:value="188880" calcext:value-type="float">
            <text:p>1888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2831951" calcext:value-type="float">
            <text:p>2831951</text:p>
          </table:table-cell>
          <table:table-cell office:value-type="float" office:value="1477358" calcext:value-type="float">
            <text:p>1477358</text:p>
          </table:table-cell>
          <table:table-cell office:value-type="float" office:value="1354593" calcext:value-type="float">
            <text:p>1354593</text:p>
          </table:table-cell>
          <table:table-cell office:value-type="float" office:value="1089354" calcext:value-type="float">
            <text:p>1089354</text:p>
          </table:table-cell>
          <table:table-cell office:value-type="float" office:value="591318" calcext:value-type="float">
            <text:p>591318</text:p>
          </table:table-cell>
          <table:table-cell office:value-type="float" office:value="498036" calcext:value-type="float">
            <text:p>4980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1405103" calcext:value-type="float">
            <text:p>1405103</text:p>
          </table:table-cell>
          <table:table-cell office:value-type="float" office:value="876076" calcext:value-type="float">
            <text:p>876076</text:p>
          </table:table-cell>
          <table:table-cell office:value-type="float" office:value="529027" calcext:value-type="float">
            <text:p>529027</text:p>
          </table:table-cell>
          <table:table-cell office:value-type="float" office:value="595956" calcext:value-type="float">
            <text:p>595956</text:p>
          </table:table-cell>
          <table:table-cell office:value-type="float" office:value="395989" calcext:value-type="float">
            <text:p>395989</text:p>
          </table:table-cell>
          <table:table-cell office:value-type="float" office:value="199967" calcext:value-type="float">
            <text:p>1999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266789" calcext:value-type="float">
            <text:p>266789</text:p>
          </table:table-cell>
          <table:table-cell office:value-type="float" office:value="170389" calcext:value-type="float">
            <text:p>170389</text:p>
          </table:table-cell>
          <table:table-cell office:value-type="float" office:value="96400" calcext:value-type="float">
            <text:p>96400</text:p>
          </table:table-cell>
          <table:table-cell office:value-type="float" office:value="104238" calcext:value-type="float">
            <text:p>104238</text:p>
          </table:table-cell>
          <table:table-cell office:value-type="float" office:value="74815" calcext:value-type="float">
            <text:p>74815</text:p>
          </table:table-cell>
          <table:table-cell office:value-type="float" office:value="29423" calcext:value-type="float">
            <text:p>294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6030" calcext:value-type="float">
            <text:p>6030</text:p>
          </table:table-cell>
          <table:table-cell office:value-type="float" office:value="3199" calcext:value-type="float">
            <text:p>3199</text:p>
          </table:table-cell>
          <table:table-cell office:value-type="float" office:value="2831" calcext:value-type="float">
            <text:p>2831</text:p>
          </table:table-cell>
          <table:table-cell office:value-type="float" office:value="2116" calcext:value-type="float">
            <text:p>2116</text:p>
          </table:table-cell>
          <table:table-cell office:value-type="float" office:value="1120" calcext:value-type="float">
            <text:p>1120</text:p>
          </table:table-cell>
          <table:table-cell office:value-type="float" office:value="996" calcext:value-type="float">
            <text:p>9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3813471" calcext:value-type="float">
            <text:p>3813471</text:p>
          </table:table-cell>
          <table:table-cell office:value-type="float" office:value="2013584" calcext:value-type="float">
            <text:p>2013584</text:p>
          </table:table-cell>
          <table:table-cell office:value-type="float" office:value="1799887" calcext:value-type="float">
            <text:p>1799887</text:p>
          </table:table-cell>
          <table:table-cell office:value-type="float" office:value="1360343" calcext:value-type="float">
            <text:p>1360343</text:p>
          </table:table-cell>
          <table:table-cell office:value-type="float" office:value="742683" calcext:value-type="float">
            <text:p>742683</text:p>
          </table:table-cell>
          <table:table-cell office:value-type="float" office:value="617660" calcext:value-type="float">
            <text:p>6176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55439" calcext:value-type="float">
            <text:p>55439</text:p>
          </table:table-cell>
          <table:table-cell office:value-type="float" office:value="27953" calcext:value-type="float">
            <text:p>27953</text:p>
          </table:table-cell>
          <table:table-cell office:value-type="float" office:value="27486" calcext:value-type="float">
            <text:p>27486</text:p>
          </table:table-cell>
          <table:table-cell office:value-type="float" office:value="8201" calcext:value-type="float">
            <text:p>8201</text:p>
          </table:table-cell>
          <table:table-cell office:value-type="float" office:value="4089" calcext:value-type="float">
            <text:p>4089</text:p>
          </table:table-cell>
          <table:table-cell office:value-type="float" office:value="4112" calcext:value-type="float">
            <text:p>41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230876" calcext:value-type="float">
            <text:p>230876</text:p>
          </table:table-cell>
          <table:table-cell office:value-type="float" office:value="112481" calcext:value-type="float">
            <text:p>112481</text:p>
          </table:table-cell>
          <table:table-cell office:value-type="float" office:value="118395" calcext:value-type="float">
            <text:p>118395</text:p>
          </table:table-cell>
          <table:table-cell office:value-type="float" office:value="73213" calcext:value-type="float">
            <text:p>73213</text:p>
          </table:table-cell>
          <table:table-cell office:value-type="float" office:value="34400" calcext:value-type="float">
            <text:p>34400</text:p>
          </table:table-cell>
          <table:table-cell office:value-type="float" office:value="38813" calcext:value-type="float">
            <text:p>388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482727" calcext:value-type="float">
            <text:p>482727</text:p>
          </table:table-cell>
          <table:table-cell office:value-type="float" office:value="235551" calcext:value-type="float">
            <text:p>235551</text:p>
          </table:table-cell>
          <table:table-cell office:value-type="float" office:value="247176" calcext:value-type="float">
            <text:p>247176</text:p>
          </table:table-cell>
          <table:table-cell office:value-type="float" office:value="181418" calcext:value-type="float">
            <text:p>181418</text:p>
          </table:table-cell>
          <table:table-cell office:value-type="float" office:value="86526" calcext:value-type="float">
            <text:p>86526</text:p>
          </table:table-cell>
          <table:table-cell office:value-type="float" office:value="94892" calcext:value-type="float">
            <text:p>948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553702" calcext:value-type="float">
            <text:p>553702</text:p>
          </table:table-cell>
          <table:table-cell office:value-type="float" office:value="269891" calcext:value-type="float">
            <text:p>269891</text:p>
          </table:table-cell>
          <table:table-cell office:value-type="float" office:value="283811" calcext:value-type="float">
            <text:p>283811</text:p>
          </table:table-cell>
          <table:table-cell office:value-type="float" office:value="204253" calcext:value-type="float">
            <text:p>204253</text:p>
          </table:table-cell>
          <table:table-cell office:value-type="float" office:value="99069" calcext:value-type="float">
            <text:p>99069</text:p>
          </table:table-cell>
          <table:table-cell office:value-type="float" office:value="105184" calcext:value-type="float">
            <text:p>1051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449068" calcext:value-type="float">
            <text:p>449068</text:p>
          </table:table-cell>
          <table:table-cell office:value-type="float" office:value="213666" calcext:value-type="float">
            <text:p>213666</text:p>
          </table:table-cell>
          <table:table-cell office:value-type="float" office:value="235402" calcext:value-type="float">
            <text:p>235402</text:p>
          </table:table-cell>
          <table:table-cell office:value-type="float" office:value="163420" calcext:value-type="float">
            <text:p>163420</text:p>
          </table:table-cell>
          <table:table-cell office:value-type="float" office:value="79621" calcext:value-type="float">
            <text:p>79621</text:p>
          </table:table-cell>
          <table:table-cell office:value-type="float" office:value="83799" calcext:value-type="float">
            <text:p>837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1330424" calcext:value-type="float">
            <text:p>1330424</text:p>
          </table:table-cell>
          <table:table-cell office:value-type="float" office:value="702998" calcext:value-type="float">
            <text:p>702998</text:p>
          </table:table-cell>
          <table:table-cell office:value-type="float" office:value="627426" calcext:value-type="float">
            <text:p>627426</text:p>
          </table:table-cell>
          <table:table-cell office:value-type="float" office:value="462231" calcext:value-type="float">
            <text:p>462231</text:p>
          </table:table-cell>
          <table:table-cell office:value-type="float" office:value="255478" calcext:value-type="float">
            <text:p>255478</text:p>
          </table:table-cell>
          <table:table-cell office:value-type="float" office:value="206753" calcext:value-type="float">
            <text:p>2067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600789" calcext:value-type="float">
            <text:p>600789</text:p>
          </table:table-cell>
          <table:table-cell office:value-type="float" office:value="379126" calcext:value-type="float">
            <text:p>379126</text:p>
          </table:table-cell>
          <table:table-cell office:value-type="float" office:value="221663" calcext:value-type="float">
            <text:p>221663</text:p>
          </table:table-cell>
          <table:table-cell office:value-type="float" office:value="228828" calcext:value-type="float">
            <text:p>228828</text:p>
          </table:table-cell>
          <table:table-cell office:value-type="float" office:value="155085" calcext:value-type="float">
            <text:p>155085</text:p>
          </table:table-cell>
          <table:table-cell office:value-type="float" office:value="73743" calcext:value-type="float">
            <text:p>737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107761" calcext:value-type="float">
            <text:p>107761</text:p>
          </table:table-cell>
          <table:table-cell office:value-type="float" office:value="70426" calcext:value-type="float">
            <text:p>70426</text:p>
          </table:table-cell>
          <table:table-cell office:value-type="float" office:value="37335" calcext:value-type="float">
            <text:p>37335</text:p>
          </table:table-cell>
          <table:table-cell office:value-type="float" office:value="37870" calcext:value-type="float">
            <text:p>37870</text:p>
          </table:table-cell>
          <table:table-cell office:value-type="float" office:value="27911" calcext:value-type="float">
            <text:p>27911</text:p>
          </table:table-cell>
          <table:table-cell office:value-type="float" office:value="9959" calcext:value-type="float">
            <text:p>99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2685" calcext:value-type="float">
            <text:p>2685</text:p>
          </table:table-cell>
          <table:table-cell office:value-type="float" office:value="1492" calcext:value-type="float">
            <text:p>1492</text:p>
          </table:table-cell>
          <table:table-cell office:value-type="float" office:value="1193" calcext:value-type="float">
            <text:p>1193</text:p>
          </table:table-cell>
          <table:table-cell office:value-type="float" office:value="909" calcext:value-type="float">
            <text:p>909</text:p>
          </table:table-cell>
          <table:table-cell office:value-type="float" office:value="504" calcext:value-type="float">
            <text:p>504</text:p>
          </table:table-cell>
          <table:table-cell office:value-type="float" office:value="405" calcext:value-type="float">
            <text:p>4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4349916" calcext:value-type="float">
            <text:p>4349916</text:p>
          </table:table-cell>
          <table:table-cell office:value-type="float" office:value="2279536" calcext:value-type="float">
            <text:p>2279536</text:p>
          </table:table-cell>
          <table:table-cell office:value-type="float" office:value="2070380" calcext:value-type="float">
            <text:p>2070380</text:p>
          </table:table-cell>
          <table:table-cell office:value-type="float" office:value="1828470" calcext:value-type="float">
            <text:p>1828470</text:p>
          </table:table-cell>
          <table:table-cell office:value-type="float" office:value="991374" calcext:value-type="float">
            <text:p>991374</text:p>
          </table:table-cell>
          <table:table-cell office:value-type="float" office:value="837096" calcext:value-type="float">
            <text:p>8370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68945" calcext:value-type="float">
            <text:p>68945</text:p>
          </table:table-cell>
          <table:table-cell office:value-type="float" office:value="34752" calcext:value-type="float">
            <text:p>34752</text:p>
          </table:table-cell>
          <table:table-cell office:value-type="float" office:value="34193" calcext:value-type="float">
            <text:p>34193</text:p>
          </table:table-cell>
          <table:table-cell office:value-type="float" office:value="13533" calcext:value-type="float">
            <text:p>13533</text:p>
          </table:table-cell>
          <table:table-cell office:value-type="float" office:value="6824" calcext:value-type="float">
            <text:p>6824</text:p>
          </table:table-cell>
          <table:table-cell office:value-type="float" office:value="6709" calcext:value-type="float">
            <text:p>67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256680" calcext:value-type="float">
            <text:p>256680</text:p>
          </table:table-cell>
          <table:table-cell office:value-type="float" office:value="127513" calcext:value-type="float">
            <text:p>127513</text:p>
          </table:table-cell>
          <table:table-cell office:value-type="float" office:value="129167" calcext:value-type="float">
            <text:p>129167</text:p>
          </table:table-cell>
          <table:table-cell office:value-type="float" office:value="90875" calcext:value-type="float">
            <text:p>90875</text:p>
          </table:table-cell>
          <table:table-cell office:value-type="float" office:value="43990" calcext:value-type="float">
            <text:p>43990</text:p>
          </table:table-cell>
          <table:table-cell office:value-type="float" office:value="46885" calcext:value-type="float">
            <text:p>468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501740" calcext:value-type="float">
            <text:p>501740</text:p>
          </table:table-cell>
          <table:table-cell office:value-type="float" office:value="244322" calcext:value-type="float">
            <text:p>244322</text:p>
          </table:table-cell>
          <table:table-cell office:value-type="float" office:value="257418" calcext:value-type="float">
            <text:p>257418</text:p>
          </table:table-cell>
          <table:table-cell office:value-type="float" office:value="212937" calcext:value-type="float">
            <text:p>212937</text:p>
          </table:table-cell>
          <table:table-cell office:value-type="float" office:value="101225" calcext:value-type="float">
            <text:p>101225</text:p>
          </table:table-cell>
          <table:table-cell office:value-type="float" office:value="111712" calcext:value-type="float">
            <text:p>1117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583106" calcext:value-type="float">
            <text:p>583106</text:p>
          </table:table-cell>
          <table:table-cell office:value-type="float" office:value="279717" calcext:value-type="float">
            <text:p>279717</text:p>
          </table:table-cell>
          <table:table-cell office:value-type="float" office:value="303389" calcext:value-type="float">
            <text:p>303389</text:p>
          </table:table-cell>
          <table:table-cell office:value-type="float" office:value="247492" calcext:value-type="float">
            <text:p>247492</text:p>
          </table:table-cell>
          <table:table-cell office:value-type="float" office:value="118345" calcext:value-type="float">
            <text:p>118345</text:p>
          </table:table-cell>
          <table:table-cell office:value-type="float" office:value="129147" calcext:value-type="float">
            <text:p>1291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471231" calcext:value-type="float">
            <text:p>471231</text:p>
          </table:table-cell>
          <table:table-cell office:value-type="float" office:value="220252" calcext:value-type="float">
            <text:p>220252</text:p>
          </table:table-cell>
          <table:table-cell office:value-type="float" office:value="250979" calcext:value-type="float">
            <text:p>250979</text:p>
          </table:table-cell>
          <table:table-cell office:value-type="float" office:value="201807" calcext:value-type="float">
            <text:p>201807</text:p>
          </table:table-cell>
          <table:table-cell office:value-type="float" office:value="96726" calcext:value-type="float">
            <text:p>96726</text:p>
          </table:table-cell>
          <table:table-cell office:value-type="float" office:value="105081" calcext:value-type="float">
            <text:p>1050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1501527" calcext:value-type="float">
            <text:p>1501527</text:p>
          </table:table-cell>
          <table:table-cell office:value-type="float" office:value="774360" calcext:value-type="float">
            <text:p>774360</text:p>
          </table:table-cell>
          <table:table-cell office:value-type="float" office:value="727167" calcext:value-type="float">
            <text:p>727167</text:p>
          </table:table-cell>
          <table:table-cell office:value-type="float" office:value="627123" calcext:value-type="float">
            <text:p>627123</text:p>
          </table:table-cell>
          <table:table-cell office:value-type="float" office:value="335840" calcext:value-type="float">
            <text:p>335840</text:p>
          </table:table-cell>
          <table:table-cell office:value-type="float" office:value="291283" calcext:value-type="float">
            <text:p>2912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804314" calcext:value-type="float">
            <text:p>804314</text:p>
          </table:table-cell>
          <table:table-cell office:value-type="float" office:value="496950" calcext:value-type="float">
            <text:p>496950</text:p>
          </table:table-cell>
          <table:table-cell office:value-type="float" office:value="307364" calcext:value-type="float">
            <text:p>307364</text:p>
          </table:table-cell>
          <table:table-cell office:value-type="float" office:value="367128" calcext:value-type="float">
            <text:p>367128</text:p>
          </table:table-cell>
          <table:table-cell office:value-type="float" office:value="240904" calcext:value-type="float">
            <text:p>240904</text:p>
          </table:table-cell>
          <table:table-cell office:value-type="float" office:value="126224" calcext:value-type="float">
            <text:p>1262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159028" calcext:value-type="float">
            <text:p>159028</text:p>
          </table:table-cell>
          <table:table-cell office:value-type="float" office:value="99963" calcext:value-type="float">
            <text:p>99963</text:p>
          </table:table-cell>
          <table:table-cell office:value-type="float" office:value="59065" calcext:value-type="float">
            <text:p>59065</text:p>
          </table:table-cell>
          <table:table-cell office:value-type="float" office:value="66368" calcext:value-type="float">
            <text:p>66368</text:p>
          </table:table-cell>
          <table:table-cell office:value-type="float" office:value="46904" calcext:value-type="float">
            <text:p>46904</text:p>
          </table:table-cell>
          <table:table-cell office:value-type="float" office:value="19464" calcext:value-type="float">
            <text:p>194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3345" calcext:value-type="float">
            <text:p>3345</text:p>
          </table:table-cell>
          <table:table-cell office:value-type="float" office:value="1707" calcext:value-type="float">
            <text:p>1707</text:p>
          </table:table-cell>
          <table:table-cell office:value-type="float" office:value="1638" calcext:value-type="float">
            <text:p>1638</text:p>
          </table:table-cell>
          <table:table-cell office:value-type="float" office:value="1207" calcext:value-type="float">
            <text:p>1207</text:p>
          </table:table-cell>
          <table:table-cell office:value-type="float" office:value="616" calcext:value-type="float">
            <text:p>616</text:p>
          </table:table-cell>
          <table:table-cell office:value-type="float" office:value="591" calcext:value-type="float">
            <text:p>5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20416270" calcext:value-type="float">
            <text:p>20416270</text:p>
          </table:table-cell>
          <table:table-cell office:value-type="float" office:value="11000921" calcext:value-type="float">
            <text:p>11000921</text:p>
          </table:table-cell>
          <table:table-cell office:value-type="float" office:value="9415349" calcext:value-type="float">
            <text:p>9415349</text:p>
          </table:table-cell>
          <table:table-cell office:value-type="float" office:value="2447163" calcext:value-type="float">
            <text:p>2447163</text:p>
          </table:table-cell>
          <table:table-cell office:value-type="float" office:value="1410192" calcext:value-type="float">
            <text:p>1410192</text:p>
          </table:table-cell>
          <table:table-cell office:value-type="float" office:value="1036971" calcext:value-type="float">
            <text:p>10369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793890" calcext:value-type="float">
            <text:p>793890</text:p>
          </table:table-cell>
          <table:table-cell office:value-type="float" office:value="405408" calcext:value-type="float">
            <text:p>405408</text:p>
          </table:table-cell>
          <table:table-cell office:value-type="float" office:value="388482" calcext:value-type="float">
            <text:p>388482</text:p>
          </table:table-cell>
          <table:table-cell office:value-type="float" office:value="71336" calcext:value-type="float">
            <text:p>71336</text:p>
          </table:table-cell>
          <table:table-cell office:value-type="float" office:value="36174" calcext:value-type="float">
            <text:p>36174</text:p>
          </table:table-cell>
          <table:table-cell office:value-type="float" office:value="35162" calcext:value-type="float">
            <text:p>351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807126" calcext:value-type="float">
            <text:p>1807126</text:p>
          </table:table-cell>
          <table:table-cell office:value-type="float" office:value="922718" calcext:value-type="float">
            <text:p>922718</text:p>
          </table:table-cell>
          <table:table-cell office:value-type="float" office:value="884408" calcext:value-type="float">
            <text:p>884408</text:p>
          </table:table-cell>
          <table:table-cell office:value-type="float" office:value="184305" calcext:value-type="float">
            <text:p>184305</text:p>
          </table:table-cell>
          <table:table-cell office:value-type="float" office:value="92689" calcext:value-type="float">
            <text:p>92689</text:p>
          </table:table-cell>
          <table:table-cell office:value-type="float" office:value="91616" calcext:value-type="float">
            <text:p>916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2641312" calcext:value-type="float">
            <text:p>2641312</text:p>
          </table:table-cell>
          <table:table-cell office:value-type="float" office:value="1351597" calcext:value-type="float">
            <text:p>1351597</text:p>
          </table:table-cell>
          <table:table-cell office:value-type="float" office:value="1289715" calcext:value-type="float">
            <text:p>1289715</text:p>
          </table:table-cell>
          <table:table-cell office:value-type="float" office:value="265081" calcext:value-type="float">
            <text:p>265081</text:p>
          </table:table-cell>
          <table:table-cell office:value-type="float" office:value="135501" calcext:value-type="float">
            <text:p>135501</text:p>
          </table:table-cell>
          <table:table-cell office:value-type="float" office:value="129580" calcext:value-type="float">
            <text:p>1295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2680610" calcext:value-type="float">
            <text:p>2680610</text:p>
          </table:table-cell>
          <table:table-cell office:value-type="float" office:value="1355183" calcext:value-type="float">
            <text:p>1355183</text:p>
          </table:table-cell>
          <table:table-cell office:value-type="float" office:value="1325427" calcext:value-type="float">
            <text:p>1325427</text:p>
          </table:table-cell>
          <table:table-cell office:value-type="float" office:value="294227" calcext:value-type="float">
            <text:p>294227</text:p>
          </table:table-cell>
          <table:table-cell office:value-type="float" office:value="151825" calcext:value-type="float">
            <text:p>151825</text:p>
          </table:table-cell>
          <table:table-cell office:value-type="float" office:value="142402" calcext:value-type="float">
            <text:p>1424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2425727" calcext:value-type="float">
            <text:p>2425727</text:p>
          </table:table-cell>
          <table:table-cell office:value-type="float" office:value="1245556" calcext:value-type="float">
            <text:p>1245556</text:p>
          </table:table-cell>
          <table:table-cell office:value-type="float" office:value="1180171" calcext:value-type="float">
            <text:p>1180171</text:p>
          </table:table-cell>
          <table:table-cell office:value-type="float" office:value="286720" calcext:value-type="float">
            <text:p>286720</text:p>
          </table:table-cell>
          <table:table-cell office:value-type="float" office:value="155804" calcext:value-type="float">
            <text:p>155804</text:p>
          </table:table-cell>
          <table:table-cell office:value-type="float" office:value="130916" calcext:value-type="float">
            <text:p>1309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6492876" calcext:value-type="float">
            <text:p>6492876</text:p>
          </table:table-cell>
          <table:table-cell office:value-type="float" office:value="3614974" calcext:value-type="float">
            <text:p>3614974</text:p>
          </table:table-cell>
          <table:table-cell office:value-type="float" office:value="2877902" calcext:value-type="float">
            <text:p>2877902</text:p>
          </table:table-cell>
          <table:table-cell office:value-type="float" office:value="856022" calcext:value-type="float">
            <text:p>856022</text:p>
          </table:table-cell>
          <table:table-cell office:value-type="float" office:value="511568" calcext:value-type="float">
            <text:p>511568</text:p>
          </table:table-cell>
          <table:table-cell office:value-type="float" office:value="344454" calcext:value-type="float">
            <text:p>3444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2937213" calcext:value-type="float">
            <text:p>2937213</text:p>
          </table:table-cell>
          <table:table-cell office:value-type="float" office:value="1734604" calcext:value-type="float">
            <text:p>1734604</text:p>
          </table:table-cell>
          <table:table-cell office:value-type="float" office:value="1202609" calcext:value-type="float">
            <text:p>1202609</text:p>
          </table:table-cell>
          <table:table-cell office:value-type="float" office:value="405142" calcext:value-type="float">
            <text:p>405142</text:p>
          </table:table-cell>
          <table:table-cell office:value-type="float" office:value="268595" calcext:value-type="float">
            <text:p>268595</text:p>
          </table:table-cell>
          <table:table-cell office:value-type="float" office:value="136547" calcext:value-type="float">
            <text:p>1365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623776" calcext:value-type="float">
            <text:p>623776</text:p>
          </table:table-cell>
          <table:table-cell office:value-type="float" office:value="363306" calcext:value-type="float">
            <text:p>363306</text:p>
          </table:table-cell>
          <table:table-cell office:value-type="float" office:value="260470" calcext:value-type="float">
            <text:p>260470</text:p>
          </table:table-cell>
          <table:table-cell office:value-type="float" office:value="83084" calcext:value-type="float">
            <text:p>83084</text:p>
          </table:table-cell>
          <table:table-cell office:value-type="float" office:value="57299" calcext:value-type="float">
            <text:p>57299</text:p>
          </table:table-cell>
          <table:table-cell office:value-type="float" office:value="25785" calcext:value-type="float">
            <text:p>257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13740" calcext:value-type="float">
            <text:p>13740</text:p>
          </table:table-cell>
          <table:table-cell office:value-type="float" office:value="7575" calcext:value-type="float">
            <text:p>7575</text:p>
          </table:table-cell>
          <table:table-cell office:value-type="float" office:value="6165" calcext:value-type="float">
            <text:p>6165</text:p>
          </table:table-cell>
          <table:table-cell office:value-type="float" office:value="1246" calcext:value-type="float">
            <text:p>1246</text:p>
          </table:table-cell>
          <table:table-cell office:value-type="float" office:value="737" calcext:value-type="float">
            <text:p>737</text:p>
          </table:table-cell>
          <table:table-cell office:value-type="float" office:value="509" calcext:value-type="float">
            <text:p>5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8090417" calcext:value-type="float">
            <text:p>8090417</text:p>
          </table:table-cell>
          <table:table-cell office:value-type="float" office:value="4442859" calcext:value-type="float">
            <text:p>4442859</text:p>
          </table:table-cell>
          <table:table-cell office:value-type="float" office:value="3647558" calcext:value-type="float">
            <text:p>3647558</text:p>
          </table:table-cell>
          <table:table-cell office:value-type="float" office:value="568669" calcext:value-type="float">
            <text:p>568669</text:p>
          </table:table-cell>
          <table:table-cell office:value-type="float" office:value="344518" calcext:value-type="float">
            <text:p>344518</text:p>
          </table:table-cell>
          <table:table-cell office:value-type="float" office:value="224151" calcext:value-type="float">
            <text:p>2241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324666" calcext:value-type="float">
            <text:p>324666</text:p>
          </table:table-cell>
          <table:table-cell office:value-type="float" office:value="166729" calcext:value-type="float">
            <text:p>166729</text:p>
          </table:table-cell>
          <table:table-cell office:value-type="float" office:value="157937" calcext:value-type="float">
            <text:p>157937</text:p>
          </table:table-cell>
          <table:table-cell office:value-type="float" office:value="16935" calcext:value-type="float">
            <text:p>16935</text:p>
          </table:table-cell>
          <table:table-cell office:value-type="float" office:value="8763" calcext:value-type="float">
            <text:p>8763</text:p>
          </table:table-cell>
          <table:table-cell office:value-type="float" office:value="8172" calcext:value-type="float">
            <text:p>81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817200" calcext:value-type="float">
            <text:p>817200</text:p>
          </table:table-cell>
          <table:table-cell office:value-type="float" office:value="420675" calcext:value-type="float">
            <text:p>420675</text:p>
          </table:table-cell>
          <table:table-cell office:value-type="float" office:value="396525" calcext:value-type="float">
            <text:p>396525</text:p>
          </table:table-cell>
          <table:table-cell office:value-type="float" office:value="49092" calcext:value-type="float">
            <text:p>49092</text:p>
          </table:table-cell>
          <table:table-cell office:value-type="float" office:value="25170" calcext:value-type="float">
            <text:p>25170</text:p>
          </table:table-cell>
          <table:table-cell office:value-type="float" office:value="23922" calcext:value-type="float">
            <text:p>239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1258075" calcext:value-type="float">
            <text:p>1258075</text:p>
          </table:table-cell>
          <table:table-cell office:value-type="float" office:value="657702" calcext:value-type="float">
            <text:p>657702</text:p>
          </table:table-cell>
          <table:table-cell office:value-type="float" office:value="600373" calcext:value-type="float">
            <text:p>600373</text:p>
          </table:table-cell>
          <table:table-cell office:value-type="float" office:value="79946" calcext:value-type="float">
            <text:p>79946</text:p>
          </table:table-cell>
          <table:table-cell office:value-type="float" office:value="42902" calcext:value-type="float">
            <text:p>42902</text:p>
          </table:table-cell>
          <table:table-cell office:value-type="float" office:value="37044" calcext:value-type="float">
            <text:p>370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1173036" calcext:value-type="float">
            <text:p>1173036</text:p>
          </table:table-cell>
          <table:table-cell office:value-type="float" office:value="612644" calcext:value-type="float">
            <text:p>612644</text:p>
          </table:table-cell>
          <table:table-cell office:value-type="float" office:value="560392" calcext:value-type="float">
            <text:p>560392</text:p>
          </table:table-cell>
          <table:table-cell office:value-type="float" office:value="81902" calcext:value-type="float">
            <text:p>81902</text:p>
          </table:table-cell>
          <table:table-cell office:value-type="float" office:value="45244" calcext:value-type="float">
            <text:p>45244</text:p>
          </table:table-cell>
          <table:table-cell office:value-type="float" office:value="36658" calcext:value-type="float">
            <text:p>366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983963" calcext:value-type="float">
            <text:p>983963</text:p>
          </table:table-cell>
          <table:table-cell office:value-type="float" office:value="527759" calcext:value-type="float">
            <text:p>527759</text:p>
          </table:table-cell>
          <table:table-cell office:value-type="float" office:value="456204" calcext:value-type="float">
            <text:p>456204</text:p>
          </table:table-cell>
          <table:table-cell office:value-type="float" office:value="71717" calcext:value-type="float">
            <text:p>71717</text:p>
          </table:table-cell>
          <table:table-cell office:value-type="float" office:value="42961" calcext:value-type="float">
            <text:p>42961</text:p>
          </table:table-cell>
          <table:table-cell office:value-type="float" office:value="28756" calcext:value-type="float">
            <text:p>287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2324877" calcext:value-type="float">
            <text:p>2324877</text:p>
          </table:table-cell>
          <table:table-cell office:value-type="float" office:value="1343087" calcext:value-type="float">
            <text:p>1343087</text:p>
          </table:table-cell>
          <table:table-cell office:value-type="float" office:value="981790" calcext:value-type="float">
            <text:p>981790</text:p>
          </table:table-cell>
          <table:table-cell office:value-type="float" office:value="180326" calcext:value-type="float">
            <text:p>180326</text:p>
          </table:table-cell>
          <table:table-cell office:value-type="float" office:value="117519" calcext:value-type="float">
            <text:p>117519</text:p>
          </table:table-cell>
          <table:table-cell office:value-type="float" office:value="62807" calcext:value-type="float">
            <text:p>628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986770" calcext:value-type="float">
            <text:p>986770</text:p>
          </table:table-cell>
          <table:table-cell office:value-type="float" office:value="585385" calcext:value-type="float">
            <text:p>585385</text:p>
          </table:table-cell>
          <table:table-cell office:value-type="float" office:value="401385" calcext:value-type="float">
            <text:p>401385</text:p>
          </table:table-cell>
          <table:table-cell office:value-type="float" office:value="73774" calcext:value-type="float">
            <text:p>73774</text:p>
          </table:table-cell>
          <table:table-cell office:value-type="float" office:value="51504" calcext:value-type="float">
            <text:p>51504</text:p>
          </table:table-cell>
          <table:table-cell office:value-type="float" office:value="22270" calcext:value-type="float">
            <text:p>222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215696" calcext:value-type="float">
            <text:p>215696</text:p>
          </table:table-cell>
          <table:table-cell office:value-type="float" office:value="125477" calcext:value-type="float">
            <text:p>125477</text:p>
          </table:table-cell>
          <table:table-cell office:value-type="float" office:value="90219" calcext:value-type="float">
            <text:p>90219</text:p>
          </table:table-cell>
          <table:table-cell office:value-type="float" office:value="14604" calcext:value-type="float">
            <text:p>14604</text:p>
          </table:table-cell>
          <table:table-cell office:value-type="float" office:value="10241" calcext:value-type="float">
            <text:p>10241</text:p>
          </table:table-cell>
          <table:table-cell office:value-type="float" office:value="4363" calcext:value-type="float">
            <text:p>43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6134" calcext:value-type="float">
            <text:p>6134</text:p>
          </table:table-cell>
          <table:table-cell office:value-type="float" office:value="3401" calcext:value-type="float">
            <text:p>3401</text:p>
          </table:table-cell>
          <table:table-cell office:value-type="float" office:value="2733" calcext:value-type="float">
            <text:p>2733</text:p>
          </table:table-cell>
          <table:table-cell office:value-type="float" office:value="373" calcext:value-type="float">
            <text:p>373</text:p>
          </table:table-cell>
          <table:table-cell office:value-type="float" office:value="214" calcext:value-type="float">
            <text:p>214</text:p>
          </table:table-cell>
          <table:table-cell office:value-type="float" office:value="159" calcext:value-type="float">
            <text:p>1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12325853" calcext:value-type="float">
            <text:p>12325853</text:p>
          </table:table-cell>
          <table:table-cell office:value-type="float" office:value="6558062" calcext:value-type="float">
            <text:p>6558062</text:p>
          </table:table-cell>
          <table:table-cell office:value-type="float" office:value="5767791" calcext:value-type="float">
            <text:p>5767791</text:p>
          </table:table-cell>
          <table:table-cell office:value-type="float" office:value="1878494" calcext:value-type="float">
            <text:p>1878494</text:p>
          </table:table-cell>
          <table:table-cell office:value-type="float" office:value="1065674" calcext:value-type="float">
            <text:p>1065674</text:p>
          </table:table-cell>
          <table:table-cell office:value-type="float" office:value="812820" calcext:value-type="float">
            <text:p>8128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469224" calcext:value-type="float">
            <text:p>469224</text:p>
          </table:table-cell>
          <table:table-cell office:value-type="float" office:value="238679" calcext:value-type="float">
            <text:p>238679</text:p>
          </table:table-cell>
          <table:table-cell office:value-type="float" office:value="230545" calcext:value-type="float">
            <text:p>230545</text:p>
          </table:table-cell>
          <table:table-cell office:value-type="float" office:value="54401" calcext:value-type="float">
            <text:p>54401</text:p>
          </table:table-cell>
          <table:table-cell office:value-type="float" office:value="27411" calcext:value-type="float">
            <text:p>27411</text:p>
          </table:table-cell>
          <table:table-cell office:value-type="float" office:value="26990" calcext:value-type="float">
            <text:p>269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989926" calcext:value-type="float">
            <text:p>989926</text:p>
          </table:table-cell>
          <table:table-cell office:value-type="float" office:value="502043" calcext:value-type="float">
            <text:p>502043</text:p>
          </table:table-cell>
          <table:table-cell office:value-type="float" office:value="487883" calcext:value-type="float">
            <text:p>487883</text:p>
          </table:table-cell>
          <table:table-cell office:value-type="float" office:value="135213" calcext:value-type="float">
            <text:p>135213</text:p>
          </table:table-cell>
          <table:table-cell office:value-type="float" office:value="67519" calcext:value-type="float">
            <text:p>67519</text:p>
          </table:table-cell>
          <table:table-cell office:value-type="float" office:value="67694" calcext:value-type="float">
            <text:p>676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1383237" calcext:value-type="float">
            <text:p>1383237</text:p>
          </table:table-cell>
          <table:table-cell office:value-type="float" office:value="693895" calcext:value-type="float">
            <text:p>693895</text:p>
          </table:table-cell>
          <table:table-cell office:value-type="float" office:value="689342" calcext:value-type="float">
            <text:p>689342</text:p>
          </table:table-cell>
          <table:table-cell office:value-type="float" office:value="185135" calcext:value-type="float">
            <text:p>185135</text:p>
          </table:table-cell>
          <table:table-cell office:value-type="float" office:value="92599" calcext:value-type="float">
            <text:p>92599</text:p>
          </table:table-cell>
          <table:table-cell office:value-type="float" office:value="92536" calcext:value-type="float">
            <text:p>925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1507574" calcext:value-type="float">
            <text:p>1507574</text:p>
          </table:table-cell>
          <table:table-cell office:value-type="float" office:value="742539" calcext:value-type="float">
            <text:p>742539</text:p>
          </table:table-cell>
          <table:table-cell office:value-type="float" office:value="765035" calcext:value-type="float">
            <text:p>765035</text:p>
          </table:table-cell>
          <table:table-cell office:value-type="float" office:value="212325" calcext:value-type="float">
            <text:p>212325</text:p>
          </table:table-cell>
          <table:table-cell office:value-type="float" office:value="106581" calcext:value-type="float">
            <text:p>106581</text:p>
          </table:table-cell>
          <table:table-cell office:value-type="float" office:value="105744" calcext:value-type="float">
            <text:p>1057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1441764" calcext:value-type="float">
            <text:p>1441764</text:p>
          </table:table-cell>
          <table:table-cell office:value-type="float" office:value="717797" calcext:value-type="float">
            <text:p>717797</text:p>
          </table:table-cell>
          <table:table-cell office:value-type="float" office:value="723967" calcext:value-type="float">
            <text:p>723967</text:p>
          </table:table-cell>
          <table:table-cell office:value-type="float" office:value="215003" calcext:value-type="float">
            <text:p>215003</text:p>
          </table:table-cell>
          <table:table-cell office:value-type="float" office:value="112843" calcext:value-type="float">
            <text:p>112843</text:p>
          </table:table-cell>
          <table:table-cell office:value-type="float" office:value="102160" calcext:value-type="float">
            <text:p>1021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4167999" calcext:value-type="float">
            <text:p>4167999</text:p>
          </table:table-cell>
          <table:table-cell office:value-type="float" office:value="2271887" calcext:value-type="float">
            <text:p>2271887</text:p>
          </table:table-cell>
          <table:table-cell office:value-type="float" office:value="1896112" calcext:value-type="float">
            <text:p>1896112</text:p>
          </table:table-cell>
          <table:table-cell office:value-type="float" office:value="675696" calcext:value-type="float">
            <text:p>675696</text:p>
          </table:table-cell>
          <table:table-cell office:value-type="float" office:value="394049" calcext:value-type="float">
            <text:p>394049</text:p>
          </table:table-cell>
          <table:table-cell office:value-type="float" office:value="281647" calcext:value-type="float">
            <text:p>2816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1950443" calcext:value-type="float">
            <text:p>1950443</text:p>
          </table:table-cell>
          <table:table-cell office:value-type="float" office:value="1149219" calcext:value-type="float">
            <text:p>1149219</text:p>
          </table:table-cell>
          <table:table-cell office:value-type="float" office:value="801224" calcext:value-type="float">
            <text:p>801224</text:p>
          </table:table-cell>
          <table:table-cell office:value-type="float" office:value="331368" calcext:value-type="float">
            <text:p>331368</text:p>
          </table:table-cell>
          <table:table-cell office:value-type="float" office:value="217091" calcext:value-type="float">
            <text:p>217091</text:p>
          </table:table-cell>
          <table:table-cell office:value-type="float" office:value="114277" calcext:value-type="float">
            <text:p>1142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408080" calcext:value-type="float">
            <text:p>408080</text:p>
          </table:table-cell>
          <table:table-cell office:value-type="float" office:value="237829" calcext:value-type="float">
            <text:p>237829</text:p>
          </table:table-cell>
          <table:table-cell office:value-type="float" office:value="170251" calcext:value-type="float">
            <text:p>170251</text:p>
          </table:table-cell>
          <table:table-cell office:value-type="float" office:value="68480" calcext:value-type="float">
            <text:p>68480</text:p>
          </table:table-cell>
          <table:table-cell office:value-type="float" office:value="47058" calcext:value-type="float">
            <text:p>47058</text:p>
          </table:table-cell>
          <table:table-cell office:value-type="float" office:value="21422" calcext:value-type="float">
            <text:p>214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7606" calcext:value-type="float">
            <text:p>7606</text:p>
          </table:table-cell>
          <table:table-cell office:value-type="float" office:value="4174" calcext:value-type="float">
            <text:p>4174</text:p>
          </table:table-cell>
          <table:table-cell office:value-type="float" office:value="3432" calcext:value-type="float">
            <text:p>3432</text:p>
          </table:table-cell>
          <table:table-cell office:value-type="float" office:value="873" calcext:value-type="float">
            <text:p>873</text:p>
          </table:table-cell>
          <table:table-cell office:value-type="float" office:value="523" calcext:value-type="float">
            <text:p>523</text:p>
          </table:table-cell>
          <table:table-cell office:value-type="float" office:value="350" calcext:value-type="float">
            <text:p>3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392292" calcext:value-type="float">
            <text:p>392292</text:p>
          </table:table-cell>
          <table:table-cell office:value-type="float" office:value="213582" calcext:value-type="float">
            <text:p>213582</text:p>
          </table:table-cell>
          <table:table-cell office:value-type="float" office:value="178710" calcext:value-type="float">
            <text:p>178710</text:p>
          </table:table-cell>
          <table:table-cell office:value-type="float" office:value="71665" calcext:value-type="float">
            <text:p>71665</text:p>
          </table:table-cell>
          <table:table-cell office:value-type="float" office:value="40809" calcext:value-type="float">
            <text:p>40809</text:p>
          </table:table-cell>
          <table:table-cell office:value-type="float" office:value="30856" calcext:value-type="float">
            <text:p>308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11110" calcext:value-type="float">
            <text:p>11110</text:p>
          </table:table-cell>
          <table:table-cell office:value-type="float" office:value="5672" calcext:value-type="float">
            <text:p>5672</text:p>
          </table:table-cell>
          <table:table-cell office:value-type="float" office:value="5438" calcext:value-type="float">
            <text:p>5438</text:p>
          </table:table-cell>
          <table:table-cell office:value-type="float" office:value="1399" calcext:value-type="float">
            <text:p>1399</text:p>
          </table:table-cell>
          <table:table-cell office:value-type="float" office:value="717" calcext:value-type="float">
            <text:p>717</text:p>
          </table:table-cell>
          <table:table-cell office:value-type="float" office:value="682" calcext:value-type="float">
            <text:p>6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32650" calcext:value-type="float">
            <text:p>32650</text:p>
          </table:table-cell>
          <table:table-cell office:value-type="float" office:value="16569" calcext:value-type="float">
            <text:p>16569</text:p>
          </table:table-cell>
          <table:table-cell office:value-type="float" office:value="16081" calcext:value-type="float">
            <text:p>16081</text:p>
          </table:table-cell>
          <table:table-cell office:value-type="float" office:value="4771" calcext:value-type="float">
            <text:p>4771</text:p>
          </table:table-cell>
          <table:table-cell office:value-type="float" office:value="2384" calcext:value-type="float">
            <text:p>2384</text:p>
          </table:table-cell>
          <table:table-cell office:value-type="float" office:value="2387" calcext:value-type="float">
            <text:p>23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51352" calcext:value-type="float">
            <text:p>51352</text:p>
          </table:table-cell>
          <table:table-cell office:value-type="float" office:value="25860" calcext:value-type="float">
            <text:p>25860</text:p>
          </table:table-cell>
          <table:table-cell office:value-type="float" office:value="25492" calcext:value-type="float">
            <text:p>25492</text:p>
          </table:table-cell>
          <table:table-cell office:value-type="float" office:value="7431" calcext:value-type="float">
            <text:p>7431</text:p>
          </table:table-cell>
          <table:table-cell office:value-type="float" office:value="3778" calcext:value-type="float">
            <text:p>3778</text:p>
          </table:table-cell>
          <table:table-cell office:value-type="float" office:value="3653" calcext:value-type="float">
            <text:p>36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55138" calcext:value-type="float">
            <text:p>55138</text:p>
          </table:table-cell>
          <table:table-cell office:value-type="float" office:value="26720" calcext:value-type="float">
            <text:p>26720</text:p>
          </table:table-cell>
          <table:table-cell office:value-type="float" office:value="28418" calcext:value-type="float">
            <text:p>28418</text:p>
          </table:table-cell>
          <table:table-cell office:value-type="float" office:value="8545" calcext:value-type="float">
            <text:p>8545</text:p>
          </table:table-cell>
          <table:table-cell office:value-type="float" office:value="4096" calcext:value-type="float">
            <text:p>4096</text:p>
          </table:table-cell>
          <table:table-cell office:value-type="float" office:value="4449" calcext:value-type="float">
            <text:p>44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50313" calcext:value-type="float">
            <text:p>50313</text:p>
          </table:table-cell>
          <table:table-cell office:value-type="float" office:value="24640" calcext:value-type="float">
            <text:p>24640</text:p>
          </table:table-cell>
          <table:table-cell office:value-type="float" office:value="25673" calcext:value-type="float">
            <text:p>25673</text:p>
          </table:table-cell>
          <table:table-cell office:value-type="float" office:value="7998" calcext:value-type="float">
            <text:p>7998</text:p>
          </table:table-cell>
          <table:table-cell office:value-type="float" office:value="4034" calcext:value-type="float">
            <text:p>4034</text:p>
          </table:table-cell>
          <table:table-cell office:value-type="float" office:value="3964" calcext:value-type="float">
            <text:p>39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132479" calcext:value-type="float">
            <text:p>132479</text:p>
          </table:table-cell>
          <table:table-cell office:value-type="float" office:value="75664" calcext:value-type="float">
            <text:p>75664</text:p>
          </table:table-cell>
          <table:table-cell office:value-type="float" office:value="56815" calcext:value-type="float">
            <text:p>56815</text:p>
          </table:table-cell>
          <table:table-cell office:value-type="float" office:value="26378" calcext:value-type="float">
            <text:p>26378</text:p>
          </table:table-cell>
          <table:table-cell office:value-type="float" office:value="15233" calcext:value-type="float">
            <text:p>15233</text:p>
          </table:table-cell>
          <table:table-cell office:value-type="float" office:value="11145" calcext:value-type="float">
            <text:p>111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49808" calcext:value-type="float">
            <text:p>49808</text:p>
          </table:table-cell>
          <table:table-cell office:value-type="float" office:value="32478" calcext:value-type="float">
            <text:p>32478</text:p>
          </table:table-cell>
          <table:table-cell office:value-type="float" office:value="17330" calcext:value-type="float">
            <text:p>17330</text:p>
          </table:table-cell>
          <table:table-cell office:value-type="float" office:value="12478" calcext:value-type="float">
            <text:p>12478</text:p>
          </table:table-cell>
          <table:table-cell office:value-type="float" office:value="8628" calcext:value-type="float">
            <text:p>8628</text:p>
          </table:table-cell>
          <table:table-cell office:value-type="float" office:value="3850" calcext:value-type="float">
            <text:p>38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9184" calcext:value-type="float">
            <text:p>9184</text:p>
          </table:table-cell>
          <table:table-cell office:value-type="float" office:value="5824" calcext:value-type="float">
            <text:p>5824</text:p>
          </table:table-cell>
          <table:table-cell office:value-type="float" office:value="3360" calcext:value-type="float">
            <text:p>3360</text:p>
          </table:table-cell>
          <table:table-cell office:value-type="float" office:value="2612" calcext:value-type="float">
            <text:p>2612</text:p>
          </table:table-cell>
          <table:table-cell office:value-type="float" office:value="1911" calcext:value-type="float">
            <text:p>1911</text:p>
          </table:table-cell>
          <table:table-cell office:value-type="float" office:value="701" calcext:value-type="float">
            <text:p>7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258" calcext:value-type="float">
            <text:p>258</text:p>
          </table:table-cell>
          <table:table-cell office:value-type="float" office:value="155" calcext:value-type="float">
            <text:p>155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80981" calcext:value-type="float">
            <text:p>80981</text:p>
          </table:table-cell>
          <table:table-cell office:value-type="float" office:value="45383" calcext:value-type="float">
            <text:p>45383</text:p>
          </table:table-cell>
          <table:table-cell office:value-type="float" office:value="35598" calcext:value-type="float">
            <text:p>35598</text:p>
          </table:table-cell>
          <table:table-cell office:value-type="float" office:value="5029" calcext:value-type="float">
            <text:p>5029</text:p>
          </table:table-cell>
          <table:table-cell office:value-type="float" office:value="3145" calcext:value-type="float">
            <text:p>3145</text:p>
          </table:table-cell>
          <table:table-cell office:value-type="float" office:value="1884" calcext:value-type="float">
            <text:p>18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2130" calcext:value-type="float">
            <text:p>2130</text:p>
          </table:table-cell>
          <table:table-cell office:value-type="float" office:value="1110" calcext:value-type="float">
            <text:p>1110</text:p>
          </table:table-cell>
          <table:table-cell office:value-type="float" office:value="1020" calcext:value-type="float">
            <text:p>1020</text:p>
          </table:table-cell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7634" calcext:value-type="float">
            <text:p>7634</text:p>
          </table:table-cell>
          <table:table-cell office:value-type="float" office:value="3851" calcext:value-type="float">
            <text:p>3851</text:p>
          </table:table-cell>
          <table:table-cell office:value-type="float" office:value="3783" calcext:value-type="float">
            <text:p>3783</text:p>
          </table:table-cell>
          <table:table-cell office:value-type="float" office:value="531" calcext:value-type="float">
            <text:p>531</text:p>
          </table:table-cell>
          <table:table-cell office:value-type="float" office:value="241" calcext:value-type="float">
            <text:p>241</text:p>
          </table:table-cell>
          <table:table-cell office:value-type="float" office:value="290" calcext:value-type="float">
            <text:p>2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13448" calcext:value-type="float">
            <text:p>13448</text:p>
          </table:table-cell>
          <table:table-cell office:value-type="float" office:value="6758" calcext:value-type="float">
            <text:p>6758</text:p>
          </table:table-cell>
          <table:table-cell office:value-type="float" office:value="6690" calcext:value-type="float">
            <text:p>6690</text:p>
          </table:table-cell>
          <table:table-cell office:value-type="float" office:value="511" calcext:value-type="float">
            <text:p>511</text:p>
          </table:table-cell>
          <table:table-cell office:value-type="float" office:value="259" calcext:value-type="float">
            <text:p>259</text:p>
          </table:table-cell>
          <table:table-cell office:value-type="float" office:value="252" calcext:value-type="float">
            <text:p>2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14216" calcext:value-type="float">
            <text:p>14216</text:p>
          </table:table-cell>
          <table:table-cell office:value-type="float" office:value="7017" calcext:value-type="float">
            <text:p>7017</text:p>
          </table:table-cell>
          <table:table-cell office:value-type="float" office:value="7199" calcext:value-type="float">
            <text:p>7199</text:p>
          </table:table-cell>
          <table:table-cell office:value-type="float" office:value="599" calcext:value-type="float">
            <text:p>599</text:p>
          </table:table-cell>
          <table:table-cell office:value-type="float" office:value="294" calcext:value-type="float">
            <text:p>294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12049" calcext:value-type="float">
            <text:p>12049</text:p>
          </table:table-cell>
          <table:table-cell office:value-type="float" office:value="6284" calcext:value-type="float">
            <text:p>6284</text:p>
          </table:table-cell>
          <table:table-cell office:value-type="float" office:value="5765" calcext:value-type="float">
            <text:p>5765</text:p>
          </table:table-cell>
          <table:table-cell office:value-type="float" office:value="672" calcext:value-type="float">
            <text:p>672</text:p>
          </table:table-cell>
          <table:table-cell office:value-type="float" office:value="392" calcext:value-type="float">
            <text:p>392</text:p>
          </table:table-cell>
          <table:table-cell office:value-type="float" office:value="280" calcext:value-type="float">
            <text:p>2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23767" calcext:value-type="float">
            <text:p>23767</text:p>
          </table:table-cell>
          <table:table-cell office:value-type="float" office:value="14977" calcext:value-type="float">
            <text:p>14977</text:p>
          </table:table-cell>
          <table:table-cell office:value-type="float" office:value="8790" calcext:value-type="float">
            <text:p>8790</text:p>
          </table:table-cell>
          <table:table-cell office:value-type="float" office:value="1776" calcext:value-type="float">
            <text:p>1776</text:p>
          </table:table-cell>
          <table:table-cell office:value-type="float" office:value="1228" calcext:value-type="float">
            <text:p>1228</text:p>
          </table:table-cell>
          <table:table-cell office:value-type="float" office:value="548" calcext:value-type="float">
            <text:p>5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6547" calcext:value-type="float">
            <text:p>6547</text:p>
          </table:table-cell>
          <table:table-cell office:value-type="float" office:value="4605" calcext:value-type="float">
            <text:p>4605</text:p>
          </table:table-cell>
          <table:table-cell office:value-type="float" office:value="1942" calcext:value-type="float">
            <text:p>1942</text:p>
          </table:table-cell>
          <table:table-cell office:value-type="float" office:value="685" calcext:value-type="float">
            <text:p>685</text:p>
          </table:table-cell>
          <table:table-cell office:value-type="float" office:value="547" calcext:value-type="float">
            <text:p>547</text:p>
          </table:table-cell>
          <table:table-cell office:value-type="float" office:value="138" calcext:value-type="float">
            <text:p>1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1085" calcext:value-type="float">
            <text:p>1085</text:p>
          </table:table-cell>
          <table:table-cell office:value-type="float" office:value="718" calcext:value-type="float">
            <text:p>718</text:p>
          </table:table-cell>
          <table:table-cell office:value-type="float" office:value="367" calcext:value-type="float">
            <text:p>367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311311" calcext:value-type="float">
            <text:p>311311</text:p>
          </table:table-cell>
          <table:table-cell office:value-type="float" office:value="168199" calcext:value-type="float">
            <text:p>168199</text:p>
          </table:table-cell>
          <table:table-cell office:value-type="float" office:value="143112" calcext:value-type="float">
            <text:p>143112</text:p>
          </table:table-cell>
          <table:table-cell office:value-type="float" office:value="66636" calcext:value-type="float">
            <text:p>66636</text:p>
          </table:table-cell>
          <table:table-cell office:value-type="float" office:value="37664" calcext:value-type="float">
            <text:p>37664</text:p>
          </table:table-cell>
          <table:table-cell office:value-type="float" office:value="28972" calcext:value-type="float">
            <text:p>289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8980" calcext:value-type="float">
            <text:p>8980</text:p>
          </table:table-cell>
          <table:table-cell office:value-type="float" office:value="4562" calcext:value-type="float">
            <text:p>4562</text:p>
          </table:table-cell>
          <table:table-cell office:value-type="float" office:value="4418" calcext:value-type="float">
            <text:p>4418</text:p>
          </table:table-cell>
          <table:table-cell office:value-type="float" office:value="1275" calcext:value-type="float">
            <text:p>1275</text:p>
          </table:table-cell>
          <table:table-cell office:value-type="float" office:value="646" calcext:value-type="float">
            <text:p>646</text:p>
          </table:table-cell>
          <table:table-cell office:value-type="float" office:value="629" calcext:value-type="float">
            <text:p>6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25016" calcext:value-type="float">
            <text:p>25016</text:p>
          </table:table-cell>
          <table:table-cell office:value-type="float" office:value="12718" calcext:value-type="float">
            <text:p>12718</text:p>
          </table:table-cell>
          <table:table-cell office:value-type="float" office:value="12298" calcext:value-type="float">
            <text:p>12298</text:p>
          </table:table-cell>
          <table:table-cell office:value-type="float" office:value="4240" calcext:value-type="float">
            <text:p>4240</text:p>
          </table:table-cell>
          <table:table-cell office:value-type="float" office:value="2143" calcext:value-type="float">
            <text:p>2143</text:p>
          </table:table-cell>
          <table:table-cell office:value-type="float" office:value="2097" calcext:value-type="float">
            <text:p>20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37904" calcext:value-type="float">
            <text:p>37904</text:p>
          </table:table-cell>
          <table:table-cell office:value-type="float" office:value="19102" calcext:value-type="float">
            <text:p>19102</text:p>
          </table:table-cell>
          <table:table-cell office:value-type="float" office:value="18802" calcext:value-type="float">
            <text:p>18802</text:p>
          </table:table-cell>
          <table:table-cell office:value-type="float" office:value="6920" calcext:value-type="float">
            <text:p>6920</text:p>
          </table:table-cell>
          <table:table-cell office:value-type="float" office:value="3519" calcext:value-type="float">
            <text:p>3519</text:p>
          </table:table-cell>
          <table:table-cell office:value-type="float" office:value="3401" calcext:value-type="float">
            <text:p>34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40922" calcext:value-type="float">
            <text:p>40922</text:p>
          </table:table-cell>
          <table:table-cell office:value-type="float" office:value="19703" calcext:value-type="float">
            <text:p>19703</text:p>
          </table:table-cell>
          <table:table-cell office:value-type="float" office:value="21219" calcext:value-type="float">
            <text:p>21219</text:p>
          </table:table-cell>
          <table:table-cell office:value-type="float" office:value="7946" calcext:value-type="float">
            <text:p>7946</text:p>
          </table:table-cell>
          <table:table-cell office:value-type="float" office:value="3802" calcext:value-type="float">
            <text:p>3802</text:p>
          </table:table-cell>
          <table:table-cell office:value-type="float" office:value="4144" calcext:value-type="float">
            <text:p>41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38264" calcext:value-type="float">
            <text:p>38264</text:p>
          </table:table-cell>
          <table:table-cell office:value-type="float" office:value="18356" calcext:value-type="float">
            <text:p>18356</text:p>
          </table:table-cell>
          <table:table-cell office:value-type="float" office:value="19908" calcext:value-type="float">
            <text:p>19908</text:p>
          </table:table-cell>
          <table:table-cell office:value-type="float" office:value="7326" calcext:value-type="float">
            <text:p>7326</text:p>
          </table:table-cell>
          <table:table-cell office:value-type="float" office:value="3642" calcext:value-type="float">
            <text:p>3642</text:p>
          </table:table-cell>
          <table:table-cell office:value-type="float" office:value="3684" calcext:value-type="float">
            <text:p>36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108712" calcext:value-type="float">
            <text:p>108712</text:p>
          </table:table-cell>
          <table:table-cell office:value-type="float" office:value="60687" calcext:value-type="float">
            <text:p>60687</text:p>
          </table:table-cell>
          <table:table-cell office:value-type="float" office:value="48025" calcext:value-type="float">
            <text:p>48025</text:p>
          </table:table-cell>
          <table:table-cell office:value-type="float" office:value="24602" calcext:value-type="float">
            <text:p>24602</text:p>
          </table:table-cell>
          <table:table-cell office:value-type="float" office:value="14005" calcext:value-type="float">
            <text:p>14005</text:p>
          </table:table-cell>
          <table:table-cell office:value-type="float" office:value="10597" calcext:value-type="float">
            <text:p>105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43261" calcext:value-type="float">
            <text:p>43261</text:p>
          </table:table-cell>
          <table:table-cell office:value-type="float" office:value="27873" calcext:value-type="float">
            <text:p>27873</text:p>
          </table:table-cell>
          <table:table-cell office:value-type="float" office:value="15388" calcext:value-type="float">
            <text:p>15388</text:p>
          </table:table-cell>
          <table:table-cell office:value-type="float" office:value="11793" calcext:value-type="float">
            <text:p>11793</text:p>
          </table:table-cell>
          <table:table-cell office:value-type="float" office:value="8081" calcext:value-type="float">
            <text:p>8081</text:p>
          </table:table-cell>
          <table:table-cell office:value-type="float" office:value="3712" calcext:value-type="float">
            <text:p>37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8099" calcext:value-type="float">
            <text:p>8099</text:p>
          </table:table-cell>
          <table:table-cell office:value-type="float" office:value="5106" calcext:value-type="float">
            <text:p>5106</text:p>
          </table:table-cell>
          <table:table-cell office:value-type="float" office:value="2993" calcext:value-type="float">
            <text:p>2993</text:p>
          </table:table-cell>
          <table:table-cell office:value-type="float" office:value="2483" calcext:value-type="float">
            <text:p>2483</text:p>
          </table:table-cell>
          <table:table-cell office:value-type="float" office:value="1799" calcext:value-type="float">
            <text:p>1799</text:p>
          </table:table-cell>
          <table:table-cell office:value-type="float" office:value="684" calcext:value-type="float">
            <text:p>6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153" calcext:value-type="float">
            <text:p>153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257425" calcext:value-type="float">
            <text:p>257425</text:p>
          </table:table-cell>
          <table:table-cell office:value-type="float" office:value="142378" calcext:value-type="float">
            <text:p>142378</text:p>
          </table:table-cell>
          <table:table-cell office:value-type="float" office:value="115047" calcext:value-type="float">
            <text:p>115047</text:p>
          </table:table-cell>
          <table:table-cell office:value-type="float" office:value="72708" calcext:value-type="float">
            <text:p>72708</text:p>
          </table:table-cell>
          <table:table-cell office:value-type="float" office:value="41846" calcext:value-type="float">
            <text:p>41846</text:p>
          </table:table-cell>
          <table:table-cell office:value-type="float" office:value="30862" calcext:value-type="float">
            <text:p>308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14096" calcext:value-type="float">
            <text:p>14096</text:p>
          </table:table-cell>
          <table:table-cell office:value-type="float" office:value="7110" calcext:value-type="float">
            <text:p>7110</text:p>
          </table:table-cell>
          <table:table-cell office:value-type="float" office:value="6986" calcext:value-type="float">
            <text:p>6986</text:p>
          </table:table-cell>
          <table:table-cell office:value-type="float" office:value="1958" calcext:value-type="float">
            <text:p>1958</text:p>
          </table:table-cell>
          <table:table-cell office:value-type="float" office:value="983" calcext:value-type="float">
            <text:p>983</text:p>
          </table:table-cell>
          <table:table-cell office:value-type="float" office:value="975" calcext:value-type="float">
            <text:p>9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Tot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25476" calcext:value-type="float">
            <text:p>25476</text:p>
          </table:table-cell>
          <table:table-cell office:value-type="float" office:value="12995" calcext:value-type="float">
            <text:p>12995</text:p>
          </table:table-cell>
          <table:table-cell office:value-type="float" office:value="12481" calcext:value-type="float">
            <text:p>12481</text:p>
          </table:table-cell>
          <table:table-cell office:value-type="float" office:value="6651" calcext:value-type="float">
            <text:p>6651</text:p>
          </table:table-cell>
          <table:table-cell office:value-type="float" office:value="3331" calcext:value-type="float">
            <text:p>3331</text:p>
          </table:table-cell>
          <table:table-cell office:value-type="float" office:value="3320" calcext:value-type="float">
            <text:p>33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-19</text:p>
          </table:table-cell>
          <table:table-cell office:value-type="float" office:value="26857" calcext:value-type="float">
            <text:p>26857</text:p>
          </table:table-cell>
          <table:table-cell office:value-type="float" office:value="14005" calcext:value-type="float">
            <text:p>14005</text:p>
          </table:table-cell>
          <table:table-cell office:value-type="float" office:value="12852" calcext:value-type="float">
            <text:p>12852</text:p>
          </table:table-cell>
          <table:table-cell office:value-type="float" office:value="9494" calcext:value-type="float">
            <text:p>9494</text:p>
          </table:table-cell>
          <table:table-cell office:value-type="float" office:value="4785" calcext:value-type="float">
            <text:p>4785</text:p>
          </table:table-cell>
          <table:table-cell office:value-type="float" office:value="4709" calcext:value-type="float">
            <text:p>47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-24</text:p>
          </table:table-cell>
          <table:table-cell office:value-type="float" office:value="29179" calcext:value-type="float">
            <text:p>29179</text:p>
          </table:table-cell>
          <table:table-cell office:value-type="float" office:value="15535" calcext:value-type="float">
            <text:p>15535</text:p>
          </table:table-cell>
          <table:table-cell office:value-type="float" office:value="13644" calcext:value-type="float">
            <text:p>13644</text:p>
          </table:table-cell>
          <table:table-cell office:value-type="float" office:value="9171" calcext:value-type="float">
            <text:p>9171</text:p>
          </table:table-cell>
          <table:table-cell office:value-type="float" office:value="4827" calcext:value-type="float">
            <text:p>4827</text:p>
          </table:table-cell>
          <table:table-cell office:value-type="float" office:value="4344" calcext:value-type="float">
            <text:p>43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-29</text:p>
          </table:table-cell>
          <table:table-cell office:value-type="float" office:value="32609" calcext:value-type="float">
            <text:p>32609</text:p>
          </table:table-cell>
          <table:table-cell office:value-type="float" office:value="17622" calcext:value-type="float">
            <text:p>17622</text:p>
          </table:table-cell>
          <table:table-cell office:value-type="float" office:value="14987" calcext:value-type="float">
            <text:p>14987</text:p>
          </table:table-cell>
          <table:table-cell office:value-type="float" office:value="9716" calcext:value-type="float">
            <text:p>9716</text:p>
          </table:table-cell>
          <table:table-cell office:value-type="float" office:value="5320" calcext:value-type="float">
            <text:p>5320</text:p>
          </table:table-cell>
          <table:table-cell office:value-type="float" office:value="4396" calcext:value-type="float">
            <text:p>43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-49</text:p>
          </table:table-cell>
          <table:table-cell office:value-type="float" office:value="91903" calcext:value-type="float">
            <text:p>91903</text:p>
          </table:table-cell>
          <table:table-cell office:value-type="float" office:value="51816" calcext:value-type="float">
            <text:p>51816</text:p>
          </table:table-cell>
          <table:table-cell office:value-type="float" office:value="40087" calcext:value-type="float">
            <text:p>40087</text:p>
          </table:table-cell>
          <table:table-cell office:value-type="float" office:value="27080" calcext:value-type="float">
            <text:p>27080</text:p>
          </table:table-cell>
          <table:table-cell office:value-type="float" office:value="16469" calcext:value-type="float">
            <text:p>16469</text:p>
          </table:table-cell>
          <table:table-cell office:value-type="float" office:value="10611" calcext:value-type="float">
            <text:p>106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-69</text:p>
          </table:table-cell>
          <table:table-cell office:value-type="float" office:value="32357" calcext:value-type="float">
            <text:p>32357</text:p>
          </table:table-cell>
          <table:table-cell office:value-type="float" office:value="20054" calcext:value-type="float">
            <text:p>20054</text:p>
          </table:table-cell>
          <table:table-cell office:value-type="float" office:value="12303" calcext:value-type="float">
            <text:p>12303</text:p>
          </table:table-cell>
          <table:table-cell office:value-type="float" office:value="7803" calcext:value-type="float">
            <text:p>7803</text:p>
          </table:table-cell>
          <table:table-cell office:value-type="float" office:value="5517" calcext:value-type="float">
            <text:p>5517</text:p>
          </table:table-cell>
          <table:table-cell office:value-type="float" office:value="2286" calcext:value-type="float">
            <text:p>22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+</text:p>
          </table:table-cell>
          <table:table-cell office:value-type="float" office:value="4721" calcext:value-type="float">
            <text:p>4721</text:p>
          </table:table-cell>
          <table:table-cell office:value-type="float" office:value="3115" calcext:value-type="float">
            <text:p>3115</text:p>
          </table:table-cell>
          <table:table-cell office:value-type="float" office:value="1606" calcext:value-type="float">
            <text:p>1606</text:p>
          </table:table-cell>
          <table:table-cell office:value-type="float" office:value="771" calcext:value-type="float">
            <text:p>771</text:p>
          </table:table-cell>
          <table:table-cell office:value-type="float" office:value="579" calcext:value-type="float">
            <text:p>579</text:p>
          </table:table-cell>
          <table:table-cell office:value-type="float" office:value="192" calcext:value-type="float">
            <text:p>1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ge not stated</text:p>
          </table:table-cell>
          <table:table-cell office:value-type="float" office:value="227" calcext:value-type="float">
            <text:p>227</text:p>
          </table:table-cell>
          <table:table-cell office:value-type="float" office:value="126" calcext:value-type="float">
            <text:p>126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float" office:value="152600" calcext:value-type="float">
            <text:p>152600</text:p>
          </table:table-cell>
          <table:table-cell office:value-type="float" office:value="84758" calcext:value-type="float">
            <text:p>84758</text:p>
          </table:table-cell>
          <table:table-cell office:value-type="float" office:value="67842" calcext:value-type="float">
            <text:p>67842</text:p>
          </table:table-cell>
          <table:table-cell office:value-type="float" office:value="38136" calcext:value-type="float">
            <text:p>38136</text:p>
          </table:table-cell>
          <table:table-cell office:value-type="float" office:value="22243" calcext:value-type="float">
            <text:p>22243</text:p>
          </table:table-cell>
          <table:table-cell office:value-type="float" office:value="15893" calcext:value-type="float">
            <text:p>158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5-9</text:p>
          </table:table-cell>
          <table:table-cell office:value-type="float" office:value="7941" calcext:value-type="float">
            <text:p>7941</text:p>
          </table:table-cell>
          <table:table-cell office:value-type="float" office:value="4012" calcext:value-type="float">
            <text:p>4012</text:p>
          </table:table-cell>
          <table:table-cell office:value-type="float" office:value="3929" calcext:value-type="float">
            <text:p>3929</text:p>
          </table:table-cell>
          <table:table-cell office:value-type="float" office:value="939" calcext:value-type="float">
            <text:p>939</text:p>
          </table:table-cell>
          <table:table-cell office:value-type="float" office:value="474" calcext:value-type="float">
            <text:p>474</text:p>
          </table:table-cell>
          <table:table-cell office:value-type="float" office:value="465" calcext:value-type="float">
            <text:p>4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Rural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15529" calcext:value-type="float">
            <text:p>15529</text:p>
          </table:table-cell>
          <table:table-cell office:value-type="float" office:value="7852" calcext:value-type="float">
            <text:p>7852</text:p>
          </table:table-cell>
          <table:table-cell office:value-type="float" office:value="7677" calcext:value-type="float">
            <text:p>7677</text:p>
          </table:table-cell>
          <table:table-cell office:value-type="float" office:value="3667" calcext:value-type="float">
            <text:p>3667</text:p>
          </table:table-cell>
          <table:table-cell office:value-type="float" office:value="1814" calcext:value-type="float">
            <text:p>1814</text:p>
          </table:table-cell>
          <table:table-cell office:value-type="float" office:value="1853" calcext:value-type="float">
            <text:p>18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5-19</text:p>
          </table:table-cell>
          <table:table-cell office:value-type="float" office:value="16182" calcext:value-type="float">
            <text:p>16182</text:p>
          </table:table-cell>
          <table:table-cell office:value-type="float" office:value="8449" calcext:value-type="float">
            <text:p>8449</text:p>
          </table:table-cell>
          <table:table-cell office:value-type="float" office:value="7733" calcext:value-type="float">
            <text:p>7733</text:p>
          </table:table-cell>
          <table:table-cell office:value-type="float" office:value="5334" calcext:value-type="float">
            <text:p>5334</text:p>
          </table:table-cell>
          <table:table-cell office:value-type="float" office:value="2719" calcext:value-type="float">
            <text:p>2719</text:p>
          </table:table-cell>
          <table:table-cell office:value-type="float" office:value="2615" calcext:value-type="float">
            <text:p>26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0-24</text:p>
          </table:table-cell>
          <table:table-cell office:value-type="float" office:value="17279" calcext:value-type="float">
            <text:p>17279</text:p>
          </table:table-cell>
          <table:table-cell office:value-type="float" office:value="9014" calcext:value-type="float">
            <text:p>9014</text:p>
          </table:table-cell>
          <table:table-cell office:value-type="float" office:value="8265" calcext:value-type="float">
            <text:p>8265</text:p>
          </table:table-cell>
          <table:table-cell office:value-type="float" office:value="5093" calcext:value-type="float">
            <text:p>5093</text:p>
          </table:table-cell>
          <table:table-cell office:value-type="float" office:value="2661" calcext:value-type="float">
            <text:p>2661</text:p>
          </table:table-cell>
          <table:table-cell office:value-type="float" office:value="2432" calcext:value-type="float">
            <text:p>24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25-29</text:p>
          </table:table-cell>
          <table:table-cell office:value-type="float" office:value="19544" calcext:value-type="float">
            <text:p>19544</text:p>
          </table:table-cell>
          <table:table-cell office:value-type="float" office:value="10610" calcext:value-type="float">
            <text:p>10610</text:p>
          </table:table-cell>
          <table:table-cell office:value-type="float" office:value="8934" calcext:value-type="float">
            <text:p>8934</text:p>
          </table:table-cell>
          <table:table-cell office:value-type="float" office:value="5352" calcext:value-type="float">
            <text:p>5352</text:p>
          </table:table-cell>
          <table:table-cell office:value-type="float" office:value="2965" calcext:value-type="float">
            <text:p>2965</text:p>
          </table:table-cell>
          <table:table-cell office:value-type="float" office:value="2387" calcext:value-type="float">
            <text:p>23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30-49</text:p>
          </table:table-cell>
          <table:table-cell office:value-type="float" office:value="53497" calcext:value-type="float">
            <text:p>53497</text:p>
          </table:table-cell>
          <table:table-cell office:value-type="float" office:value="30515" calcext:value-type="float">
            <text:p>30515</text:p>
          </table:table-cell>
          <table:table-cell office:value-type="float" office:value="22982" calcext:value-type="float">
            <text:p>22982</text:p>
          </table:table-cell>
          <table:table-cell office:value-type="float" office:value="13760" calcext:value-type="float">
            <text:p>13760</text:p>
          </table:table-cell>
          <table:table-cell office:value-type="float" office:value="8645" calcext:value-type="float">
            <text:p>8645</text:p>
          </table:table-cell>
          <table:table-cell office:value-type="float" office:value="5115" calcext:value-type="float">
            <text:p>51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50-69</text:p>
          </table:table-cell>
          <table:table-cell office:value-type="float" office:value="19458" calcext:value-type="float">
            <text:p>19458</text:p>
          </table:table-cell>
          <table:table-cell office:value-type="float" office:value="12151" calcext:value-type="float">
            <text:p>12151</text:p>
          </table:table-cell>
          <table:table-cell office:value-type="float" office:value="7307" calcext:value-type="float">
            <text:p>7307</text:p>
          </table:table-cell>
          <table:table-cell office:value-type="float" office:value="3626" calcext:value-type="float">
            <text:p>3626</text:p>
          </table:table-cell>
          <table:table-cell office:value-type="float" office:value="2675" calcext:value-type="float">
            <text:p>2675</text:p>
          </table:table-cell>
          <table:table-cell office:value-type="float" office:value="951" calcext:value-type="float">
            <text:p>9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70+</text:p>
          </table:table-cell>
          <table:table-cell office:value-type="float" office:value="3077" calcext:value-type="float">
            <text:p>3077</text:p>
          </table:table-cell>
          <table:table-cell office:value-type="float" office:value="2099" calcext:value-type="float">
            <text:p>2099</text:p>
          </table:table-cell>
          <table:table-cell office:value-type="float" office:value="978" calcext:value-type="float">
            <text:p>978</text:p>
          </table:table-cell>
          <table:table-cell office:value-type="float" office:value="339" calcext:value-type="float">
            <text:p>339</text:p>
          </table:table-cell>
          <table:table-cell office:value-type="float" office:value="274" calcext:value-type="float">
            <text:p>274</text:p>
          </table:table-cell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Age not stated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otal</text:p>
          </table:table-cell>
          <table:table-cell office:value-type="float" office:value="104825" calcext:value-type="float">
            <text:p>104825</text:p>
          </table:table-cell>
          <table:table-cell office:value-type="float" office:value="57620" calcext:value-type="float">
            <text:p>57620</text:p>
          </table:table-cell>
          <table:table-cell office:value-type="float" office:value="47205" calcext:value-type="float">
            <text:p>47205</text:p>
          </table:table-cell>
          <table:table-cell office:value-type="float" office:value="34572" calcext:value-type="float">
            <text:p>34572</text:p>
          </table:table-cell>
          <table:table-cell office:value-type="float" office:value="19603" calcext:value-type="float">
            <text:p>19603</text:p>
          </table:table-cell>
          <table:table-cell office:value-type="float" office:value="14969" calcext:value-type="float">
            <text:p>149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5-9</text:p>
          </table:table-cell>
          <table:table-cell office:value-type="float" office:value="6155" calcext:value-type="float">
            <text:p>6155</text:p>
          </table:table-cell>
          <table:table-cell office:value-type="float" office:value="3098" calcext:value-type="float">
            <text:p>3098</text:p>
          </table:table-cell>
          <table:table-cell office:value-type="float" office:value="3057" calcext:value-type="float">
            <text:p>3057</text:p>
          </table:table-cell>
          <table:table-cell office:value-type="float" office:value="1019" calcext:value-type="float">
            <text:p>1019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Urban</text:p>
          </table:table-cell>
          <table:table-cell table:style-name="ce9" office:value-type="string" calcext:value-type="string">
            <text:p>10-14</text:p>
          </table:table-cell>
          <table:table-cell office:value-type="float" office:value="9947" calcext:value-type="float">
            <text:p>9947</text:p>
          </table:table-cell>
          <table:table-cell office:value-type="float" office:value="5143" calcext:value-type="float">
            <text:p>5143</text:p>
          </table:table-cell>
          <table:table-cell office:value-type="float" office:value="4804" calcext:value-type="float">
            <text:p>4804</text:p>
          </table:table-cell>
          <table:table-cell office:value-type="float" office:value="2984" calcext:value-type="float">
            <text:p>2984</text:p>
          </table:table-cell>
          <table:table-cell office:value-type="float" office:value="1517" calcext:value-type="float">
            <text:p>1517</text:p>
          </table:table-cell>
          <table:table-cell office:value-type="float" office:value="1467" calcext:value-type="float">
            <text:p>14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15-19</text:p>
          </table:table-cell>
          <table:table-cell office:value-type="float" office:value="10675" calcext:value-type="float">
            <text:p>10675</text:p>
          </table:table-cell>
          <table:table-cell office:value-type="float" office:value="5556" calcext:value-type="float">
            <text:p>5556</text:p>
          </table:table-cell>
          <table:table-cell office:value-type="float" office:value="5119" calcext:value-type="float">
            <text:p>5119</text:p>
          </table:table-cell>
          <table:table-cell office:value-type="float" office:value="4160" calcext:value-type="float">
            <text:p>4160</text:p>
          </table:table-cell>
          <table:table-cell office:value-type="float" office:value="2066" calcext:value-type="float">
            <text:p>2066</text:p>
          </table:table-cell>
          <table:table-cell office:value-type="float" office:value="2094" calcext:value-type="float">
            <text:p>20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0-24</text:p>
          </table:table-cell>
          <table:table-cell office:value-type="float" office:value="11900" calcext:value-type="float">
            <text:p>11900</text:p>
          </table:table-cell>
          <table:table-cell office:value-type="float" office:value="6521" calcext:value-type="float">
            <text:p>6521</text:p>
          </table:table-cell>
          <table:table-cell office:value-type="float" office:value="5379" calcext:value-type="float">
            <text:p>5379</text:p>
          </table:table-cell>
          <table:table-cell office:value-type="float" office:value="4078" calcext:value-type="float">
            <text:p>4078</text:p>
          </table:table-cell>
          <table:table-cell office:value-type="float" office:value="2166" calcext:value-type="float">
            <text:p>2166</text:p>
          </table:table-cell>
          <table:table-cell office:value-type="float" office:value="1912" calcext:value-type="float">
            <text:p>19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25-29</text:p>
          </table:table-cell>
          <table:table-cell office:value-type="float" office:value="13065" calcext:value-type="float">
            <text:p>13065</text:p>
          </table:table-cell>
          <table:table-cell office:value-type="float" office:value="7012" calcext:value-type="float">
            <text:p>7012</text:p>
          </table:table-cell>
          <table:table-cell office:value-type="float" office:value="6053" calcext:value-type="float">
            <text:p>6053</text:p>
          </table:table-cell>
          <table:table-cell office:value-type="float" office:value="4364" calcext:value-type="float">
            <text:p>4364</text:p>
          </table:table-cell>
          <table:table-cell office:value-type="float" office:value="2355" calcext:value-type="float">
            <text:p>2355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30-49</text:p>
          </table:table-cell>
          <table:table-cell office:value-type="float" office:value="38406" calcext:value-type="float">
            <text:p>38406</text:p>
          </table:table-cell>
          <table:table-cell office:value-type="float" office:value="21301" calcext:value-type="float">
            <text:p>21301</text:p>
          </table:table-cell>
          <table:table-cell office:value-type="float" office:value="17105" calcext:value-type="float">
            <text:p>17105</text:p>
          </table:table-cell>
          <table:table-cell office:value-type="float" office:value="13320" calcext:value-type="float">
            <text:p>13320</text:p>
          </table:table-cell>
          <table:table-cell office:value-type="float" office:value="7824" calcext:value-type="float">
            <text:p>7824</text:p>
          </table:table-cell>
          <table:table-cell office:value-type="float" office:value="5496" calcext:value-type="float">
            <text:p>54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50-69</text:p>
          </table:table-cell>
          <table:table-cell office:value-type="float" office:value="12899" calcext:value-type="float">
            <text:p>12899</text:p>
          </table:table-cell>
          <table:table-cell office:value-type="float" office:value="7903" calcext:value-type="float">
            <text:p>7903</text:p>
          </table:table-cell>
          <table:table-cell office:value-type="float" office:value="4996" calcext:value-type="float">
            <text:p>4996</text:p>
          </table:table-cell>
          <table:table-cell office:value-type="float" office:value="4177" calcext:value-type="float">
            <text:p>4177</text:p>
          </table:table-cell>
          <table:table-cell office:value-type="float" office:value="2842" calcext:value-type="float">
            <text:p>2842</text:p>
          </table:table-cell>
          <table:table-cell office:value-type="float" office:value="1335" calcext:value-type="float">
            <text:p>13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70+</text:p>
          </table:table-cell>
          <table:table-cell office:value-type="float" office:value="1644" calcext:value-type="float">
            <text:p>1644</text:p>
          </table:table-cell>
          <table:table-cell office:value-type="float" office:value="1016" calcext:value-type="float">
            <text:p>1016</text:p>
          </table:table-cell>
          <table:table-cell office:value-type="float" office:value="628" calcext:value-type="float">
            <text:p>628</text:p>
          </table:table-cell>
          <table:table-cell office:value-type="float" office:value="432" calcext:value-type="float">
            <text:p>432</text:p>
          </table:table-cell>
          <table:table-cell office:value-type="float" office:value="305" calcext:value-type="float">
            <text:p>305</text:p>
          </table:table-cell>
          <table:table-cell office:value-type="float" office:value="127" calcext:value-type="float">
            <text:p>1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NDAMAN &amp; NICOBAR ISLANDS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ge not stated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13"/>
        </table:table-row>
        <table:table-row table:style-name="ro2" table:number-rows-repeated="104748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roid Sans Fallback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.S.LAMBA</meta:initial-creator>
    <dc:creator>nicsi</dc:creator>
    <meta:print-date>2002-03-18T07:36:28</meta:print-date>
    <meta:creation-date>2002-03-11T08:10:34</meta:creation-date>
    <dc:date>2018-10-23T11:25:03</dc:date>
    <meta:generator>LibreOffice/6.3.4.2.0$Linux_X86_64 LibreOffice_project/30$Build-2</meta:generator>
    <meta:document-statistic meta:table-count="1" meta:cell-count="11909" meta:object-count="0"/>
    <meta:user-defined meta:name="AppVersion">12.0000</meta:user-defined>
    <meta:user-defined meta:name="Company">ORG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